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entroid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s</text:p>
          </table:table-cell>
          <table:table-cell office:value-type="string" calcext:value-type="string">
            <text:p>R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IF([.B3]&lt;[.B2];1;0)" office:value-type="float" office:value="1" calcext:value-type="float">
            <text:p>1</text:p>
          </table:table-cell>
          <table:table-cell table:formula="of:=MOD([.B2]+1;7)" office:value-type="float" office:value="1" calcext:value-type="float">
            <text:p>1</text:p>
          </table:table-cell>
        </table:table-row>
        <table:table-row table:style-name="ro1">
          <table:table-cell table:formula="of:=[.A3]+IF([.B4]&lt;[.B3];1;0)" office:value-type="float" office:value="1" calcext:value-type="float">
            <text:p>1</text:p>
          </table:table-cell>
          <table:table-cell table:formula="of:=MOD([.B3]+1;10)" office:value-type="float" office:value="2" calcext:value-type="float">
            <text:p>2</text:p>
          </table:table-cell>
        </table:table-row>
        <table:table-row table:style-name="ro1">
          <table:table-cell table:formula="of:=[.A4]+IF([.B5]&lt;[.B4];1;0)" office:value-type="float" office:value="1" calcext:value-type="float">
            <text:p>1</text:p>
          </table:table-cell>
          <table:table-cell table:formula="of:=MOD([.B4]+1;10)" office:value-type="float" office:value="3" calcext:value-type="float">
            <text:p>3</text:p>
          </table:table-cell>
        </table:table-row>
        <table:table-row table:style-name="ro1">
          <table:table-cell table:formula="of:=[.A5]+IF([.B6]&lt;[.B5];1;0)" office:value-type="float" office:value="1" calcext:value-type="float">
            <text:p>1</text:p>
          </table:table-cell>
          <table:table-cell table:formula="of:=MOD([.B5]+1;10)" office:value-type="float" office:value="4" calcext:value-type="float">
            <text:p>4</text:p>
          </table:table-cell>
        </table:table-row>
        <table:table-row table:style-name="ro1">
          <table:table-cell table:formula="of:=[.A6]+IF([.B7]&lt;[.B6];1;0)" office:value-type="float" office:value="1" calcext:value-type="float">
            <text:p>1</text:p>
          </table:table-cell>
          <table:table-cell table:formula="of:=MOD([.B6]+1;10)" office:value-type="float" office:value="5" calcext:value-type="float">
            <text:p>5</text:p>
          </table:table-cell>
        </table:table-row>
        <table:table-row table:style-name="ro1">
          <table:table-cell table:formula="of:=[.A7]+IF([.B8]&lt;[.B7];1;0)" office:value-type="float" office:value="1" calcext:value-type="float">
            <text:p>1</text:p>
          </table:table-cell>
          <table:table-cell table:formula="of:=MOD([.B7]+1;10)" office:value-type="float" office:value="6" calcext:value-type="float">
            <text:p>6</text:p>
          </table:table-cell>
        </table:table-row>
        <table:table-row table:style-name="ro1">
          <table:table-cell table:formula="of:=[.A8]+IF([.B9]&lt;[.B8];1;0)" office:value-type="float" office:value="1" calcext:value-type="float">
            <text:p>1</text:p>
          </table:table-cell>
          <table:table-cell table:formula="of:=MOD([.B8]+1;10)" office:value-type="float" office:value="7" calcext:value-type="float">
            <text:p>7</text:p>
          </table:table-cell>
        </table:table-row>
        <table:table-row table:style-name="ro1">
          <table:table-cell table:formula="of:=[.A9]+IF([.B10]&lt;[.B9];1;0)" office:value-type="float" office:value="1" calcext:value-type="float">
            <text:p>1</text:p>
          </table:table-cell>
          <table:table-cell table:formula="of:=MOD([.B9]+1;10)" office:value-type="float" office:value="8" calcext:value-type="float">
            <text:p>8</text:p>
          </table:table-cell>
        </table:table-row>
        <table:table-row table:style-name="ro1">
          <table:table-cell table:formula="of:=[.A10]+IF([.B11]&lt;[.B10];1;0)" office:value-type="float" office:value="1" calcext:value-type="float">
            <text:p>1</text:p>
          </table:table-cell>
          <table:table-cell table:formula="of:=MOD([.B10]+1;10)" office:value-type="float" office:value="9" calcext:value-type="float">
            <text:p>9</text:p>
          </table:table-cell>
        </table:table-row>
        <table:table-row table:style-name="ro1">
          <table:table-cell table:formula="of:=[.A11]+IF([.B12]&lt;[.B11];1;0)" office:value-type="float" office:value="2" calcext:value-type="float">
            <text:p>2</text:p>
          </table:table-cell>
          <table:table-cell table:formula="of:=MOD([.B11]+1;10)" office:value-type="float" office:value="0" calcext:value-type="float">
            <text:p>0</text:p>
          </table:table-cell>
        </table:table-row>
        <table:table-row table:style-name="ro1">
          <table:table-cell table:formula="of:=[.A12]+IF([.B13]&lt;[.B12];1;0)" office:value-type="float" office:value="2" calcext:value-type="float">
            <text:p>2</text:p>
          </table:table-cell>
          <table:table-cell table:formula="of:=MOD([.B12]+1;10)" office:value-type="float" office:value="1" calcext:value-type="float">
            <text:p>1</text:p>
          </table:table-cell>
        </table:table-row>
        <table:table-row table:style-name="ro1">
          <table:table-cell table:formula="of:=[.A13]+IF([.B14]&lt;[.B13];1;0)" office:value-type="float" office:value="2" calcext:value-type="float">
            <text:p>2</text:p>
          </table:table-cell>
          <table:table-cell table:formula="of:=MOD([.B13]+1;10)" office:value-type="float" office:value="2" calcext:value-type="float">
            <text:p>2</text:p>
          </table:table-cell>
        </table:table-row>
        <table:table-row table:style-name="ro1">
          <table:table-cell table:formula="of:=[.A14]+IF([.B15]&lt;[.B14];1;0)" office:value-type="float" office:value="2" calcext:value-type="float">
            <text:p>2</text:p>
          </table:table-cell>
          <table:table-cell table:formula="of:=MOD([.B14]+1;10)" office:value-type="float" office:value="3" calcext:value-type="float">
            <text:p>3</text:p>
          </table:table-cell>
        </table:table-row>
        <table:table-row table:style-name="ro1">
          <table:table-cell table:formula="of:=[.A15]+IF([.B16]&lt;[.B15];1;0)" office:value-type="float" office:value="2" calcext:value-type="float">
            <text:p>2</text:p>
          </table:table-cell>
          <table:table-cell table:formula="of:=MOD([.B15]+1;10)" office:value-type="float" office:value="4" calcext:value-type="float">
            <text:p>4</text:p>
          </table:table-cell>
        </table:table-row>
        <table:table-row table:style-name="ro1">
          <table:table-cell table:formula="of:=[.A16]+IF([.B17]&lt;[.B16];1;0)" office:value-type="float" office:value="2" calcext:value-type="float">
            <text:p>2</text:p>
          </table:table-cell>
          <table:table-cell table:formula="of:=MOD([.B16]+1;10)" office:value-type="float" office:value="5" calcext:value-type="float">
            <text:p>5</text:p>
          </table:table-cell>
        </table:table-row>
        <table:table-row table:style-name="ro1">
          <table:table-cell table:formula="of:=[.A17]+IF([.B18]&lt;[.B17];1;0)" office:value-type="float" office:value="2" calcext:value-type="float">
            <text:p>2</text:p>
          </table:table-cell>
          <table:table-cell table:formula="of:=MOD([.B17]+1;10)" office:value-type="float" office:value="6" calcext:value-type="float">
            <text:p>6</text:p>
          </table:table-cell>
        </table:table-row>
        <table:table-row table:style-name="ro1">
          <table:table-cell table:formula="of:=[.A18]+IF([.B19]&lt;[.B18];1;0)" office:value-type="float" office:value="2" calcext:value-type="float">
            <text:p>2</text:p>
          </table:table-cell>
          <table:table-cell table:formula="of:=MOD([.B18]+1;10)" office:value-type="float" office:value="7" calcext:value-type="float">
            <text:p>7</text:p>
          </table:table-cell>
        </table:table-row>
        <table:table-row table:style-name="ro1">
          <table:table-cell table:formula="of:=[.A19]+IF([.B20]&lt;[.B19];1;0)" office:value-type="float" office:value="2" calcext:value-type="float">
            <text:p>2</text:p>
          </table:table-cell>
          <table:table-cell table:formula="of:=MOD([.B19]+1;10)" office:value-type="float" office:value="8" calcext:value-type="float">
            <text:p>8</text:p>
          </table:table-cell>
        </table:table-row>
        <table:table-row table:style-name="ro1">
          <table:table-cell table:formula="of:=[.A20]+IF([.B21]&lt;[.B20];1;0)" office:value-type="float" office:value="2" calcext:value-type="float">
            <text:p>2</text:p>
          </table:table-cell>
          <table:table-cell table:formula="of:=MOD([.B20]+1;10)" office:value-type="float" office:value="9" calcext:value-type="float">
            <text:p>9</text:p>
          </table:table-cell>
        </table:table-row>
        <table:table-row table:style-name="ro1">
          <table:table-cell table:formula="of:=[.A21]+IF([.B22]&lt;[.B21];1;0)" office:value-type="float" office:value="3" calcext:value-type="float">
            <text:p>3</text:p>
          </table:table-cell>
          <table:table-cell table:formula="of:=MOD([.B21]+1;10)" office:value-type="float" office:value="0" calcext:value-type="float">
            <text:p>0</text:p>
          </table:table-cell>
        </table:table-row>
        <table:table-row table:style-name="ro1">
          <table:table-cell table:formula="of:=[.A22]+IF([.B23]&lt;[.B22];1;0)" office:value-type="float" office:value="3" calcext:value-type="float">
            <text:p>3</text:p>
          </table:table-cell>
          <table:table-cell table:formula="of:=MOD([.B22]+1;10)" office:value-type="float" office:value="1" calcext:value-type="float">
            <text:p>1</text:p>
          </table:table-cell>
        </table:table-row>
        <table:table-row table:style-name="ro1">
          <table:table-cell table:formula="of:=[.A23]+IF([.B24]&lt;[.B23];1;0)" office:value-type="float" office:value="3" calcext:value-type="float">
            <text:p>3</text:p>
          </table:table-cell>
          <table:table-cell table:formula="of:=MOD([.B23]+1;10)" office:value-type="float" office:value="2" calcext:value-type="float">
            <text:p>2</text:p>
          </table:table-cell>
        </table:table-row>
        <table:table-row table:style-name="ro1">
          <table:table-cell table:formula="of:=[.A24]+IF([.B25]&lt;[.B24];1;0)" office:value-type="float" office:value="3" calcext:value-type="float">
            <text:p>3</text:p>
          </table:table-cell>
          <table:table-cell table:formula="of:=MOD([.B24]+1;10)" office:value-type="float" office:value="3" calcext:value-type="float">
            <text:p>3</text:p>
          </table:table-cell>
        </table:table-row>
        <table:table-row table:style-name="ro1">
          <table:table-cell table:formula="of:=[.A25]+IF([.B26]&lt;[.B25];1;0)" office:value-type="float" office:value="3" calcext:value-type="float">
            <text:p>3</text:p>
          </table:table-cell>
          <table:table-cell table:formula="of:=MOD([.B25]+1;10)" office:value-type="float" office:value="4" calcext:value-type="float">
            <text:p>4</text:p>
          </table:table-cell>
        </table:table-row>
        <table:table-row table:style-name="ro1">
          <table:table-cell table:formula="of:=[.A26]+IF([.B27]&lt;[.B26];1;0)" office:value-type="float" office:value="3" calcext:value-type="float">
            <text:p>3</text:p>
          </table:table-cell>
          <table:table-cell table:formula="of:=MOD([.B26]+1;10)" office:value-type="float" office:value="5" calcext:value-type="float">
            <text:p>5</text:p>
          </table:table-cell>
        </table:table-row>
        <table:table-row table:style-name="ro1">
          <table:table-cell table:formula="of:=[.A27]+IF([.B28]&lt;[.B27];1;0)" office:value-type="float" office:value="3" calcext:value-type="float">
            <text:p>3</text:p>
          </table:table-cell>
          <table:table-cell table:formula="of:=MOD([.B27]+1;10)" office:value-type="float" office:value="6" calcext:value-type="float">
            <text:p>6</text:p>
          </table:table-cell>
        </table:table-row>
        <table:table-row table:style-name="ro1">
          <table:table-cell table:formula="of:=[.A28]+IF([.B29]&lt;[.B28];1;0)" office:value-type="float" office:value="3" calcext:value-type="float">
            <text:p>3</text:p>
          </table:table-cell>
          <table:table-cell table:formula="of:=MOD([.B28]+1;10)" office:value-type="float" office:value="7" calcext:value-type="float">
            <text:p>7</text:p>
          </table:table-cell>
        </table:table-row>
        <table:table-row table:style-name="ro1">
          <table:table-cell table:formula="of:=[.A29]+IF([.B30]&lt;[.B29];1;0)" office:value-type="float" office:value="3" calcext:value-type="float">
            <text:p>3</text:p>
          </table:table-cell>
          <table:table-cell table:formula="of:=MOD([.B29]+1;10)" office:value-type="float" office:value="8" calcext:value-type="float">
            <text:p>8</text:p>
          </table:table-cell>
        </table:table-row>
        <table:table-row table:style-name="ro1">
          <table:table-cell table:formula="of:=[.A30]+IF([.B31]&lt;[.B30];1;0)" office:value-type="float" office:value="3" calcext:value-type="float">
            <text:p>3</text:p>
          </table:table-cell>
          <table:table-cell table:formula="of:=MOD([.B30]+1;10)" office:value-type="float" office:value="9" calcext:value-type="float">
            <text:p>9</text:p>
          </table:table-cell>
        </table:table-row>
        <table:table-row table:style-name="ro1">
          <table:table-cell table:formula="of:=[.A31]+IF([.B32]&lt;[.B31];1;0)" office:value-type="float" office:value="4" calcext:value-type="float">
            <text:p>4</text:p>
          </table:table-cell>
          <table:table-cell table:formula="of:=MOD([.B31]+1;10)" office:value-type="float" office:value="0" calcext:value-type="float">
            <text:p>0</text:p>
          </table:table-cell>
        </table:table-row>
        <table:table-row table:style-name="ro1">
          <table:table-cell table:formula="of:=[.A32]+IF([.B33]&lt;[.B32];1;0)" office:value-type="float" office:value="4" calcext:value-type="float">
            <text:p>4</text:p>
          </table:table-cell>
          <table:table-cell table:formula="of:=MOD([.B32]+1;10)" office:value-type="float" office:value="1" calcext:value-type="float">
            <text:p>1</text:p>
          </table:table-cell>
        </table:table-row>
        <table:table-row table:style-name="ro1">
          <table:table-cell table:formula="of:=[.A33]+IF([.B34]&lt;[.B33];1;0)" office:value-type="float" office:value="4" calcext:value-type="float">
            <text:p>4</text:p>
          </table:table-cell>
          <table:table-cell table:formula="of:=MOD([.B33]+1;10)" office:value-type="float" office:value="2" calcext:value-type="float">
            <text:p>2</text:p>
          </table:table-cell>
        </table:table-row>
        <table:table-row table:style-name="ro1">
          <table:table-cell table:formula="of:=[.A34]+IF([.B35]&lt;[.B34];1;0)" office:value-type="float" office:value="4" calcext:value-type="float">
            <text:p>4</text:p>
          </table:table-cell>
          <table:table-cell table:formula="of:=MOD([.B34]+1;10)" office:value-type="float" office:value="3" calcext:value-type="float">
            <text:p>3</text:p>
          </table:table-cell>
        </table:table-row>
        <table:table-row table:style-name="ro1">
          <table:table-cell table:formula="of:=[.A35]+IF([.B36]&lt;[.B35];1;0)" office:value-type="float" office:value="4" calcext:value-type="float">
            <text:p>4</text:p>
          </table:table-cell>
          <table:table-cell table:formula="of:=MOD([.B35]+1;10)" office:value-type="float" office:value="4" calcext:value-type="float">
            <text:p>4</text:p>
          </table:table-cell>
        </table:table-row>
        <table:table-row table:style-name="ro1">
          <table:table-cell table:formula="of:=[.A36]+IF([.B37]&lt;[.B36];1;0)" office:value-type="float" office:value="4" calcext:value-type="float">
            <text:p>4</text:p>
          </table:table-cell>
          <table:table-cell table:formula="of:=MOD([.B36]+1;10)" office:value-type="float" office:value="5" calcext:value-type="float">
            <text:p>5</text:p>
          </table:table-cell>
        </table:table-row>
        <table:table-row table:style-name="ro1">
          <table:table-cell table:formula="of:=[.A37]+IF([.B38]&lt;[.B37];1;0)" office:value-type="float" office:value="4" calcext:value-type="float">
            <text:p>4</text:p>
          </table:table-cell>
          <table:table-cell table:formula="of:=MOD([.B37]+1;10)" office:value-type="float" office:value="6" calcext:value-type="float">
            <text:p>6</text:p>
          </table:table-cell>
        </table:table-row>
        <table:table-row table:style-name="ro1">
          <table:table-cell table:formula="of:=[.A38]+IF([.B39]&lt;[.B38];1;0)" office:value-type="float" office:value="4" calcext:value-type="float">
            <text:p>4</text:p>
          </table:table-cell>
          <table:table-cell table:formula="of:=MOD([.B38]+1;10)" office:value-type="float" office:value="7" calcext:value-type="float">
            <text:p>7</text:p>
          </table:table-cell>
        </table:table-row>
        <table:table-row table:style-name="ro1">
          <table:table-cell table:formula="of:=[.A39]+IF([.B40]&lt;[.B39];1;0)" office:value-type="float" office:value="4" calcext:value-type="float">
            <text:p>4</text:p>
          </table:table-cell>
          <table:table-cell table:formula="of:=MOD([.B39]+1;10)" office:value-type="float" office:value="8" calcext:value-type="float">
            <text:p>8</text:p>
          </table:table-cell>
        </table:table-row>
        <table:table-row table:style-name="ro1">
          <table:table-cell table:formula="of:=[.A40]+IF([.B41]&lt;[.B40];1;0)" office:value-type="float" office:value="4" calcext:value-type="float">
            <text:p>4</text:p>
          </table:table-cell>
          <table:table-cell table:formula="of:=MOD([.B40]+1;10)" office:value-type="float" office:value="9" calcext:value-type="float">
            <text:p>9</text:p>
          </table:table-cell>
        </table:table-row>
        <table:table-row table:style-name="ro1">
          <table:table-cell table:formula="of:=[.A41]+IF([.B42]&lt;[.B41];1;0)" office:value-type="float" office:value="5" calcext:value-type="float">
            <text:p>5</text:p>
          </table:table-cell>
          <table:table-cell table:formula="of:=MOD([.B41]+1;10)" office:value-type="float" office:value="0" calcext:value-type="float">
            <text:p>0</text:p>
          </table:table-cell>
        </table:table-row>
        <table:table-row table:style-name="ro1">
          <table:table-cell table:formula="of:=[.A42]+IF([.B43]&lt;[.B42];1;0)" office:value-type="float" office:value="5" calcext:value-type="float">
            <text:p>5</text:p>
          </table:table-cell>
          <table:table-cell table:formula="of:=MOD([.B42]+1;10)" office:value-type="float" office:value="1" calcext:value-type="float">
            <text:p>1</text:p>
          </table:table-cell>
        </table:table-row>
        <table:table-row table:style-name="ro1">
          <table:table-cell table:formula="of:=[.A43]+IF([.B44]&lt;[.B43];1;0)" office:value-type="float" office:value="5" calcext:value-type="float">
            <text:p>5</text:p>
          </table:table-cell>
          <table:table-cell table:formula="of:=MOD([.B43]+1;10)" office:value-type="float" office:value="2" calcext:value-type="float">
            <text:p>2</text:p>
          </table:table-cell>
        </table:table-row>
        <table:table-row table:style-name="ro1">
          <table:table-cell table:formula="of:=[.A44]+IF([.B45]&lt;[.B44];1;0)" office:value-type="float" office:value="5" calcext:value-type="float">
            <text:p>5</text:p>
          </table:table-cell>
          <table:table-cell table:formula="of:=MOD([.B44]+1;10)" office:value-type="float" office:value="3" calcext:value-type="float">
            <text:p>3</text:p>
          </table:table-cell>
        </table:table-row>
        <table:table-row table:style-name="ro1">
          <table:table-cell table:formula="of:=[.A45]+IF([.B46]&lt;[.B45];1;0)" office:value-type="float" office:value="5" calcext:value-type="float">
            <text:p>5</text:p>
          </table:table-cell>
          <table:table-cell table:formula="of:=MOD([.B45]+1;10)" office:value-type="float" office:value="4" calcext:value-type="float">
            <text:p>4</text:p>
          </table:table-cell>
        </table:table-row>
        <table:table-row table:style-name="ro1">
          <table:table-cell table:formula="of:=[.A46]+IF([.B47]&lt;[.B46];1;0)" office:value-type="float" office:value="5" calcext:value-type="float">
            <text:p>5</text:p>
          </table:table-cell>
          <table:table-cell table:formula="of:=MOD([.B46]+1;10)" office:value-type="float" office:value="5" calcext:value-type="float">
            <text:p>5</text:p>
          </table:table-cell>
        </table:table-row>
        <table:table-row table:style-name="ro1">
          <table:table-cell table:formula="of:=[.A47]+IF([.B48]&lt;[.B47];1;0)" office:value-type="float" office:value="5" calcext:value-type="float">
            <text:p>5</text:p>
          </table:table-cell>
          <table:table-cell table:formula="of:=MOD([.B47]+1;10)" office:value-type="float" office:value="6" calcext:value-type="float">
            <text:p>6</text:p>
          </table:table-cell>
        </table:table-row>
        <table:table-row table:style-name="ro1">
          <table:table-cell table:formula="of:=[.A48]+IF([.B49]&lt;[.B48];1;0)" office:value-type="float" office:value="5" calcext:value-type="float">
            <text:p>5</text:p>
          </table:table-cell>
          <table:table-cell table:formula="of:=MOD([.B48]+1;10)" office:value-type="float" office:value="7" calcext:value-type="float">
            <text:p>7</text:p>
          </table:table-cell>
        </table:table-row>
        <table:table-row table:style-name="ro1">
          <table:table-cell table:formula="of:=[.A49]+IF([.B50]&lt;[.B49];1;0)" office:value-type="float" office:value="5" calcext:value-type="float">
            <text:p>5</text:p>
          </table:table-cell>
          <table:table-cell table:formula="of:=MOD([.B49]+1;10)" office:value-type="float" office:value="8" calcext:value-type="float">
            <text:p>8</text:p>
          </table:table-cell>
        </table:table-row>
        <table:table-row table:style-name="ro1">
          <table:table-cell table:formula="of:=[.A50]+IF([.B51]&lt;[.B50];1;0)" office:value-type="float" office:value="5" calcext:value-type="float">
            <text:p>5</text:p>
          </table:table-cell>
          <table:table-cell table:formula="of:=MOD([.B50]+1;10)" office:value-type="float" office:value="9" calcext:value-type="float">
            <text:p>9</text:p>
          </table:table-cell>
        </table:table-row>
        <table:table-row table:style-name="ro1">
          <table:table-cell table:formula="of:=[.A51]+IF([.B52]&lt;[.B51];1;0)" office:value-type="float" office:value="6" calcext:value-type="float">
            <text:p>6</text:p>
          </table:table-cell>
          <table:table-cell table:formula="of:=MOD([.B51]+1;10)" office:value-type="float" office:value="0" calcext:value-type="float">
            <text:p>0</text:p>
          </table:table-cell>
        </table:table-row>
        <table:table-row table:style-name="ro1">
          <table:table-cell table:formula="of:=[.A52]+IF([.B53]&lt;[.B52];1;0)" office:value-type="float" office:value="6" calcext:value-type="float">
            <text:p>6</text:p>
          </table:table-cell>
          <table:table-cell table:formula="of:=MOD([.B52]+1;10)" office:value-type="float" office:value="1" calcext:value-type="float">
            <text:p>1</text:p>
          </table:table-cell>
        </table:table-row>
        <table:table-row table:style-name="ro1">
          <table:table-cell table:formula="of:=[.A53]+IF([.B54]&lt;[.B53];1;0)" office:value-type="float" office:value="6" calcext:value-type="float">
            <text:p>6</text:p>
          </table:table-cell>
          <table:table-cell table:formula="of:=MOD([.B53]+1;10)" office:value-type="float" office:value="2" calcext:value-type="float">
            <text:p>2</text:p>
          </table:table-cell>
        </table:table-row>
        <table:table-row table:style-name="ro1">
          <table:table-cell table:formula="of:=[.A54]+IF([.B55]&lt;[.B54];1;0)" office:value-type="float" office:value="6" calcext:value-type="float">
            <text:p>6</text:p>
          </table:table-cell>
          <table:table-cell table:formula="of:=MOD([.B54]+1;10)" office:value-type="float" office:value="3" calcext:value-type="float">
            <text:p>3</text:p>
          </table:table-cell>
        </table:table-row>
        <table:table-row table:style-name="ro1">
          <table:table-cell table:formula="of:=[.A55]+IF([.B56]&lt;[.B55];1;0)" office:value-type="float" office:value="6" calcext:value-type="float">
            <text:p>6</text:p>
          </table:table-cell>
          <table:table-cell table:formula="of:=MOD([.B55]+1;10)" office:value-type="float" office:value="4" calcext:value-type="float">
            <text:p>4</text:p>
          </table:table-cell>
        </table:table-row>
        <table:table-row table:style-name="ro1">
          <table:table-cell table:formula="of:=[.A56]+IF([.B57]&lt;[.B56];1;0)" office:value-type="float" office:value="6" calcext:value-type="float">
            <text:p>6</text:p>
          </table:table-cell>
          <table:table-cell table:formula="of:=MOD([.B56]+1;10)" office:value-type="float" office:value="5" calcext:value-type="float">
            <text:p>5</text:p>
          </table:table-cell>
        </table:table-row>
        <table:table-row table:style-name="ro1">
          <table:table-cell table:formula="of:=[.A57]+IF([.B58]&lt;[.B57];1;0)" office:value-type="float" office:value="6" calcext:value-type="float">
            <text:p>6</text:p>
          </table:table-cell>
          <table:table-cell table:formula="of:=MOD([.B57]+1;10)" office:value-type="float" office:value="6" calcext:value-type="float">
            <text:p>6</text:p>
          </table:table-cell>
        </table:table-row>
        <table:table-row table:style-name="ro1">
          <table:table-cell table:formula="of:=[.A58]+IF([.B59]&lt;[.B58];1;0)" office:value-type="float" office:value="6" calcext:value-type="float">
            <text:p>6</text:p>
          </table:table-cell>
          <table:table-cell table:formula="of:=MOD([.B58]+1;10)" office:value-type="float" office:value="7" calcext:value-type="float">
            <text:p>7</text:p>
          </table:table-cell>
        </table:table-row>
        <table:table-row table:style-name="ro1">
          <table:table-cell table:formula="of:=[.A59]+IF([.B60]&lt;[.B59];1;0)" office:value-type="float" office:value="6" calcext:value-type="float">
            <text:p>6</text:p>
          </table:table-cell>
          <table:table-cell table:formula="of:=MOD([.B59]+1;10)" office:value-type="float" office:value="8" calcext:value-type="float">
            <text:p>8</text:p>
          </table:table-cell>
        </table:table-row>
        <table:table-row table:style-name="ro1">
          <table:table-cell table:formula="of:=[.A60]+IF([.B61]&lt;[.B60];1;0)" office:value-type="float" office:value="6" calcext:value-type="float">
            <text:p>6</text:p>
          </table:table-cell>
          <table:table-cell table:formula="of:=MOD([.B60]+1;10)" office:value-type="float" office:value="9" calcext:value-type="float">
            <text:p>9</text:p>
          </table:table-cell>
        </table:table-row>
        <table:table-row table:style-name="ro1">
          <table:table-cell table:formula="of:=[.A61]+IF([.B62]&lt;[.B61];1;0)" office:value-type="float" office:value="7" calcext:value-type="float">
            <text:p>7</text:p>
          </table:table-cell>
          <table:table-cell table:formula="of:=MOD([.B61]+1;10)" office:value-type="float" office:value="0" calcext:value-type="float">
            <text:p>0</text:p>
          </table:table-cell>
        </table:table-row>
        <table:table-row table:style-name="ro1">
          <table:table-cell table:formula="of:=[.A62]+IF([.B63]&lt;[.B62];1;0)" office:value-type="float" office:value="7" calcext:value-type="float">
            <text:p>7</text:p>
          </table:table-cell>
          <table:table-cell table:formula="of:=MOD([.B62]+1;10)" office:value-type="float" office:value="1" calcext:value-type="float">
            <text:p>1</text:p>
          </table:table-cell>
        </table:table-row>
        <table:table-row table:style-name="ro1">
          <table:table-cell table:formula="of:=[.A63]+IF([.B64]&lt;[.B63];1;0)" office:value-type="float" office:value="7" calcext:value-type="float">
            <text:p>7</text:p>
          </table:table-cell>
          <table:table-cell table:formula="of:=MOD([.B63]+1;10)" office:value-type="float" office:value="2" calcext:value-type="float">
            <text:p>2</text:p>
          </table:table-cell>
        </table:table-row>
        <table:table-row table:style-name="ro1">
          <table:table-cell table:formula="of:=[.A64]+IF([.B65]&lt;[.B64];1;0)" office:value-type="float" office:value="7" calcext:value-type="float">
            <text:p>7</text:p>
          </table:table-cell>
          <table:table-cell table:formula="of:=MOD([.B64]+1;10)" office:value-type="float" office:value="3" calcext:value-type="float">
            <text:p>3</text:p>
          </table:table-cell>
        </table:table-row>
        <table:table-row table:style-name="ro1">
          <table:table-cell table:formula="of:=[.A65]+IF([.B66]&lt;[.B65];1;0)" office:value-type="float" office:value="7" calcext:value-type="float">
            <text:p>7</text:p>
          </table:table-cell>
          <table:table-cell table:formula="of:=MOD([.B65]+1;10)" office:value-type="float" office:value="4" calcext:value-type="float">
            <text:p>4</text:p>
          </table:table-cell>
        </table:table-row>
        <table:table-row table:style-name="ro1">
          <table:table-cell table:formula="of:=[.A66]+IF([.B67]&lt;[.B66];1;0)" office:value-type="float" office:value="7" calcext:value-type="float">
            <text:p>7</text:p>
          </table:table-cell>
          <table:table-cell table:formula="of:=MOD([.B66]+1;10)" office:value-type="float" office:value="5" calcext:value-type="float">
            <text:p>5</text:p>
          </table:table-cell>
        </table:table-row>
        <table:table-row table:style-name="ro1">
          <table:table-cell table:formula="of:=[.A67]+IF([.B68]&lt;[.B67];1;0)" office:value-type="float" office:value="7" calcext:value-type="float">
            <text:p>7</text:p>
          </table:table-cell>
          <table:table-cell table:formula="of:=MOD([.B67]+1;10)" office:value-type="float" office:value="6" calcext:value-type="float">
            <text:p>6</text:p>
          </table:table-cell>
        </table:table-row>
        <table:table-row table:style-name="ro1">
          <table:table-cell table:formula="of:=[.A68]+IF([.B69]&lt;[.B68];1;0)" office:value-type="float" office:value="7" calcext:value-type="float">
            <text:p>7</text:p>
          </table:table-cell>
          <table:table-cell table:formula="of:=MOD([.B68]+1;10)" office:value-type="float" office:value="7" calcext:value-type="float">
            <text:p>7</text:p>
          </table:table-cell>
        </table:table-row>
        <table:table-row table:style-name="ro1">
          <table:table-cell table:formula="of:=[.A69]+IF([.B70]&lt;[.B69];1;0)" office:value-type="float" office:value="7" calcext:value-type="float">
            <text:p>7</text:p>
          </table:table-cell>
          <table:table-cell table:formula="of:=MOD([.B69]+1;10)" office:value-type="float" office:value="8" calcext:value-type="float">
            <text:p>8</text:p>
          </table:table-cell>
        </table:table-row>
        <table:table-row table:style-name="ro1">
          <table:table-cell table:formula="of:=[.A70]+IF([.B71]&lt;[.B70];1;0)" office:value-type="float" office:value="7" calcext:value-type="float">
            <text:p>7</text:p>
          </table:table-cell>
          <table:table-cell table:formula="of:=MOD([.B70]+1;10)" office:value-type="float" office:value="9" calcext:value-type="float">
            <text:p>9</text:p>
          </table:table-cell>
        </table:table-row>
        <table:table-row table:style-name="ro1">
          <table:table-cell table:formula="of:=[.A71]+IF([.B72]&lt;[.B71];1;0)" office:value-type="float" office:value="8" calcext:value-type="float">
            <text:p>8</text:p>
          </table:table-cell>
          <table:table-cell table:formula="of:=MOD([.B71]+1;10)" office:value-type="float" office:value="0" calcext:value-type="float">
            <text:p>0</text:p>
          </table:table-cell>
        </table:table-row>
        <table:table-row table:style-name="ro1">
          <table:table-cell table:formula="of:=[.A72]+IF([.B73]&lt;[.B72];1;0)" office:value-type="float" office:value="8" calcext:value-type="float">
            <text:p>8</text:p>
          </table:table-cell>
          <table:table-cell table:formula="of:=MOD([.B72]+1;10)" office:value-type="float" office:value="1" calcext:value-type="float">
            <text:p>1</text:p>
          </table:table-cell>
        </table:table-row>
        <table:table-row table:style-name="ro1">
          <table:table-cell table:formula="of:=[.A73]+IF([.B74]&lt;[.B73];1;0)" office:value-type="float" office:value="8" calcext:value-type="float">
            <text:p>8</text:p>
          </table:table-cell>
          <table:table-cell table:formula="of:=MOD([.B73]+1;10)" office:value-type="float" office:value="2" calcext:value-type="float">
            <text:p>2</text:p>
          </table:table-cell>
        </table:table-row>
        <table:table-row table:style-name="ro1">
          <table:table-cell table:formula="of:=[.A74]+IF([.B75]&lt;[.B74];1;0)" office:value-type="float" office:value="8" calcext:value-type="float">
            <text:p>8</text:p>
          </table:table-cell>
          <table:table-cell table:formula="of:=MOD([.B74]+1;10)" office:value-type="float" office:value="3" calcext:value-type="float">
            <text:p>3</text:p>
          </table:table-cell>
        </table:table-row>
        <table:table-row table:style-name="ro1">
          <table:table-cell table:formula="of:=[.A75]+IF([.B76]&lt;[.B75];1;0)" office:value-type="float" office:value="8" calcext:value-type="float">
            <text:p>8</text:p>
          </table:table-cell>
          <table:table-cell table:formula="of:=MOD([.B75]+1;10)" office:value-type="float" office:value="4" calcext:value-type="float">
            <text:p>4</text:p>
          </table:table-cell>
        </table:table-row>
        <table:table-row table:style-name="ro1">
          <table:table-cell table:formula="of:=[.A76]+IF([.B77]&lt;[.B76];1;0)" office:value-type="float" office:value="8" calcext:value-type="float">
            <text:p>8</text:p>
          </table:table-cell>
          <table:table-cell table:formula="of:=MOD([.B76]+1;10)" office:value-type="float" office:value="5" calcext:value-type="float">
            <text:p>5</text:p>
          </table:table-cell>
        </table:table-row>
        <table:table-row table:style-name="ro1">
          <table:table-cell table:formula="of:=[.A77]+IF([.B78]&lt;[.B77];1;0)" office:value-type="float" office:value="8" calcext:value-type="float">
            <text:p>8</text:p>
          </table:table-cell>
          <table:table-cell table:formula="of:=MOD([.B77]+1;10)" office:value-type="float" office:value="6" calcext:value-type="float">
            <text:p>6</text:p>
          </table:table-cell>
        </table:table-row>
        <table:table-row table:style-name="ro1">
          <table:table-cell table:formula="of:=[.A78]+IF([.B79]&lt;[.B78];1;0)" office:value-type="float" office:value="8" calcext:value-type="float">
            <text:p>8</text:p>
          </table:table-cell>
          <table:table-cell table:formula="of:=MOD([.B78]+1;10)" office:value-type="float" office:value="7" calcext:value-type="float">
            <text:p>7</text:p>
          </table:table-cell>
        </table:table-row>
        <table:table-row table:style-name="ro1">
          <table:table-cell table:formula="of:=[.A79]+IF([.B80]&lt;[.B79];1;0)" office:value-type="float" office:value="8" calcext:value-type="float">
            <text:p>8</text:p>
          </table:table-cell>
          <table:table-cell table:formula="of:=MOD([.B79]+1;10)" office:value-type="float" office:value="8" calcext:value-type="float">
            <text:p>8</text:p>
          </table:table-cell>
        </table:table-row>
        <table:table-row table:style-name="ro1">
          <table:table-cell table:formula="of:=[.A80]+IF([.B81]&lt;[.B80];1;0)" office:value-type="float" office:value="8" calcext:value-type="float">
            <text:p>8</text:p>
          </table:table-cell>
          <table:table-cell table:formula="of:=MOD([.B80]+1;10)" office:value-type="float" office:value="9" calcext:value-type="float">
            <text:p>9</text:p>
          </table:table-cell>
        </table:table-row>
        <table:table-row table:style-name="ro1">
          <table:table-cell table:formula="of:=[.A81]+IF([.B82]&lt;[.B81];1;0)" office:value-type="float" office:value="9" calcext:value-type="float">
            <text:p>9</text:p>
          </table:table-cell>
          <table:table-cell table:formula="of:=MOD([.B81]+1;10)" office:value-type="float" office:value="0" calcext:value-type="float">
            <text:p>0</text:p>
          </table:table-cell>
        </table:table-row>
        <table:table-row table:style-name="ro1">
          <table:table-cell table:formula="of:=[.A82]+IF([.B83]&lt;[.B82];1;0)" office:value-type="float" office:value="9" calcext:value-type="float">
            <text:p>9</text:p>
          </table:table-cell>
          <table:table-cell table:formula="of:=MOD([.B82]+1;10)" office:value-type="float" office:value="1" calcext:value-type="float">
            <text:p>1</text:p>
          </table:table-cell>
        </table:table-row>
        <table:table-row table:style-name="ro1">
          <table:table-cell table:formula="of:=[.A83]+IF([.B84]&lt;[.B83];1;0)" office:value-type="float" office:value="9" calcext:value-type="float">
            <text:p>9</text:p>
          </table:table-cell>
          <table:table-cell table:formula="of:=MOD([.B83]+1;10)" office:value-type="float" office:value="2" calcext:value-type="float">
            <text:p>2</text:p>
          </table:table-cell>
        </table:table-row>
        <table:table-row table:style-name="ro1">
          <table:table-cell table:formula="of:=[.A84]+IF([.B85]&lt;[.B84];1;0)" office:value-type="float" office:value="9" calcext:value-type="float">
            <text:p>9</text:p>
          </table:table-cell>
          <table:table-cell table:formula="of:=MOD([.B84]+1;10)" office:value-type="float" office:value="3" calcext:value-type="float">
            <text:p>3</text:p>
          </table:table-cell>
        </table:table-row>
        <table:table-row table:style-name="ro1">
          <table:table-cell table:formula="of:=[.A85]+IF([.B86]&lt;[.B85];1;0)" office:value-type="float" office:value="9" calcext:value-type="float">
            <text:p>9</text:p>
          </table:table-cell>
          <table:table-cell table:formula="of:=MOD([.B85]+1;10)" office:value-type="float" office:value="4" calcext:value-type="float">
            <text:p>4</text:p>
          </table:table-cell>
        </table:table-row>
        <table:table-row table:style-name="ro1">
          <table:table-cell table:formula="of:=[.A86]+IF([.B87]&lt;[.B86];1;0)" office:value-type="float" office:value="9" calcext:value-type="float">
            <text:p>9</text:p>
          </table:table-cell>
          <table:table-cell table:formula="of:=MOD([.B86]+1;10)" office:value-type="float" office:value="5" calcext:value-type="float">
            <text:p>5</text:p>
          </table:table-cell>
        </table:table-row>
        <table:table-row table:style-name="ro1">
          <table:table-cell table:formula="of:=[.A87]+IF([.B88]&lt;[.B87];1;0)" office:value-type="float" office:value="9" calcext:value-type="float">
            <text:p>9</text:p>
          </table:table-cell>
          <table:table-cell table:formula="of:=MOD([.B87]+1;10)" office:value-type="float" office:value="6" calcext:value-type="float">
            <text:p>6</text:p>
          </table:table-cell>
        </table:table-row>
        <table:table-row table:style-name="ro1">
          <table:table-cell table:formula="of:=[.A88]+IF([.B89]&lt;[.B88];1;0)" office:value-type="float" office:value="9" calcext:value-type="float">
            <text:p>9</text:p>
          </table:table-cell>
          <table:table-cell table:formula="of:=MOD([.B88]+1;10)" office:value-type="float" office:value="7" calcext:value-type="float">
            <text:p>7</text:p>
          </table:table-cell>
        </table:table-row>
        <table:table-row table:style-name="ro1">
          <table:table-cell table:formula="of:=[.A89]+IF([.B90]&lt;[.B89];1;0)" office:value-type="float" office:value="9" calcext:value-type="float">
            <text:p>9</text:p>
          </table:table-cell>
          <table:table-cell table:formula="of:=MOD([.B89]+1;10)" office:value-type="float" office:value="8" calcext:value-type="float">
            <text:p>8</text:p>
          </table:table-cell>
        </table:table-row>
        <table:table-row table:style-name="ro1">
          <table:table-cell table:formula="of:=[.A90]+IF([.B91]&lt;[.B90];1;0)" office:value-type="float" office:value="9" calcext:value-type="float">
            <text:p>9</text:p>
          </table:table-cell>
          <table:table-cell table:formula="of:=MOD([.B90]+1;10)" office:value-type="float" office:value="9" calcext:value-type="float">
            <text:p>9</text:p>
          </table:table-cell>
        </table:table-row>
        <table:table-row table:style-name="ro1">
          <table:table-cell table:formula="of:=[.A91]+IF([.B92]&lt;[.B91];1;0)" office:value-type="float" office:value="10" calcext:value-type="float">
            <text:p>10</text:p>
          </table:table-cell>
          <table:table-cell table:formula="of:=MOD([.B91]+1;10)" office:value-type="float" office:value="0" calcext:value-type="float">
            <text:p>0</text:p>
          </table:table-cell>
        </table:table-row>
        <table:table-row table:style-name="ro1">
          <table:table-cell table:formula="of:=[.A92]+IF([.B93]&lt;[.B92];1;0)" office:value-type="float" office:value="10" calcext:value-type="float">
            <text:p>10</text:p>
          </table:table-cell>
          <table:table-cell table:formula="of:=MOD([.B92]+1;10)" office:value-type="float" office:value="1" calcext:value-type="float">
            <text:p>1</text:p>
          </table:table-cell>
        </table:table-row>
        <table:table-row table:style-name="ro1">
          <table:table-cell table:formula="of:=[.A93]+IF([.B94]&lt;[.B93];1;0)" office:value-type="float" office:value="10" calcext:value-type="float">
            <text:p>10</text:p>
          </table:table-cell>
          <table:table-cell table:formula="of:=MOD([.B93]+1;10)" office:value-type="float" office:value="2" calcext:value-type="float">
            <text:p>2</text:p>
          </table:table-cell>
        </table:table-row>
        <table:table-row table:style-name="ro1">
          <table:table-cell table:formula="of:=[.A94]+IF([.B95]&lt;[.B94];1;0)" office:value-type="float" office:value="10" calcext:value-type="float">
            <text:p>10</text:p>
          </table:table-cell>
          <table:table-cell table:formula="of:=MOD([.B94]+1;10)" office:value-type="float" office:value="3" calcext:value-type="float">
            <text:p>3</text:p>
          </table:table-cell>
        </table:table-row>
        <table:table-row table:style-name="ro1">
          <table:table-cell table:formula="of:=[.A95]+IF([.B96]&lt;[.B95];1;0)" office:value-type="float" office:value="10" calcext:value-type="float">
            <text:p>10</text:p>
          </table:table-cell>
          <table:table-cell table:formula="of:=MOD([.B95]+1;10)" office:value-type="float" office:value="4" calcext:value-type="float">
            <text:p>4</text:p>
          </table:table-cell>
        </table:table-row>
        <table:table-row table:style-name="ro1">
          <table:table-cell table:formula="of:=[.A96]+IF([.B97]&lt;[.B96];1;0)" office:value-type="float" office:value="10" calcext:value-type="float">
            <text:p>10</text:p>
          </table:table-cell>
          <table:table-cell table:formula="of:=MOD([.B96]+1;10)" office:value-type="float" office:value="5" calcext:value-type="float">
            <text:p>5</text:p>
          </table:table-cell>
        </table:table-row>
        <table:table-row table:style-name="ro1">
          <table:table-cell table:formula="of:=[.A97]+IF([.B98]&lt;[.B97];1;0)" office:value-type="float" office:value="10" calcext:value-type="float">
            <text:p>10</text:p>
          </table:table-cell>
          <table:table-cell table:formula="of:=MOD([.B97]+1;10)" office:value-type="float" office:value="6" calcext:value-type="float">
            <text:p>6</text:p>
          </table:table-cell>
        </table:table-row>
        <table:table-row table:style-name="ro1">
          <table:table-cell table:formula="of:=[.A98]+IF([.B99]&lt;[.B98];1;0)" office:value-type="float" office:value="10" calcext:value-type="float">
            <text:p>10</text:p>
          </table:table-cell>
          <table:table-cell table:formula="of:=MOD([.B98]+1;10)" office:value-type="float" office:value="7" calcext:value-type="float">
            <text:p>7</text:p>
          </table:table-cell>
        </table:table-row>
        <table:table-row table:style-name="ro1">
          <table:table-cell table:formula="of:=[.A99]+IF([.B100]&lt;[.B99];1;0)" office:value-type="float" office:value="10" calcext:value-type="float">
            <text:p>10</text:p>
          </table:table-cell>
          <table:table-cell table:formula="of:=MOD([.B99]+1;10)" office:value-type="float" office:value="8" calcext:value-type="float">
            <text:p>8</text:p>
          </table:table-cell>
        </table:table-row>
        <table:table-row table:style-name="ro1">
          <table:table-cell table:formula="of:=[.A100]+IF([.B101]&lt;[.B100];1;0)" office:value-type="float" office:value="10" calcext:value-type="float">
            <text:p>10</text:p>
          </table:table-cell>
          <table:table-cell table:formula="of:=MOD([.B100]+1;10)" office:value-type="float" office:value="9" calcext:value-type="float">
            <text:p>9</text:p>
          </table:table-cell>
        </table:table-row>
        <table:table-row table:style-name="ro1">
          <table:table-cell table:formula="of:=[.A101]+IF([.B102]&lt;[.B101];1;0)" office:value-type="float" office:value="11" calcext:value-type="float">
            <text:p>11</text:p>
          </table:table-cell>
          <table:table-cell table:formula="of:=MOD([.B101]+1;10)" office:value-type="float" office:value="0" calcext:value-type="float">
            <text:p>0</text:p>
          </table:table-cell>
        </table:table-row>
        <table:table-row table:style-name="ro1">
          <table:table-cell table:formula="of:=[.A102]+IF([.B103]&lt;[.B102];1;0)" office:value-type="float" office:value="11" calcext:value-type="float">
            <text:p>11</text:p>
          </table:table-cell>
          <table:table-cell table:formula="of:=MOD([.B102]+1;10)" office:value-type="float" office:value="1" calcext:value-type="float">
            <text:p>1</text:p>
          </table:table-cell>
        </table:table-row>
        <table:table-row table:style-name="ro1">
          <table:table-cell table:formula="of:=[.A103]+IF([.B104]&lt;[.B103];1;0)" office:value-type="float" office:value="11" calcext:value-type="float">
            <text:p>11</text:p>
          </table:table-cell>
          <table:table-cell table:formula="of:=MOD([.B103]+1;10)" office:value-type="float" office:value="2" calcext:value-type="float">
            <text:p>2</text:p>
          </table:table-cell>
        </table:table-row>
        <table:table-row table:style-name="ro1">
          <table:table-cell table:formula="of:=[.A104]+IF([.B105]&lt;[.B104];1;0)" office:value-type="float" office:value="11" calcext:value-type="float">
            <text:p>11</text:p>
          </table:table-cell>
          <table:table-cell table:formula="of:=MOD([.B104]+1;10)" office:value-type="float" office:value="3" calcext:value-type="float">
            <text:p>3</text:p>
          </table:table-cell>
        </table:table-row>
        <table:table-row table:style-name="ro1">
          <table:table-cell table:formula="of:=[.A105]+IF([.B106]&lt;[.B105];1;0)" office:value-type="float" office:value="11" calcext:value-type="float">
            <text:p>11</text:p>
          </table:table-cell>
          <table:table-cell table:formula="of:=MOD([.B105]+1;10)" office:value-type="float" office:value="4" calcext:value-type="float">
            <text:p>4</text:p>
          </table:table-cell>
        </table:table-row>
        <table:table-row table:style-name="ro1">
          <table:table-cell table:formula="of:=[.A106]+IF([.B107]&lt;[.B106];1;0)" office:value-type="float" office:value="11" calcext:value-type="float">
            <text:p>11</text:p>
          </table:table-cell>
          <table:table-cell table:formula="of:=MOD([.B106]+1;10)" office:value-type="float" office:value="5" calcext:value-type="float">
            <text:p>5</text:p>
          </table:table-cell>
        </table:table-row>
        <table:table-row table:style-name="ro1">
          <table:table-cell table:formula="of:=[.A107]+IF([.B108]&lt;[.B107];1;0)" office:value-type="float" office:value="11" calcext:value-type="float">
            <text:p>11</text:p>
          </table:table-cell>
          <table:table-cell table:formula="of:=MOD([.B107]+1;10)" office:value-type="float" office:value="6" calcext:value-type="float">
            <text:p>6</text:p>
          </table:table-cell>
        </table:table-row>
        <table:table-row table:style-name="ro1">
          <table:table-cell table:formula="of:=[.A108]+IF([.B109]&lt;[.B108];1;0)" office:value-type="float" office:value="11" calcext:value-type="float">
            <text:p>11</text:p>
          </table:table-cell>
          <table:table-cell table:formula="of:=MOD([.B108]+1;10)" office:value-type="float" office:value="7" calcext:value-type="float">
            <text:p>7</text:p>
          </table:table-cell>
        </table:table-row>
        <table:table-row table:style-name="ro1">
          <table:table-cell table:formula="of:=[.A109]+IF([.B110]&lt;[.B109];1;0)" office:value-type="float" office:value="11" calcext:value-type="float">
            <text:p>11</text:p>
          </table:table-cell>
          <table:table-cell table:formula="of:=MOD([.B109]+1;10)" office:value-type="float" office:value="8" calcext:value-type="float">
            <text:p>8</text:p>
          </table:table-cell>
        </table:table-row>
        <table:table-row table:style-name="ro1">
          <table:table-cell table:formula="of:=[.A110]+IF([.B111]&lt;[.B110];1;0)" office:value-type="float" office:value="11" calcext:value-type="float">
            <text:p>11</text:p>
          </table:table-cell>
          <table:table-cell table:formula="of:=MOD([.B110]+1;10)" office:value-type="float" office:value="9" calcext:value-type="float">
            <text:p>9</text:p>
          </table:table-cell>
        </table:table-row>
        <table:table-row table:style-name="ro1">
          <table:table-cell table:formula="of:=[.A111]+IF([.B112]&lt;[.B111];1;0)" office:value-type="float" office:value="12" calcext:value-type="float">
            <text:p>12</text:p>
          </table:table-cell>
          <table:table-cell table:formula="of:=MOD([.B111]+1;10)" office:value-type="float" office:value="0" calcext:value-type="float">
            <text:p>0</text:p>
          </table:table-cell>
        </table:table-row>
        <table:table-row table:style-name="ro1">
          <table:table-cell table:formula="of:=[.A112]+IF([.B113]&lt;[.B112];1;0)" office:value-type="float" office:value="12" calcext:value-type="float">
            <text:p>12</text:p>
          </table:table-cell>
          <table:table-cell table:formula="of:=MOD([.B112]+1;10)" office:value-type="float" office:value="1" calcext:value-type="float">
            <text:p>1</text:p>
          </table:table-cell>
        </table:table-row>
        <table:table-row table:style-name="ro1">
          <table:table-cell table:formula="of:=[.A113]+IF([.B114]&lt;[.B113];1;0)" office:value-type="float" office:value="12" calcext:value-type="float">
            <text:p>12</text:p>
          </table:table-cell>
          <table:table-cell table:formula="of:=MOD([.B113]+1;10)" office:value-type="float" office:value="2" calcext:value-type="float">
            <text:p>2</text:p>
          </table:table-cell>
        </table:table-row>
        <table:table-row table:style-name="ro1">
          <table:table-cell table:formula="of:=[.A114]+IF([.B115]&lt;[.B114];1;0)" office:value-type="float" office:value="12" calcext:value-type="float">
            <text:p>12</text:p>
          </table:table-cell>
          <table:table-cell table:formula="of:=MOD([.B114]+1;10)" office:value-type="float" office:value="3" calcext:value-type="float">
            <text:p>3</text:p>
          </table:table-cell>
        </table:table-row>
        <table:table-row table:style-name="ro1">
          <table:table-cell table:formula="of:=[.A115]+IF([.B116]&lt;[.B115];1;0)" office:value-type="float" office:value="12" calcext:value-type="float">
            <text:p>12</text:p>
          </table:table-cell>
          <table:table-cell table:formula="of:=MOD([.B115]+1;10)" office:value-type="float" office:value="4" calcext:value-type="float">
            <text:p>4</text:p>
          </table:table-cell>
        </table:table-row>
        <table:table-row table:style-name="ro1">
          <table:table-cell table:formula="of:=[.A116]+IF([.B117]&lt;[.B116];1;0)" office:value-type="float" office:value="12" calcext:value-type="float">
            <text:p>12</text:p>
          </table:table-cell>
          <table:table-cell table:formula="of:=MOD([.B116]+1;10)" office:value-type="float" office:value="5" calcext:value-type="float">
            <text:p>5</text:p>
          </table:table-cell>
        </table:table-row>
        <table:table-row table:style-name="ro1">
          <table:table-cell table:formula="of:=[.A117]+IF([.B118]&lt;[.B117];1;0)" office:value-type="float" office:value="12" calcext:value-type="float">
            <text:p>12</text:p>
          </table:table-cell>
          <table:table-cell table:formula="of:=MOD([.B117]+1;10)" office:value-type="float" office:value="6" calcext:value-type="float">
            <text:p>6</text:p>
          </table:table-cell>
        </table:table-row>
        <table:table-row table:style-name="ro1">
          <table:table-cell table:formula="of:=[.A118]+IF([.B119]&lt;[.B118];1;0)" office:value-type="float" office:value="12" calcext:value-type="float">
            <text:p>12</text:p>
          </table:table-cell>
          <table:table-cell table:formula="of:=MOD([.B118]+1;10)" office:value-type="float" office:value="7" calcext:value-type="float">
            <text:p>7</text:p>
          </table:table-cell>
        </table:table-row>
        <table:table-row table:style-name="ro1">
          <table:table-cell table:formula="of:=[.A119]+IF([.B120]&lt;[.B119];1;0)" office:value-type="float" office:value="12" calcext:value-type="float">
            <text:p>12</text:p>
          </table:table-cell>
          <table:table-cell table:formula="of:=MOD([.B119]+1;10)" office:value-type="float" office:value="8" calcext:value-type="float">
            <text:p>8</text:p>
          </table:table-cell>
        </table:table-row>
        <table:table-row table:style-name="ro1">
          <table:table-cell table:formula="of:=[.A120]+IF([.B121]&lt;[.B120];1;0)" office:value-type="float" office:value="12" calcext:value-type="float">
            <text:p>12</text:p>
          </table:table-cell>
          <table:table-cell table:formula="of:=MOD([.B120]+1;10)" office:value-type="float" office:value="9" calcext:value-type="float">
            <text:p>9</text:p>
          </table:table-cell>
        </table:table-row>
        <table:table-row table:style-name="ro1">
          <table:table-cell table:formula="of:=[.A121]+IF([.B122]&lt;[.B121];1;0)" office:value-type="float" office:value="13" calcext:value-type="float">
            <text:p>13</text:p>
          </table:table-cell>
          <table:table-cell table:formula="of:=MOD([.B121]+1;10)" office:value-type="float" office:value="0" calcext:value-type="float">
            <text:p>0</text:p>
          </table:table-cell>
        </table:table-row>
        <table:table-row table:style-name="ro1">
          <table:table-cell table:formula="of:=[.A122]+IF([.B123]&lt;[.B122];1;0)" office:value-type="float" office:value="13" calcext:value-type="float">
            <text:p>13</text:p>
          </table:table-cell>
          <table:table-cell table:formula="of:=MOD([.B122]+1;10)" office:value-type="float" office:value="1" calcext:value-type="float">
            <text:p>1</text:p>
          </table:table-cell>
        </table:table-row>
        <table:table-row table:style-name="ro1">
          <table:table-cell table:formula="of:=[.A123]+IF([.B124]&lt;[.B123];1;0)" office:value-type="float" office:value="13" calcext:value-type="float">
            <text:p>13</text:p>
          </table:table-cell>
          <table:table-cell table:formula="of:=MOD([.B123]+1;10)" office:value-type="float" office:value="2" calcext:value-type="float">
            <text:p>2</text:p>
          </table:table-cell>
        </table:table-row>
        <table:table-row table:style-name="ro1">
          <table:table-cell table:formula="of:=[.A124]+IF([.B125]&lt;[.B124];1;0)" office:value-type="float" office:value="13" calcext:value-type="float">
            <text:p>13</text:p>
          </table:table-cell>
          <table:table-cell table:formula="of:=MOD([.B124]+1;10)" office:value-type="float" office:value="3" calcext:value-type="float">
            <text:p>3</text:p>
          </table:table-cell>
        </table:table-row>
        <table:table-row table:style-name="ro1">
          <table:table-cell table:formula="of:=[.A125]+IF([.B126]&lt;[.B125];1;0)" office:value-type="float" office:value="13" calcext:value-type="float">
            <text:p>13</text:p>
          </table:table-cell>
          <table:table-cell table:formula="of:=MOD([.B125]+1;10)" office:value-type="float" office:value="4" calcext:value-type="float">
            <text:p>4</text:p>
          </table:table-cell>
        </table:table-row>
        <table:table-row table:style-name="ro1">
          <table:table-cell table:formula="of:=[.A126]+IF([.B127]&lt;[.B126];1;0)" office:value-type="float" office:value="13" calcext:value-type="float">
            <text:p>13</text:p>
          </table:table-cell>
          <table:table-cell table:formula="of:=MOD([.B126]+1;10)" office:value-type="float" office:value="5" calcext:value-type="float">
            <text:p>5</text:p>
          </table:table-cell>
        </table:table-row>
        <table:table-row table:style-name="ro1">
          <table:table-cell table:formula="of:=[.A127]+IF([.B128]&lt;[.B127];1;0)" office:value-type="float" office:value="13" calcext:value-type="float">
            <text:p>13</text:p>
          </table:table-cell>
          <table:table-cell table:formula="of:=MOD([.B127]+1;10)" office:value-type="float" office:value="6" calcext:value-type="float">
            <text:p>6</text:p>
          </table:table-cell>
        </table:table-row>
        <table:table-row table:style-name="ro1">
          <table:table-cell table:formula="of:=[.A128]+IF([.B129]&lt;[.B128];1;0)" office:value-type="float" office:value="13" calcext:value-type="float">
            <text:p>13</text:p>
          </table:table-cell>
          <table:table-cell table:formula="of:=MOD([.B128]+1;10)" office:value-type="float" office:value="7" calcext:value-type="float">
            <text:p>7</text:p>
          </table:table-cell>
        </table:table-row>
        <table:table-row table:style-name="ro1">
          <table:table-cell table:formula="of:=[.A129]+IF([.B130]&lt;[.B129];1;0)" office:value-type="float" office:value="13" calcext:value-type="float">
            <text:p>13</text:p>
          </table:table-cell>
          <table:table-cell table:formula="of:=MOD([.B129]+1;10)" office:value-type="float" office:value="8" calcext:value-type="float">
            <text:p>8</text:p>
          </table:table-cell>
        </table:table-row>
        <table:table-row table:style-name="ro1">
          <table:table-cell table:formula="of:=[.A130]+IF([.B131]&lt;[.B130];1;0)" office:value-type="float" office:value="13" calcext:value-type="float">
            <text:p>13</text:p>
          </table:table-cell>
          <table:table-cell table:formula="of:=MOD([.B130]+1;10)" office:value-type="float" office:value="9" calcext:value-type="float">
            <text:p>9</text:p>
          </table:table-cell>
        </table:table-row>
        <table:table-row table:style-name="ro1">
          <table:table-cell table:formula="of:=[.A131]+IF([.B132]&lt;[.B131];1;0)" office:value-type="float" office:value="14" calcext:value-type="float">
            <text:p>14</text:p>
          </table:table-cell>
          <table:table-cell table:formula="of:=MOD([.B131]+1;10)" office:value-type="float" office:value="0" calcext:value-type="float">
            <text:p>0</text:p>
          </table:table-cell>
        </table:table-row>
        <table:table-row table:style-name="ro1">
          <table:table-cell table:formula="of:=[.A132]+IF([.B133]&lt;[.B132];1;0)" office:value-type="float" office:value="14" calcext:value-type="float">
            <text:p>14</text:p>
          </table:table-cell>
          <table:table-cell table:formula="of:=MOD([.B132]+1;10)" office:value-type="float" office:value="1" calcext:value-type="float">
            <text:p>1</text:p>
          </table:table-cell>
        </table:table-row>
        <table:table-row table:style-name="ro1">
          <table:table-cell table:formula="of:=[.A133]+IF([.B134]&lt;[.B133];1;0)" office:value-type="float" office:value="14" calcext:value-type="float">
            <text:p>14</text:p>
          </table:table-cell>
          <table:table-cell table:formula="of:=MOD([.B133]+1;10)" office:value-type="float" office:value="2" calcext:value-type="float">
            <text:p>2</text:p>
          </table:table-cell>
        </table:table-row>
        <table:table-row table:style-name="ro1">
          <table:table-cell table:formula="of:=[.A134]+IF([.B135]&lt;[.B134];1;0)" office:value-type="float" office:value="14" calcext:value-type="float">
            <text:p>14</text:p>
          </table:table-cell>
          <table:table-cell table:formula="of:=MOD([.B134]+1;10)" office:value-type="float" office:value="3" calcext:value-type="float">
            <text:p>3</text:p>
          </table:table-cell>
        </table:table-row>
        <table:table-row table:style-name="ro1">
          <table:table-cell table:formula="of:=[.A135]+IF([.B136]&lt;[.B135];1;0)" office:value-type="float" office:value="14" calcext:value-type="float">
            <text:p>14</text:p>
          </table:table-cell>
          <table:table-cell table:formula="of:=MOD([.B135]+1;10)" office:value-type="float" office:value="4" calcext:value-type="float">
            <text:p>4</text:p>
          </table:table-cell>
        </table:table-row>
        <table:table-row table:style-name="ro1">
          <table:table-cell table:formula="of:=[.A136]+IF([.B137]&lt;[.B136];1;0)" office:value-type="float" office:value="14" calcext:value-type="float">
            <text:p>14</text:p>
          </table:table-cell>
          <table:table-cell table:formula="of:=MOD([.B136]+1;10)" office:value-type="float" office:value="5" calcext:value-type="float">
            <text:p>5</text:p>
          </table:table-cell>
        </table:table-row>
        <table:table-row table:style-name="ro1">
          <table:table-cell table:formula="of:=[.A137]+IF([.B138]&lt;[.B137];1;0)" office:value-type="float" office:value="14" calcext:value-type="float">
            <text:p>14</text:p>
          </table:table-cell>
          <table:table-cell table:formula="of:=MOD([.B137]+1;10)" office:value-type="float" office:value="6" calcext:value-type="float">
            <text:p>6</text:p>
          </table:table-cell>
        </table:table-row>
        <table:table-row table:style-name="ro1">
          <table:table-cell table:formula="of:=[.A138]+IF([.B139]&lt;[.B138];1;0)" office:value-type="float" office:value="14" calcext:value-type="float">
            <text:p>14</text:p>
          </table:table-cell>
          <table:table-cell table:formula="of:=MOD([.B138]+1;10)" office:value-type="float" office:value="7" calcext:value-type="float">
            <text:p>7</text:p>
          </table:table-cell>
        </table:table-row>
        <table:table-row table:style-name="ro1">
          <table:table-cell table:formula="of:=[.A139]+IF([.B140]&lt;[.B139];1;0)" office:value-type="float" office:value="14" calcext:value-type="float">
            <text:p>14</text:p>
          </table:table-cell>
          <table:table-cell table:formula="of:=MOD([.B139]+1;10)" office:value-type="float" office:value="8" calcext:value-type="float">
            <text:p>8</text:p>
          </table:table-cell>
        </table:table-row>
        <table:table-row table:style-name="ro1">
          <table:table-cell table:formula="of:=[.A140]+IF([.B141]&lt;[.B140];1;0)" office:value-type="float" office:value="14" calcext:value-type="float">
            <text:p>14</text:p>
          </table:table-cell>
          <table:table-cell table:formula="of:=MOD([.B140]+1;10)" office:value-type="float" office:value="9" calcext:value-type="float">
            <text:p>9</text:p>
          </table:table-cell>
        </table:table-row>
        <table:table-row table:style-name="ro1">
          <table:table-cell table:formula="of:=[.A141]+IF([.B142]&lt;[.B141];1;0)" office:value-type="float" office:value="15" calcext:value-type="float">
            <text:p>15</text:p>
          </table:table-cell>
          <table:table-cell table:formula="of:=MOD([.B141]+1;10)" office:value-type="float" office:value="0" calcext:value-type="float">
            <text:p>0</text:p>
          </table:table-cell>
        </table:table-row>
        <table:table-row table:style-name="ro1">
          <table:table-cell table:formula="of:=[.A142]+IF([.B143]&lt;[.B142];1;0)" office:value-type="float" office:value="15" calcext:value-type="float">
            <text:p>15</text:p>
          </table:table-cell>
          <table:table-cell table:formula="of:=MOD([.B142]+1;10)" office:value-type="float" office:value="1" calcext:value-type="float">
            <text:p>1</text:p>
          </table:table-cell>
        </table:table-row>
        <table:table-row table:style-name="ro1">
          <table:table-cell table:formula="of:=[.A143]+IF([.B144]&lt;[.B143];1;0)" office:value-type="float" office:value="15" calcext:value-type="float">
            <text:p>15</text:p>
          </table:table-cell>
          <table:table-cell table:formula="of:=MOD([.B143]+1;10)" office:value-type="float" office:value="2" calcext:value-type="float">
            <text:p>2</text:p>
          </table:table-cell>
        </table:table-row>
        <table:table-row table:style-name="ro1">
          <table:table-cell table:formula="of:=[.A144]+IF([.B145]&lt;[.B144];1;0)" office:value-type="float" office:value="15" calcext:value-type="float">
            <text:p>15</text:p>
          </table:table-cell>
          <table:table-cell table:formula="of:=MOD([.B144]+1;10)" office:value-type="float" office:value="3" calcext:value-type="float">
            <text:p>3</text:p>
          </table:table-cell>
        </table:table-row>
        <table:table-row table:style-name="ro1">
          <table:table-cell table:formula="of:=[.A145]+IF([.B146]&lt;[.B145];1;0)" office:value-type="float" office:value="15" calcext:value-type="float">
            <text:p>15</text:p>
          </table:table-cell>
          <table:table-cell table:formula="of:=MOD([.B145]+1;10)" office:value-type="float" office:value="4" calcext:value-type="float">
            <text:p>4</text:p>
          </table:table-cell>
        </table:table-row>
        <table:table-row table:style-name="ro1">
          <table:table-cell table:formula="of:=[.A146]+IF([.B147]&lt;[.B146];1;0)" office:value-type="float" office:value="15" calcext:value-type="float">
            <text:p>15</text:p>
          </table:table-cell>
          <table:table-cell table:formula="of:=MOD([.B146]+1;10)" office:value-type="float" office:value="5" calcext:value-type="float">
            <text:p>5</text:p>
          </table:table-cell>
        </table:table-row>
        <table:table-row table:style-name="ro1">
          <table:table-cell table:formula="of:=[.A147]+IF([.B148]&lt;[.B147];1;0)" office:value-type="float" office:value="15" calcext:value-type="float">
            <text:p>15</text:p>
          </table:table-cell>
          <table:table-cell table:formula="of:=MOD([.B147]+1;10)" office:value-type="float" office:value="6" calcext:value-type="float">
            <text:p>6</text:p>
          </table:table-cell>
        </table:table-row>
        <table:table-row table:style-name="ro1">
          <table:table-cell table:formula="of:=[.A148]+IF([.B149]&lt;[.B148];1;0)" office:value-type="float" office:value="15" calcext:value-type="float">
            <text:p>15</text:p>
          </table:table-cell>
          <table:table-cell table:formula="of:=MOD([.B148]+1;10)" office:value-type="float" office:value="7" calcext:value-type="float">
            <text:p>7</text:p>
          </table:table-cell>
        </table:table-row>
        <table:table-row table:style-name="ro1">
          <table:table-cell table:formula="of:=[.A149]+IF([.B150]&lt;[.B149];1;0)" office:value-type="float" office:value="15" calcext:value-type="float">
            <text:p>15</text:p>
          </table:table-cell>
          <table:table-cell table:formula="of:=MOD([.B149]+1;10)" office:value-type="float" office:value="8" calcext:value-type="float">
            <text:p>8</text:p>
          </table:table-cell>
        </table:table-row>
        <table:table-row table:style-name="ro1">
          <table:table-cell table:formula="of:=[.A150]+IF([.B151]&lt;[.B150];1;0)" office:value-type="float" office:value="15" calcext:value-type="float">
            <text:p>15</text:p>
          </table:table-cell>
          <table:table-cell table:formula="of:=MOD([.B150]+1;10)" office:value-type="float" office:value="9" calcext:value-type="float">
            <text:p>9</text:p>
          </table:table-cell>
        </table:table-row>
        <table:table-row table:style-name="ro1">
          <table:table-cell table:formula="of:=[.A151]+IF([.B152]&lt;[.B151];1;0)" office:value-type="float" office:value="16" calcext:value-type="float">
            <text:p>16</text:p>
          </table:table-cell>
          <table:table-cell table:formula="of:=MOD([.B151]+1;10)" office:value-type="float" office:value="0" calcext:value-type="float">
            <text:p>0</text:p>
          </table:table-cell>
        </table:table-row>
        <table:table-row table:style-name="ro1">
          <table:table-cell table:formula="of:=[.A152]+IF([.B153]&lt;[.B152];1;0)" office:value-type="float" office:value="16" calcext:value-type="float">
            <text:p>16</text:p>
          </table:table-cell>
          <table:table-cell table:formula="of:=MOD([.B152]+1;10)" office:value-type="float" office:value="1" calcext:value-type="float">
            <text:p>1</text:p>
          </table:table-cell>
        </table:table-row>
        <table:table-row table:style-name="ro1">
          <table:table-cell table:formula="of:=[.A153]+IF([.B154]&lt;[.B153];1;0)" office:value-type="float" office:value="16" calcext:value-type="float">
            <text:p>16</text:p>
          </table:table-cell>
          <table:table-cell table:formula="of:=MOD([.B153]+1;10)" office:value-type="float" office:value="2" calcext:value-type="float">
            <text:p>2</text:p>
          </table:table-cell>
        </table:table-row>
        <table:table-row table:style-name="ro1">
          <table:table-cell table:formula="of:=[.A154]+IF([.B155]&lt;[.B154];1;0)" office:value-type="float" office:value="16" calcext:value-type="float">
            <text:p>16</text:p>
          </table:table-cell>
          <table:table-cell table:formula="of:=MOD([.B154]+1;10)" office:value-type="float" office:value="3" calcext:value-type="float">
            <text:p>3</text:p>
          </table:table-cell>
        </table:table-row>
        <table:table-row table:style-name="ro1">
          <table:table-cell table:formula="of:=[.A155]+IF([.B156]&lt;[.B155];1;0)" office:value-type="float" office:value="16" calcext:value-type="float">
            <text:p>16</text:p>
          </table:table-cell>
          <table:table-cell table:formula="of:=MOD([.B155]+1;10)" office:value-type="float" office:value="4" calcext:value-type="float">
            <text:p>4</text:p>
          </table:table-cell>
        </table:table-row>
        <table:table-row table:style-name="ro1">
          <table:table-cell table:formula="of:=[.A156]+IF([.B157]&lt;[.B156];1;0)" office:value-type="float" office:value="16" calcext:value-type="float">
            <text:p>16</text:p>
          </table:table-cell>
          <table:table-cell table:formula="of:=MOD([.B156]+1;10)" office:value-type="float" office:value="5" calcext:value-type="float">
            <text:p>5</text:p>
          </table:table-cell>
        </table:table-row>
        <table:table-row table:style-name="ro1">
          <table:table-cell table:formula="of:=[.A157]+IF([.B158]&lt;[.B157];1;0)" office:value-type="float" office:value="16" calcext:value-type="float">
            <text:p>16</text:p>
          </table:table-cell>
          <table:table-cell table:formula="of:=MOD([.B157]+1;10)" office:value-type="float" office:value="6" calcext:value-type="float">
            <text:p>6</text:p>
          </table:table-cell>
        </table:table-row>
        <table:table-row table:style-name="ro1">
          <table:table-cell table:formula="of:=[.A158]+IF([.B159]&lt;[.B158];1;0)" office:value-type="float" office:value="16" calcext:value-type="float">
            <text:p>16</text:p>
          </table:table-cell>
          <table:table-cell table:formula="of:=MOD([.B158]+1;10)" office:value-type="float" office:value="7" calcext:value-type="float">
            <text:p>7</text:p>
          </table:table-cell>
        </table:table-row>
        <table:table-row table:style-name="ro1">
          <table:table-cell table:formula="of:=[.A159]+IF([.B160]&lt;[.B159];1;0)" office:value-type="float" office:value="16" calcext:value-type="float">
            <text:p>16</text:p>
          </table:table-cell>
          <table:table-cell table:formula="of:=MOD([.B159]+1;10)" office:value-type="float" office:value="8" calcext:value-type="float">
            <text:p>8</text:p>
          </table:table-cell>
        </table:table-row>
        <table:table-row table:style-name="ro1">
          <table:table-cell table:formula="of:=[.A160]+IF([.B161]&lt;[.B160];1;0)" office:value-type="float" office:value="16" calcext:value-type="float">
            <text:p>16</text:p>
          </table:table-cell>
          <table:table-cell table:formula="of:=MOD([.B160]+1;10)" office:value-type="float" office:value="9" calcext:value-type="float">
            <text:p>9</text:p>
          </table:table-cell>
        </table:table-row>
        <table:table-row table:style-name="ro1">
          <table:table-cell table:formula="of:=[.A161]+IF([.B162]&lt;[.B161];1;0)" office:value-type="float" office:value="17" calcext:value-type="float">
            <text:p>17</text:p>
          </table:table-cell>
          <table:table-cell table:formula="of:=MOD([.B161]+1;10)" office:value-type="float" office:value="0" calcext:value-type="float">
            <text:p>0</text:p>
          </table:table-cell>
        </table:table-row>
        <table:table-row table:style-name="ro1">
          <table:table-cell table:formula="of:=[.A162]+IF([.B163]&lt;[.B162];1;0)" office:value-type="float" office:value="17" calcext:value-type="float">
            <text:p>17</text:p>
          </table:table-cell>
          <table:table-cell table:formula="of:=MOD([.B162]+1;10)" office:value-type="float" office:value="1" calcext:value-type="float">
            <text:p>1</text:p>
          </table:table-cell>
        </table:table-row>
        <table:table-row table:style-name="ro1">
          <table:table-cell table:formula="of:=[.A163]+IF([.B164]&lt;[.B163];1;0)" office:value-type="float" office:value="17" calcext:value-type="float">
            <text:p>17</text:p>
          </table:table-cell>
          <table:table-cell table:formula="of:=MOD([.B163]+1;10)" office:value-type="float" office:value="2" calcext:value-type="float">
            <text:p>2</text:p>
          </table:table-cell>
        </table:table-row>
        <table:table-row table:style-name="ro1">
          <table:table-cell table:formula="of:=[.A164]+IF([.B165]&lt;[.B164];1;0)" office:value-type="float" office:value="17" calcext:value-type="float">
            <text:p>17</text:p>
          </table:table-cell>
          <table:table-cell table:formula="of:=MOD([.B164]+1;10)" office:value-type="float" office:value="3" calcext:value-type="float">
            <text:p>3</text:p>
          </table:table-cell>
        </table:table-row>
        <table:table-row table:style-name="ro1">
          <table:table-cell table:formula="of:=[.A165]+IF([.B166]&lt;[.B165];1;0)" office:value-type="float" office:value="17" calcext:value-type="float">
            <text:p>17</text:p>
          </table:table-cell>
          <table:table-cell table:formula="of:=MOD([.B165]+1;10)" office:value-type="float" office:value="4" calcext:value-type="float">
            <text:p>4</text:p>
          </table:table-cell>
        </table:table-row>
        <table:table-row table:style-name="ro1">
          <table:table-cell table:formula="of:=[.A166]+IF([.B167]&lt;[.B166];1;0)" office:value-type="float" office:value="17" calcext:value-type="float">
            <text:p>17</text:p>
          </table:table-cell>
          <table:table-cell table:formula="of:=MOD([.B166]+1;10)" office:value-type="float" office:value="5" calcext:value-type="float">
            <text:p>5</text:p>
          </table:table-cell>
        </table:table-row>
        <table:table-row table:style-name="ro1">
          <table:table-cell table:formula="of:=[.A167]+IF([.B168]&lt;[.B167];1;0)" office:value-type="float" office:value="17" calcext:value-type="float">
            <text:p>17</text:p>
          </table:table-cell>
          <table:table-cell table:formula="of:=MOD([.B167]+1;10)" office:value-type="float" office:value="6" calcext:value-type="float">
            <text:p>6</text:p>
          </table:table-cell>
        </table:table-row>
        <table:table-row table:style-name="ro1">
          <table:table-cell table:formula="of:=[.A168]+IF([.B169]&lt;[.B168];1;0)" office:value-type="float" office:value="17" calcext:value-type="float">
            <text:p>17</text:p>
          </table:table-cell>
          <table:table-cell table:formula="of:=MOD([.B168]+1;10)" office:value-type="float" office:value="7" calcext:value-type="float">
            <text:p>7</text:p>
          </table:table-cell>
        </table:table-row>
        <table:table-row table:style-name="ro1">
          <table:table-cell table:formula="of:=[.A169]+IF([.B170]&lt;[.B169];1;0)" office:value-type="float" office:value="17" calcext:value-type="float">
            <text:p>17</text:p>
          </table:table-cell>
          <table:table-cell table:formula="of:=MOD([.B169]+1;10)" office:value-type="float" office:value="8" calcext:value-type="float">
            <text:p>8</text:p>
          </table:table-cell>
        </table:table-row>
        <table:table-row table:style-name="ro1">
          <table:table-cell table:formula="of:=[.A170]+IF([.B171]&lt;[.B170];1;0)" office:value-type="float" office:value="17" calcext:value-type="float">
            <text:p>17</text:p>
          </table:table-cell>
          <table:table-cell table:formula="of:=MOD([.B170]+1;10)" office:value-type="float" office:value="9" calcext:value-type="float">
            <text:p>9</text:p>
          </table:table-cell>
        </table:table-row>
        <table:table-row table:style-name="ro1">
          <table:table-cell table:formula="of:=[.A171]+IF([.B172]&lt;[.B171];1;0)" office:value-type="float" office:value="18" calcext:value-type="float">
            <text:p>18</text:p>
          </table:table-cell>
          <table:table-cell table:formula="of:=MOD([.B171]+1;10)" office:value-type="float" office:value="0" calcext:value-type="float">
            <text:p>0</text:p>
          </table:table-cell>
        </table:table-row>
        <table:table-row table:style-name="ro1">
          <table:table-cell table:formula="of:=[.A172]+IF([.B173]&lt;[.B172];1;0)" office:value-type="float" office:value="18" calcext:value-type="float">
            <text:p>18</text:p>
          </table:table-cell>
          <table:table-cell table:formula="of:=MOD([.B172]+1;10)" office:value-type="float" office:value="1" calcext:value-type="float">
            <text:p>1</text:p>
          </table:table-cell>
        </table:table-row>
        <table:table-row table:style-name="ro1">
          <table:table-cell table:formula="of:=[.A173]+IF([.B174]&lt;[.B173];1;0)" office:value-type="float" office:value="18" calcext:value-type="float">
            <text:p>18</text:p>
          </table:table-cell>
          <table:table-cell table:formula="of:=MOD([.B173]+1;10)" office:value-type="float" office:value="2" calcext:value-type="float">
            <text:p>2</text:p>
          </table:table-cell>
        </table:table-row>
        <table:table-row table:style-name="ro1">
          <table:table-cell table:formula="of:=[.A174]+IF([.B175]&lt;[.B174];1;0)" office:value-type="float" office:value="18" calcext:value-type="float">
            <text:p>18</text:p>
          </table:table-cell>
          <table:table-cell table:formula="of:=MOD([.B174]+1;10)" office:value-type="float" office:value="3" calcext:value-type="float">
            <text:p>3</text:p>
          </table:table-cell>
        </table:table-row>
        <table:table-row table:style-name="ro1">
          <table:table-cell table:formula="of:=[.A175]+IF([.B176]&lt;[.B175];1;0)" office:value-type="float" office:value="18" calcext:value-type="float">
            <text:p>18</text:p>
          </table:table-cell>
          <table:table-cell table:formula="of:=MOD([.B175]+1;10)" office:value-type="float" office:value="4" calcext:value-type="float">
            <text:p>4</text:p>
          </table:table-cell>
        </table:table-row>
        <table:table-row table:style-name="ro1">
          <table:table-cell table:formula="of:=[.A176]+IF([.B177]&lt;[.B176];1;0)" office:value-type="float" office:value="18" calcext:value-type="float">
            <text:p>18</text:p>
          </table:table-cell>
          <table:table-cell table:formula="of:=MOD([.B176]+1;10)" office:value-type="float" office:value="5" calcext:value-type="float">
            <text:p>5</text:p>
          </table:table-cell>
        </table:table-row>
        <table:table-row table:style-name="ro1">
          <table:table-cell table:formula="of:=[.A177]+IF([.B178]&lt;[.B177];1;0)" office:value-type="float" office:value="18" calcext:value-type="float">
            <text:p>18</text:p>
          </table:table-cell>
          <table:table-cell table:formula="of:=MOD([.B177]+1;10)" office:value-type="float" office:value="6" calcext:value-type="float">
            <text:p>6</text:p>
          </table:table-cell>
        </table:table-row>
        <table:table-row table:style-name="ro1">
          <table:table-cell table:formula="of:=[.A178]+IF([.B179]&lt;[.B178];1;0)" office:value-type="float" office:value="18" calcext:value-type="float">
            <text:p>18</text:p>
          </table:table-cell>
          <table:table-cell table:formula="of:=MOD([.B178]+1;10)" office:value-type="float" office:value="7" calcext:value-type="float">
            <text:p>7</text:p>
          </table:table-cell>
        </table:table-row>
        <table:table-row table:style-name="ro1">
          <table:table-cell table:formula="of:=[.A179]+IF([.B180]&lt;[.B179];1;0)" office:value-type="float" office:value="18" calcext:value-type="float">
            <text:p>18</text:p>
          </table:table-cell>
          <table:table-cell table:formula="of:=MOD([.B179]+1;10)" office:value-type="float" office:value="8" calcext:value-type="float">
            <text:p>8</text:p>
          </table:table-cell>
        </table:table-row>
        <table:table-row table:style-name="ro1">
          <table:table-cell table:formula="of:=[.A180]+IF([.B181]&lt;[.B180];1;0)" office:value-type="float" office:value="18" calcext:value-type="float">
            <text:p>18</text:p>
          </table:table-cell>
          <table:table-cell table:formula="of:=MOD([.B180]+1;10)" office:value-type="float" office:value="9" calcext:value-type="float">
            <text:p>9</text:p>
          </table:table-cell>
        </table:table-row>
        <table:table-row table:style-name="ro1">
          <table:table-cell table:formula="of:=[.A181]+IF([.B182]&lt;[.B181];1;0)" office:value-type="float" office:value="19" calcext:value-type="float">
            <text:p>19</text:p>
          </table:table-cell>
          <table:table-cell table:formula="of:=MOD([.B181]+1;10)" office:value-type="float" office:value="0" calcext:value-type="float">
            <text:p>0</text:p>
          </table:table-cell>
        </table:table-row>
        <table:table-row table:style-name="ro1">
          <table:table-cell table:formula="of:=[.A182]+IF([.B183]&lt;[.B182];1;0)" office:value-type="float" office:value="19" calcext:value-type="float">
            <text:p>19</text:p>
          </table:table-cell>
          <table:table-cell table:formula="of:=MOD([.B182]+1;10)" office:value-type="float" office:value="1" calcext:value-type="float">
            <text:p>1</text:p>
          </table:table-cell>
        </table:table-row>
        <table:table-row table:style-name="ro1">
          <table:table-cell table:formula="of:=[.A183]+IF([.B184]&lt;[.B183];1;0)" office:value-type="float" office:value="19" calcext:value-type="float">
            <text:p>19</text:p>
          </table:table-cell>
          <table:table-cell table:formula="of:=MOD([.B183]+1;10)" office:value-type="float" office:value="2" calcext:value-type="float">
            <text:p>2</text:p>
          </table:table-cell>
        </table:table-row>
        <table:table-row table:style-name="ro1">
          <table:table-cell table:formula="of:=[.A184]+IF([.B185]&lt;[.B184];1;0)" office:value-type="float" office:value="19" calcext:value-type="float">
            <text:p>19</text:p>
          </table:table-cell>
          <table:table-cell table:formula="of:=MOD([.B184]+1;10)" office:value-type="float" office:value="3" calcext:value-type="float">
            <text:p>3</text:p>
          </table:table-cell>
        </table:table-row>
        <table:table-row table:style-name="ro1">
          <table:table-cell table:formula="of:=[.A185]+IF([.B186]&lt;[.B185];1;0)" office:value-type="float" office:value="19" calcext:value-type="float">
            <text:p>19</text:p>
          </table:table-cell>
          <table:table-cell table:formula="of:=MOD([.B185]+1;10)" office:value-type="float" office:value="4" calcext:value-type="float">
            <text:p>4</text:p>
          </table:table-cell>
        </table:table-row>
        <table:table-row table:style-name="ro1">
          <table:table-cell table:formula="of:=[.A186]+IF([.B187]&lt;[.B186];1;0)" office:value-type="float" office:value="19" calcext:value-type="float">
            <text:p>19</text:p>
          </table:table-cell>
          <table:table-cell table:formula="of:=MOD([.B186]+1;10)" office:value-type="float" office:value="5" calcext:value-type="float">
            <text:p>5</text:p>
          </table:table-cell>
        </table:table-row>
        <table:table-row table:style-name="ro1">
          <table:table-cell table:formula="of:=[.A187]+IF([.B188]&lt;[.B187];1;0)" office:value-type="float" office:value="19" calcext:value-type="float">
            <text:p>19</text:p>
          </table:table-cell>
          <table:table-cell table:formula="of:=MOD([.B187]+1;10)" office:value-type="float" office:value="6" calcext:value-type="float">
            <text:p>6</text:p>
          </table:table-cell>
        </table:table-row>
        <table:table-row table:style-name="ro1">
          <table:table-cell table:formula="of:=[.A188]+IF([.B189]&lt;[.B188];1;0)" office:value-type="float" office:value="19" calcext:value-type="float">
            <text:p>19</text:p>
          </table:table-cell>
          <table:table-cell table:formula="of:=MOD([.B188]+1;10)" office:value-type="float" office:value="7" calcext:value-type="float">
            <text:p>7</text:p>
          </table:table-cell>
        </table:table-row>
        <table:table-row table:style-name="ro1">
          <table:table-cell table:formula="of:=[.A189]+IF([.B190]&lt;[.B189];1;0)" office:value-type="float" office:value="19" calcext:value-type="float">
            <text:p>19</text:p>
          </table:table-cell>
          <table:table-cell table:formula="of:=MOD([.B189]+1;10)" office:value-type="float" office:value="8" calcext:value-type="float">
            <text:p>8</text:p>
          </table:table-cell>
        </table:table-row>
        <table:table-row table:style-name="ro1">
          <table:table-cell table:formula="of:=[.A190]+IF([.B191]&lt;[.B190];1;0)" office:value-type="float" office:value="19" calcext:value-type="float">
            <text:p>19</text:p>
          </table:table-cell>
          <table:table-cell table:formula="of:=MOD([.B190]+1;10)" office:value-type="float" office:value="9" calcext:value-type="float">
            <text:p>9</text:p>
          </table:table-cell>
        </table:table-row>
        <table:table-row table:style-name="ro1">
          <table:table-cell table:formula="of:=[.A191]+IF([.B192]&lt;[.B191];1;0)" office:value-type="float" office:value="20" calcext:value-type="float">
            <text:p>20</text:p>
          </table:table-cell>
          <table:table-cell table:formula="of:=MOD([.B191]+1;10)" office:value-type="float" office:value="0" calcext:value-type="float">
            <text:p>0</text:p>
          </table:table-cell>
        </table:table-row>
        <table:table-row table:style-name="ro1">
          <table:table-cell table:formula="of:=[.A192]+IF([.B193]&lt;[.B192];1;0)" office:value-type="float" office:value="20" calcext:value-type="float">
            <text:p>20</text:p>
          </table:table-cell>
          <table:table-cell table:formula="of:=MOD([.B192]+1;10)" office:value-type="float" office:value="1" calcext:value-type="float">
            <text:p>1</text:p>
          </table:table-cell>
        </table:table-row>
        <table:table-row table:style-name="ro1">
          <table:table-cell table:formula="of:=[.A193]+IF([.B194]&lt;[.B193];1;0)" office:value-type="float" office:value="20" calcext:value-type="float">
            <text:p>20</text:p>
          </table:table-cell>
          <table:table-cell table:formula="of:=MOD([.B193]+1;10)" office:value-type="float" office:value="2" calcext:value-type="float">
            <text:p>2</text:p>
          </table:table-cell>
        </table:table-row>
        <table:table-row table:style-name="ro1">
          <table:table-cell table:formula="of:=[.A194]+IF([.B195]&lt;[.B194];1;0)" office:value-type="float" office:value="20" calcext:value-type="float">
            <text:p>20</text:p>
          </table:table-cell>
          <table:table-cell table:formula="of:=MOD([.B194]+1;10)" office:value-type="float" office:value="3" calcext:value-type="float">
            <text:p>3</text:p>
          </table:table-cell>
        </table:table-row>
        <table:table-row table:style-name="ro1">
          <table:table-cell table:formula="of:=[.A195]+IF([.B196]&lt;[.B195];1;0)" office:value-type="float" office:value="20" calcext:value-type="float">
            <text:p>20</text:p>
          </table:table-cell>
          <table:table-cell table:formula="of:=MOD([.B195]+1;10)" office:value-type="float" office:value="4" calcext:value-type="float">
            <text:p>4</text:p>
          </table:table-cell>
        </table:table-row>
        <table:table-row table:style-name="ro1">
          <table:table-cell table:formula="of:=[.A196]+IF([.B197]&lt;[.B196];1;0)" office:value-type="float" office:value="20" calcext:value-type="float">
            <text:p>20</text:p>
          </table:table-cell>
          <table:table-cell table:formula="of:=MOD([.B196]+1;10)" office:value-type="float" office:value="5" calcext:value-type="float">
            <text:p>5</text:p>
          </table:table-cell>
        </table:table-row>
        <table:table-row table:style-name="ro1">
          <table:table-cell table:formula="of:=[.A197]+IF([.B198]&lt;[.B197];1;0)" office:value-type="float" office:value="20" calcext:value-type="float">
            <text:p>20</text:p>
          </table:table-cell>
          <table:table-cell table:formula="of:=MOD([.B197]+1;10)" office:value-type="float" office:value="6" calcext:value-type="float">
            <text:p>6</text:p>
          </table:table-cell>
        </table:table-row>
        <table:table-row table:style-name="ro1">
          <table:table-cell table:formula="of:=[.A198]+IF([.B199]&lt;[.B198];1;0)" office:value-type="float" office:value="20" calcext:value-type="float">
            <text:p>20</text:p>
          </table:table-cell>
          <table:table-cell table:formula="of:=MOD([.B198]+1;10)" office:value-type="float" office:value="7" calcext:value-type="float">
            <text:p>7</text:p>
          </table:table-cell>
        </table:table-row>
        <table:table-row table:style-name="ro1">
          <table:table-cell table:formula="of:=[.A199]+IF([.B200]&lt;[.B199];1;0)" office:value-type="float" office:value="20" calcext:value-type="float">
            <text:p>20</text:p>
          </table:table-cell>
          <table:table-cell table:formula="of:=MOD([.B199]+1;10)" office:value-type="float" office:value="8" calcext:value-type="float">
            <text:p>8</text:p>
          </table:table-cell>
        </table:table-row>
        <table:table-row table:style-name="ro1">
          <table:table-cell table:formula="of:=[.A200]+IF([.B201]&lt;[.B200];1;0)" office:value-type="float" office:value="20" calcext:value-type="float">
            <text:p>20</text:p>
          </table:table-cell>
          <table:table-cell table:formula="of:=MOD([.B200]+1;10)" office:value-type="float" office:value="9" calcext:value-type="float">
            <text:p>9</text:p>
          </table:table-cell>
        </table:table-row>
        <table:table-row table:style-name="ro1">
          <table:table-cell table:formula="of:=[.A201]+IF([.B202]&lt;[.B201];1;0)" office:value-type="float" office:value="21" calcext:value-type="float">
            <text:p>21</text:p>
          </table:table-cell>
          <table:table-cell table:formula="of:=MOD([.B201]+1;10)" office:value-type="float" office:value="0" calcext:value-type="float">
            <text:p>0</text:p>
          </table:table-cell>
        </table:table-row>
        <table:table-row table:style-name="ro1">
          <table:table-cell table:formula="of:=[.A202]+IF([.B203]&lt;[.B202];1;0)" office:value-type="float" office:value="21" calcext:value-type="float">
            <text:p>21</text:p>
          </table:table-cell>
          <table:table-cell table:formula="of:=MOD([.B202]+1;10)" office:value-type="float" office:value="1" calcext:value-type="float">
            <text:p>1</text:p>
          </table:table-cell>
        </table:table-row>
        <table:table-row table:style-name="ro1">
          <table:table-cell table:formula="of:=[.A203]+IF([.B204]&lt;[.B203];1;0)" office:value-type="float" office:value="21" calcext:value-type="float">
            <text:p>21</text:p>
          </table:table-cell>
          <table:table-cell table:formula="of:=MOD([.B203]+1;10)" office:value-type="float" office:value="2" calcext:value-type="float">
            <text:p>2</text:p>
          </table:table-cell>
        </table:table-row>
        <table:table-row table:style-name="ro1">
          <table:table-cell table:formula="of:=[.A204]+IF([.B205]&lt;[.B204];1;0)" office:value-type="float" office:value="21" calcext:value-type="float">
            <text:p>21</text:p>
          </table:table-cell>
          <table:table-cell table:formula="of:=MOD([.B204]+1;10)" office:value-type="float" office:value="3" calcext:value-type="float">
            <text:p>3</text:p>
          </table:table-cell>
        </table:table-row>
        <table:table-row table:style-name="ro1">
          <table:table-cell table:formula="of:=[.A205]+IF([.B206]&lt;[.B205];1;0)" office:value-type="float" office:value="21" calcext:value-type="float">
            <text:p>21</text:p>
          </table:table-cell>
          <table:table-cell table:formula="of:=MOD([.B205]+1;10)" office:value-type="float" office:value="4" calcext:value-type="float">
            <text:p>4</text:p>
          </table:table-cell>
        </table:table-row>
        <table:table-row table:style-name="ro1">
          <table:table-cell table:formula="of:=[.A206]+IF([.B207]&lt;[.B206];1;0)" office:value-type="float" office:value="21" calcext:value-type="float">
            <text:p>21</text:p>
          </table:table-cell>
          <table:table-cell table:formula="of:=MOD([.B206]+1;10)" office:value-type="float" office:value="5" calcext:value-type="float">
            <text:p>5</text:p>
          </table:table-cell>
        </table:table-row>
        <table:table-row table:style-name="ro1">
          <table:table-cell table:formula="of:=[.A207]+IF([.B208]&lt;[.B207];1;0)" office:value-type="float" office:value="21" calcext:value-type="float">
            <text:p>21</text:p>
          </table:table-cell>
          <table:table-cell table:formula="of:=MOD([.B207]+1;10)" office:value-type="float" office:value="6" calcext:value-type="float">
            <text:p>6</text:p>
          </table:table-cell>
        </table:table-row>
        <table:table-row table:style-name="ro1">
          <table:table-cell table:formula="of:=[.A208]+IF([.B209]&lt;[.B208];1;0)" office:value-type="float" office:value="21" calcext:value-type="float">
            <text:p>21</text:p>
          </table:table-cell>
          <table:table-cell table:formula="of:=MOD([.B208]+1;10)" office:value-type="float" office:value="7" calcext:value-type="float">
            <text:p>7</text:p>
          </table:table-cell>
        </table:table-row>
        <table:table-row table:style-name="ro1">
          <table:table-cell table:formula="of:=[.A209]+IF([.B210]&lt;[.B209];1;0)" office:value-type="float" office:value="21" calcext:value-type="float">
            <text:p>21</text:p>
          </table:table-cell>
          <table:table-cell table:formula="of:=MOD([.B209]+1;10)" office:value-type="float" office:value="8" calcext:value-type="float">
            <text:p>8</text:p>
          </table:table-cell>
        </table:table-row>
        <table:table-row table:style-name="ro1">
          <table:table-cell table:formula="of:=[.A210]+IF([.B211]&lt;[.B210];1;0)" office:value-type="float" office:value="21" calcext:value-type="float">
            <text:p>21</text:p>
          </table:table-cell>
          <table:table-cell table:formula="of:=MOD([.B210]+1;10)" office:value-type="float" office:value="9" calcext:value-type="float">
            <text:p>9</text:p>
          </table:table-cell>
        </table:table-row>
        <table:table-row table:style-name="ro1">
          <table:table-cell table:formula="of:=[.A211]+IF([.B212]&lt;[.B211];1;0)" office:value-type="float" office:value="22" calcext:value-type="float">
            <text:p>22</text:p>
          </table:table-cell>
          <table:table-cell table:formula="of:=MOD([.B211]+1;10)" office:value-type="float" office:value="0" calcext:value-type="float">
            <text:p>0</text:p>
          </table:table-cell>
        </table:table-row>
        <table:table-row table:style-name="ro1">
          <table:table-cell table:formula="of:=[.A212]+IF([.B213]&lt;[.B212];1;0)" office:value-type="float" office:value="22" calcext:value-type="float">
            <text:p>22</text:p>
          </table:table-cell>
          <table:table-cell table:formula="of:=MOD([.B212]+1;10)" office:value-type="float" office:value="1" calcext:value-type="float">
            <text:p>1</text:p>
          </table:table-cell>
        </table:table-row>
        <table:table-row table:style-name="ro1">
          <table:table-cell table:formula="of:=[.A213]+IF([.B214]&lt;[.B213];1;0)" office:value-type="float" office:value="22" calcext:value-type="float">
            <text:p>22</text:p>
          </table:table-cell>
          <table:table-cell table:formula="of:=MOD([.B213]+1;10)" office:value-type="float" office:value="2" calcext:value-type="float">
            <text:p>2</text:p>
          </table:table-cell>
        </table:table-row>
        <table:table-row table:style-name="ro1">
          <table:table-cell table:formula="of:=[.A214]+IF([.B215]&lt;[.B214];1;0)" office:value-type="float" office:value="22" calcext:value-type="float">
            <text:p>22</text:p>
          </table:table-cell>
          <table:table-cell table:formula="of:=MOD([.B214]+1;10)" office:value-type="float" office:value="3" calcext:value-type="float">
            <text:p>3</text:p>
          </table:table-cell>
        </table:table-row>
        <table:table-row table:style-name="ro1">
          <table:table-cell table:formula="of:=[.A215]+IF([.B216]&lt;[.B215];1;0)" office:value-type="float" office:value="22" calcext:value-type="float">
            <text:p>22</text:p>
          </table:table-cell>
          <table:table-cell table:formula="of:=MOD([.B215]+1;10)" office:value-type="float" office:value="4" calcext:value-type="float">
            <text:p>4</text:p>
          </table:table-cell>
        </table:table-row>
        <table:table-row table:style-name="ro1">
          <table:table-cell table:formula="of:=[.A216]+IF([.B217]&lt;[.B216];1;0)" office:value-type="float" office:value="22" calcext:value-type="float">
            <text:p>22</text:p>
          </table:table-cell>
          <table:table-cell table:formula="of:=MOD([.B216]+1;10)" office:value-type="float" office:value="5" calcext:value-type="float">
            <text:p>5</text:p>
          </table:table-cell>
        </table:table-row>
        <table:table-row table:style-name="ro1">
          <table:table-cell table:formula="of:=[.A217]+IF([.B218]&lt;[.B217];1;0)" office:value-type="float" office:value="22" calcext:value-type="float">
            <text:p>22</text:p>
          </table:table-cell>
          <table:table-cell table:formula="of:=MOD([.B217]+1;10)" office:value-type="float" office:value="6" calcext:value-type="float">
            <text:p>6</text:p>
          </table:table-cell>
        </table:table-row>
        <table:table-row table:style-name="ro1">
          <table:table-cell table:formula="of:=[.A218]+IF([.B219]&lt;[.B218];1;0)" office:value-type="float" office:value="22" calcext:value-type="float">
            <text:p>22</text:p>
          </table:table-cell>
          <table:table-cell table:formula="of:=MOD([.B218]+1;10)" office:value-type="float" office:value="7" calcext:value-type="float">
            <text:p>7</text:p>
          </table:table-cell>
        </table:table-row>
        <table:table-row table:style-name="ro1">
          <table:table-cell table:formula="of:=[.A219]+IF([.B220]&lt;[.B219];1;0)" office:value-type="float" office:value="22" calcext:value-type="float">
            <text:p>22</text:p>
          </table:table-cell>
          <table:table-cell table:formula="of:=MOD([.B219]+1;10)" office:value-type="float" office:value="8" calcext:value-type="float">
            <text:p>8</text:p>
          </table:table-cell>
        </table:table-row>
        <table:table-row table:style-name="ro1">
          <table:table-cell table:formula="of:=[.A220]+IF([.B221]&lt;[.B220];1;0)" office:value-type="float" office:value="22" calcext:value-type="float">
            <text:p>22</text:p>
          </table:table-cell>
          <table:table-cell table:formula="of:=MOD([.B220]+1;10)" office:value-type="float" office:value="9" calcext:value-type="float">
            <text:p>9</text:p>
          </table:table-cell>
        </table:table-row>
        <table:table-row table:style-name="ro1">
          <table:table-cell table:formula="of:=[.A221]+IF([.B222]&lt;[.B221];1;0)" office:value-type="float" office:value="23" calcext:value-type="float">
            <text:p>23</text:p>
          </table:table-cell>
          <table:table-cell table:formula="of:=MOD([.B221]+1;10)" office:value-type="float" office:value="0" calcext:value-type="float">
            <text:p>0</text:p>
          </table:table-cell>
        </table:table-row>
        <table:table-row table:style-name="ro1">
          <table:table-cell table:formula="of:=[.A222]+IF([.B223]&lt;[.B222];1;0)" office:value-type="float" office:value="23" calcext:value-type="float">
            <text:p>23</text:p>
          </table:table-cell>
          <table:table-cell table:formula="of:=MOD([.B222]+1;10)" office:value-type="float" office:value="1" calcext:value-type="float">
            <text:p>1</text:p>
          </table:table-cell>
        </table:table-row>
        <table:table-row table:style-name="ro1">
          <table:table-cell table:formula="of:=[.A223]+IF([.B224]&lt;[.B223];1;0)" office:value-type="float" office:value="23" calcext:value-type="float">
            <text:p>23</text:p>
          </table:table-cell>
          <table:table-cell table:formula="of:=MOD([.B223]+1;10)" office:value-type="float" office:value="2" calcext:value-type="float">
            <text:p>2</text:p>
          </table:table-cell>
        </table:table-row>
        <table:table-row table:style-name="ro1">
          <table:table-cell table:formula="of:=[.A224]+IF([.B225]&lt;[.B224];1;0)" office:value-type="float" office:value="23" calcext:value-type="float">
            <text:p>23</text:p>
          </table:table-cell>
          <table:table-cell table:formula="of:=MOD([.B224]+1;10)" office:value-type="float" office:value="3" calcext:value-type="float">
            <text:p>3</text:p>
          </table:table-cell>
        </table:table-row>
        <table:table-row table:style-name="ro1">
          <table:table-cell table:formula="of:=[.A225]+IF([.B226]&lt;[.B225];1;0)" office:value-type="float" office:value="23" calcext:value-type="float">
            <text:p>23</text:p>
          </table:table-cell>
          <table:table-cell table:formula="of:=MOD([.B225]+1;10)" office:value-type="float" office:value="4" calcext:value-type="float">
            <text:p>4</text:p>
          </table:table-cell>
        </table:table-row>
        <table:table-row table:style-name="ro1">
          <table:table-cell table:formula="of:=[.A226]+IF([.B227]&lt;[.B226];1;0)" office:value-type="float" office:value="23" calcext:value-type="float">
            <text:p>23</text:p>
          </table:table-cell>
          <table:table-cell table:formula="of:=MOD([.B226]+1;10)" office:value-type="float" office:value="5" calcext:value-type="float">
            <text:p>5</text:p>
          </table:table-cell>
        </table:table-row>
        <table:table-row table:style-name="ro1">
          <table:table-cell table:formula="of:=[.A227]+IF([.B228]&lt;[.B227];1;0)" office:value-type="float" office:value="23" calcext:value-type="float">
            <text:p>23</text:p>
          </table:table-cell>
          <table:table-cell table:formula="of:=MOD([.B227]+1;10)" office:value-type="float" office:value="6" calcext:value-type="float">
            <text:p>6</text:p>
          </table:table-cell>
        </table:table-row>
        <table:table-row table:style-name="ro1">
          <table:table-cell table:formula="of:=[.A228]+IF([.B229]&lt;[.B228];1;0)" office:value-type="float" office:value="23" calcext:value-type="float">
            <text:p>23</text:p>
          </table:table-cell>
          <table:table-cell table:formula="of:=MOD([.B228]+1;10)" office:value-type="float" office:value="7" calcext:value-type="float">
            <text:p>7</text:p>
          </table:table-cell>
        </table:table-row>
        <table:table-row table:style-name="ro1">
          <table:table-cell table:formula="of:=[.A229]+IF([.B230]&lt;[.B229];1;0)" office:value-type="float" office:value="23" calcext:value-type="float">
            <text:p>23</text:p>
          </table:table-cell>
          <table:table-cell table:formula="of:=MOD([.B229]+1;10)" office:value-type="float" office:value="8" calcext:value-type="float">
            <text:p>8</text:p>
          </table:table-cell>
        </table:table-row>
        <table:table-row table:style-name="ro1">
          <table:table-cell table:formula="of:=[.A230]+IF([.B231]&lt;[.B230];1;0)" office:value-type="float" office:value="23" calcext:value-type="float">
            <text:p>23</text:p>
          </table:table-cell>
          <table:table-cell table:formula="of:=MOD([.B230]+1;10)" office:value-type="float" office:value="9" calcext:value-type="float">
            <text:p>9</text:p>
          </table:table-cell>
        </table:table-row>
        <table:table-row table:style-name="ro1">
          <table:table-cell table:formula="of:=[.A231]+IF([.B232]&lt;[.B231];1;0)" office:value-type="float" office:value="24" calcext:value-type="float">
            <text:p>24</text:p>
          </table:table-cell>
          <table:table-cell table:formula="of:=MOD([.B231]+1;10)" office:value-type="float" office:value="0" calcext:value-type="float">
            <text:p>0</text:p>
          </table:table-cell>
        </table:table-row>
        <table:table-row table:style-name="ro1">
          <table:table-cell table:formula="of:=[.A232]+IF([.B233]&lt;[.B232];1;0)" office:value-type="float" office:value="24" calcext:value-type="float">
            <text:p>24</text:p>
          </table:table-cell>
          <table:table-cell table:formula="of:=MOD([.B232]+1;10)" office:value-type="float" office:value="1" calcext:value-type="float">
            <text:p>1</text:p>
          </table:table-cell>
        </table:table-row>
        <table:table-row table:style-name="ro1">
          <table:table-cell table:formula="of:=[.A233]+IF([.B234]&lt;[.B233];1;0)" office:value-type="float" office:value="24" calcext:value-type="float">
            <text:p>24</text:p>
          </table:table-cell>
          <table:table-cell table:formula="of:=MOD([.B233]+1;10)" office:value-type="float" office:value="2" calcext:value-type="float">
            <text:p>2</text:p>
          </table:table-cell>
        </table:table-row>
        <table:table-row table:style-name="ro1">
          <table:table-cell table:formula="of:=[.A234]+IF([.B235]&lt;[.B234];1;0)" office:value-type="float" office:value="24" calcext:value-type="float">
            <text:p>24</text:p>
          </table:table-cell>
          <table:table-cell table:formula="of:=MOD([.B234]+1;10)" office:value-type="float" office:value="3" calcext:value-type="float">
            <text:p>3</text:p>
          </table:table-cell>
        </table:table-row>
        <table:table-row table:style-name="ro1">
          <table:table-cell table:formula="of:=[.A235]+IF([.B236]&lt;[.B235];1;0)" office:value-type="float" office:value="24" calcext:value-type="float">
            <text:p>24</text:p>
          </table:table-cell>
          <table:table-cell table:formula="of:=MOD([.B235]+1;10)" office:value-type="float" office:value="4" calcext:value-type="float">
            <text:p>4</text:p>
          </table:table-cell>
        </table:table-row>
        <table:table-row table:style-name="ro1">
          <table:table-cell table:formula="of:=[.A236]+IF([.B237]&lt;[.B236];1;0)" office:value-type="float" office:value="24" calcext:value-type="float">
            <text:p>24</text:p>
          </table:table-cell>
          <table:table-cell table:formula="of:=MOD([.B236]+1;10)" office:value-type="float" office:value="5" calcext:value-type="float">
            <text:p>5</text:p>
          </table:table-cell>
        </table:table-row>
        <table:table-row table:style-name="ro1">
          <table:table-cell table:formula="of:=[.A237]+IF([.B238]&lt;[.B237];1;0)" office:value-type="float" office:value="24" calcext:value-type="float">
            <text:p>24</text:p>
          </table:table-cell>
          <table:table-cell table:formula="of:=MOD([.B237]+1;10)" office:value-type="float" office:value="6" calcext:value-type="float">
            <text:p>6</text:p>
          </table:table-cell>
        </table:table-row>
        <table:table-row table:style-name="ro1">
          <table:table-cell table:formula="of:=[.A238]+IF([.B239]&lt;[.B238];1;0)" office:value-type="float" office:value="24" calcext:value-type="float">
            <text:p>24</text:p>
          </table:table-cell>
          <table:table-cell table:formula="of:=MOD([.B238]+1;10)" office:value-type="float" office:value="7" calcext:value-type="float">
            <text:p>7</text:p>
          </table:table-cell>
        </table:table-row>
        <table:table-row table:style-name="ro1">
          <table:table-cell table:formula="of:=[.A239]+IF([.B240]&lt;[.B239];1;0)" office:value-type="float" office:value="24" calcext:value-type="float">
            <text:p>24</text:p>
          </table:table-cell>
          <table:table-cell table:formula="of:=MOD([.B239]+1;10)" office:value-type="float" office:value="8" calcext:value-type="float">
            <text:p>8</text:p>
          </table:table-cell>
        </table:table-row>
        <table:table-row table:style-name="ro1">
          <table:table-cell table:formula="of:=[.A240]+IF([.B241]&lt;[.B240];1;0)" office:value-type="float" office:value="24" calcext:value-type="float">
            <text:p>24</text:p>
          </table:table-cell>
          <table:table-cell table:formula="of:=MOD([.B240]+1;10)" office:value-type="float" office:value="9" calcext:value-type="float">
            <text:p>9</text:p>
          </table:table-cell>
        </table:table-row>
        <table:table-row table:style-name="ro1">
          <table:table-cell table:formula="of:=[.A241]+IF([.B242]&lt;[.B241];1;0)" office:value-type="float" office:value="25" calcext:value-type="float">
            <text:p>25</text:p>
          </table:table-cell>
          <table:table-cell table:formula="of:=MOD([.B241]+1;10)" office:value-type="float" office:value="0" calcext:value-type="float">
            <text:p>0</text:p>
          </table:table-cell>
        </table:table-row>
        <table:table-row table:style-name="ro1">
          <table:table-cell table:formula="of:=[.A242]+IF([.B243]&lt;[.B242];1;0)" office:value-type="float" office:value="25" calcext:value-type="float">
            <text:p>25</text:p>
          </table:table-cell>
          <table:table-cell table:formula="of:=MOD([.B242]+1;10)" office:value-type="float" office:value="1" calcext:value-type="float">
            <text:p>1</text:p>
          </table:table-cell>
        </table:table-row>
        <table:table-row table:style-name="ro1">
          <table:table-cell table:formula="of:=[.A243]+IF([.B244]&lt;[.B243];1;0)" office:value-type="float" office:value="25" calcext:value-type="float">
            <text:p>25</text:p>
          </table:table-cell>
          <table:table-cell table:formula="of:=MOD([.B243]+1;10)" office:value-type="float" office:value="2" calcext:value-type="float">
            <text:p>2</text:p>
          </table:table-cell>
        </table:table-row>
        <table:table-row table:style-name="ro1">
          <table:table-cell table:formula="of:=[.A244]+IF([.B245]&lt;[.B244];1;0)" office:value-type="float" office:value="25" calcext:value-type="float">
            <text:p>25</text:p>
          </table:table-cell>
          <table:table-cell table:formula="of:=MOD([.B244]+1;10)" office:value-type="float" office:value="3" calcext:value-type="float">
            <text:p>3</text:p>
          </table:table-cell>
        </table:table-row>
        <table:table-row table:style-name="ro1">
          <table:table-cell table:formula="of:=[.A245]+IF([.B246]&lt;[.B245];1;0)" office:value-type="float" office:value="25" calcext:value-type="float">
            <text:p>25</text:p>
          </table:table-cell>
          <table:table-cell table:formula="of:=MOD([.B245]+1;10)" office:value-type="float" office:value="4" calcext:value-type="float">
            <text:p>4</text:p>
          </table:table-cell>
        </table:table-row>
        <table:table-row table:style-name="ro1">
          <table:table-cell table:formula="of:=[.A246]+IF([.B247]&lt;[.B246];1;0)" office:value-type="float" office:value="25" calcext:value-type="float">
            <text:p>25</text:p>
          </table:table-cell>
          <table:table-cell table:formula="of:=MOD([.B246]+1;10)" office:value-type="float" office:value="5" calcext:value-type="float">
            <text:p>5</text:p>
          </table:table-cell>
        </table:table-row>
        <table:table-row table:style-name="ro1">
          <table:table-cell table:formula="of:=[.A247]+IF([.B248]&lt;[.B247];1;0)" office:value-type="float" office:value="25" calcext:value-type="float">
            <text:p>25</text:p>
          </table:table-cell>
          <table:table-cell table:formula="of:=MOD([.B247]+1;10)" office:value-type="float" office:value="6" calcext:value-type="float">
            <text:p>6</text:p>
          </table:table-cell>
        </table:table-row>
        <table:table-row table:style-name="ro1">
          <table:table-cell table:formula="of:=[.A248]+IF([.B249]&lt;[.B248];1;0)" office:value-type="float" office:value="25" calcext:value-type="float">
            <text:p>25</text:p>
          </table:table-cell>
          <table:table-cell table:formula="of:=MOD([.B248]+1;10)" office:value-type="float" office:value="7" calcext:value-type="float">
            <text:p>7</text:p>
          </table:table-cell>
        </table:table-row>
        <table:table-row table:style-name="ro1">
          <table:table-cell table:formula="of:=[.A249]+IF([.B250]&lt;[.B249];1;0)" office:value-type="float" office:value="25" calcext:value-type="float">
            <text:p>25</text:p>
          </table:table-cell>
          <table:table-cell table:formula="of:=MOD([.B249]+1;10)" office:value-type="float" office:value="8" calcext:value-type="float">
            <text:p>8</text:p>
          </table:table-cell>
        </table:table-row>
        <table:table-row table:style-name="ro1">
          <table:table-cell table:formula="of:=[.A250]+IF([.B251]&lt;[.B250];1;0)" office:value-type="float" office:value="25" calcext:value-type="float">
            <text:p>25</text:p>
          </table:table-cell>
          <table:table-cell table:formula="of:=MOD([.B250]+1;10)" office:value-type="float" office:value="9" calcext:value-type="float">
            <text:p>9</text:p>
          </table:table-cell>
        </table:table-row>
        <table:table-row table:style-name="ro1">
          <table:table-cell table:formula="of:=[.A251]+IF([.B252]&lt;[.B251];1;0)" office:value-type="float" office:value="26" calcext:value-type="float">
            <text:p>26</text:p>
          </table:table-cell>
          <table:table-cell table:formula="of:=MOD([.B251]+1;10)" office:value-type="float" office:value="0" calcext:value-type="float">
            <text:p>0</text:p>
          </table:table-cell>
        </table:table-row>
        <table:table-row table:style-name="ro1">
          <table:table-cell table:formula="of:=[.A252]+IF([.B253]&lt;[.B252];1;0)" office:value-type="float" office:value="26" calcext:value-type="float">
            <text:p>26</text:p>
          </table:table-cell>
          <table:table-cell table:formula="of:=MOD([.B252]+1;10)" office:value-type="float" office:value="1" calcext:value-type="float">
            <text:p>1</text:p>
          </table:table-cell>
        </table:table-row>
        <table:table-row table:style-name="ro1">
          <table:table-cell table:formula="of:=[.A253]+IF([.B254]&lt;[.B253];1;0)" office:value-type="float" office:value="26" calcext:value-type="float">
            <text:p>26</text:p>
          </table:table-cell>
          <table:table-cell table:formula="of:=MOD([.B253]+1;10)" office:value-type="float" office:value="2" calcext:value-type="float">
            <text:p>2</text:p>
          </table:table-cell>
        </table:table-row>
        <table:table-row table:style-name="ro1">
          <table:table-cell table:formula="of:=[.A254]+IF([.B255]&lt;[.B254];1;0)" office:value-type="float" office:value="26" calcext:value-type="float">
            <text:p>26</text:p>
          </table:table-cell>
          <table:table-cell table:formula="of:=MOD([.B254]+1;10)" office:value-type="float" office:value="3" calcext:value-type="float">
            <text:p>3</text:p>
          </table:table-cell>
        </table:table-row>
        <table:table-row table:style-name="ro1">
          <table:table-cell table:formula="of:=[.A255]+IF([.B256]&lt;[.B255];1;0)" office:value-type="float" office:value="26" calcext:value-type="float">
            <text:p>26</text:p>
          </table:table-cell>
          <table:table-cell table:formula="of:=MOD([.B255]+1;10)" office:value-type="float" office:value="4" calcext:value-type="float">
            <text:p>4</text:p>
          </table:table-cell>
        </table:table-row>
        <table:table-row table:style-name="ro1">
          <table:table-cell table:formula="of:=[.A256]+IF([.B257]&lt;[.B256];1;0)" office:value-type="float" office:value="26" calcext:value-type="float">
            <text:p>26</text:p>
          </table:table-cell>
          <table:table-cell table:formula="of:=MOD([.B256]+1;10)" office:value-type="float" office:value="5" calcext:value-type="float">
            <text:p>5</text:p>
          </table:table-cell>
        </table:table-row>
        <table:table-row table:style-name="ro1">
          <table:table-cell table:formula="of:=[.A257]+IF([.B258]&lt;[.B257];1;0)" office:value-type="float" office:value="26" calcext:value-type="float">
            <text:p>26</text:p>
          </table:table-cell>
          <table:table-cell table:formula="of:=MOD([.B257]+1;10)" office:value-type="float" office:value="6" calcext:value-type="float">
            <text:p>6</text:p>
          </table:table-cell>
        </table:table-row>
        <table:table-row table:style-name="ro1">
          <table:table-cell table:formula="of:=[.A258]+IF([.B259]&lt;[.B258];1;0)" office:value-type="float" office:value="26" calcext:value-type="float">
            <text:p>26</text:p>
          </table:table-cell>
          <table:table-cell table:formula="of:=MOD([.B258]+1;10)" office:value-type="float" office:value="7" calcext:value-type="float">
            <text:p>7</text:p>
          </table:table-cell>
        </table:table-row>
        <table:table-row table:style-name="ro1">
          <table:table-cell table:formula="of:=[.A259]+IF([.B260]&lt;[.B259];1;0)" office:value-type="float" office:value="26" calcext:value-type="float">
            <text:p>26</text:p>
          </table:table-cell>
          <table:table-cell table:formula="of:=MOD([.B259]+1;10)" office:value-type="float" office:value="8" calcext:value-type="float">
            <text:p>8</text:p>
          </table:table-cell>
        </table:table-row>
        <table:table-row table:style-name="ro1">
          <table:table-cell table:formula="of:=[.A260]+IF([.B261]&lt;[.B260];1;0)" office:value-type="float" office:value="26" calcext:value-type="float">
            <text:p>26</text:p>
          </table:table-cell>
          <table:table-cell table:formula="of:=MOD([.B260]+1;10)" office:value-type="float" office:value="9" calcext:value-type="float">
            <text:p>9</text:p>
          </table:table-cell>
        </table:table-row>
        <table:table-row table:style-name="ro1">
          <table:table-cell table:formula="of:=[.A261]+IF([.B262]&lt;[.B261];1;0)" office:value-type="float" office:value="27" calcext:value-type="float">
            <text:p>27</text:p>
          </table:table-cell>
          <table:table-cell table:formula="of:=MOD([.B261]+1;10)" office:value-type="float" office:value="0" calcext:value-type="float">
            <text:p>0</text:p>
          </table:table-cell>
        </table:table-row>
        <table:table-row table:style-name="ro1">
          <table:table-cell table:formula="of:=[.A262]+IF([.B263]&lt;[.B262];1;0)" office:value-type="float" office:value="27" calcext:value-type="float">
            <text:p>27</text:p>
          </table:table-cell>
          <table:table-cell table:formula="of:=MOD([.B262]+1;10)" office:value-type="float" office:value="1" calcext:value-type="float">
            <text:p>1</text:p>
          </table:table-cell>
        </table:table-row>
        <table:table-row table:style-name="ro1">
          <table:table-cell table:formula="of:=[.A263]+IF([.B264]&lt;[.B263];1;0)" office:value-type="float" office:value="27" calcext:value-type="float">
            <text:p>27</text:p>
          </table:table-cell>
          <table:table-cell table:formula="of:=MOD([.B263]+1;10)" office:value-type="float" office:value="2" calcext:value-type="float">
            <text:p>2</text:p>
          </table:table-cell>
        </table:table-row>
        <table:table-row table:style-name="ro1">
          <table:table-cell table:formula="of:=[.A264]+IF([.B265]&lt;[.B264];1;0)" office:value-type="float" office:value="27" calcext:value-type="float">
            <text:p>27</text:p>
          </table:table-cell>
          <table:table-cell table:formula="of:=MOD([.B264]+1;10)" office:value-type="float" office:value="3" calcext:value-type="float">
            <text:p>3</text:p>
          </table:table-cell>
        </table:table-row>
        <table:table-row table:style-name="ro1">
          <table:table-cell table:formula="of:=[.A265]+IF([.B266]&lt;[.B265];1;0)" office:value-type="float" office:value="27" calcext:value-type="float">
            <text:p>27</text:p>
          </table:table-cell>
          <table:table-cell table:formula="of:=MOD([.B265]+1;10)" office:value-type="float" office:value="4" calcext:value-type="float">
            <text:p>4</text:p>
          </table:table-cell>
        </table:table-row>
        <table:table-row table:style-name="ro1">
          <table:table-cell table:formula="of:=[.A266]+IF([.B267]&lt;[.B266];1;0)" office:value-type="float" office:value="27" calcext:value-type="float">
            <text:p>27</text:p>
          </table:table-cell>
          <table:table-cell table:formula="of:=MOD([.B266]+1;10)" office:value-type="float" office:value="5" calcext:value-type="float">
            <text:p>5</text:p>
          </table:table-cell>
        </table:table-row>
        <table:table-row table:style-name="ro1">
          <table:table-cell table:formula="of:=[.A267]+IF([.B268]&lt;[.B267];1;0)" office:value-type="float" office:value="27" calcext:value-type="float">
            <text:p>27</text:p>
          </table:table-cell>
          <table:table-cell table:formula="of:=MOD([.B267]+1;10)" office:value-type="float" office:value="6" calcext:value-type="float">
            <text:p>6</text:p>
          </table:table-cell>
        </table:table-row>
        <table:table-row table:style-name="ro1">
          <table:table-cell table:formula="of:=[.A268]+IF([.B269]&lt;[.B268];1;0)" office:value-type="float" office:value="27" calcext:value-type="float">
            <text:p>27</text:p>
          </table:table-cell>
          <table:table-cell table:formula="of:=MOD([.B268]+1;10)" office:value-type="float" office:value="7" calcext:value-type="float">
            <text:p>7</text:p>
          </table:table-cell>
        </table:table-row>
        <table:table-row table:style-name="ro1">
          <table:table-cell table:formula="of:=[.A269]+IF([.B270]&lt;[.B269];1;0)" office:value-type="float" office:value="27" calcext:value-type="float">
            <text:p>27</text:p>
          </table:table-cell>
          <table:table-cell table:formula="of:=MOD([.B269]+1;10)" office:value-type="float" office:value="8" calcext:value-type="float">
            <text:p>8</text:p>
          </table:table-cell>
        </table:table-row>
        <table:table-row table:style-name="ro1">
          <table:table-cell table:formula="of:=[.A270]+IF([.B271]&lt;[.B270];1;0)" office:value-type="float" office:value="27" calcext:value-type="float">
            <text:p>27</text:p>
          </table:table-cell>
          <table:table-cell table:formula="of:=MOD([.B270]+1;10)" office:value-type="float" office:value="9" calcext:value-type="float">
            <text:p>9</text:p>
          </table:table-cell>
        </table:table-row>
        <table:table-row table:style-name="ro1">
          <table:table-cell table:formula="of:=[.A271]+IF([.B272]&lt;[.B271];1;0)" office:value-type="float" office:value="28" calcext:value-type="float">
            <text:p>28</text:p>
          </table:table-cell>
          <table:table-cell table:formula="of:=MOD([.B271]+1;10)" office:value-type="float" office:value="0" calcext:value-type="float">
            <text:p>0</text:p>
          </table:table-cell>
        </table:table-row>
        <table:table-row table:style-name="ro1">
          <table:table-cell table:formula="of:=[.A272]+IF([.B273]&lt;[.B272];1;0)" office:value-type="float" office:value="28" calcext:value-type="float">
            <text:p>28</text:p>
          </table:table-cell>
          <table:table-cell table:formula="of:=MOD([.B272]+1;10)" office:value-type="float" office:value="1" calcext:value-type="float">
            <text:p>1</text:p>
          </table:table-cell>
        </table:table-row>
        <table:table-row table:style-name="ro1">
          <table:table-cell table:formula="of:=[.A273]+IF([.B274]&lt;[.B273];1;0)" office:value-type="float" office:value="28" calcext:value-type="float">
            <text:p>28</text:p>
          </table:table-cell>
          <table:table-cell table:formula="of:=MOD([.B273]+1;10)" office:value-type="float" office:value="2" calcext:value-type="float">
            <text:p>2</text:p>
          </table:table-cell>
        </table:table-row>
        <table:table-row table:style-name="ro1">
          <table:table-cell table:formula="of:=[.A274]+IF([.B275]&lt;[.B274];1;0)" office:value-type="float" office:value="28" calcext:value-type="float">
            <text:p>28</text:p>
          </table:table-cell>
          <table:table-cell table:formula="of:=MOD([.B274]+1;10)" office:value-type="float" office:value="3" calcext:value-type="float">
            <text:p>3</text:p>
          </table:table-cell>
        </table:table-row>
        <table:table-row table:style-name="ro1">
          <table:table-cell table:formula="of:=[.A275]+IF([.B276]&lt;[.B275];1;0)" office:value-type="float" office:value="28" calcext:value-type="float">
            <text:p>28</text:p>
          </table:table-cell>
          <table:table-cell table:formula="of:=MOD([.B275]+1;10)" office:value-type="float" office:value="4" calcext:value-type="float">
            <text:p>4</text:p>
          </table:table-cell>
        </table:table-row>
        <table:table-row table:style-name="ro1">
          <table:table-cell table:formula="of:=[.A276]+IF([.B277]&lt;[.B276];1;0)" office:value-type="float" office:value="28" calcext:value-type="float">
            <text:p>28</text:p>
          </table:table-cell>
          <table:table-cell table:formula="of:=MOD([.B276]+1;10)" office:value-type="float" office:value="5" calcext:value-type="float">
            <text:p>5</text:p>
          </table:table-cell>
        </table:table-row>
        <table:table-row table:style-name="ro1">
          <table:table-cell table:formula="of:=[.A277]+IF([.B278]&lt;[.B277];1;0)" office:value-type="float" office:value="28" calcext:value-type="float">
            <text:p>28</text:p>
          </table:table-cell>
          <table:table-cell table:formula="of:=MOD([.B277]+1;10)" office:value-type="float" office:value="6" calcext:value-type="float">
            <text:p>6</text:p>
          </table:table-cell>
        </table:table-row>
        <table:table-row table:style-name="ro1">
          <table:table-cell table:formula="of:=[.A278]+IF([.B279]&lt;[.B278];1;0)" office:value-type="float" office:value="28" calcext:value-type="float">
            <text:p>28</text:p>
          </table:table-cell>
          <table:table-cell table:formula="of:=MOD([.B278]+1;10)" office:value-type="float" office:value="7" calcext:value-type="float">
            <text:p>7</text:p>
          </table:table-cell>
        </table:table-row>
        <table:table-row table:style-name="ro1">
          <table:table-cell table:formula="of:=[.A279]+IF([.B280]&lt;[.B279];1;0)" office:value-type="float" office:value="28" calcext:value-type="float">
            <text:p>28</text:p>
          </table:table-cell>
          <table:table-cell table:formula="of:=MOD([.B279]+1;10)" office:value-type="float" office:value="8" calcext:value-type="float">
            <text:p>8</text:p>
          </table:table-cell>
        </table:table-row>
        <table:table-row table:style-name="ro1">
          <table:table-cell table:formula="of:=[.A280]+IF([.B281]&lt;[.B280];1;0)" office:value-type="float" office:value="28" calcext:value-type="float">
            <text:p>28</text:p>
          </table:table-cell>
          <table:table-cell table:formula="of:=MOD([.B280]+1;10)" office:value-type="float" office:value="9" calcext:value-type="float">
            <text:p>9</text:p>
          </table:table-cell>
        </table:table-row>
        <table:table-row table:style-name="ro1">
          <table:table-cell table:formula="of:=[.A281]+IF([.B282]&lt;[.B281];1;0)" office:value-type="float" office:value="29" calcext:value-type="float">
            <text:p>29</text:p>
          </table:table-cell>
          <table:table-cell table:formula="of:=MOD([.B281]+1;10)" office:value-type="float" office:value="0" calcext:value-type="float">
            <text:p>0</text:p>
          </table:table-cell>
        </table:table-row>
        <table:table-row table:style-name="ro1">
          <table:table-cell table:formula="of:=[.A282]+IF([.B283]&lt;[.B282];1;0)" office:value-type="float" office:value="29" calcext:value-type="float">
            <text:p>29</text:p>
          </table:table-cell>
          <table:table-cell table:formula="of:=MOD([.B282]+1;10)" office:value-type="float" office:value="1" calcext:value-type="float">
            <text:p>1</text:p>
          </table:table-cell>
        </table:table-row>
        <table:table-row table:style-name="ro1">
          <table:table-cell table:formula="of:=[.A283]+IF([.B284]&lt;[.B283];1;0)" office:value-type="float" office:value="29" calcext:value-type="float">
            <text:p>29</text:p>
          </table:table-cell>
          <table:table-cell table:formula="of:=MOD([.B283]+1;10)" office:value-type="float" office:value="2" calcext:value-type="float">
            <text:p>2</text:p>
          </table:table-cell>
        </table:table-row>
        <table:table-row table:style-name="ro1">
          <table:table-cell table:formula="of:=[.A284]+IF([.B285]&lt;[.B284];1;0)" office:value-type="float" office:value="29" calcext:value-type="float">
            <text:p>29</text:p>
          </table:table-cell>
          <table:table-cell table:formula="of:=MOD([.B284]+1;10)" office:value-type="float" office:value="3" calcext:value-type="float">
            <text:p>3</text:p>
          </table:table-cell>
        </table:table-row>
        <table:table-row table:style-name="ro1">
          <table:table-cell table:formula="of:=[.A285]+IF([.B286]&lt;[.B285];1;0)" office:value-type="float" office:value="29" calcext:value-type="float">
            <text:p>29</text:p>
          </table:table-cell>
          <table:table-cell table:formula="of:=MOD([.B285]+1;10)" office:value-type="float" office:value="4" calcext:value-type="float">
            <text:p>4</text:p>
          </table:table-cell>
        </table:table-row>
        <table:table-row table:style-name="ro1">
          <table:table-cell table:formula="of:=[.A286]+IF([.B287]&lt;[.B286];1;0)" office:value-type="float" office:value="29" calcext:value-type="float">
            <text:p>29</text:p>
          </table:table-cell>
          <table:table-cell table:formula="of:=MOD([.B286]+1;10)" office:value-type="float" office:value="5" calcext:value-type="float">
            <text:p>5</text:p>
          </table:table-cell>
        </table:table-row>
        <table:table-row table:style-name="ro1">
          <table:table-cell table:formula="of:=[.A287]+IF([.B288]&lt;[.B287];1;0)" office:value-type="float" office:value="29" calcext:value-type="float">
            <text:p>29</text:p>
          </table:table-cell>
          <table:table-cell table:formula="of:=MOD([.B287]+1;10)" office:value-type="float" office:value="6" calcext:value-type="float">
            <text:p>6</text:p>
          </table:table-cell>
        </table:table-row>
        <table:table-row table:style-name="ro1">
          <table:table-cell table:formula="of:=[.A288]+IF([.B289]&lt;[.B288];1;0)" office:value-type="float" office:value="29" calcext:value-type="float">
            <text:p>29</text:p>
          </table:table-cell>
          <table:table-cell table:formula="of:=MOD([.B288]+1;10)" office:value-type="float" office:value="7" calcext:value-type="float">
            <text:p>7</text:p>
          </table:table-cell>
        </table:table-row>
        <table:table-row table:style-name="ro1">
          <table:table-cell table:formula="of:=[.A289]+IF([.B290]&lt;[.B289];1;0)" office:value-type="float" office:value="29" calcext:value-type="float">
            <text:p>29</text:p>
          </table:table-cell>
          <table:table-cell table:formula="of:=MOD([.B289]+1;10)" office:value-type="float" office:value="8" calcext:value-type="float">
            <text:p>8</text:p>
          </table:table-cell>
        </table:table-row>
        <table:table-row table:style-name="ro1">
          <table:table-cell table:formula="of:=[.A290]+IF([.B291]&lt;[.B290];1;0)" office:value-type="float" office:value="29" calcext:value-type="float">
            <text:p>29</text:p>
          </table:table-cell>
          <table:table-cell table:formula="of:=MOD([.B290]+1;10)" office:value-type="float" office:value="9" calcext:value-type="float">
            <text:p>9</text:p>
          </table:table-cell>
        </table:table-row>
        <table:table-row table:style-name="ro1">
          <table:table-cell table:formula="of:=[.A291]+IF([.B292]&lt;[.B291];1;0)" office:value-type="float" office:value="30" calcext:value-type="float">
            <text:p>30</text:p>
          </table:table-cell>
          <table:table-cell table:formula="of:=MOD([.B291]+1;10)" office:value-type="float" office:value="0" calcext:value-type="float">
            <text:p>0</text:p>
          </table:table-cell>
        </table:table-row>
        <table:table-row table:style-name="ro1">
          <table:table-cell table:formula="of:=[.A292]+IF([.B293]&lt;[.B292];1;0)" office:value-type="float" office:value="30" calcext:value-type="float">
            <text:p>30</text:p>
          </table:table-cell>
          <table:table-cell table:formula="of:=MOD([.B292]+1;10)" office:value-type="float" office:value="1" calcext:value-type="float">
            <text:p>1</text:p>
          </table:table-cell>
        </table:table-row>
        <table:table-row table:style-name="ro1">
          <table:table-cell table:formula="of:=[.A293]+IF([.B294]&lt;[.B293];1;0)" office:value-type="float" office:value="30" calcext:value-type="float">
            <text:p>30</text:p>
          </table:table-cell>
          <table:table-cell table:formula="of:=MOD([.B293]+1;10)" office:value-type="float" office:value="2" calcext:value-type="float">
            <text:p>2</text:p>
          </table:table-cell>
        </table:table-row>
        <table:table-row table:style-name="ro1">
          <table:table-cell table:formula="of:=[.A294]+IF([.B295]&lt;[.B294];1;0)" office:value-type="float" office:value="30" calcext:value-type="float">
            <text:p>30</text:p>
          </table:table-cell>
          <table:table-cell table:formula="of:=MOD([.B294]+1;10)" office:value-type="float" office:value="3" calcext:value-type="float">
            <text:p>3</text:p>
          </table:table-cell>
        </table:table-row>
        <table:table-row table:style-name="ro1">
          <table:table-cell table:formula="of:=[.A295]+IF([.B296]&lt;[.B295];1;0)" office:value-type="float" office:value="30" calcext:value-type="float">
            <text:p>30</text:p>
          </table:table-cell>
          <table:table-cell table:formula="of:=MOD([.B295]+1;10)" office:value-type="float" office:value="4" calcext:value-type="float">
            <text:p>4</text:p>
          </table:table-cell>
        </table:table-row>
        <table:table-row table:style-name="ro1">
          <table:table-cell table:formula="of:=[.A296]+IF([.B297]&lt;[.B296];1;0)" office:value-type="float" office:value="30" calcext:value-type="float">
            <text:p>30</text:p>
          </table:table-cell>
          <table:table-cell table:formula="of:=MOD([.B296]+1;10)" office:value-type="float" office:value="5" calcext:value-type="float">
            <text:p>5</text:p>
          </table:table-cell>
        </table:table-row>
        <table:table-row table:style-name="ro1">
          <table:table-cell table:formula="of:=[.A297]+IF([.B298]&lt;[.B297];1;0)" office:value-type="float" office:value="30" calcext:value-type="float">
            <text:p>30</text:p>
          </table:table-cell>
          <table:table-cell table:formula="of:=MOD([.B297]+1;10)" office:value-type="float" office:value="6" calcext:value-type="float">
            <text:p>6</text:p>
          </table:table-cell>
        </table:table-row>
        <table:table-row table:style-name="ro1">
          <table:table-cell table:formula="of:=[.A298]+IF([.B299]&lt;[.B298];1;0)" office:value-type="float" office:value="30" calcext:value-type="float">
            <text:p>30</text:p>
          </table:table-cell>
          <table:table-cell table:formula="of:=MOD([.B298]+1;10)" office:value-type="float" office:value="7" calcext:value-type="float">
            <text:p>7</text:p>
          </table:table-cell>
        </table:table-row>
        <table:table-row table:style-name="ro1">
          <table:table-cell table:formula="of:=[.A299]+IF([.B300]&lt;[.B299];1;0)" office:value-type="float" office:value="30" calcext:value-type="float">
            <text:p>30</text:p>
          </table:table-cell>
          <table:table-cell table:formula="of:=MOD([.B299]+1;10)" office:value-type="float" office:value="8" calcext:value-type="float">
            <text:p>8</text:p>
          </table:table-cell>
        </table:table-row>
        <table:table-row table:style-name="ro1">
          <table:table-cell table:formula="of:=[.A300]+IF([.B301]&lt;[.B300];1;0)" office:value-type="float" office:value="30" calcext:value-type="float">
            <text:p>30</text:p>
          </table:table-cell>
          <table:table-cell table:formula="of:=MOD([.B300]+1;10)" office:value-type="float" office:value="9" calcext:value-type="float">
            <text:p>9</text:p>
          </table:table-cell>
        </table:table-row>
        <table:table-row table:style-name="ro1">
          <table:table-cell table:formula="of:=[.A301]+IF([.B302]&lt;[.B301];1;0)" office:value-type="float" office:value="31" calcext:value-type="float">
            <text:p>31</text:p>
          </table:table-cell>
          <table:table-cell table:formula="of:=MOD([.B301]+1;10)" office:value-type="float" office:value="0" calcext:value-type="float">
            <text:p>0</text:p>
          </table:table-cell>
        </table:table-row>
        <table:table-row table:style-name="ro1">
          <table:table-cell table:formula="of:=[.A302]+IF([.B303]&lt;[.B302];1;0)" office:value-type="float" office:value="31" calcext:value-type="float">
            <text:p>31</text:p>
          </table:table-cell>
          <table:table-cell table:formula="of:=MOD([.B302]+1;10)" office:value-type="float" office:value="1" calcext:value-type="float">
            <text:p>1</text:p>
          </table:table-cell>
        </table:table-row>
        <table:table-row table:style-name="ro1">
          <table:table-cell table:formula="of:=[.A303]+IF([.B304]&lt;[.B303];1;0)" office:value-type="float" office:value="31" calcext:value-type="float">
            <text:p>31</text:p>
          </table:table-cell>
          <table:table-cell table:formula="of:=MOD([.B303]+1;10)" office:value-type="float" office:value="2" calcext:value-type="float">
            <text:p>2</text:p>
          </table:table-cell>
        </table:table-row>
        <table:table-row table:style-name="ro1">
          <table:table-cell table:formula="of:=[.A304]+IF([.B305]&lt;[.B304];1;0)" office:value-type="float" office:value="31" calcext:value-type="float">
            <text:p>31</text:p>
          </table:table-cell>
          <table:table-cell table:formula="of:=MOD([.B304]+1;10)" office:value-type="float" office:value="3" calcext:value-type="float">
            <text:p>3</text:p>
          </table:table-cell>
        </table:table-row>
        <table:table-row table:style-name="ro1">
          <table:table-cell table:formula="of:=[.A305]+IF([.B306]&lt;[.B305];1;0)" office:value-type="float" office:value="31" calcext:value-type="float">
            <text:p>31</text:p>
          </table:table-cell>
          <table:table-cell table:formula="of:=MOD([.B305]+1;10)" office:value-type="float" office:value="4" calcext:value-type="float">
            <text:p>4</text:p>
          </table:table-cell>
        </table:table-row>
        <table:table-row table:style-name="ro1">
          <table:table-cell table:formula="of:=[.A306]+IF([.B307]&lt;[.B306];1;0)" office:value-type="float" office:value="31" calcext:value-type="float">
            <text:p>31</text:p>
          </table:table-cell>
          <table:table-cell table:formula="of:=MOD([.B306]+1;10)" office:value-type="float" office:value="5" calcext:value-type="float">
            <text:p>5</text:p>
          </table:table-cell>
        </table:table-row>
        <table:table-row table:style-name="ro1">
          <table:table-cell table:formula="of:=[.A307]+IF([.B308]&lt;[.B307];1;0)" office:value-type="float" office:value="31" calcext:value-type="float">
            <text:p>31</text:p>
          </table:table-cell>
          <table:table-cell table:formula="of:=MOD([.B307]+1;10)" office:value-type="float" office:value="6" calcext:value-type="float">
            <text:p>6</text:p>
          </table:table-cell>
        </table:table-row>
        <table:table-row table:style-name="ro1">
          <table:table-cell table:formula="of:=[.A308]+IF([.B309]&lt;[.B308];1;0)" office:value-type="float" office:value="31" calcext:value-type="float">
            <text:p>31</text:p>
          </table:table-cell>
          <table:table-cell table:formula="of:=MOD([.B308]+1;10)" office:value-type="float" office:value="7" calcext:value-type="float">
            <text:p>7</text:p>
          </table:table-cell>
        </table:table-row>
        <table:table-row table:style-name="ro1">
          <table:table-cell table:formula="of:=[.A309]+IF([.B310]&lt;[.B309];1;0)" office:value-type="float" office:value="31" calcext:value-type="float">
            <text:p>31</text:p>
          </table:table-cell>
          <table:table-cell table:formula="of:=MOD([.B309]+1;10)" office:value-type="float" office:value="8" calcext:value-type="float">
            <text:p>8</text:p>
          </table:table-cell>
        </table:table-row>
        <table:table-row table:style-name="ro1">
          <table:table-cell table:formula="of:=[.A310]+IF([.B311]&lt;[.B310];1;0)" office:value-type="float" office:value="31" calcext:value-type="float">
            <text:p>31</text:p>
          </table:table-cell>
          <table:table-cell table:formula="of:=MOD([.B310]+1;10)" office:value-type="float" office:value="9" calcext:value-type="float">
            <text:p>9</text:p>
          </table:table-cell>
        </table:table-row>
        <table:table-row table:style-name="ro1">
          <table:table-cell table:formula="of:=[.A311]+IF([.B312]&lt;[.B311];1;0)" office:value-type="float" office:value="32" calcext:value-type="float">
            <text:p>32</text:p>
          </table:table-cell>
          <table:table-cell table:formula="of:=MOD([.B311]+1;10)" office:value-type="float" office:value="0" calcext:value-type="float">
            <text:p>0</text:p>
          </table:table-cell>
        </table:table-row>
        <table:table-row table:style-name="ro1">
          <table:table-cell table:formula="of:=[.A312]+IF([.B313]&lt;[.B312];1;0)" office:value-type="float" office:value="32" calcext:value-type="float">
            <text:p>32</text:p>
          </table:table-cell>
          <table:table-cell table:formula="of:=MOD([.B312]+1;10)" office:value-type="float" office:value="1" calcext:value-type="float">
            <text:p>1</text:p>
          </table:table-cell>
        </table:table-row>
        <table:table-row table:style-name="ro1">
          <table:table-cell table:formula="of:=[.A313]+IF([.B314]&lt;[.B313];1;0)" office:value-type="float" office:value="32" calcext:value-type="float">
            <text:p>32</text:p>
          </table:table-cell>
          <table:table-cell table:formula="of:=MOD([.B313]+1;10)" office:value-type="float" office:value="2" calcext:value-type="float">
            <text:p>2</text:p>
          </table:table-cell>
        </table:table-row>
        <table:table-row table:style-name="ro1">
          <table:table-cell table:formula="of:=[.A314]+IF([.B315]&lt;[.B314];1;0)" office:value-type="float" office:value="32" calcext:value-type="float">
            <text:p>32</text:p>
          </table:table-cell>
          <table:table-cell table:formula="of:=MOD([.B314]+1;10)" office:value-type="float" office:value="3" calcext:value-type="float">
            <text:p>3</text:p>
          </table:table-cell>
        </table:table-row>
        <table:table-row table:style-name="ro1">
          <table:table-cell table:formula="of:=[.A315]+IF([.B316]&lt;[.B315];1;0)" office:value-type="float" office:value="32" calcext:value-type="float">
            <text:p>32</text:p>
          </table:table-cell>
          <table:table-cell table:formula="of:=MOD([.B315]+1;10)" office:value-type="float" office:value="4" calcext:value-type="float">
            <text:p>4</text:p>
          </table:table-cell>
        </table:table-row>
        <table:table-row table:style-name="ro1">
          <table:table-cell table:formula="of:=[.A316]+IF([.B317]&lt;[.B316];1;0)" office:value-type="float" office:value="32" calcext:value-type="float">
            <text:p>32</text:p>
          </table:table-cell>
          <table:table-cell table:formula="of:=MOD([.B316]+1;10)" office:value-type="float" office:value="5" calcext:value-type="float">
            <text:p>5</text:p>
          </table:table-cell>
        </table:table-row>
        <table:table-row table:style-name="ro1">
          <table:table-cell table:formula="of:=[.A317]+IF([.B318]&lt;[.B317];1;0)" office:value-type="float" office:value="32" calcext:value-type="float">
            <text:p>32</text:p>
          </table:table-cell>
          <table:table-cell table:formula="of:=MOD([.B317]+1;10)" office:value-type="float" office:value="6" calcext:value-type="float">
            <text:p>6</text:p>
          </table:table-cell>
        </table:table-row>
        <table:table-row table:style-name="ro1">
          <table:table-cell table:formula="of:=[.A318]+IF([.B319]&lt;[.B318];1;0)" office:value-type="float" office:value="32" calcext:value-type="float">
            <text:p>32</text:p>
          </table:table-cell>
          <table:table-cell table:formula="of:=MOD([.B318]+1;10)" office:value-type="float" office:value="7" calcext:value-type="float">
            <text:p>7</text:p>
          </table:table-cell>
        </table:table-row>
        <table:table-row table:style-name="ro1">
          <table:table-cell table:formula="of:=[.A319]+IF([.B320]&lt;[.B319];1;0)" office:value-type="float" office:value="32" calcext:value-type="float">
            <text:p>32</text:p>
          </table:table-cell>
          <table:table-cell table:formula="of:=MOD([.B319]+1;10)" office:value-type="float" office:value="8" calcext:value-type="float">
            <text:p>8</text:p>
          </table:table-cell>
        </table:table-row>
        <table:table-row table:style-name="ro1">
          <table:table-cell table:formula="of:=[.A320]+IF([.B321]&lt;[.B320];1;0)" office:value-type="float" office:value="32" calcext:value-type="float">
            <text:p>32</text:p>
          </table:table-cell>
          <table:table-cell table:formula="of:=MOD([.B320]+1;10)" office:value-type="float" office:value="9" calcext:value-type="float">
            <text:p>9</text:p>
          </table:table-cell>
        </table:table-row>
        <table:table-row table:style-name="ro1">
          <table:table-cell table:formula="of:=[.A321]+IF([.B322]&lt;[.B321];1;0)" office:value-type="float" office:value="33" calcext:value-type="float">
            <text:p>33</text:p>
          </table:table-cell>
          <table:table-cell table:formula="of:=MOD([.B321]+1;10)" office:value-type="float" office:value="0" calcext:value-type="float">
            <text:p>0</text:p>
          </table:table-cell>
        </table:table-row>
        <table:table-row table:style-name="ro1">
          <table:table-cell table:formula="of:=[.A322]+IF([.B323]&lt;[.B322];1;0)" office:value-type="float" office:value="33" calcext:value-type="float">
            <text:p>33</text:p>
          </table:table-cell>
          <table:table-cell table:formula="of:=MOD([.B322]+1;10)" office:value-type="float" office:value="1" calcext:value-type="float">
            <text:p>1</text:p>
          </table:table-cell>
        </table:table-row>
        <table:table-row table:style-name="ro1">
          <table:table-cell table:formula="of:=[.A323]+IF([.B324]&lt;[.B323];1;0)" office:value-type="float" office:value="33" calcext:value-type="float">
            <text:p>33</text:p>
          </table:table-cell>
          <table:table-cell table:formula="of:=MOD([.B323]+1;10)" office:value-type="float" office:value="2" calcext:value-type="float">
            <text:p>2</text:p>
          </table:table-cell>
        </table:table-row>
        <table:table-row table:style-name="ro1">
          <table:table-cell table:formula="of:=[.A324]+IF([.B325]&lt;[.B324];1;0)" office:value-type="float" office:value="33" calcext:value-type="float">
            <text:p>33</text:p>
          </table:table-cell>
          <table:table-cell table:formula="of:=MOD([.B324]+1;10)" office:value-type="float" office:value="3" calcext:value-type="float">
            <text:p>3</text:p>
          </table:table-cell>
        </table:table-row>
        <table:table-row table:style-name="ro1">
          <table:table-cell table:formula="of:=[.A325]+IF([.B326]&lt;[.B325];1;0)" office:value-type="float" office:value="33" calcext:value-type="float">
            <text:p>33</text:p>
          </table:table-cell>
          <table:table-cell table:formula="of:=MOD([.B325]+1;10)" office:value-type="float" office:value="4" calcext:value-type="float">
            <text:p>4</text:p>
          </table:table-cell>
        </table:table-row>
        <table:table-row table:style-name="ro1">
          <table:table-cell table:formula="of:=[.A326]+IF([.B327]&lt;[.B326];1;0)" office:value-type="float" office:value="33" calcext:value-type="float">
            <text:p>33</text:p>
          </table:table-cell>
          <table:table-cell table:formula="of:=MOD([.B326]+1;10)" office:value-type="float" office:value="5" calcext:value-type="float">
            <text:p>5</text:p>
          </table:table-cell>
        </table:table-row>
        <table:table-row table:style-name="ro1">
          <table:table-cell table:formula="of:=[.A327]+IF([.B328]&lt;[.B327];1;0)" office:value-type="float" office:value="33" calcext:value-type="float">
            <text:p>33</text:p>
          </table:table-cell>
          <table:table-cell table:formula="of:=MOD([.B327]+1;10)" office:value-type="float" office:value="6" calcext:value-type="float">
            <text:p>6</text:p>
          </table:table-cell>
        </table:table-row>
        <table:table-row table:style-name="ro1">
          <table:table-cell table:formula="of:=[.A328]+IF([.B329]&lt;[.B328];1;0)" office:value-type="float" office:value="33" calcext:value-type="float">
            <text:p>33</text:p>
          </table:table-cell>
          <table:table-cell table:formula="of:=MOD([.B328]+1;10)" office:value-type="float" office:value="7" calcext:value-type="float">
            <text:p>7</text:p>
          </table:table-cell>
        </table:table-row>
        <table:table-row table:style-name="ro1">
          <table:table-cell table:formula="of:=[.A329]+IF([.B330]&lt;[.B329];1;0)" office:value-type="float" office:value="33" calcext:value-type="float">
            <text:p>33</text:p>
          </table:table-cell>
          <table:table-cell table:formula="of:=MOD([.B329]+1;10)" office:value-type="float" office:value="8" calcext:value-type="float">
            <text:p>8</text:p>
          </table:table-cell>
        </table:table-row>
        <table:table-row table:style-name="ro1">
          <table:table-cell table:formula="of:=[.A330]+IF([.B331]&lt;[.B330];1;0)" office:value-type="float" office:value="33" calcext:value-type="float">
            <text:p>33</text:p>
          </table:table-cell>
          <table:table-cell table:formula="of:=MOD([.B330]+1;10)" office:value-type="float" office:value="9" calcext:value-type="float">
            <text:p>9</text:p>
          </table:table-cell>
        </table:table-row>
        <table:table-row table:style-name="ro1">
          <table:table-cell table:formula="of:=[.A331]+IF([.B332]&lt;[.B331];1;0)" office:value-type="float" office:value="34" calcext:value-type="float">
            <text:p>34</text:p>
          </table:table-cell>
          <table:table-cell table:formula="of:=MOD([.B331]+1;10)" office:value-type="float" office:value="0" calcext:value-type="float">
            <text:p>0</text:p>
          </table:table-cell>
        </table:table-row>
        <table:table-row table:style-name="ro1">
          <table:table-cell table:formula="of:=[.A332]+IF([.B333]&lt;[.B332];1;0)" office:value-type="float" office:value="34" calcext:value-type="float">
            <text:p>34</text:p>
          </table:table-cell>
          <table:table-cell table:formula="of:=MOD([.B332]+1;10)" office:value-type="float" office:value="1" calcext:value-type="float">
            <text:p>1</text:p>
          </table:table-cell>
        </table:table-row>
        <table:table-row table:style-name="ro1">
          <table:table-cell table:formula="of:=[.A333]+IF([.B334]&lt;[.B333];1;0)" office:value-type="float" office:value="34" calcext:value-type="float">
            <text:p>34</text:p>
          </table:table-cell>
          <table:table-cell table:formula="of:=MOD([.B333]+1;10)" office:value-type="float" office:value="2" calcext:value-type="float">
            <text:p>2</text:p>
          </table:table-cell>
        </table:table-row>
        <table:table-row table:style-name="ro1">
          <table:table-cell table:formula="of:=[.A334]+IF([.B335]&lt;[.B334];1;0)" office:value-type="float" office:value="34" calcext:value-type="float">
            <text:p>34</text:p>
          </table:table-cell>
          <table:table-cell table:formula="of:=MOD([.B334]+1;10)" office:value-type="float" office:value="3" calcext:value-type="float">
            <text:p>3</text:p>
          </table:table-cell>
        </table:table-row>
        <table:table-row table:style-name="ro1">
          <table:table-cell table:formula="of:=[.A335]+IF([.B336]&lt;[.B335];1;0)" office:value-type="float" office:value="34" calcext:value-type="float">
            <text:p>34</text:p>
          </table:table-cell>
          <table:table-cell table:formula="of:=MOD([.B335]+1;10)" office:value-type="float" office:value="4" calcext:value-type="float">
            <text:p>4</text:p>
          </table:table-cell>
        </table:table-row>
        <table:table-row table:style-name="ro1">
          <table:table-cell table:formula="of:=[.A336]+IF([.B337]&lt;[.B336];1;0)" office:value-type="float" office:value="34" calcext:value-type="float">
            <text:p>34</text:p>
          </table:table-cell>
          <table:table-cell table:formula="of:=MOD([.B336]+1;10)" office:value-type="float" office:value="5" calcext:value-type="float">
            <text:p>5</text:p>
          </table:table-cell>
        </table:table-row>
        <table:table-row table:style-name="ro1">
          <table:table-cell table:formula="of:=[.A337]+IF([.B338]&lt;[.B337];1;0)" office:value-type="float" office:value="34" calcext:value-type="float">
            <text:p>34</text:p>
          </table:table-cell>
          <table:table-cell table:formula="of:=MOD([.B337]+1;10)" office:value-type="float" office:value="6" calcext:value-type="float">
            <text:p>6</text:p>
          </table:table-cell>
        </table:table-row>
        <table:table-row table:style-name="ro1">
          <table:table-cell table:formula="of:=[.A338]+IF([.B339]&lt;[.B338];1;0)" office:value-type="float" office:value="34" calcext:value-type="float">
            <text:p>34</text:p>
          </table:table-cell>
          <table:table-cell table:formula="of:=MOD([.B338]+1;10)" office:value-type="float" office:value="7" calcext:value-type="float">
            <text:p>7</text:p>
          </table:table-cell>
        </table:table-row>
        <table:table-row table:style-name="ro1">
          <table:table-cell table:formula="of:=[.A339]+IF([.B340]&lt;[.B339];1;0)" office:value-type="float" office:value="34" calcext:value-type="float">
            <text:p>34</text:p>
          </table:table-cell>
          <table:table-cell table:formula="of:=MOD([.B339]+1;10)" office:value-type="float" office:value="8" calcext:value-type="float">
            <text:p>8</text:p>
          </table:table-cell>
        </table:table-row>
        <table:table-row table:style-name="ro1">
          <table:table-cell table:formula="of:=[.A340]+IF([.B341]&lt;[.B340];1;0)" office:value-type="float" office:value="34" calcext:value-type="float">
            <text:p>34</text:p>
          </table:table-cell>
          <table:table-cell table:formula="of:=MOD([.B340]+1;10)" office:value-type="float" office:value="9" calcext:value-type="float">
            <text:p>9</text:p>
          </table:table-cell>
        </table:table-row>
        <table:table-row table:style-name="ro1">
          <table:table-cell table:formula="of:=[.A341]+IF([.B342]&lt;[.B341];1;0)" office:value-type="float" office:value="35" calcext:value-type="float">
            <text:p>35</text:p>
          </table:table-cell>
          <table:table-cell table:formula="of:=MOD([.B341]+1;10)" office:value-type="float" office:value="0" calcext:value-type="float">
            <text:p>0</text:p>
          </table:table-cell>
        </table:table-row>
        <table:table-row table:style-name="ro1">
          <table:table-cell table:formula="of:=[.A342]+IF([.B343]&lt;[.B342];1;0)" office:value-type="float" office:value="35" calcext:value-type="float">
            <text:p>35</text:p>
          </table:table-cell>
          <table:table-cell table:formula="of:=MOD([.B342]+1;10)" office:value-type="float" office:value="1" calcext:value-type="float">
            <text:p>1</text:p>
          </table:table-cell>
        </table:table-row>
        <table:table-row table:style-name="ro1">
          <table:table-cell table:formula="of:=[.A343]+IF([.B344]&lt;[.B343];1;0)" office:value-type="float" office:value="35" calcext:value-type="float">
            <text:p>35</text:p>
          </table:table-cell>
          <table:table-cell table:formula="of:=MOD([.B343]+1;10)" office:value-type="float" office:value="2" calcext:value-type="float">
            <text:p>2</text:p>
          </table:table-cell>
        </table:table-row>
        <table:table-row table:style-name="ro1">
          <table:table-cell table:formula="of:=[.A344]+IF([.B345]&lt;[.B344];1;0)" office:value-type="float" office:value="35" calcext:value-type="float">
            <text:p>35</text:p>
          </table:table-cell>
          <table:table-cell table:formula="of:=MOD([.B344]+1;10)" office:value-type="float" office:value="3" calcext:value-type="float">
            <text:p>3</text:p>
          </table:table-cell>
        </table:table-row>
        <table:table-row table:style-name="ro1">
          <table:table-cell table:formula="of:=[.A345]+IF([.B346]&lt;[.B345];1;0)" office:value-type="float" office:value="35" calcext:value-type="float">
            <text:p>35</text:p>
          </table:table-cell>
          <table:table-cell table:formula="of:=MOD([.B345]+1;10)" office:value-type="float" office:value="4" calcext:value-type="float">
            <text:p>4</text:p>
          </table:table-cell>
        </table:table-row>
        <table:table-row table:style-name="ro1">
          <table:table-cell table:formula="of:=[.A346]+IF([.B347]&lt;[.B346];1;0)" office:value-type="float" office:value="35" calcext:value-type="float">
            <text:p>35</text:p>
          </table:table-cell>
          <table:table-cell table:formula="of:=MOD([.B346]+1;10)" office:value-type="float" office:value="5" calcext:value-type="float">
            <text:p>5</text:p>
          </table:table-cell>
        </table:table-row>
        <table:table-row table:style-name="ro1">
          <table:table-cell table:formula="of:=[.A347]+IF([.B348]&lt;[.B347];1;0)" office:value-type="float" office:value="35" calcext:value-type="float">
            <text:p>35</text:p>
          </table:table-cell>
          <table:table-cell table:formula="of:=MOD([.B347]+1;10)" office:value-type="float" office:value="6" calcext:value-type="float">
            <text:p>6</text:p>
          </table:table-cell>
        </table:table-row>
        <table:table-row table:style-name="ro1">
          <table:table-cell table:formula="of:=[.A348]+IF([.B349]&lt;[.B348];1;0)" office:value-type="float" office:value="35" calcext:value-type="float">
            <text:p>35</text:p>
          </table:table-cell>
          <table:table-cell table:formula="of:=MOD([.B348]+1;10)" office:value-type="float" office:value="7" calcext:value-type="float">
            <text:p>7</text:p>
          </table:table-cell>
        </table:table-row>
        <table:table-row table:style-name="ro1">
          <table:table-cell table:formula="of:=[.A349]+IF([.B350]&lt;[.B349];1;0)" office:value-type="float" office:value="35" calcext:value-type="float">
            <text:p>35</text:p>
          </table:table-cell>
          <table:table-cell table:formula="of:=MOD([.B349]+1;10)" office:value-type="float" office:value="8" calcext:value-type="float">
            <text:p>8</text:p>
          </table:table-cell>
        </table:table-row>
        <table:table-row table:style-name="ro1">
          <table:table-cell table:formula="of:=[.A350]+IF([.B351]&lt;[.B350];1;0)" office:value-type="float" office:value="35" calcext:value-type="float">
            <text:p>35</text:p>
          </table:table-cell>
          <table:table-cell table:formula="of:=MOD([.B350]+1;10)" office:value-type="float" office:value="9" calcext:value-type="float">
            <text:p>9</text:p>
          </table:table-cell>
        </table:table-row>
        <table:table-row table:style-name="ro1">
          <table:table-cell table:formula="of:=[.A351]+IF([.B352]&lt;[.B351];1;0)" office:value-type="float" office:value="36" calcext:value-type="float">
            <text:p>36</text:p>
          </table:table-cell>
          <table:table-cell table:formula="of:=MOD([.B351]+1;10)" office:value-type="float" office:value="0" calcext:value-type="float">
            <text:p>0</text:p>
          </table:table-cell>
        </table:table-row>
        <table:table-row table:style-name="ro1">
          <table:table-cell table:formula="of:=[.A352]+IF([.B353]&lt;[.B352];1;0)" office:value-type="float" office:value="36" calcext:value-type="float">
            <text:p>36</text:p>
          </table:table-cell>
          <table:table-cell table:formula="of:=MOD([.B352]+1;10)" office:value-type="float" office:value="1" calcext:value-type="float">
            <text:p>1</text:p>
          </table:table-cell>
        </table:table-row>
        <table:table-row table:style-name="ro1">
          <table:table-cell table:formula="of:=[.A353]+IF([.B354]&lt;[.B353];1;0)" office:value-type="float" office:value="36" calcext:value-type="float">
            <text:p>36</text:p>
          </table:table-cell>
          <table:table-cell table:formula="of:=MOD([.B353]+1;10)" office:value-type="float" office:value="2" calcext:value-type="float">
            <text:p>2</text:p>
          </table:table-cell>
        </table:table-row>
        <table:table-row table:style-name="ro1">
          <table:table-cell table:formula="of:=[.A354]+IF([.B355]&lt;[.B354];1;0)" office:value-type="float" office:value="36" calcext:value-type="float">
            <text:p>36</text:p>
          </table:table-cell>
          <table:table-cell table:formula="of:=MOD([.B354]+1;10)" office:value-type="float" office:value="3" calcext:value-type="float">
            <text:p>3</text:p>
          </table:table-cell>
        </table:table-row>
        <table:table-row table:style-name="ro1">
          <table:table-cell table:formula="of:=[.A355]+IF([.B356]&lt;[.B355];1;0)" office:value-type="float" office:value="36" calcext:value-type="float">
            <text:p>36</text:p>
          </table:table-cell>
          <table:table-cell table:formula="of:=MOD([.B355]+1;10)" office:value-type="float" office:value="4" calcext:value-type="float">
            <text:p>4</text:p>
          </table:table-cell>
        </table:table-row>
        <table:table-row table:style-name="ro1">
          <table:table-cell table:formula="of:=[.A356]+IF([.B357]&lt;[.B356];1;0)" office:value-type="float" office:value="36" calcext:value-type="float">
            <text:p>36</text:p>
          </table:table-cell>
          <table:table-cell table:formula="of:=MOD([.B356]+1;10)" office:value-type="float" office:value="5" calcext:value-type="float">
            <text:p>5</text:p>
          </table:table-cell>
        </table:table-row>
        <table:table-row table:style-name="ro1">
          <table:table-cell table:formula="of:=[.A357]+IF([.B358]&lt;[.B357];1;0)" office:value-type="float" office:value="36" calcext:value-type="float">
            <text:p>36</text:p>
          </table:table-cell>
          <table:table-cell table:formula="of:=MOD([.B357]+1;10)" office:value-type="float" office:value="6" calcext:value-type="float">
            <text:p>6</text:p>
          </table:table-cell>
        </table:table-row>
        <table:table-row table:style-name="ro1">
          <table:table-cell table:formula="of:=[.A358]+IF([.B359]&lt;[.B358];1;0)" office:value-type="float" office:value="36" calcext:value-type="float">
            <text:p>36</text:p>
          </table:table-cell>
          <table:table-cell table:formula="of:=MOD([.B358]+1;10)" office:value-type="float" office:value="7" calcext:value-type="float">
            <text:p>7</text:p>
          </table:table-cell>
        </table:table-row>
        <table:table-row table:style-name="ro1">
          <table:table-cell table:formula="of:=[.A359]+IF([.B360]&lt;[.B359];1;0)" office:value-type="float" office:value="36" calcext:value-type="float">
            <text:p>36</text:p>
          </table:table-cell>
          <table:table-cell table:formula="of:=MOD([.B359]+1;10)" office:value-type="float" office:value="8" calcext:value-type="float">
            <text:p>8</text:p>
          </table:table-cell>
        </table:table-row>
        <table:table-row table:style-name="ro1">
          <table:table-cell table:formula="of:=[.A360]+IF([.B361]&lt;[.B360];1;0)" office:value-type="float" office:value="36" calcext:value-type="float">
            <text:p>36</text:p>
          </table:table-cell>
          <table:table-cell table:formula="of:=MOD([.B360]+1;10)" office:value-type="float" office:value="9" calcext:value-type="float">
            <text:p>9</text:p>
          </table:table-cell>
        </table:table-row>
        <table:table-row table:style-name="ro1">
          <table:table-cell table:formula="of:=[.A361]+IF([.B362]&lt;[.B361];1;0)" office:value-type="float" office:value="37" calcext:value-type="float">
            <text:p>37</text:p>
          </table:table-cell>
          <table:table-cell table:formula="of:=MOD([.B361]+1;10)" office:value-type="float" office:value="0" calcext:value-type="float">
            <text:p>0</text:p>
          </table:table-cell>
        </table:table-row>
        <table:table-row table:style-name="ro1">
          <table:table-cell table:formula="of:=[.A362]+IF([.B363]&lt;[.B362];1;0)" office:value-type="float" office:value="37" calcext:value-type="float">
            <text:p>37</text:p>
          </table:table-cell>
          <table:table-cell table:formula="of:=MOD([.B362]+1;10)" office:value-type="float" office:value="1" calcext:value-type="float">
            <text:p>1</text:p>
          </table:table-cell>
        </table:table-row>
        <table:table-row table:style-name="ro1">
          <table:table-cell table:formula="of:=[.A363]+IF([.B364]&lt;[.B363];1;0)" office:value-type="float" office:value="37" calcext:value-type="float">
            <text:p>37</text:p>
          </table:table-cell>
          <table:table-cell table:formula="of:=MOD([.B363]+1;10)" office:value-type="float" office:value="2" calcext:value-type="float">
            <text:p>2</text:p>
          </table:table-cell>
        </table:table-row>
        <table:table-row table:style-name="ro1">
          <table:table-cell table:formula="of:=[.A364]+IF([.B365]&lt;[.B364];1;0)" office:value-type="float" office:value="37" calcext:value-type="float">
            <text:p>37</text:p>
          </table:table-cell>
          <table:table-cell table:formula="of:=MOD([.B364]+1;10)" office:value-type="float" office:value="3" calcext:value-type="float">
            <text:p>3</text:p>
          </table:table-cell>
        </table:table-row>
        <table:table-row table:style-name="ro1">
          <table:table-cell table:formula="of:=[.A365]+IF([.B366]&lt;[.B365];1;0)" office:value-type="float" office:value="37" calcext:value-type="float">
            <text:p>37</text:p>
          </table:table-cell>
          <table:table-cell table:formula="of:=MOD([.B365]+1;10)" office:value-type="float" office:value="4" calcext:value-type="float">
            <text:p>4</text:p>
          </table:table-cell>
        </table:table-row>
        <table:table-row table:style-name="ro1">
          <table:table-cell table:formula="of:=[.A366]+IF([.B367]&lt;[.B366];1;0)" office:value-type="float" office:value="37" calcext:value-type="float">
            <text:p>37</text:p>
          </table:table-cell>
          <table:table-cell table:formula="of:=MOD([.B366]+1;10)" office:value-type="float" office:value="5" calcext:value-type="float">
            <text:p>5</text:p>
          </table:table-cell>
        </table:table-row>
        <table:table-row table:style-name="ro1">
          <table:table-cell table:formula="of:=[.A367]+IF([.B368]&lt;[.B367];1;0)" office:value-type="float" office:value="37" calcext:value-type="float">
            <text:p>37</text:p>
          </table:table-cell>
          <table:table-cell table:formula="of:=MOD([.B367]+1;10)" office:value-type="float" office:value="6" calcext:value-type="float">
            <text:p>6</text:p>
          </table:table-cell>
        </table:table-row>
        <table:table-row table:style-name="ro1">
          <table:table-cell table:formula="of:=[.A368]+IF([.B369]&lt;[.B368];1;0)" office:value-type="float" office:value="37" calcext:value-type="float">
            <text:p>37</text:p>
          </table:table-cell>
          <table:table-cell table:formula="of:=MOD([.B368]+1;10)" office:value-type="float" office:value="7" calcext:value-type="float">
            <text:p>7</text:p>
          </table:table-cell>
        </table:table-row>
        <table:table-row table:style-name="ro1">
          <table:table-cell table:formula="of:=[.A369]+IF([.B370]&lt;[.B369];1;0)" office:value-type="float" office:value="37" calcext:value-type="float">
            <text:p>37</text:p>
          </table:table-cell>
          <table:table-cell table:formula="of:=MOD([.B369]+1;10)" office:value-type="float" office:value="8" calcext:value-type="float">
            <text:p>8</text:p>
          </table:table-cell>
        </table:table-row>
        <table:table-row table:style-name="ro1">
          <table:table-cell table:formula="of:=[.A370]+IF([.B371]&lt;[.B370];1;0)" office:value-type="float" office:value="37" calcext:value-type="float">
            <text:p>37</text:p>
          </table:table-cell>
          <table:table-cell table:formula="of:=MOD([.B370]+1;10)" office:value-type="float" office:value="9" calcext:value-type="float">
            <text:p>9</text:p>
          </table:table-cell>
        </table:table-row>
        <table:table-row table:style-name="ro1">
          <table:table-cell table:formula="of:=[.A371]+IF([.B372]&lt;[.B371];1;0)" office:value-type="float" office:value="38" calcext:value-type="float">
            <text:p>38</text:p>
          </table:table-cell>
          <table:table-cell table:formula="of:=MOD([.B371]+1;10)" office:value-type="float" office:value="0" calcext:value-type="float">
            <text:p>0</text:p>
          </table:table-cell>
        </table:table-row>
        <table:table-row table:style-name="ro1">
          <table:table-cell table:formula="of:=[.A372]+IF([.B373]&lt;[.B372];1;0)" office:value-type="float" office:value="38" calcext:value-type="float">
            <text:p>38</text:p>
          </table:table-cell>
          <table:table-cell table:formula="of:=MOD([.B372]+1;10)" office:value-type="float" office:value="1" calcext:value-type="float">
            <text:p>1</text:p>
          </table:table-cell>
        </table:table-row>
        <table:table-row table:style-name="ro1">
          <table:table-cell table:formula="of:=[.A373]+IF([.B374]&lt;[.B373];1;0)" office:value-type="float" office:value="38" calcext:value-type="float">
            <text:p>38</text:p>
          </table:table-cell>
          <table:table-cell table:formula="of:=MOD([.B373]+1;10)" office:value-type="float" office:value="2" calcext:value-type="float">
            <text:p>2</text:p>
          </table:table-cell>
        </table:table-row>
        <table:table-row table:style-name="ro1">
          <table:table-cell table:formula="of:=[.A374]+IF([.B375]&lt;[.B374];1;0)" office:value-type="float" office:value="38" calcext:value-type="float">
            <text:p>38</text:p>
          </table:table-cell>
          <table:table-cell table:formula="of:=MOD([.B374]+1;10)" office:value-type="float" office:value="3" calcext:value-type="float">
            <text:p>3</text:p>
          </table:table-cell>
        </table:table-row>
        <table:table-row table:style-name="ro1">
          <table:table-cell table:formula="of:=[.A375]+IF([.B376]&lt;[.B375];1;0)" office:value-type="float" office:value="38" calcext:value-type="float">
            <text:p>38</text:p>
          </table:table-cell>
          <table:table-cell table:formula="of:=MOD([.B375]+1;10)" office:value-type="float" office:value="4" calcext:value-type="float">
            <text:p>4</text:p>
          </table:table-cell>
        </table:table-row>
        <table:table-row table:style-name="ro1">
          <table:table-cell table:formula="of:=[.A376]+IF([.B377]&lt;[.B376];1;0)" office:value-type="float" office:value="38" calcext:value-type="float">
            <text:p>38</text:p>
          </table:table-cell>
          <table:table-cell table:formula="of:=MOD([.B376]+1;10)" office:value-type="float" office:value="5" calcext:value-type="float">
            <text:p>5</text:p>
          </table:table-cell>
        </table:table-row>
        <table:table-row table:style-name="ro1">
          <table:table-cell table:formula="of:=[.A377]+IF([.B378]&lt;[.B377];1;0)" office:value-type="float" office:value="38" calcext:value-type="float">
            <text:p>38</text:p>
          </table:table-cell>
          <table:table-cell table:formula="of:=MOD([.B377]+1;10)" office:value-type="float" office:value="6" calcext:value-type="float">
            <text:p>6</text:p>
          </table:table-cell>
        </table:table-row>
        <table:table-row table:style-name="ro1">
          <table:table-cell table:formula="of:=[.A378]+IF([.B379]&lt;[.B378];1;0)" office:value-type="float" office:value="38" calcext:value-type="float">
            <text:p>38</text:p>
          </table:table-cell>
          <table:table-cell table:formula="of:=MOD([.B378]+1;10)" office:value-type="float" office:value="7" calcext:value-type="float">
            <text:p>7</text:p>
          </table:table-cell>
        </table:table-row>
        <table:table-row table:style-name="ro1">
          <table:table-cell table:formula="of:=[.A379]+IF([.B380]&lt;[.B379];1;0)" office:value-type="float" office:value="38" calcext:value-type="float">
            <text:p>38</text:p>
          </table:table-cell>
          <table:table-cell table:formula="of:=MOD([.B379]+1;10)" office:value-type="float" office:value="8" calcext:value-type="float">
            <text:p>8</text:p>
          </table:table-cell>
        </table:table-row>
        <table:table-row table:style-name="ro1">
          <table:table-cell table:formula="of:=[.A380]+IF([.B381]&lt;[.B380];1;0)" office:value-type="float" office:value="38" calcext:value-type="float">
            <text:p>38</text:p>
          </table:table-cell>
          <table:table-cell table:formula="of:=MOD([.B380]+1;10)" office:value-type="float" office:value="9" calcext:value-type="float">
            <text:p>9</text:p>
          </table:table-cell>
        </table:table-row>
        <table:table-row table:style-name="ro1">
          <table:table-cell table:formula="of:=[.A381]+IF([.B382]&lt;[.B381];1;0)" office:value-type="float" office:value="39" calcext:value-type="float">
            <text:p>39</text:p>
          </table:table-cell>
          <table:table-cell table:formula="of:=MOD([.B381]+1;10)" office:value-type="float" office:value="0" calcext:value-type="float">
            <text:p>0</text:p>
          </table:table-cell>
        </table:table-row>
        <table:table-row table:style-name="ro1">
          <table:table-cell table:formula="of:=[.A382]+IF([.B383]&lt;[.B382];1;0)" office:value-type="float" office:value="39" calcext:value-type="float">
            <text:p>39</text:p>
          </table:table-cell>
          <table:table-cell table:formula="of:=MOD([.B382]+1;10)" office:value-type="float" office:value="1" calcext:value-type="float">
            <text:p>1</text:p>
          </table:table-cell>
        </table:table-row>
        <table:table-row table:style-name="ro1">
          <table:table-cell table:formula="of:=[.A383]+IF([.B384]&lt;[.B383];1;0)" office:value-type="float" office:value="39" calcext:value-type="float">
            <text:p>39</text:p>
          </table:table-cell>
          <table:table-cell table:formula="of:=MOD([.B383]+1;10)" office:value-type="float" office:value="2" calcext:value-type="float">
            <text:p>2</text:p>
          </table:table-cell>
        </table:table-row>
        <table:table-row table:style-name="ro1">
          <table:table-cell table:formula="of:=[.A384]+IF([.B385]&lt;[.B384];1;0)" office:value-type="float" office:value="39" calcext:value-type="float">
            <text:p>39</text:p>
          </table:table-cell>
          <table:table-cell table:formula="of:=MOD([.B384]+1;10)" office:value-type="float" office:value="3" calcext:value-type="float">
            <text:p>3</text:p>
          </table:table-cell>
        </table:table-row>
        <table:table-row table:style-name="ro1">
          <table:table-cell table:formula="of:=[.A385]+IF([.B386]&lt;[.B385];1;0)" office:value-type="float" office:value="39" calcext:value-type="float">
            <text:p>39</text:p>
          </table:table-cell>
          <table:table-cell table:formula="of:=MOD([.B385]+1;10)" office:value-type="float" office:value="4" calcext:value-type="float">
            <text:p>4</text:p>
          </table:table-cell>
        </table:table-row>
        <table:table-row table:style-name="ro1">
          <table:table-cell table:formula="of:=[.A386]+IF([.B387]&lt;[.B386];1;0)" office:value-type="float" office:value="39" calcext:value-type="float">
            <text:p>39</text:p>
          </table:table-cell>
          <table:table-cell table:formula="of:=MOD([.B386]+1;10)" office:value-type="float" office:value="5" calcext:value-type="float">
            <text:p>5</text:p>
          </table:table-cell>
        </table:table-row>
        <table:table-row table:style-name="ro1">
          <table:table-cell table:formula="of:=[.A387]+IF([.B388]&lt;[.B387];1;0)" office:value-type="float" office:value="39" calcext:value-type="float">
            <text:p>39</text:p>
          </table:table-cell>
          <table:table-cell table:formula="of:=MOD([.B387]+1;10)" office:value-type="float" office:value="6" calcext:value-type="float">
            <text:p>6</text:p>
          </table:table-cell>
        </table:table-row>
        <table:table-row table:style-name="ro1">
          <table:table-cell table:formula="of:=[.A388]+IF([.B389]&lt;[.B388];1;0)" office:value-type="float" office:value="39" calcext:value-type="float">
            <text:p>39</text:p>
          </table:table-cell>
          <table:table-cell table:formula="of:=MOD([.B388]+1;10)" office:value-type="float" office:value="7" calcext:value-type="float">
            <text:p>7</text:p>
          </table:table-cell>
        </table:table-row>
        <table:table-row table:style-name="ro1">
          <table:table-cell table:formula="of:=[.A389]+IF([.B390]&lt;[.B389];1;0)" office:value-type="float" office:value="39" calcext:value-type="float">
            <text:p>39</text:p>
          </table:table-cell>
          <table:table-cell table:formula="of:=MOD([.B389]+1;10)" office:value-type="float" office:value="8" calcext:value-type="float">
            <text:p>8</text:p>
          </table:table-cell>
        </table:table-row>
        <table:table-row table:style-name="ro1">
          <table:table-cell table:formula="of:=[.A390]+IF([.B391]&lt;[.B390];1;0)" office:value-type="float" office:value="39" calcext:value-type="float">
            <text:p>39</text:p>
          </table:table-cell>
          <table:table-cell table:formula="of:=MOD([.B390]+1;10)" office:value-type="float" office:value="9" calcext:value-type="float">
            <text:p>9</text:p>
          </table:table-cell>
        </table:table-row>
        <table:table-row table:style-name="ro1">
          <table:table-cell table:formula="of:=[.A391]+IF([.B392]&lt;[.B391];1;0)" office:value-type="float" office:value="40" calcext:value-type="float">
            <text:p>40</text:p>
          </table:table-cell>
          <table:table-cell table:formula="of:=MOD([.B391]+1;10)" office:value-type="float" office:value="0" calcext:value-type="float">
            <text:p>0</text:p>
          </table:table-cell>
        </table:table-row>
        <table:table-row table:style-name="ro1">
          <table:table-cell table:formula="of:=[.A392]+IF([.B393]&lt;[.B392];1;0)" office:value-type="float" office:value="40" calcext:value-type="float">
            <text:p>40</text:p>
          </table:table-cell>
          <table:table-cell table:formula="of:=MOD([.B392]+1;10)" office:value-type="float" office:value="1" calcext:value-type="float">
            <text:p>1</text:p>
          </table:table-cell>
        </table:table-row>
        <table:table-row table:style-name="ro1">
          <table:table-cell table:formula="of:=[.A393]+IF([.B394]&lt;[.B393];1;0)" office:value-type="float" office:value="40" calcext:value-type="float">
            <text:p>40</text:p>
          </table:table-cell>
          <table:table-cell table:formula="of:=MOD([.B393]+1;10)" office:value-type="float" office:value="2" calcext:value-type="float">
            <text:p>2</text:p>
          </table:table-cell>
        </table:table-row>
        <table:table-row table:style-name="ro1">
          <table:table-cell table:formula="of:=[.A394]+IF([.B395]&lt;[.B394];1;0)" office:value-type="float" office:value="40" calcext:value-type="float">
            <text:p>40</text:p>
          </table:table-cell>
          <table:table-cell table:formula="of:=MOD([.B394]+1;10)" office:value-type="float" office:value="3" calcext:value-type="float">
            <text:p>3</text:p>
          </table:table-cell>
        </table:table-row>
        <table:table-row table:style-name="ro1">
          <table:table-cell table:formula="of:=[.A395]+IF([.B396]&lt;[.B395];1;0)" office:value-type="float" office:value="40" calcext:value-type="float">
            <text:p>40</text:p>
          </table:table-cell>
          <table:table-cell table:formula="of:=MOD([.B395]+1;10)" office:value-type="float" office:value="4" calcext:value-type="float">
            <text:p>4</text:p>
          </table:table-cell>
        </table:table-row>
        <table:table-row table:style-name="ro1">
          <table:table-cell table:formula="of:=[.A396]+IF([.B397]&lt;[.B396];1;0)" office:value-type="float" office:value="40" calcext:value-type="float">
            <text:p>40</text:p>
          </table:table-cell>
          <table:table-cell table:formula="of:=MOD([.B396]+1;10)" office:value-type="float" office:value="5" calcext:value-type="float">
            <text:p>5</text:p>
          </table:table-cell>
        </table:table-row>
        <table:table-row table:style-name="ro1">
          <table:table-cell table:formula="of:=[.A397]+IF([.B398]&lt;[.B397];1;0)" office:value-type="float" office:value="40" calcext:value-type="float">
            <text:p>40</text:p>
          </table:table-cell>
          <table:table-cell table:formula="of:=MOD([.B397]+1;10)" office:value-type="float" office:value="6" calcext:value-type="float">
            <text:p>6</text:p>
          </table:table-cell>
        </table:table-row>
        <table:table-row table:style-name="ro1">
          <table:table-cell table:formula="of:=[.A398]+IF([.B399]&lt;[.B398];1;0)" office:value-type="float" office:value="40" calcext:value-type="float">
            <text:p>40</text:p>
          </table:table-cell>
          <table:table-cell table:formula="of:=MOD([.B398]+1;10)" office:value-type="float" office:value="7" calcext:value-type="float">
            <text:p>7</text:p>
          </table:table-cell>
        </table:table-row>
        <table:table-row table:style-name="ro1">
          <table:table-cell table:formula="of:=[.A399]+IF([.B400]&lt;[.B399];1;0)" office:value-type="float" office:value="40" calcext:value-type="float">
            <text:p>40</text:p>
          </table:table-cell>
          <table:table-cell table:formula="of:=MOD([.B399]+1;10)" office:value-type="float" office:value="8" calcext:value-type="float">
            <text:p>8</text:p>
          </table:table-cell>
        </table:table-row>
        <table:table-row table:style-name="ro1">
          <table:table-cell table:formula="of:=[.A400]+IF([.B401]&lt;[.B400];1;0)" office:value-type="float" office:value="40" calcext:value-type="float">
            <text:p>40</text:p>
          </table:table-cell>
          <table:table-cell table:formula="of:=MOD([.B400]+1;10)" office:value-type="float" office:value="9" calcext:value-type="float">
            <text:p>9</text:p>
          </table:table-cell>
        </table:table-row>
      </table:table>
      <table:table table:name="commands" table:style-name="ta1">
        <table:table-column table:style-name="co1" table:default-cell-style-name="Default"/>
        <table:table-row table:style-name="ro1">
          <table:table-cell table:formula="of:=CONCATENATE(&quot;mlpack_kmeans -i points.csv -m 10000 -c &quot;;[centroids.A2];&quot; -C centroids/&quot;; TEXT([centroids.A2];&quot;0&quot;);&quot;_&quot;;[centroids.B2];&quot;.txt&quot;; &quot; -o outputs/&quot;; TEXT([centroids.A2];&quot;0&quot;);&quot;_&quot;;[centroids.B2];&quot;.txt -s &quot;; [centroids.B2])" office:value-type="string" office:string-value="mlpack_kmeans -i points.csv -m 10000 -c 1 -C centroids/1_0.txt -o outputs/1_0.txt -s 0" calcext:value-type="string">
            <text:p>mlpack_kmeans -i points.csv -m 10000 -c 1 -C centroids/1_0.txt -o outputs/1_0.txt -s 0</text:p>
          </table:table-cell>
        </table:table-row>
        <table:table-row table:style-name="ro1">
          <table:table-cell table:formula="of:=CONCATENATE(&quot;mlpack_kmeans -i points.csv -m 10000 -c &quot;;[centroids.A3];&quot; -C centroids/&quot;; TEXT([centroids.A3];&quot;0&quot;);&quot;_&quot;;[centroids.B3];&quot;.txt&quot;; &quot; -o outputs/&quot;; TEXT([centroids.A3];&quot;0&quot;);&quot;_&quot;;[centroids.B3];&quot;.txt -s &quot;; [centroids.B3])" office:value-type="string" office:string-value="mlpack_kmeans -i points.csv -m 10000 -c 1 -C centroids/1_1.txt -o outputs/1_1.txt -s 1" calcext:value-type="string">
            <text:p>mlpack_kmeans -i points.csv -m 10000 -c 1 -C centroids/1_1.txt -o outputs/1_1.txt -s 1</text:p>
          </table:table-cell>
        </table:table-row>
        <table:table-row table:style-name="ro1">
          <table:table-cell table:formula="of:=CONCATENATE(&quot;mlpack_kmeans -i points.csv -m 10000 -c &quot;;[centroids.A4];&quot; -C centroids/&quot;; TEXT([centroids.A4];&quot;0&quot;);&quot;_&quot;;[centroids.B4];&quot;.txt&quot;; &quot; -o outputs/&quot;; TEXT([centroids.A4];&quot;0&quot;);&quot;_&quot;;[centroids.B4];&quot;.txt -s &quot;; [centroids.B4])" office:value-type="string" office:string-value="mlpack_kmeans -i points.csv -m 10000 -c 1 -C centroids/1_2.txt -o outputs/1_2.txt -s 2" calcext:value-type="string">
            <text:p>mlpack_kmeans -i points.csv -m 10000 -c 1 -C centroids/1_2.txt -o outputs/1_2.txt -s 2</text:p>
          </table:table-cell>
        </table:table-row>
        <table:table-row table:style-name="ro1">
          <table:table-cell table:formula="of:=CONCATENATE(&quot;mlpack_kmeans -i points.csv -m 10000 -c &quot;;[centroids.A5];&quot; -C centroids/&quot;; TEXT([centroids.A5];&quot;0&quot;);&quot;_&quot;;[centroids.B5];&quot;.txt&quot;; &quot; -o outputs/&quot;; TEXT([centroids.A5];&quot;0&quot;);&quot;_&quot;;[centroids.B5];&quot;.txt -s &quot;; [centroids.B5])" office:value-type="string" office:string-value="mlpack_kmeans -i points.csv -m 10000 -c 1 -C centroids/1_3.txt -o outputs/1_3.txt -s 3" calcext:value-type="string">
            <text:p>mlpack_kmeans -i points.csv -m 10000 -c 1 -C centroids/1_3.txt -o outputs/1_3.txt -s 3</text:p>
          </table:table-cell>
        </table:table-row>
        <table:table-row table:style-name="ro1">
          <table:table-cell table:formula="of:=CONCATENATE(&quot;mlpack_kmeans -i points.csv -m 10000 -c &quot;;[centroids.A6];&quot; -C centroids/&quot;; TEXT([centroids.A6];&quot;0&quot;);&quot;_&quot;;[centroids.B6];&quot;.txt&quot;; &quot; -o outputs/&quot;; TEXT([centroids.A6];&quot;0&quot;);&quot;_&quot;;[centroids.B6];&quot;.txt -s &quot;; [centroids.B6])" office:value-type="string" office:string-value="mlpack_kmeans -i points.csv -m 10000 -c 1 -C centroids/1_4.txt -o outputs/1_4.txt -s 4" calcext:value-type="string">
            <text:p>mlpack_kmeans -i points.csv -m 10000 -c 1 -C centroids/1_4.txt -o outputs/1_4.txt -s 4</text:p>
          </table:table-cell>
        </table:table-row>
        <table:table-row table:style-name="ro1">
          <table:table-cell table:formula="of:=CONCATENATE(&quot;mlpack_kmeans -i points.csv -m 10000 -c &quot;;[centroids.A7];&quot; -C centroids/&quot;; TEXT([centroids.A7];&quot;0&quot;);&quot;_&quot;;[centroids.B7];&quot;.txt&quot;; &quot; -o outputs/&quot;; TEXT([centroids.A7];&quot;0&quot;);&quot;_&quot;;[centroids.B7];&quot;.txt -s &quot;; [centroids.B7])" office:value-type="string" office:string-value="mlpack_kmeans -i points.csv -m 10000 -c 1 -C centroids/1_5.txt -o outputs/1_5.txt -s 5" calcext:value-type="string">
            <text:p>mlpack_kmeans -i points.csv -m 10000 -c 1 -C centroids/1_5.txt -o outputs/1_5.txt -s 5</text:p>
          </table:table-cell>
        </table:table-row>
        <table:table-row table:style-name="ro1">
          <table:table-cell table:formula="of:=CONCATENATE(&quot;mlpack_kmeans -i points.csv -m 10000 -c &quot;;[centroids.A8];&quot; -C centroids/&quot;; TEXT([centroids.A8];&quot;0&quot;);&quot;_&quot;;[centroids.B8];&quot;.txt&quot;; &quot; -o outputs/&quot;; TEXT([centroids.A8];&quot;0&quot;);&quot;_&quot;;[centroids.B8];&quot;.txt -s &quot;; [centroids.B8])" office:value-type="string" office:string-value="mlpack_kmeans -i points.csv -m 10000 -c 1 -C centroids/1_6.txt -o outputs/1_6.txt -s 6" calcext:value-type="string">
            <text:p>mlpack_kmeans -i points.csv -m 10000 -c 1 -C centroids/1_6.txt -o outputs/1_6.txt -s 6</text:p>
          </table:table-cell>
        </table:table-row>
        <table:table-row table:style-name="ro1">
          <table:table-cell table:formula="of:=CONCATENATE(&quot;mlpack_kmeans -i points.csv -m 10000 -c &quot;;[centroids.A9];&quot; -C centroids/&quot;; TEXT([centroids.A9];&quot;0&quot;);&quot;_&quot;;[centroids.B9];&quot;.txt&quot;; &quot; -o outputs/&quot;; TEXT([centroids.A9];&quot;0&quot;);&quot;_&quot;;[centroids.B9];&quot;.txt -s &quot;; [centroids.B9])" office:value-type="string" office:string-value="mlpack_kmeans -i points.csv -m 10000 -c 1 -C centroids/1_7.txt -o outputs/1_7.txt -s 7" calcext:value-type="string">
            <text:p>mlpack_kmeans -i points.csv -m 10000 -c 1 -C centroids/1_7.txt -o outputs/1_7.txt -s 7</text:p>
          </table:table-cell>
        </table:table-row>
        <table:table-row table:style-name="ro1">
          <table:table-cell table:formula="of:=CONCATENATE(&quot;mlpack_kmeans -i points.csv -m 10000 -c &quot;;[centroids.A10];&quot; -C centroids/&quot;; TEXT([centroids.A10];&quot;0&quot;);&quot;_&quot;;[centroids.B10];&quot;.txt&quot;; &quot; -o outputs/&quot;; TEXT([centroids.A10];&quot;0&quot;);&quot;_&quot;;[centroids.B10];&quot;.txt -s &quot;; [centroids.B10])" office:value-type="string" office:string-value="mlpack_kmeans -i points.csv -m 10000 -c 1 -C centroids/1_8.txt -o outputs/1_8.txt -s 8" calcext:value-type="string">
            <text:p>mlpack_kmeans -i points.csv -m 10000 -c 1 -C centroids/1_8.txt -o outputs/1_8.txt -s 8</text:p>
          </table:table-cell>
        </table:table-row>
        <table:table-row table:style-name="ro1">
          <table:table-cell table:formula="of:=CONCATENATE(&quot;mlpack_kmeans -i points.csv -m 10000 -c &quot;;[centroids.A11];&quot; -C centroids/&quot;; TEXT([centroids.A11];&quot;0&quot;);&quot;_&quot;;[centroids.B11];&quot;.txt&quot;; &quot; -o outputs/&quot;; TEXT([centroids.A11];&quot;0&quot;);&quot;_&quot;;[centroids.B11];&quot;.txt -s &quot;; [centroids.B11])" office:value-type="string" office:string-value="mlpack_kmeans -i points.csv -m 10000 -c 1 -C centroids/1_9.txt -o outputs/1_9.txt -s 9" calcext:value-type="string">
            <text:p>mlpack_kmeans -i points.csv -m 10000 -c 1 -C centroids/1_9.txt -o outputs/1_9.txt -s 9</text:p>
          </table:table-cell>
        </table:table-row>
        <table:table-row table:style-name="ro1">
          <table:table-cell table:formula="of:=CONCATENATE(&quot;mlpack_kmeans -i points.csv -m 10000 -c &quot;;[centroids.A12];&quot; -C centroids/&quot;; TEXT([centroids.A12];&quot;0&quot;);&quot;_&quot;;[centroids.B12];&quot;.txt&quot;; &quot; -o outputs/&quot;; TEXT([centroids.A12];&quot;0&quot;);&quot;_&quot;;[centroids.B12];&quot;.txt -s &quot;; [centroids.B12])" office:value-type="string" office:string-value="mlpack_kmeans -i points.csv -m 10000 -c 2 -C centroids/2_0.txt -o outputs/2_0.txt -s 0" calcext:value-type="string">
            <text:p>mlpack_kmeans -i points.csv -m 10000 -c 2 -C centroids/2_0.txt -o outputs/2_0.txt -s 0</text:p>
          </table:table-cell>
        </table:table-row>
        <table:table-row table:style-name="ro1">
          <table:table-cell table:formula="of:=CONCATENATE(&quot;mlpack_kmeans -i points.csv -m 10000 -c &quot;;[centroids.A13];&quot; -C centroids/&quot;; TEXT([centroids.A13];&quot;0&quot;);&quot;_&quot;;[centroids.B13];&quot;.txt&quot;; &quot; -o outputs/&quot;; TEXT([centroids.A13];&quot;0&quot;);&quot;_&quot;;[centroids.B13];&quot;.txt -s &quot;; [centroids.B13])" office:value-type="string" office:string-value="mlpack_kmeans -i points.csv -m 10000 -c 2 -C centroids/2_1.txt -o outputs/2_1.txt -s 1" calcext:value-type="string">
            <text:p>mlpack_kmeans -i points.csv -m 10000 -c 2 -C centroids/2_1.txt -o outputs/2_1.txt -s 1</text:p>
          </table:table-cell>
        </table:table-row>
        <table:table-row table:style-name="ro1">
          <table:table-cell table:formula="of:=CONCATENATE(&quot;mlpack_kmeans -i points.csv -m 10000 -c &quot;;[centroids.A14];&quot; -C centroids/&quot;; TEXT([centroids.A14];&quot;0&quot;);&quot;_&quot;;[centroids.B14];&quot;.txt&quot;; &quot; -o outputs/&quot;; TEXT([centroids.A14];&quot;0&quot;);&quot;_&quot;;[centroids.B14];&quot;.txt -s &quot;; [centroids.B14])" office:value-type="string" office:string-value="mlpack_kmeans -i points.csv -m 10000 -c 2 -C centroids/2_2.txt -o outputs/2_2.txt -s 2" calcext:value-type="string">
            <text:p>mlpack_kmeans -i points.csv -m 10000 -c 2 -C centroids/2_2.txt -o outputs/2_2.txt -s 2</text:p>
          </table:table-cell>
        </table:table-row>
        <table:table-row table:style-name="ro1">
          <table:table-cell table:formula="of:=CONCATENATE(&quot;mlpack_kmeans -i points.csv -m 10000 -c &quot;;[centroids.A15];&quot; -C centroids/&quot;; TEXT([centroids.A15];&quot;0&quot;);&quot;_&quot;;[centroids.B15];&quot;.txt&quot;; &quot; -o outputs/&quot;; TEXT([centroids.A15];&quot;0&quot;);&quot;_&quot;;[centroids.B15];&quot;.txt -s &quot;; [centroids.B15])" office:value-type="string" office:string-value="mlpack_kmeans -i points.csv -m 10000 -c 2 -C centroids/2_3.txt -o outputs/2_3.txt -s 3" calcext:value-type="string">
            <text:p>mlpack_kmeans -i points.csv -m 10000 -c 2 -C centroids/2_3.txt -o outputs/2_3.txt -s 3</text:p>
          </table:table-cell>
        </table:table-row>
        <table:table-row table:style-name="ro1">
          <table:table-cell table:formula="of:=CONCATENATE(&quot;mlpack_kmeans -i points.csv -m 10000 -c &quot;;[centroids.A16];&quot; -C centroids/&quot;; TEXT([centroids.A16];&quot;0&quot;);&quot;_&quot;;[centroids.B16];&quot;.txt&quot;; &quot; -o outputs/&quot;; TEXT([centroids.A16];&quot;0&quot;);&quot;_&quot;;[centroids.B16];&quot;.txt -s &quot;; [centroids.B16])" office:value-type="string" office:string-value="mlpack_kmeans -i points.csv -m 10000 -c 2 -C centroids/2_4.txt -o outputs/2_4.txt -s 4" calcext:value-type="string">
            <text:p>mlpack_kmeans -i points.csv -m 10000 -c 2 -C centroids/2_4.txt -o outputs/2_4.txt -s 4</text:p>
          </table:table-cell>
        </table:table-row>
        <table:table-row table:style-name="ro1">
          <table:table-cell table:formula="of:=CONCATENATE(&quot;mlpack_kmeans -i points.csv -m 10000 -c &quot;;[centroids.A17];&quot; -C centroids/&quot;; TEXT([centroids.A17];&quot;0&quot;);&quot;_&quot;;[centroids.B17];&quot;.txt&quot;; &quot; -o outputs/&quot;; TEXT([centroids.A17];&quot;0&quot;);&quot;_&quot;;[centroids.B17];&quot;.txt -s &quot;; [centroids.B17])" office:value-type="string" office:string-value="mlpack_kmeans -i points.csv -m 10000 -c 2 -C centroids/2_5.txt -o outputs/2_5.txt -s 5" calcext:value-type="string">
            <text:p>mlpack_kmeans -i points.csv -m 10000 -c 2 -C centroids/2_5.txt -o outputs/2_5.txt -s 5</text:p>
          </table:table-cell>
        </table:table-row>
        <table:table-row table:style-name="ro1">
          <table:table-cell table:formula="of:=CONCATENATE(&quot;mlpack_kmeans -i points.csv -m 10000 -c &quot;;[centroids.A18];&quot; -C centroids/&quot;; TEXT([centroids.A18];&quot;0&quot;);&quot;_&quot;;[centroids.B18];&quot;.txt&quot;; &quot; -o outputs/&quot;; TEXT([centroids.A18];&quot;0&quot;);&quot;_&quot;;[centroids.B18];&quot;.txt -s &quot;; [centroids.B18])" office:value-type="string" office:string-value="mlpack_kmeans -i points.csv -m 10000 -c 2 -C centroids/2_6.txt -o outputs/2_6.txt -s 6" calcext:value-type="string">
            <text:p>mlpack_kmeans -i points.csv -m 10000 -c 2 -C centroids/2_6.txt -o outputs/2_6.txt -s 6</text:p>
          </table:table-cell>
        </table:table-row>
        <table:table-row table:style-name="ro1">
          <table:table-cell table:formula="of:=CONCATENATE(&quot;mlpack_kmeans -i points.csv -m 10000 -c &quot;;[centroids.A19];&quot; -C centroids/&quot;; TEXT([centroids.A19];&quot;0&quot;);&quot;_&quot;;[centroids.B19];&quot;.txt&quot;; &quot; -o outputs/&quot;; TEXT([centroids.A19];&quot;0&quot;);&quot;_&quot;;[centroids.B19];&quot;.txt -s &quot;; [centroids.B19])" office:value-type="string" office:string-value="mlpack_kmeans -i points.csv -m 10000 -c 2 -C centroids/2_7.txt -o outputs/2_7.txt -s 7" calcext:value-type="string">
            <text:p>mlpack_kmeans -i points.csv -m 10000 -c 2 -C centroids/2_7.txt -o outputs/2_7.txt -s 7</text:p>
          </table:table-cell>
        </table:table-row>
        <table:table-row table:style-name="ro1">
          <table:table-cell table:formula="of:=CONCATENATE(&quot;mlpack_kmeans -i points.csv -m 10000 -c &quot;;[centroids.A20];&quot; -C centroids/&quot;; TEXT([centroids.A20];&quot;0&quot;);&quot;_&quot;;[centroids.B20];&quot;.txt&quot;; &quot; -o outputs/&quot;; TEXT([centroids.A20];&quot;0&quot;);&quot;_&quot;;[centroids.B20];&quot;.txt -s &quot;; [centroids.B20])" office:value-type="string" office:string-value="mlpack_kmeans -i points.csv -m 10000 -c 2 -C centroids/2_8.txt -o outputs/2_8.txt -s 8" calcext:value-type="string">
            <text:p>mlpack_kmeans -i points.csv -m 10000 -c 2 -C centroids/2_8.txt -o outputs/2_8.txt -s 8</text:p>
          </table:table-cell>
        </table:table-row>
        <table:table-row table:style-name="ro1">
          <table:table-cell table:formula="of:=CONCATENATE(&quot;mlpack_kmeans -i points.csv -m 10000 -c &quot;;[centroids.A21];&quot; -C centroids/&quot;; TEXT([centroids.A21];&quot;0&quot;);&quot;_&quot;;[centroids.B21];&quot;.txt&quot;; &quot; -o outputs/&quot;; TEXT([centroids.A21];&quot;0&quot;);&quot;_&quot;;[centroids.B21];&quot;.txt -s &quot;; [centroids.B21])" office:value-type="string" office:string-value="mlpack_kmeans -i points.csv -m 10000 -c 2 -C centroids/2_9.txt -o outputs/2_9.txt -s 9" calcext:value-type="string">
            <text:p>mlpack_kmeans -i points.csv -m 10000 -c 2 -C centroids/2_9.txt -o outputs/2_9.txt -s 9</text:p>
          </table:table-cell>
        </table:table-row>
        <table:table-row table:style-name="ro1">
          <table:table-cell table:formula="of:=CONCATENATE(&quot;mlpack_kmeans -i points.csv -m 10000 -c &quot;;[centroids.A22];&quot; -C centroids/&quot;; TEXT([centroids.A22];&quot;0&quot;);&quot;_&quot;;[centroids.B22];&quot;.txt&quot;; &quot; -o outputs/&quot;; TEXT([centroids.A22];&quot;0&quot;);&quot;_&quot;;[centroids.B22];&quot;.txt -s &quot;; [centroids.B22])" office:value-type="string" office:string-value="mlpack_kmeans -i points.csv -m 10000 -c 3 -C centroids/3_0.txt -o outputs/3_0.txt -s 0" calcext:value-type="string">
            <text:p>mlpack_kmeans -i points.csv -m 10000 -c 3 -C centroids/3_0.txt -o outputs/3_0.txt -s 0</text:p>
          </table:table-cell>
        </table:table-row>
        <table:table-row table:style-name="ro1">
          <table:table-cell table:formula="of:=CONCATENATE(&quot;mlpack_kmeans -i points.csv -m 10000 -c &quot;;[centroids.A23];&quot; -C centroids/&quot;; TEXT([centroids.A23];&quot;0&quot;);&quot;_&quot;;[centroids.B23];&quot;.txt&quot;; &quot; -o outputs/&quot;; TEXT([centroids.A23];&quot;0&quot;);&quot;_&quot;;[centroids.B23];&quot;.txt -s &quot;; [centroids.B23])" office:value-type="string" office:string-value="mlpack_kmeans -i points.csv -m 10000 -c 3 -C centroids/3_1.txt -o outputs/3_1.txt -s 1" calcext:value-type="string">
            <text:p>mlpack_kmeans -i points.csv -m 10000 -c 3 -C centroids/3_1.txt -o outputs/3_1.txt -s 1</text:p>
          </table:table-cell>
        </table:table-row>
        <table:table-row table:style-name="ro1">
          <table:table-cell table:formula="of:=CONCATENATE(&quot;mlpack_kmeans -i points.csv -m 10000 -c &quot;;[centroids.A24];&quot; -C centroids/&quot;; TEXT([centroids.A24];&quot;0&quot;);&quot;_&quot;;[centroids.B24];&quot;.txt&quot;; &quot; -o outputs/&quot;; TEXT([centroids.A24];&quot;0&quot;);&quot;_&quot;;[centroids.B24];&quot;.txt -s &quot;; [centroids.B24])" office:value-type="string" office:string-value="mlpack_kmeans -i points.csv -m 10000 -c 3 -C centroids/3_2.txt -o outputs/3_2.txt -s 2" calcext:value-type="string">
            <text:p>mlpack_kmeans -i points.csv -m 10000 -c 3 -C centroids/3_2.txt -o outputs/3_2.txt -s 2</text:p>
          </table:table-cell>
        </table:table-row>
        <table:table-row table:style-name="ro1">
          <table:table-cell table:formula="of:=CONCATENATE(&quot;mlpack_kmeans -i points.csv -m 10000 -c &quot;;[centroids.A25];&quot; -C centroids/&quot;; TEXT([centroids.A25];&quot;0&quot;);&quot;_&quot;;[centroids.B25];&quot;.txt&quot;; &quot; -o outputs/&quot;; TEXT([centroids.A25];&quot;0&quot;);&quot;_&quot;;[centroids.B25];&quot;.txt -s &quot;; [centroids.B25])" office:value-type="string" office:string-value="mlpack_kmeans -i points.csv -m 10000 -c 3 -C centroids/3_3.txt -o outputs/3_3.txt -s 3" calcext:value-type="string">
            <text:p>mlpack_kmeans -i points.csv -m 10000 -c 3 -C centroids/3_3.txt -o outputs/3_3.txt -s 3</text:p>
          </table:table-cell>
        </table:table-row>
        <table:table-row table:style-name="ro1">
          <table:table-cell table:formula="of:=CONCATENATE(&quot;mlpack_kmeans -i points.csv -m 10000 -c &quot;;[centroids.A26];&quot; -C centroids/&quot;; TEXT([centroids.A26];&quot;0&quot;);&quot;_&quot;;[centroids.B26];&quot;.txt&quot;; &quot; -o outputs/&quot;; TEXT([centroids.A26];&quot;0&quot;);&quot;_&quot;;[centroids.B26];&quot;.txt -s &quot;; [centroids.B26])" office:value-type="string" office:string-value="mlpack_kmeans -i points.csv -m 10000 -c 3 -C centroids/3_4.txt -o outputs/3_4.txt -s 4" calcext:value-type="string">
            <text:p>mlpack_kmeans -i points.csv -m 10000 -c 3 -C centroids/3_4.txt -o outputs/3_4.txt -s 4</text:p>
          </table:table-cell>
        </table:table-row>
        <table:table-row table:style-name="ro1">
          <table:table-cell table:formula="of:=CONCATENATE(&quot;mlpack_kmeans -i points.csv -m 10000 -c &quot;;[centroids.A27];&quot; -C centroids/&quot;; TEXT([centroids.A27];&quot;0&quot;);&quot;_&quot;;[centroids.B27];&quot;.txt&quot;; &quot; -o outputs/&quot;; TEXT([centroids.A27];&quot;0&quot;);&quot;_&quot;;[centroids.B27];&quot;.txt -s &quot;; [centroids.B27])" office:value-type="string" office:string-value="mlpack_kmeans -i points.csv -m 10000 -c 3 -C centroids/3_5.txt -o outputs/3_5.txt -s 5" calcext:value-type="string">
            <text:p>mlpack_kmeans -i points.csv -m 10000 -c 3 -C centroids/3_5.txt -o outputs/3_5.txt -s 5</text:p>
          </table:table-cell>
        </table:table-row>
        <table:table-row table:style-name="ro1">
          <table:table-cell table:formula="of:=CONCATENATE(&quot;mlpack_kmeans -i points.csv -m 10000 -c &quot;;[centroids.A28];&quot; -C centroids/&quot;; TEXT([centroids.A28];&quot;0&quot;);&quot;_&quot;;[centroids.B28];&quot;.txt&quot;; &quot; -o outputs/&quot;; TEXT([centroids.A28];&quot;0&quot;);&quot;_&quot;;[centroids.B28];&quot;.txt -s &quot;; [centroids.B28])" office:value-type="string" office:string-value="mlpack_kmeans -i points.csv -m 10000 -c 3 -C centroids/3_6.txt -o outputs/3_6.txt -s 6" calcext:value-type="string">
            <text:p>mlpack_kmeans -i points.csv -m 10000 -c 3 -C centroids/3_6.txt -o outputs/3_6.txt -s 6</text:p>
          </table:table-cell>
        </table:table-row>
        <table:table-row table:style-name="ro1">
          <table:table-cell table:formula="of:=CONCATENATE(&quot;mlpack_kmeans -i points.csv -m 10000 -c &quot;;[centroids.A29];&quot; -C centroids/&quot;; TEXT([centroids.A29];&quot;0&quot;);&quot;_&quot;;[centroids.B29];&quot;.txt&quot;; &quot; -o outputs/&quot;; TEXT([centroids.A29];&quot;0&quot;);&quot;_&quot;;[centroids.B29];&quot;.txt -s &quot;; [centroids.B29])" office:value-type="string" office:string-value="mlpack_kmeans -i points.csv -m 10000 -c 3 -C centroids/3_7.txt -o outputs/3_7.txt -s 7" calcext:value-type="string">
            <text:p>mlpack_kmeans -i points.csv -m 10000 -c 3 -C centroids/3_7.txt -o outputs/3_7.txt -s 7</text:p>
          </table:table-cell>
        </table:table-row>
        <table:table-row table:style-name="ro1">
          <table:table-cell table:formula="of:=CONCATENATE(&quot;mlpack_kmeans -i points.csv -m 10000 -c &quot;;[centroids.A30];&quot; -C centroids/&quot;; TEXT([centroids.A30];&quot;0&quot;);&quot;_&quot;;[centroids.B30];&quot;.txt&quot;; &quot; -o outputs/&quot;; TEXT([centroids.A30];&quot;0&quot;);&quot;_&quot;;[centroids.B30];&quot;.txt -s &quot;; [centroids.B30])" office:value-type="string" office:string-value="mlpack_kmeans -i points.csv -m 10000 -c 3 -C centroids/3_8.txt -o outputs/3_8.txt -s 8" calcext:value-type="string">
            <text:p>mlpack_kmeans -i points.csv -m 10000 -c 3 -C centroids/3_8.txt -o outputs/3_8.txt -s 8</text:p>
          </table:table-cell>
        </table:table-row>
        <table:table-row table:style-name="ro1">
          <table:table-cell table:formula="of:=CONCATENATE(&quot;mlpack_kmeans -i points.csv -m 10000 -c &quot;;[centroids.A31];&quot; -C centroids/&quot;; TEXT([centroids.A31];&quot;0&quot;);&quot;_&quot;;[centroids.B31];&quot;.txt&quot;; &quot; -o outputs/&quot;; TEXT([centroids.A31];&quot;0&quot;);&quot;_&quot;;[centroids.B31];&quot;.txt -s &quot;; [centroids.B31])" office:value-type="string" office:string-value="mlpack_kmeans -i points.csv -m 10000 -c 3 -C centroids/3_9.txt -o outputs/3_9.txt -s 9" calcext:value-type="string">
            <text:p>mlpack_kmeans -i points.csv -m 10000 -c 3 -C centroids/3_9.txt -o outputs/3_9.txt -s 9</text:p>
          </table:table-cell>
        </table:table-row>
        <table:table-row table:style-name="ro1">
          <table:table-cell table:formula="of:=CONCATENATE(&quot;mlpack_kmeans -i points.csv -m 10000 -c &quot;;[centroids.A32];&quot; -C centroids/&quot;; TEXT([centroids.A32];&quot;0&quot;);&quot;_&quot;;[centroids.B32];&quot;.txt&quot;; &quot; -o outputs/&quot;; TEXT([centroids.A32];&quot;0&quot;);&quot;_&quot;;[centroids.B32];&quot;.txt -s &quot;; [centroids.B32])" office:value-type="string" office:string-value="mlpack_kmeans -i points.csv -m 10000 -c 4 -C centroids/4_0.txt -o outputs/4_0.txt -s 0" calcext:value-type="string">
            <text:p>mlpack_kmeans -i points.csv -m 10000 -c 4 -C centroids/4_0.txt -o outputs/4_0.txt -s 0</text:p>
          </table:table-cell>
        </table:table-row>
        <table:table-row table:style-name="ro1">
          <table:table-cell table:formula="of:=CONCATENATE(&quot;mlpack_kmeans -i points.csv -m 10000 -c &quot;;[centroids.A33];&quot; -C centroids/&quot;; TEXT([centroids.A33];&quot;0&quot;);&quot;_&quot;;[centroids.B33];&quot;.txt&quot;; &quot; -o outputs/&quot;; TEXT([centroids.A33];&quot;0&quot;);&quot;_&quot;;[centroids.B33];&quot;.txt -s &quot;; [centroids.B33])" office:value-type="string" office:string-value="mlpack_kmeans -i points.csv -m 10000 -c 4 -C centroids/4_1.txt -o outputs/4_1.txt -s 1" calcext:value-type="string">
            <text:p>mlpack_kmeans -i points.csv -m 10000 -c 4 -C centroids/4_1.txt -o outputs/4_1.txt -s 1</text:p>
          </table:table-cell>
        </table:table-row>
        <table:table-row table:style-name="ro1">
          <table:table-cell table:formula="of:=CONCATENATE(&quot;mlpack_kmeans -i points.csv -m 10000 -c &quot;;[centroids.A34];&quot; -C centroids/&quot;; TEXT([centroids.A34];&quot;0&quot;);&quot;_&quot;;[centroids.B34];&quot;.txt&quot;; &quot; -o outputs/&quot;; TEXT([centroids.A34];&quot;0&quot;);&quot;_&quot;;[centroids.B34];&quot;.txt -s &quot;; [centroids.B34])" office:value-type="string" office:string-value="mlpack_kmeans -i points.csv -m 10000 -c 4 -C centroids/4_2.txt -o outputs/4_2.txt -s 2" calcext:value-type="string">
            <text:p>mlpack_kmeans -i points.csv -m 10000 -c 4 -C centroids/4_2.txt -o outputs/4_2.txt -s 2</text:p>
          </table:table-cell>
        </table:table-row>
        <table:table-row table:style-name="ro1">
          <table:table-cell table:formula="of:=CONCATENATE(&quot;mlpack_kmeans -i points.csv -m 10000 -c &quot;;[centroids.A35];&quot; -C centroids/&quot;; TEXT([centroids.A35];&quot;0&quot;);&quot;_&quot;;[centroids.B35];&quot;.txt&quot;; &quot; -o outputs/&quot;; TEXT([centroids.A35];&quot;0&quot;);&quot;_&quot;;[centroids.B35];&quot;.txt -s &quot;; [centroids.B35])" office:value-type="string" office:string-value="mlpack_kmeans -i points.csv -m 10000 -c 4 -C centroids/4_3.txt -o outputs/4_3.txt -s 3" calcext:value-type="string">
            <text:p>mlpack_kmeans -i points.csv -m 10000 -c 4 -C centroids/4_3.txt -o outputs/4_3.txt -s 3</text:p>
          </table:table-cell>
        </table:table-row>
        <table:table-row table:style-name="ro1">
          <table:table-cell table:formula="of:=CONCATENATE(&quot;mlpack_kmeans -i points.csv -m 10000 -c &quot;;[centroids.A36];&quot; -C centroids/&quot;; TEXT([centroids.A36];&quot;0&quot;);&quot;_&quot;;[centroids.B36];&quot;.txt&quot;; &quot; -o outputs/&quot;; TEXT([centroids.A36];&quot;0&quot;);&quot;_&quot;;[centroids.B36];&quot;.txt -s &quot;; [centroids.B36])" office:value-type="string" office:string-value="mlpack_kmeans -i points.csv -m 10000 -c 4 -C centroids/4_4.txt -o outputs/4_4.txt -s 4" calcext:value-type="string">
            <text:p>mlpack_kmeans -i points.csv -m 10000 -c 4 -C centroids/4_4.txt -o outputs/4_4.txt -s 4</text:p>
          </table:table-cell>
        </table:table-row>
        <table:table-row table:style-name="ro1">
          <table:table-cell table:formula="of:=CONCATENATE(&quot;mlpack_kmeans -i points.csv -m 10000 -c &quot;;[centroids.A37];&quot; -C centroids/&quot;; TEXT([centroids.A37];&quot;0&quot;);&quot;_&quot;;[centroids.B37];&quot;.txt&quot;; &quot; -o outputs/&quot;; TEXT([centroids.A37];&quot;0&quot;);&quot;_&quot;;[centroids.B37];&quot;.txt -s &quot;; [centroids.B37])" office:value-type="string" office:string-value="mlpack_kmeans -i points.csv -m 10000 -c 4 -C centroids/4_5.txt -o outputs/4_5.txt -s 5" calcext:value-type="string">
            <text:p>mlpack_kmeans -i points.csv -m 10000 -c 4 -C centroids/4_5.txt -o outputs/4_5.txt -s 5</text:p>
          </table:table-cell>
        </table:table-row>
        <table:table-row table:style-name="ro1">
          <table:table-cell table:formula="of:=CONCATENATE(&quot;mlpack_kmeans -i points.csv -m 10000 -c &quot;;[centroids.A38];&quot; -C centroids/&quot;; TEXT([centroids.A38];&quot;0&quot;);&quot;_&quot;;[centroids.B38];&quot;.txt&quot;; &quot; -o outputs/&quot;; TEXT([centroids.A38];&quot;0&quot;);&quot;_&quot;;[centroids.B38];&quot;.txt -s &quot;; [centroids.B38])" office:value-type="string" office:string-value="mlpack_kmeans -i points.csv -m 10000 -c 4 -C centroids/4_6.txt -o outputs/4_6.txt -s 6" calcext:value-type="string">
            <text:p>mlpack_kmeans -i points.csv -m 10000 -c 4 -C centroids/4_6.txt -o outputs/4_6.txt -s 6</text:p>
          </table:table-cell>
        </table:table-row>
        <table:table-row table:style-name="ro1">
          <table:table-cell table:formula="of:=CONCATENATE(&quot;mlpack_kmeans -i points.csv -m 10000 -c &quot;;[centroids.A39];&quot; -C centroids/&quot;; TEXT([centroids.A39];&quot;0&quot;);&quot;_&quot;;[centroids.B39];&quot;.txt&quot;; &quot; -o outputs/&quot;; TEXT([centroids.A39];&quot;0&quot;);&quot;_&quot;;[centroids.B39];&quot;.txt -s &quot;; [centroids.B39])" office:value-type="string" office:string-value="mlpack_kmeans -i points.csv -m 10000 -c 4 -C centroids/4_7.txt -o outputs/4_7.txt -s 7" calcext:value-type="string">
            <text:p>mlpack_kmeans -i points.csv -m 10000 -c 4 -C centroids/4_7.txt -o outputs/4_7.txt -s 7</text:p>
          </table:table-cell>
        </table:table-row>
        <table:table-row table:style-name="ro1">
          <table:table-cell table:formula="of:=CONCATENATE(&quot;mlpack_kmeans -i points.csv -m 10000 -c &quot;;[centroids.A40];&quot; -C centroids/&quot;; TEXT([centroids.A40];&quot;0&quot;);&quot;_&quot;;[centroids.B40];&quot;.txt&quot;; &quot; -o outputs/&quot;; TEXT([centroids.A40];&quot;0&quot;);&quot;_&quot;;[centroids.B40];&quot;.txt -s &quot;; [centroids.B40])" office:value-type="string" office:string-value="mlpack_kmeans -i points.csv -m 10000 -c 4 -C centroids/4_8.txt -o outputs/4_8.txt -s 8" calcext:value-type="string">
            <text:p>mlpack_kmeans -i points.csv -m 10000 -c 4 -C centroids/4_8.txt -o outputs/4_8.txt -s 8</text:p>
          </table:table-cell>
        </table:table-row>
        <table:table-row table:style-name="ro1">
          <table:table-cell table:formula="of:=CONCATENATE(&quot;mlpack_kmeans -i points.csv -m 10000 -c &quot;;[centroids.A41];&quot; -C centroids/&quot;; TEXT([centroids.A41];&quot;0&quot;);&quot;_&quot;;[centroids.B41];&quot;.txt&quot;; &quot; -o outputs/&quot;; TEXT([centroids.A41];&quot;0&quot;);&quot;_&quot;;[centroids.B41];&quot;.txt -s &quot;; [centroids.B41])" office:value-type="string" office:string-value="mlpack_kmeans -i points.csv -m 10000 -c 4 -C centroids/4_9.txt -o outputs/4_9.txt -s 9" calcext:value-type="string">
            <text:p>mlpack_kmeans -i points.csv -m 10000 -c 4 -C centroids/4_9.txt -o outputs/4_9.txt -s 9</text:p>
          </table:table-cell>
        </table:table-row>
        <table:table-row table:style-name="ro1">
          <table:table-cell table:formula="of:=CONCATENATE(&quot;mlpack_kmeans -i points.csv -m 10000 -c &quot;;[centroids.A42];&quot; -C centroids/&quot;; TEXT([centroids.A42];&quot;0&quot;);&quot;_&quot;;[centroids.B42];&quot;.txt&quot;; &quot; -o outputs/&quot;; TEXT([centroids.A42];&quot;0&quot;);&quot;_&quot;;[centroids.B42];&quot;.txt -s &quot;; [centroids.B42])" office:value-type="string" office:string-value="mlpack_kmeans -i points.csv -m 10000 -c 5 -C centroids/5_0.txt -o outputs/5_0.txt -s 0" calcext:value-type="string">
            <text:p>mlpack_kmeans -i points.csv -m 10000 -c 5 -C centroids/5_0.txt -o outputs/5_0.txt -s 0</text:p>
          </table:table-cell>
        </table:table-row>
        <table:table-row table:style-name="ro1">
          <table:table-cell table:formula="of:=CONCATENATE(&quot;mlpack_kmeans -i points.csv -m 10000 -c &quot;;[centroids.A43];&quot; -C centroids/&quot;; TEXT([centroids.A43];&quot;0&quot;);&quot;_&quot;;[centroids.B43];&quot;.txt&quot;; &quot; -o outputs/&quot;; TEXT([centroids.A43];&quot;0&quot;);&quot;_&quot;;[centroids.B43];&quot;.txt -s &quot;; [centroids.B43])" office:value-type="string" office:string-value="mlpack_kmeans -i points.csv -m 10000 -c 5 -C centroids/5_1.txt -o outputs/5_1.txt -s 1" calcext:value-type="string">
            <text:p>mlpack_kmeans -i points.csv -m 10000 -c 5 -C centroids/5_1.txt -o outputs/5_1.txt -s 1</text:p>
          </table:table-cell>
        </table:table-row>
        <table:table-row table:style-name="ro1">
          <table:table-cell table:formula="of:=CONCATENATE(&quot;mlpack_kmeans -i points.csv -m 10000 -c &quot;;[centroids.A44];&quot; -C centroids/&quot;; TEXT([centroids.A44];&quot;0&quot;);&quot;_&quot;;[centroids.B44];&quot;.txt&quot;; &quot; -o outputs/&quot;; TEXT([centroids.A44];&quot;0&quot;);&quot;_&quot;;[centroids.B44];&quot;.txt -s &quot;; [centroids.B44])" office:value-type="string" office:string-value="mlpack_kmeans -i points.csv -m 10000 -c 5 -C centroids/5_2.txt -o outputs/5_2.txt -s 2" calcext:value-type="string">
            <text:p>mlpack_kmeans -i points.csv -m 10000 -c 5 -C centroids/5_2.txt -o outputs/5_2.txt -s 2</text:p>
          </table:table-cell>
        </table:table-row>
        <table:table-row table:style-name="ro1">
          <table:table-cell table:formula="of:=CONCATENATE(&quot;mlpack_kmeans -i points.csv -m 10000 -c &quot;;[centroids.A45];&quot; -C centroids/&quot;; TEXT([centroids.A45];&quot;0&quot;);&quot;_&quot;;[centroids.B45];&quot;.txt&quot;; &quot; -o outputs/&quot;; TEXT([centroids.A45];&quot;0&quot;);&quot;_&quot;;[centroids.B45];&quot;.txt -s &quot;; [centroids.B45])" office:value-type="string" office:string-value="mlpack_kmeans -i points.csv -m 10000 -c 5 -C centroids/5_3.txt -o outputs/5_3.txt -s 3" calcext:value-type="string">
            <text:p>mlpack_kmeans -i points.csv -m 10000 -c 5 -C centroids/5_3.txt -o outputs/5_3.txt -s 3</text:p>
          </table:table-cell>
        </table:table-row>
        <table:table-row table:style-name="ro1">
          <table:table-cell table:formula="of:=CONCATENATE(&quot;mlpack_kmeans -i points.csv -m 10000 -c &quot;;[centroids.A46];&quot; -C centroids/&quot;; TEXT([centroids.A46];&quot;0&quot;);&quot;_&quot;;[centroids.B46];&quot;.txt&quot;; &quot; -o outputs/&quot;; TEXT([centroids.A46];&quot;0&quot;);&quot;_&quot;;[centroids.B46];&quot;.txt -s &quot;; [centroids.B46])" office:value-type="string" office:string-value="mlpack_kmeans -i points.csv -m 10000 -c 5 -C centroids/5_4.txt -o outputs/5_4.txt -s 4" calcext:value-type="string">
            <text:p>mlpack_kmeans -i points.csv -m 10000 -c 5 -C centroids/5_4.txt -o outputs/5_4.txt -s 4</text:p>
          </table:table-cell>
        </table:table-row>
        <table:table-row table:style-name="ro1">
          <table:table-cell table:formula="of:=CONCATENATE(&quot;mlpack_kmeans -i points.csv -m 10000 -c &quot;;[centroids.A47];&quot; -C centroids/&quot;; TEXT([centroids.A47];&quot;0&quot;);&quot;_&quot;;[centroids.B47];&quot;.txt&quot;; &quot; -o outputs/&quot;; TEXT([centroids.A47];&quot;0&quot;);&quot;_&quot;;[centroids.B47];&quot;.txt -s &quot;; [centroids.B47])" office:value-type="string" office:string-value="mlpack_kmeans -i points.csv -m 10000 -c 5 -C centroids/5_5.txt -o outputs/5_5.txt -s 5" calcext:value-type="string">
            <text:p>mlpack_kmeans -i points.csv -m 10000 -c 5 -C centroids/5_5.txt -o outputs/5_5.txt -s 5</text:p>
          </table:table-cell>
        </table:table-row>
        <table:table-row table:style-name="ro1">
          <table:table-cell table:formula="of:=CONCATENATE(&quot;mlpack_kmeans -i points.csv -m 10000 -c &quot;;[centroids.A48];&quot; -C centroids/&quot;; TEXT([centroids.A48];&quot;0&quot;);&quot;_&quot;;[centroids.B48];&quot;.txt&quot;; &quot; -o outputs/&quot;; TEXT([centroids.A48];&quot;0&quot;);&quot;_&quot;;[centroids.B48];&quot;.txt -s &quot;; [centroids.B48])" office:value-type="string" office:string-value="mlpack_kmeans -i points.csv -m 10000 -c 5 -C centroids/5_6.txt -o outputs/5_6.txt -s 6" calcext:value-type="string">
            <text:p>mlpack_kmeans -i points.csv -m 10000 -c 5 -C centroids/5_6.txt -o outputs/5_6.txt -s 6</text:p>
          </table:table-cell>
        </table:table-row>
        <table:table-row table:style-name="ro1">
          <table:table-cell table:formula="of:=CONCATENATE(&quot;mlpack_kmeans -i points.csv -m 10000 -c &quot;;[centroids.A49];&quot; -C centroids/&quot;; TEXT([centroids.A49];&quot;0&quot;);&quot;_&quot;;[centroids.B49];&quot;.txt&quot;; &quot; -o outputs/&quot;; TEXT([centroids.A49];&quot;0&quot;);&quot;_&quot;;[centroids.B49];&quot;.txt -s &quot;; [centroids.B49])" office:value-type="string" office:string-value="mlpack_kmeans -i points.csv -m 10000 -c 5 -C centroids/5_7.txt -o outputs/5_7.txt -s 7" calcext:value-type="string">
            <text:p>mlpack_kmeans -i points.csv -m 10000 -c 5 -C centroids/5_7.txt -o outputs/5_7.txt -s 7</text:p>
          </table:table-cell>
        </table:table-row>
        <table:table-row table:style-name="ro1">
          <table:table-cell table:formula="of:=CONCATENATE(&quot;mlpack_kmeans -i points.csv -m 10000 -c &quot;;[centroids.A50];&quot; -C centroids/&quot;; TEXT([centroids.A50];&quot;0&quot;);&quot;_&quot;;[centroids.B50];&quot;.txt&quot;; &quot; -o outputs/&quot;; TEXT([centroids.A50];&quot;0&quot;);&quot;_&quot;;[centroids.B50];&quot;.txt -s &quot;; [centroids.B50])" office:value-type="string" office:string-value="mlpack_kmeans -i points.csv -m 10000 -c 5 -C centroids/5_8.txt -o outputs/5_8.txt -s 8" calcext:value-type="string">
            <text:p>mlpack_kmeans -i points.csv -m 10000 -c 5 -C centroids/5_8.txt -o outputs/5_8.txt -s 8</text:p>
          </table:table-cell>
        </table:table-row>
        <table:table-row table:style-name="ro1">
          <table:table-cell table:formula="of:=CONCATENATE(&quot;mlpack_kmeans -i points.csv -m 10000 -c &quot;;[centroids.A51];&quot; -C centroids/&quot;; TEXT([centroids.A51];&quot;0&quot;);&quot;_&quot;;[centroids.B51];&quot;.txt&quot;; &quot; -o outputs/&quot;; TEXT([centroids.A51];&quot;0&quot;);&quot;_&quot;;[centroids.B51];&quot;.txt -s &quot;; [centroids.B51])" office:value-type="string" office:string-value="mlpack_kmeans -i points.csv -m 10000 -c 5 -C centroids/5_9.txt -o outputs/5_9.txt -s 9" calcext:value-type="string">
            <text:p>mlpack_kmeans -i points.csv -m 10000 -c 5 -C centroids/5_9.txt -o outputs/5_9.txt -s 9</text:p>
          </table:table-cell>
        </table:table-row>
        <table:table-row table:style-name="ro1">
          <table:table-cell table:formula="of:=CONCATENATE(&quot;mlpack_kmeans -i points.csv -m 10000 -c &quot;;[centroids.A52];&quot; -C centroids/&quot;; TEXT([centroids.A52];&quot;0&quot;);&quot;_&quot;;[centroids.B52];&quot;.txt&quot;; &quot; -o outputs/&quot;; TEXT([centroids.A52];&quot;0&quot;);&quot;_&quot;;[centroids.B52];&quot;.txt -s &quot;; [centroids.B52])" office:value-type="string" office:string-value="mlpack_kmeans -i points.csv -m 10000 -c 6 -C centroids/6_0.txt -o outputs/6_0.txt -s 0" calcext:value-type="string">
            <text:p>mlpack_kmeans -i points.csv -m 10000 -c 6 -C centroids/6_0.txt -o outputs/6_0.txt -s 0</text:p>
          </table:table-cell>
        </table:table-row>
        <table:table-row table:style-name="ro1">
          <table:table-cell table:formula="of:=CONCATENATE(&quot;mlpack_kmeans -i points.csv -m 10000 -c &quot;;[centroids.A53];&quot; -C centroids/&quot;; TEXT([centroids.A53];&quot;0&quot;);&quot;_&quot;;[centroids.B53];&quot;.txt&quot;; &quot; -o outputs/&quot;; TEXT([centroids.A53];&quot;0&quot;);&quot;_&quot;;[centroids.B53];&quot;.txt -s &quot;; [centroids.B53])" office:value-type="string" office:string-value="mlpack_kmeans -i points.csv -m 10000 -c 6 -C centroids/6_1.txt -o outputs/6_1.txt -s 1" calcext:value-type="string">
            <text:p>mlpack_kmeans -i points.csv -m 10000 -c 6 -C centroids/6_1.txt -o outputs/6_1.txt -s 1</text:p>
          </table:table-cell>
        </table:table-row>
        <table:table-row table:style-name="ro1">
          <table:table-cell table:formula="of:=CONCATENATE(&quot;mlpack_kmeans -i points.csv -m 10000 -c &quot;;[centroids.A54];&quot; -C centroids/&quot;; TEXT([centroids.A54];&quot;0&quot;);&quot;_&quot;;[centroids.B54];&quot;.txt&quot;; &quot; -o outputs/&quot;; TEXT([centroids.A54];&quot;0&quot;);&quot;_&quot;;[centroids.B54];&quot;.txt -s &quot;; [centroids.B54])" office:value-type="string" office:string-value="mlpack_kmeans -i points.csv -m 10000 -c 6 -C centroids/6_2.txt -o outputs/6_2.txt -s 2" calcext:value-type="string">
            <text:p>mlpack_kmeans -i points.csv -m 10000 -c 6 -C centroids/6_2.txt -o outputs/6_2.txt -s 2</text:p>
          </table:table-cell>
        </table:table-row>
        <table:table-row table:style-name="ro1">
          <table:table-cell table:formula="of:=CONCATENATE(&quot;mlpack_kmeans -i points.csv -m 10000 -c &quot;;[centroids.A55];&quot; -C centroids/&quot;; TEXT([centroids.A55];&quot;0&quot;);&quot;_&quot;;[centroids.B55];&quot;.txt&quot;; &quot; -o outputs/&quot;; TEXT([centroids.A55];&quot;0&quot;);&quot;_&quot;;[centroids.B55];&quot;.txt -s &quot;; [centroids.B55])" office:value-type="string" office:string-value="mlpack_kmeans -i points.csv -m 10000 -c 6 -C centroids/6_3.txt -o outputs/6_3.txt -s 3" calcext:value-type="string">
            <text:p>mlpack_kmeans -i points.csv -m 10000 -c 6 -C centroids/6_3.txt -o outputs/6_3.txt -s 3</text:p>
          </table:table-cell>
        </table:table-row>
        <table:table-row table:style-name="ro1">
          <table:table-cell table:formula="of:=CONCATENATE(&quot;mlpack_kmeans -i points.csv -m 10000 -c &quot;;[centroids.A56];&quot; -C centroids/&quot;; TEXT([centroids.A56];&quot;0&quot;);&quot;_&quot;;[centroids.B56];&quot;.txt&quot;; &quot; -o outputs/&quot;; TEXT([centroids.A56];&quot;0&quot;);&quot;_&quot;;[centroids.B56];&quot;.txt -s &quot;; [centroids.B56])" office:value-type="string" office:string-value="mlpack_kmeans -i points.csv -m 10000 -c 6 -C centroids/6_4.txt -o outputs/6_4.txt -s 4" calcext:value-type="string">
            <text:p>mlpack_kmeans -i points.csv -m 10000 -c 6 -C centroids/6_4.txt -o outputs/6_4.txt -s 4</text:p>
          </table:table-cell>
        </table:table-row>
        <table:table-row table:style-name="ro1">
          <table:table-cell table:formula="of:=CONCATENATE(&quot;mlpack_kmeans -i points.csv -m 10000 -c &quot;;[centroids.A57];&quot; -C centroids/&quot;; TEXT([centroids.A57];&quot;0&quot;);&quot;_&quot;;[centroids.B57];&quot;.txt&quot;; &quot; -o outputs/&quot;; TEXT([centroids.A57];&quot;0&quot;);&quot;_&quot;;[centroids.B57];&quot;.txt -s &quot;; [centroids.B57])" office:value-type="string" office:string-value="mlpack_kmeans -i points.csv -m 10000 -c 6 -C centroids/6_5.txt -o outputs/6_5.txt -s 5" calcext:value-type="string">
            <text:p>mlpack_kmeans -i points.csv -m 10000 -c 6 -C centroids/6_5.txt -o outputs/6_5.txt -s 5</text:p>
          </table:table-cell>
        </table:table-row>
        <table:table-row table:style-name="ro1">
          <table:table-cell table:formula="of:=CONCATENATE(&quot;mlpack_kmeans -i points.csv -m 10000 -c &quot;;[centroids.A58];&quot; -C centroids/&quot;; TEXT([centroids.A58];&quot;0&quot;);&quot;_&quot;;[centroids.B58];&quot;.txt&quot;; &quot; -o outputs/&quot;; TEXT([centroids.A58];&quot;0&quot;);&quot;_&quot;;[centroids.B58];&quot;.txt -s &quot;; [centroids.B58])" office:value-type="string" office:string-value="mlpack_kmeans -i points.csv -m 10000 -c 6 -C centroids/6_6.txt -o outputs/6_6.txt -s 6" calcext:value-type="string">
            <text:p>mlpack_kmeans -i points.csv -m 10000 -c 6 -C centroids/6_6.txt -o outputs/6_6.txt -s 6</text:p>
          </table:table-cell>
        </table:table-row>
        <table:table-row table:style-name="ro1">
          <table:table-cell table:formula="of:=CONCATENATE(&quot;mlpack_kmeans -i points.csv -m 10000 -c &quot;;[centroids.A59];&quot; -C centroids/&quot;; TEXT([centroids.A59];&quot;0&quot;);&quot;_&quot;;[centroids.B59];&quot;.txt&quot;; &quot; -o outputs/&quot;; TEXT([centroids.A59];&quot;0&quot;);&quot;_&quot;;[centroids.B59];&quot;.txt -s &quot;; [centroids.B59])" office:value-type="string" office:string-value="mlpack_kmeans -i points.csv -m 10000 -c 6 -C centroids/6_7.txt -o outputs/6_7.txt -s 7" calcext:value-type="string">
            <text:p>mlpack_kmeans -i points.csv -m 10000 -c 6 -C centroids/6_7.txt -o outputs/6_7.txt -s 7</text:p>
          </table:table-cell>
        </table:table-row>
        <table:table-row table:style-name="ro1">
          <table:table-cell table:formula="of:=CONCATENATE(&quot;mlpack_kmeans -i points.csv -m 10000 -c &quot;;[centroids.A60];&quot; -C centroids/&quot;; TEXT([centroids.A60];&quot;0&quot;);&quot;_&quot;;[centroids.B60];&quot;.txt&quot;; &quot; -o outputs/&quot;; TEXT([centroids.A60];&quot;0&quot;);&quot;_&quot;;[centroids.B60];&quot;.txt -s &quot;; [centroids.B60])" office:value-type="string" office:string-value="mlpack_kmeans -i points.csv -m 10000 -c 6 -C centroids/6_8.txt -o outputs/6_8.txt -s 8" calcext:value-type="string">
            <text:p>mlpack_kmeans -i points.csv -m 10000 -c 6 -C centroids/6_8.txt -o outputs/6_8.txt -s 8</text:p>
          </table:table-cell>
        </table:table-row>
        <table:table-row table:style-name="ro1">
          <table:table-cell table:formula="of:=CONCATENATE(&quot;mlpack_kmeans -i points.csv -m 10000 -c &quot;;[centroids.A61];&quot; -C centroids/&quot;; TEXT([centroids.A61];&quot;0&quot;);&quot;_&quot;;[centroids.B61];&quot;.txt&quot;; &quot; -o outputs/&quot;; TEXT([centroids.A61];&quot;0&quot;);&quot;_&quot;;[centroids.B61];&quot;.txt -s &quot;; [centroids.B61])" office:value-type="string" office:string-value="mlpack_kmeans -i points.csv -m 10000 -c 6 -C centroids/6_9.txt -o outputs/6_9.txt -s 9" calcext:value-type="string">
            <text:p>mlpack_kmeans -i points.csv -m 10000 -c 6 -C centroids/6_9.txt -o outputs/6_9.txt -s 9</text:p>
          </table:table-cell>
        </table:table-row>
        <table:table-row table:style-name="ro1">
          <table:table-cell table:formula="of:=CONCATENATE(&quot;mlpack_kmeans -i points.csv -m 10000 -c &quot;;[centroids.A62];&quot; -C centroids/&quot;; TEXT([centroids.A62];&quot;0&quot;);&quot;_&quot;;[centroids.B62];&quot;.txt&quot;; &quot; -o outputs/&quot;; TEXT([centroids.A62];&quot;0&quot;);&quot;_&quot;;[centroids.B62];&quot;.txt -s &quot;; [centroids.B62])" office:value-type="string" office:string-value="mlpack_kmeans -i points.csv -m 10000 -c 7 -C centroids/7_0.txt -o outputs/7_0.txt -s 0" calcext:value-type="string">
            <text:p>mlpack_kmeans -i points.csv -m 10000 -c 7 -C centroids/7_0.txt -o outputs/7_0.txt -s 0</text:p>
          </table:table-cell>
        </table:table-row>
        <table:table-row table:style-name="ro1">
          <table:table-cell table:formula="of:=CONCATENATE(&quot;mlpack_kmeans -i points.csv -m 10000 -c &quot;;[centroids.A63];&quot; -C centroids/&quot;; TEXT([centroids.A63];&quot;0&quot;);&quot;_&quot;;[centroids.B63];&quot;.txt&quot;; &quot; -o outputs/&quot;; TEXT([centroids.A63];&quot;0&quot;);&quot;_&quot;;[centroids.B63];&quot;.txt -s &quot;; [centroids.B63])" office:value-type="string" office:string-value="mlpack_kmeans -i points.csv -m 10000 -c 7 -C centroids/7_1.txt -o outputs/7_1.txt -s 1" calcext:value-type="string">
            <text:p>mlpack_kmeans -i points.csv -m 10000 -c 7 -C centroids/7_1.txt -o outputs/7_1.txt -s 1</text:p>
          </table:table-cell>
        </table:table-row>
        <table:table-row table:style-name="ro1">
          <table:table-cell table:formula="of:=CONCATENATE(&quot;mlpack_kmeans -i points.csv -m 10000 -c &quot;;[centroids.A64];&quot; -C centroids/&quot;; TEXT([centroids.A64];&quot;0&quot;);&quot;_&quot;;[centroids.B64];&quot;.txt&quot;; &quot; -o outputs/&quot;; TEXT([centroids.A64];&quot;0&quot;);&quot;_&quot;;[centroids.B64];&quot;.txt -s &quot;; [centroids.B64])" office:value-type="string" office:string-value="mlpack_kmeans -i points.csv -m 10000 -c 7 -C centroids/7_2.txt -o outputs/7_2.txt -s 2" calcext:value-type="string">
            <text:p>mlpack_kmeans -i points.csv -m 10000 -c 7 -C centroids/7_2.txt -o outputs/7_2.txt -s 2</text:p>
          </table:table-cell>
        </table:table-row>
        <table:table-row table:style-name="ro1">
          <table:table-cell table:formula="of:=CONCATENATE(&quot;mlpack_kmeans -i points.csv -m 10000 -c &quot;;[centroids.A65];&quot; -C centroids/&quot;; TEXT([centroids.A65];&quot;0&quot;);&quot;_&quot;;[centroids.B65];&quot;.txt&quot;; &quot; -o outputs/&quot;; TEXT([centroids.A65];&quot;0&quot;);&quot;_&quot;;[centroids.B65];&quot;.txt -s &quot;; [centroids.B65])" office:value-type="string" office:string-value="mlpack_kmeans -i points.csv -m 10000 -c 7 -C centroids/7_3.txt -o outputs/7_3.txt -s 3" calcext:value-type="string">
            <text:p>mlpack_kmeans -i points.csv -m 10000 -c 7 -C centroids/7_3.txt -o outputs/7_3.txt -s 3</text:p>
          </table:table-cell>
        </table:table-row>
        <table:table-row table:style-name="ro1">
          <table:table-cell table:formula="of:=CONCATENATE(&quot;mlpack_kmeans -i points.csv -m 10000 -c &quot;;[centroids.A66];&quot; -C centroids/&quot;; TEXT([centroids.A66];&quot;0&quot;);&quot;_&quot;;[centroids.B66];&quot;.txt&quot;; &quot; -o outputs/&quot;; TEXT([centroids.A66];&quot;0&quot;);&quot;_&quot;;[centroids.B66];&quot;.txt -s &quot;; [centroids.B66])" office:value-type="string" office:string-value="mlpack_kmeans -i points.csv -m 10000 -c 7 -C centroids/7_4.txt -o outputs/7_4.txt -s 4" calcext:value-type="string">
            <text:p>mlpack_kmeans -i points.csv -m 10000 -c 7 -C centroids/7_4.txt -o outputs/7_4.txt -s 4</text:p>
          </table:table-cell>
        </table:table-row>
        <table:table-row table:style-name="ro1">
          <table:table-cell table:formula="of:=CONCATENATE(&quot;mlpack_kmeans -i points.csv -m 10000 -c &quot;;[centroids.A67];&quot; -C centroids/&quot;; TEXT([centroids.A67];&quot;0&quot;);&quot;_&quot;;[centroids.B67];&quot;.txt&quot;; &quot; -o outputs/&quot;; TEXT([centroids.A67];&quot;0&quot;);&quot;_&quot;;[centroids.B67];&quot;.txt -s &quot;; [centroids.B67])" office:value-type="string" office:string-value="mlpack_kmeans -i points.csv -m 10000 -c 7 -C centroids/7_5.txt -o outputs/7_5.txt -s 5" calcext:value-type="string">
            <text:p>mlpack_kmeans -i points.csv -m 10000 -c 7 -C centroids/7_5.txt -o outputs/7_5.txt -s 5</text:p>
          </table:table-cell>
        </table:table-row>
        <table:table-row table:style-name="ro1">
          <table:table-cell table:formula="of:=CONCATENATE(&quot;mlpack_kmeans -i points.csv -m 10000 -c &quot;;[centroids.A68];&quot; -C centroids/&quot;; TEXT([centroids.A68];&quot;0&quot;);&quot;_&quot;;[centroids.B68];&quot;.txt&quot;; &quot; -o outputs/&quot;; TEXT([centroids.A68];&quot;0&quot;);&quot;_&quot;;[centroids.B68];&quot;.txt -s &quot;; [centroids.B68])" office:value-type="string" office:string-value="mlpack_kmeans -i points.csv -m 10000 -c 7 -C centroids/7_6.txt -o outputs/7_6.txt -s 6" calcext:value-type="string">
            <text:p>mlpack_kmeans -i points.csv -m 10000 -c 7 -C centroids/7_6.txt -o outputs/7_6.txt -s 6</text:p>
          </table:table-cell>
        </table:table-row>
        <table:table-row table:style-name="ro1">
          <table:table-cell table:formula="of:=CONCATENATE(&quot;mlpack_kmeans -i points.csv -m 10000 -c &quot;;[centroids.A69];&quot; -C centroids/&quot;; TEXT([centroids.A69];&quot;0&quot;);&quot;_&quot;;[centroids.B69];&quot;.txt&quot;; &quot; -o outputs/&quot;; TEXT([centroids.A69];&quot;0&quot;);&quot;_&quot;;[centroids.B69];&quot;.txt -s &quot;; [centroids.B69])" office:value-type="string" office:string-value="mlpack_kmeans -i points.csv -m 10000 -c 7 -C centroids/7_7.txt -o outputs/7_7.txt -s 7" calcext:value-type="string">
            <text:p>mlpack_kmeans -i points.csv -m 10000 -c 7 -C centroids/7_7.txt -o outputs/7_7.txt -s 7</text:p>
          </table:table-cell>
        </table:table-row>
        <table:table-row table:style-name="ro1">
          <table:table-cell table:formula="of:=CONCATENATE(&quot;mlpack_kmeans -i points.csv -m 10000 -c &quot;;[centroids.A70];&quot; -C centroids/&quot;; TEXT([centroids.A70];&quot;0&quot;);&quot;_&quot;;[centroids.B70];&quot;.txt&quot;; &quot; -o outputs/&quot;; TEXT([centroids.A70];&quot;0&quot;);&quot;_&quot;;[centroids.B70];&quot;.txt -s &quot;; [centroids.B70])" office:value-type="string" office:string-value="mlpack_kmeans -i points.csv -m 10000 -c 7 -C centroids/7_8.txt -o outputs/7_8.txt -s 8" calcext:value-type="string">
            <text:p>mlpack_kmeans -i points.csv -m 10000 -c 7 -C centroids/7_8.txt -o outputs/7_8.txt -s 8</text:p>
          </table:table-cell>
        </table:table-row>
        <table:table-row table:style-name="ro1">
          <table:table-cell table:formula="of:=CONCATENATE(&quot;mlpack_kmeans -i points.csv -m 10000 -c &quot;;[centroids.A71];&quot; -C centroids/&quot;; TEXT([centroids.A71];&quot;0&quot;);&quot;_&quot;;[centroids.B71];&quot;.txt&quot;; &quot; -o outputs/&quot;; TEXT([centroids.A71];&quot;0&quot;);&quot;_&quot;;[centroids.B71];&quot;.txt -s &quot;; [centroids.B71])" office:value-type="string" office:string-value="mlpack_kmeans -i points.csv -m 10000 -c 7 -C centroids/7_9.txt -o outputs/7_9.txt -s 9" calcext:value-type="string">
            <text:p>mlpack_kmeans -i points.csv -m 10000 -c 7 -C centroids/7_9.txt -o outputs/7_9.txt -s 9</text:p>
          </table:table-cell>
        </table:table-row>
        <table:table-row table:style-name="ro1">
          <table:table-cell table:formula="of:=CONCATENATE(&quot;mlpack_kmeans -i points.csv -m 10000 -c &quot;;[centroids.A72];&quot; -C centroids/&quot;; TEXT([centroids.A72];&quot;0&quot;);&quot;_&quot;;[centroids.B72];&quot;.txt&quot;; &quot; -o outputs/&quot;; TEXT([centroids.A72];&quot;0&quot;);&quot;_&quot;;[centroids.B72];&quot;.txt -s &quot;; [centroids.B72])" office:value-type="string" office:string-value="mlpack_kmeans -i points.csv -m 10000 -c 8 -C centroids/8_0.txt -o outputs/8_0.txt -s 0" calcext:value-type="string">
            <text:p>mlpack_kmeans -i points.csv -m 10000 -c 8 -C centroids/8_0.txt -o outputs/8_0.txt -s 0</text:p>
          </table:table-cell>
        </table:table-row>
        <table:table-row table:style-name="ro1">
          <table:table-cell table:formula="of:=CONCATENATE(&quot;mlpack_kmeans -i points.csv -m 10000 -c &quot;;[centroids.A73];&quot; -C centroids/&quot;; TEXT([centroids.A73];&quot;0&quot;);&quot;_&quot;;[centroids.B73];&quot;.txt&quot;; &quot; -o outputs/&quot;; TEXT([centroids.A73];&quot;0&quot;);&quot;_&quot;;[centroids.B73];&quot;.txt -s &quot;; [centroids.B73])" office:value-type="string" office:string-value="mlpack_kmeans -i points.csv -m 10000 -c 8 -C centroids/8_1.txt -o outputs/8_1.txt -s 1" calcext:value-type="string">
            <text:p>mlpack_kmeans -i points.csv -m 10000 -c 8 -C centroids/8_1.txt -o outputs/8_1.txt -s 1</text:p>
          </table:table-cell>
        </table:table-row>
        <table:table-row table:style-name="ro1">
          <table:table-cell table:formula="of:=CONCATENATE(&quot;mlpack_kmeans -i points.csv -m 10000 -c &quot;;[centroids.A74];&quot; -C centroids/&quot;; TEXT([centroids.A74];&quot;0&quot;);&quot;_&quot;;[centroids.B74];&quot;.txt&quot;; &quot; -o outputs/&quot;; TEXT([centroids.A74];&quot;0&quot;);&quot;_&quot;;[centroids.B74];&quot;.txt -s &quot;; [centroids.B74])" office:value-type="string" office:string-value="mlpack_kmeans -i points.csv -m 10000 -c 8 -C centroids/8_2.txt -o outputs/8_2.txt -s 2" calcext:value-type="string">
            <text:p>mlpack_kmeans -i points.csv -m 10000 -c 8 -C centroids/8_2.txt -o outputs/8_2.txt -s 2</text:p>
          </table:table-cell>
        </table:table-row>
        <table:table-row table:style-name="ro1">
          <table:table-cell table:formula="of:=CONCATENATE(&quot;mlpack_kmeans -i points.csv -m 10000 -c &quot;;[centroids.A75];&quot; -C centroids/&quot;; TEXT([centroids.A75];&quot;0&quot;);&quot;_&quot;;[centroids.B75];&quot;.txt&quot;; &quot; -o outputs/&quot;; TEXT([centroids.A75];&quot;0&quot;);&quot;_&quot;;[centroids.B75];&quot;.txt -s &quot;; [centroids.B75])" office:value-type="string" office:string-value="mlpack_kmeans -i points.csv -m 10000 -c 8 -C centroids/8_3.txt -o outputs/8_3.txt -s 3" calcext:value-type="string">
            <text:p>mlpack_kmeans -i points.csv -m 10000 -c 8 -C centroids/8_3.txt -o outputs/8_3.txt -s 3</text:p>
          </table:table-cell>
        </table:table-row>
        <table:table-row table:style-name="ro1">
          <table:table-cell table:formula="of:=CONCATENATE(&quot;mlpack_kmeans -i points.csv -m 10000 -c &quot;;[centroids.A76];&quot; -C centroids/&quot;; TEXT([centroids.A76];&quot;0&quot;);&quot;_&quot;;[centroids.B76];&quot;.txt&quot;; &quot; -o outputs/&quot;; TEXT([centroids.A76];&quot;0&quot;);&quot;_&quot;;[centroids.B76];&quot;.txt -s &quot;; [centroids.B76])" office:value-type="string" office:string-value="mlpack_kmeans -i points.csv -m 10000 -c 8 -C centroids/8_4.txt -o outputs/8_4.txt -s 4" calcext:value-type="string">
            <text:p>mlpack_kmeans -i points.csv -m 10000 -c 8 -C centroids/8_4.txt -o outputs/8_4.txt -s 4</text:p>
          </table:table-cell>
        </table:table-row>
        <table:table-row table:style-name="ro1">
          <table:table-cell table:formula="of:=CONCATENATE(&quot;mlpack_kmeans -i points.csv -m 10000 -c &quot;;[centroids.A77];&quot; -C centroids/&quot;; TEXT([centroids.A77];&quot;0&quot;);&quot;_&quot;;[centroids.B77];&quot;.txt&quot;; &quot; -o outputs/&quot;; TEXT([centroids.A77];&quot;0&quot;);&quot;_&quot;;[centroids.B77];&quot;.txt -s &quot;; [centroids.B77])" office:value-type="string" office:string-value="mlpack_kmeans -i points.csv -m 10000 -c 8 -C centroids/8_5.txt -o outputs/8_5.txt -s 5" calcext:value-type="string">
            <text:p>mlpack_kmeans -i points.csv -m 10000 -c 8 -C centroids/8_5.txt -o outputs/8_5.txt -s 5</text:p>
          </table:table-cell>
        </table:table-row>
        <table:table-row table:style-name="ro1">
          <table:table-cell table:formula="of:=CONCATENATE(&quot;mlpack_kmeans -i points.csv -m 10000 -c &quot;;[centroids.A78];&quot; -C centroids/&quot;; TEXT([centroids.A78];&quot;0&quot;);&quot;_&quot;;[centroids.B78];&quot;.txt&quot;; &quot; -o outputs/&quot;; TEXT([centroids.A78];&quot;0&quot;);&quot;_&quot;;[centroids.B78];&quot;.txt -s &quot;; [centroids.B78])" office:value-type="string" office:string-value="mlpack_kmeans -i points.csv -m 10000 -c 8 -C centroids/8_6.txt -o outputs/8_6.txt -s 6" calcext:value-type="string">
            <text:p>mlpack_kmeans -i points.csv -m 10000 -c 8 -C centroids/8_6.txt -o outputs/8_6.txt -s 6</text:p>
          </table:table-cell>
        </table:table-row>
        <table:table-row table:style-name="ro1">
          <table:table-cell table:formula="of:=CONCATENATE(&quot;mlpack_kmeans -i points.csv -m 10000 -c &quot;;[centroids.A79];&quot; -C centroids/&quot;; TEXT([centroids.A79];&quot;0&quot;);&quot;_&quot;;[centroids.B79];&quot;.txt&quot;; &quot; -o outputs/&quot;; TEXT([centroids.A79];&quot;0&quot;);&quot;_&quot;;[centroids.B79];&quot;.txt -s &quot;; [centroids.B79])" office:value-type="string" office:string-value="mlpack_kmeans -i points.csv -m 10000 -c 8 -C centroids/8_7.txt -o outputs/8_7.txt -s 7" calcext:value-type="string">
            <text:p>mlpack_kmeans -i points.csv -m 10000 -c 8 -C centroids/8_7.txt -o outputs/8_7.txt -s 7</text:p>
          </table:table-cell>
        </table:table-row>
        <table:table-row table:style-name="ro1">
          <table:table-cell table:formula="of:=CONCATENATE(&quot;mlpack_kmeans -i points.csv -m 10000 -c &quot;;[centroids.A80];&quot; -C centroids/&quot;; TEXT([centroids.A80];&quot;0&quot;);&quot;_&quot;;[centroids.B80];&quot;.txt&quot;; &quot; -o outputs/&quot;; TEXT([centroids.A80];&quot;0&quot;);&quot;_&quot;;[centroids.B80];&quot;.txt -s &quot;; [centroids.B80])" office:value-type="string" office:string-value="mlpack_kmeans -i points.csv -m 10000 -c 8 -C centroids/8_8.txt -o outputs/8_8.txt -s 8" calcext:value-type="string">
            <text:p>mlpack_kmeans -i points.csv -m 10000 -c 8 -C centroids/8_8.txt -o outputs/8_8.txt -s 8</text:p>
          </table:table-cell>
        </table:table-row>
        <table:table-row table:style-name="ro1">
          <table:table-cell table:formula="of:=CONCATENATE(&quot;mlpack_kmeans -i points.csv -m 10000 -c &quot;;[centroids.A81];&quot; -C centroids/&quot;; TEXT([centroids.A81];&quot;0&quot;);&quot;_&quot;;[centroids.B81];&quot;.txt&quot;; &quot; -o outputs/&quot;; TEXT([centroids.A81];&quot;0&quot;);&quot;_&quot;;[centroids.B81];&quot;.txt -s &quot;; [centroids.B81])" office:value-type="string" office:string-value="mlpack_kmeans -i points.csv -m 10000 -c 8 -C centroids/8_9.txt -o outputs/8_9.txt -s 9" calcext:value-type="string">
            <text:p>mlpack_kmeans -i points.csv -m 10000 -c 8 -C centroids/8_9.txt -o outputs/8_9.txt -s 9</text:p>
          </table:table-cell>
        </table:table-row>
        <table:table-row table:style-name="ro1">
          <table:table-cell table:formula="of:=CONCATENATE(&quot;mlpack_kmeans -i points.csv -m 10000 -c &quot;;[centroids.A82];&quot; -C centroids/&quot;; TEXT([centroids.A82];&quot;0&quot;);&quot;_&quot;;[centroids.B82];&quot;.txt&quot;; &quot; -o outputs/&quot;; TEXT([centroids.A82];&quot;0&quot;);&quot;_&quot;;[centroids.B82];&quot;.txt -s &quot;; [centroids.B82])" office:value-type="string" office:string-value="mlpack_kmeans -i points.csv -m 10000 -c 9 -C centroids/9_0.txt -o outputs/9_0.txt -s 0" calcext:value-type="string">
            <text:p>mlpack_kmeans -i points.csv -m 10000 -c 9 -C centroids/9_0.txt -o outputs/9_0.txt -s 0</text:p>
          </table:table-cell>
        </table:table-row>
        <table:table-row table:style-name="ro1">
          <table:table-cell table:formula="of:=CONCATENATE(&quot;mlpack_kmeans -i points.csv -m 10000 -c &quot;;[centroids.A83];&quot; -C centroids/&quot;; TEXT([centroids.A83];&quot;0&quot;);&quot;_&quot;;[centroids.B83];&quot;.txt&quot;; &quot; -o outputs/&quot;; TEXT([centroids.A83];&quot;0&quot;);&quot;_&quot;;[centroids.B83];&quot;.txt -s &quot;; [centroids.B83])" office:value-type="string" office:string-value="mlpack_kmeans -i points.csv -m 10000 -c 9 -C centroids/9_1.txt -o outputs/9_1.txt -s 1" calcext:value-type="string">
            <text:p>mlpack_kmeans -i points.csv -m 10000 -c 9 -C centroids/9_1.txt -o outputs/9_1.txt -s 1</text:p>
          </table:table-cell>
        </table:table-row>
        <table:table-row table:style-name="ro1">
          <table:table-cell table:formula="of:=CONCATENATE(&quot;mlpack_kmeans -i points.csv -m 10000 -c &quot;;[centroids.A84];&quot; -C centroids/&quot;; TEXT([centroids.A84];&quot;0&quot;);&quot;_&quot;;[centroids.B84];&quot;.txt&quot;; &quot; -o outputs/&quot;; TEXT([centroids.A84];&quot;0&quot;);&quot;_&quot;;[centroids.B84];&quot;.txt -s &quot;; [centroids.B84])" office:value-type="string" office:string-value="mlpack_kmeans -i points.csv -m 10000 -c 9 -C centroids/9_2.txt -o outputs/9_2.txt -s 2" calcext:value-type="string">
            <text:p>mlpack_kmeans -i points.csv -m 10000 -c 9 -C centroids/9_2.txt -o outputs/9_2.txt -s 2</text:p>
          </table:table-cell>
        </table:table-row>
        <table:table-row table:style-name="ro1">
          <table:table-cell table:formula="of:=CONCATENATE(&quot;mlpack_kmeans -i points.csv -m 10000 -c &quot;;[centroids.A85];&quot; -C centroids/&quot;; TEXT([centroids.A85];&quot;0&quot;);&quot;_&quot;;[centroids.B85];&quot;.txt&quot;; &quot; -o outputs/&quot;; TEXT([centroids.A85];&quot;0&quot;);&quot;_&quot;;[centroids.B85];&quot;.txt -s &quot;; [centroids.B85])" office:value-type="string" office:string-value="mlpack_kmeans -i points.csv -m 10000 -c 9 -C centroids/9_3.txt -o outputs/9_3.txt -s 3" calcext:value-type="string">
            <text:p>mlpack_kmeans -i points.csv -m 10000 -c 9 -C centroids/9_3.txt -o outputs/9_3.txt -s 3</text:p>
          </table:table-cell>
        </table:table-row>
        <table:table-row table:style-name="ro1">
          <table:table-cell table:formula="of:=CONCATENATE(&quot;mlpack_kmeans -i points.csv -m 10000 -c &quot;;[centroids.A86];&quot; -C centroids/&quot;; TEXT([centroids.A86];&quot;0&quot;);&quot;_&quot;;[centroids.B86];&quot;.txt&quot;; &quot; -o outputs/&quot;; TEXT([centroids.A86];&quot;0&quot;);&quot;_&quot;;[centroids.B86];&quot;.txt -s &quot;; [centroids.B86])" office:value-type="string" office:string-value="mlpack_kmeans -i points.csv -m 10000 -c 9 -C centroids/9_4.txt -o outputs/9_4.txt -s 4" calcext:value-type="string">
            <text:p>mlpack_kmeans -i points.csv -m 10000 -c 9 -C centroids/9_4.txt -o outputs/9_4.txt -s 4</text:p>
          </table:table-cell>
        </table:table-row>
        <table:table-row table:style-name="ro1">
          <table:table-cell table:formula="of:=CONCATENATE(&quot;mlpack_kmeans -i points.csv -m 10000 -c &quot;;[centroids.A87];&quot; -C centroids/&quot;; TEXT([centroids.A87];&quot;0&quot;);&quot;_&quot;;[centroids.B87];&quot;.txt&quot;; &quot; -o outputs/&quot;; TEXT([centroids.A87];&quot;0&quot;);&quot;_&quot;;[centroids.B87];&quot;.txt -s &quot;; [centroids.B87])" office:value-type="string" office:string-value="mlpack_kmeans -i points.csv -m 10000 -c 9 -C centroids/9_5.txt -o outputs/9_5.txt -s 5" calcext:value-type="string">
            <text:p>mlpack_kmeans -i points.csv -m 10000 -c 9 -C centroids/9_5.txt -o outputs/9_5.txt -s 5</text:p>
          </table:table-cell>
        </table:table-row>
        <table:table-row table:style-name="ro1">
          <table:table-cell table:formula="of:=CONCATENATE(&quot;mlpack_kmeans -i points.csv -m 10000 -c &quot;;[centroids.A88];&quot; -C centroids/&quot;; TEXT([centroids.A88];&quot;0&quot;);&quot;_&quot;;[centroids.B88];&quot;.txt&quot;; &quot; -o outputs/&quot;; TEXT([centroids.A88];&quot;0&quot;);&quot;_&quot;;[centroids.B88];&quot;.txt -s &quot;; [centroids.B88])" office:value-type="string" office:string-value="mlpack_kmeans -i points.csv -m 10000 -c 9 -C centroids/9_6.txt -o outputs/9_6.txt -s 6" calcext:value-type="string">
            <text:p>mlpack_kmeans -i points.csv -m 10000 -c 9 -C centroids/9_6.txt -o outputs/9_6.txt -s 6</text:p>
          </table:table-cell>
        </table:table-row>
        <table:table-row table:style-name="ro1">
          <table:table-cell table:formula="of:=CONCATENATE(&quot;mlpack_kmeans -i points.csv -m 10000 -c &quot;;[centroids.A89];&quot; -C centroids/&quot;; TEXT([centroids.A89];&quot;0&quot;);&quot;_&quot;;[centroids.B89];&quot;.txt&quot;; &quot; -o outputs/&quot;; TEXT([centroids.A89];&quot;0&quot;);&quot;_&quot;;[centroids.B89];&quot;.txt -s &quot;; [centroids.B89])" office:value-type="string" office:string-value="mlpack_kmeans -i points.csv -m 10000 -c 9 -C centroids/9_7.txt -o outputs/9_7.txt -s 7" calcext:value-type="string">
            <text:p>mlpack_kmeans -i points.csv -m 10000 -c 9 -C centroids/9_7.txt -o outputs/9_7.txt -s 7</text:p>
          </table:table-cell>
        </table:table-row>
        <table:table-row table:style-name="ro1">
          <table:table-cell table:formula="of:=CONCATENATE(&quot;mlpack_kmeans -i points.csv -m 10000 -c &quot;;[centroids.A90];&quot; -C centroids/&quot;; TEXT([centroids.A90];&quot;0&quot;);&quot;_&quot;;[centroids.B90];&quot;.txt&quot;; &quot; -o outputs/&quot;; TEXT([centroids.A90];&quot;0&quot;);&quot;_&quot;;[centroids.B90];&quot;.txt -s &quot;; [centroids.B90])" office:value-type="string" office:string-value="mlpack_kmeans -i points.csv -m 10000 -c 9 -C centroids/9_8.txt -o outputs/9_8.txt -s 8" calcext:value-type="string">
            <text:p>mlpack_kmeans -i points.csv -m 10000 -c 9 -C centroids/9_8.txt -o outputs/9_8.txt -s 8</text:p>
          </table:table-cell>
        </table:table-row>
        <table:table-row table:style-name="ro1">
          <table:table-cell table:formula="of:=CONCATENATE(&quot;mlpack_kmeans -i points.csv -m 10000 -c &quot;;[centroids.A91];&quot; -C centroids/&quot;; TEXT([centroids.A91];&quot;0&quot;);&quot;_&quot;;[centroids.B91];&quot;.txt&quot;; &quot; -o outputs/&quot;; TEXT([centroids.A91];&quot;0&quot;);&quot;_&quot;;[centroids.B91];&quot;.txt -s &quot;; [centroids.B91])" office:value-type="string" office:string-value="mlpack_kmeans -i points.csv -m 10000 -c 9 -C centroids/9_9.txt -o outputs/9_9.txt -s 9" calcext:value-type="string">
            <text:p>mlpack_kmeans -i points.csv -m 10000 -c 9 -C centroids/9_9.txt -o outputs/9_9.txt -s 9</text:p>
          </table:table-cell>
        </table:table-row>
        <table:table-row table:style-name="ro1">
          <table:table-cell table:formula="of:=CONCATENATE(&quot;mlpack_kmeans -i points.csv -m 10000 -c &quot;;[centroids.A92];&quot; -C centroids/&quot;; TEXT([centroids.A92];&quot;0&quot;);&quot;_&quot;;[centroids.B92];&quot;.txt&quot;; &quot; -o outputs/&quot;; TEXT([centroids.A92];&quot;0&quot;);&quot;_&quot;;[centroids.B92];&quot;.txt -s &quot;; [centroids.B92])" office:value-type="string" office:string-value="mlpack_kmeans -i points.csv -m 10000 -c 10 -C centroids/10_0.txt -o outputs/10_0.txt -s 0" calcext:value-type="string">
            <text:p>mlpack_kmeans -i points.csv -m 10000 -c 10 -C centroids/10_0.txt -o outputs/10_0.txt -s 0</text:p>
          </table:table-cell>
        </table:table-row>
        <table:table-row table:style-name="ro1">
          <table:table-cell table:formula="of:=CONCATENATE(&quot;mlpack_kmeans -i points.csv -m 10000 -c &quot;;[centroids.A93];&quot; -C centroids/&quot;; TEXT([centroids.A93];&quot;0&quot;);&quot;_&quot;;[centroids.B93];&quot;.txt&quot;; &quot; -o outputs/&quot;; TEXT([centroids.A93];&quot;0&quot;);&quot;_&quot;;[centroids.B93];&quot;.txt -s &quot;; [centroids.B93])" office:value-type="string" office:string-value="mlpack_kmeans -i points.csv -m 10000 -c 10 -C centroids/10_1.txt -o outputs/10_1.txt -s 1" calcext:value-type="string">
            <text:p>mlpack_kmeans -i points.csv -m 10000 -c 10 -C centroids/10_1.txt -o outputs/10_1.txt -s 1</text:p>
          </table:table-cell>
        </table:table-row>
        <table:table-row table:style-name="ro1">
          <table:table-cell table:formula="of:=CONCATENATE(&quot;mlpack_kmeans -i points.csv -m 10000 -c &quot;;[centroids.A94];&quot; -C centroids/&quot;; TEXT([centroids.A94];&quot;0&quot;);&quot;_&quot;;[centroids.B94];&quot;.txt&quot;; &quot; -o outputs/&quot;; TEXT([centroids.A94];&quot;0&quot;);&quot;_&quot;;[centroids.B94];&quot;.txt -s &quot;; [centroids.B94])" office:value-type="string" office:string-value="mlpack_kmeans -i points.csv -m 10000 -c 10 -C centroids/10_2.txt -o outputs/10_2.txt -s 2" calcext:value-type="string">
            <text:p>mlpack_kmeans -i points.csv -m 10000 -c 10 -C centroids/10_2.txt -o outputs/10_2.txt -s 2</text:p>
          </table:table-cell>
        </table:table-row>
        <table:table-row table:style-name="ro1">
          <table:table-cell table:formula="of:=CONCATENATE(&quot;mlpack_kmeans -i points.csv -m 10000 -c &quot;;[centroids.A95];&quot; -C centroids/&quot;; TEXT([centroids.A95];&quot;0&quot;);&quot;_&quot;;[centroids.B95];&quot;.txt&quot;; &quot; -o outputs/&quot;; TEXT([centroids.A95];&quot;0&quot;);&quot;_&quot;;[centroids.B95];&quot;.txt -s &quot;; [centroids.B95])" office:value-type="string" office:string-value="mlpack_kmeans -i points.csv -m 10000 -c 10 -C centroids/10_3.txt -o outputs/10_3.txt -s 3" calcext:value-type="string">
            <text:p>mlpack_kmeans -i points.csv -m 10000 -c 10 -C centroids/10_3.txt -o outputs/10_3.txt -s 3</text:p>
          </table:table-cell>
        </table:table-row>
        <table:table-row table:style-name="ro1">
          <table:table-cell table:formula="of:=CONCATENATE(&quot;mlpack_kmeans -i points.csv -m 10000 -c &quot;;[centroids.A96];&quot; -C centroids/&quot;; TEXT([centroids.A96];&quot;0&quot;);&quot;_&quot;;[centroids.B96];&quot;.txt&quot;; &quot; -o outputs/&quot;; TEXT([centroids.A96];&quot;0&quot;);&quot;_&quot;;[centroids.B96];&quot;.txt -s &quot;; [centroids.B96])" office:value-type="string" office:string-value="mlpack_kmeans -i points.csv -m 10000 -c 10 -C centroids/10_4.txt -o outputs/10_4.txt -s 4" calcext:value-type="string">
            <text:p>mlpack_kmeans -i points.csv -m 10000 -c 10 -C centroids/10_4.txt -o outputs/10_4.txt -s 4</text:p>
          </table:table-cell>
        </table:table-row>
        <table:table-row table:style-name="ro1">
          <table:table-cell table:formula="of:=CONCATENATE(&quot;mlpack_kmeans -i points.csv -m 10000 -c &quot;;[centroids.A97];&quot; -C centroids/&quot;; TEXT([centroids.A97];&quot;0&quot;);&quot;_&quot;;[centroids.B97];&quot;.txt&quot;; &quot; -o outputs/&quot;; TEXT([centroids.A97];&quot;0&quot;);&quot;_&quot;;[centroids.B97];&quot;.txt -s &quot;; [centroids.B97])" office:value-type="string" office:string-value="mlpack_kmeans -i points.csv -m 10000 -c 10 -C centroids/10_5.txt -o outputs/10_5.txt -s 5" calcext:value-type="string">
            <text:p>mlpack_kmeans -i points.csv -m 10000 -c 10 -C centroids/10_5.txt -o outputs/10_5.txt -s 5</text:p>
          </table:table-cell>
        </table:table-row>
        <table:table-row table:style-name="ro1">
          <table:table-cell table:formula="of:=CONCATENATE(&quot;mlpack_kmeans -i points.csv -m 10000 -c &quot;;[centroids.A98];&quot; -C centroids/&quot;; TEXT([centroids.A98];&quot;0&quot;);&quot;_&quot;;[centroids.B98];&quot;.txt&quot;; &quot; -o outputs/&quot;; TEXT([centroids.A98];&quot;0&quot;);&quot;_&quot;;[centroids.B98];&quot;.txt -s &quot;; [centroids.B98])" office:value-type="string" office:string-value="mlpack_kmeans -i points.csv -m 10000 -c 10 -C centroids/10_6.txt -o outputs/10_6.txt -s 6" calcext:value-type="string">
            <text:p>mlpack_kmeans -i points.csv -m 10000 -c 10 -C centroids/10_6.txt -o outputs/10_6.txt -s 6</text:p>
          </table:table-cell>
        </table:table-row>
        <table:table-row table:style-name="ro1">
          <table:table-cell table:formula="of:=CONCATENATE(&quot;mlpack_kmeans -i points.csv -m 10000 -c &quot;;[centroids.A99];&quot; -C centroids/&quot;; TEXT([centroids.A99];&quot;0&quot;);&quot;_&quot;;[centroids.B99];&quot;.txt&quot;; &quot; -o outputs/&quot;; TEXT([centroids.A99];&quot;0&quot;);&quot;_&quot;;[centroids.B99];&quot;.txt -s &quot;; [centroids.B99])" office:value-type="string" office:string-value="mlpack_kmeans -i points.csv -m 10000 -c 10 -C centroids/10_7.txt -o outputs/10_7.txt -s 7" calcext:value-type="string">
            <text:p>mlpack_kmeans -i points.csv -m 10000 -c 10 -C centroids/10_7.txt -o outputs/10_7.txt -s 7</text:p>
          </table:table-cell>
        </table:table-row>
        <table:table-row table:style-name="ro1">
          <table:table-cell table:formula="of:=CONCATENATE(&quot;mlpack_kmeans -i points.csv -m 10000 -c &quot;;[centroids.A100];&quot; -C centroids/&quot;; TEXT([centroids.A100];&quot;0&quot;);&quot;_&quot;;[centroids.B100];&quot;.txt&quot;; &quot; -o outputs/&quot;; TEXT([centroids.A100];&quot;0&quot;);&quot;_&quot;;[centroids.B100];&quot;.txt -s &quot;; [centroids.B100])" office:value-type="string" office:string-value="mlpack_kmeans -i points.csv -m 10000 -c 10 -C centroids/10_8.txt -o outputs/10_8.txt -s 8" calcext:value-type="string">
            <text:p>mlpack_kmeans -i points.csv -m 10000 -c 10 -C centroids/10_8.txt -o outputs/10_8.txt -s 8</text:p>
          </table:table-cell>
        </table:table-row>
        <table:table-row table:style-name="ro1">
          <table:table-cell table:formula="of:=CONCATENATE(&quot;mlpack_kmeans -i points.csv -m 10000 -c &quot;;[centroids.A101];&quot; -C centroids/&quot;; TEXT([centroids.A101];&quot;0&quot;);&quot;_&quot;;[centroids.B101];&quot;.txt&quot;; &quot; -o outputs/&quot;; TEXT([centroids.A101];&quot;0&quot;);&quot;_&quot;;[centroids.B101];&quot;.txt -s &quot;; [centroids.B101])" office:value-type="string" office:string-value="mlpack_kmeans -i points.csv -m 10000 -c 10 -C centroids/10_9.txt -o outputs/10_9.txt -s 9" calcext:value-type="string">
            <text:p>mlpack_kmeans -i points.csv -m 10000 -c 10 -C centroids/10_9.txt -o outputs/10_9.txt -s 9</text:p>
          </table:table-cell>
        </table:table-row>
        <table:table-row table:style-name="ro1">
          <table:table-cell table:formula="of:=CONCATENATE(&quot;mlpack_kmeans -i points.csv -m 10000 -c &quot;;[centroids.A102];&quot; -C centroids/&quot;; TEXT([centroids.A102];&quot;0&quot;);&quot;_&quot;;[centroids.B102];&quot;.txt&quot;; &quot; -o outputs/&quot;; TEXT([centroids.A102];&quot;0&quot;);&quot;_&quot;;[centroids.B102];&quot;.txt -s &quot;; [centroids.B102])" office:value-type="string" office:string-value="mlpack_kmeans -i points.csv -m 10000 -c 11 -C centroids/11_0.txt -o outputs/11_0.txt -s 0" calcext:value-type="string">
            <text:p>mlpack_kmeans -i points.csv -m 10000 -c 11 -C centroids/11_0.txt -o outputs/11_0.txt -s 0</text:p>
          </table:table-cell>
        </table:table-row>
        <table:table-row table:style-name="ro1">
          <table:table-cell table:formula="of:=CONCATENATE(&quot;mlpack_kmeans -i points.csv -m 10000 -c &quot;;[centroids.A103];&quot; -C centroids/&quot;; TEXT([centroids.A103];&quot;0&quot;);&quot;_&quot;;[centroids.B103];&quot;.txt&quot;; &quot; -o outputs/&quot;; TEXT([centroids.A103];&quot;0&quot;);&quot;_&quot;;[centroids.B103];&quot;.txt -s &quot;; [centroids.B103])" office:value-type="string" office:string-value="mlpack_kmeans -i points.csv -m 10000 -c 11 -C centroids/11_1.txt -o outputs/11_1.txt -s 1" calcext:value-type="string">
            <text:p>mlpack_kmeans -i points.csv -m 10000 -c 11 -C centroids/11_1.txt -o outputs/11_1.txt -s 1</text:p>
          </table:table-cell>
        </table:table-row>
        <table:table-row table:style-name="ro1">
          <table:table-cell table:formula="of:=CONCATENATE(&quot;mlpack_kmeans -i points.csv -m 10000 -c &quot;;[centroids.A104];&quot; -C centroids/&quot;; TEXT([centroids.A104];&quot;0&quot;);&quot;_&quot;;[centroids.B104];&quot;.txt&quot;; &quot; -o outputs/&quot;; TEXT([centroids.A104];&quot;0&quot;);&quot;_&quot;;[centroids.B104];&quot;.txt -s &quot;; [centroids.B104])" office:value-type="string" office:string-value="mlpack_kmeans -i points.csv -m 10000 -c 11 -C centroids/11_2.txt -o outputs/11_2.txt -s 2" calcext:value-type="string">
            <text:p>mlpack_kmeans -i points.csv -m 10000 -c 11 -C centroids/11_2.txt -o outputs/11_2.txt -s 2</text:p>
          </table:table-cell>
        </table:table-row>
        <table:table-row table:style-name="ro1">
          <table:table-cell table:formula="of:=CONCATENATE(&quot;mlpack_kmeans -i points.csv -m 10000 -c &quot;;[centroids.A105];&quot; -C centroids/&quot;; TEXT([centroids.A105];&quot;0&quot;);&quot;_&quot;;[centroids.B105];&quot;.txt&quot;; &quot; -o outputs/&quot;; TEXT([centroids.A105];&quot;0&quot;);&quot;_&quot;;[centroids.B105];&quot;.txt -s &quot;; [centroids.B105])" office:value-type="string" office:string-value="mlpack_kmeans -i points.csv -m 10000 -c 11 -C centroids/11_3.txt -o outputs/11_3.txt -s 3" calcext:value-type="string">
            <text:p>mlpack_kmeans -i points.csv -m 10000 -c 11 -C centroids/11_3.txt -o outputs/11_3.txt -s 3</text:p>
          </table:table-cell>
        </table:table-row>
        <table:table-row table:style-name="ro1">
          <table:table-cell table:formula="of:=CONCATENATE(&quot;mlpack_kmeans -i points.csv -m 10000 -c &quot;;[centroids.A106];&quot; -C centroids/&quot;; TEXT([centroids.A106];&quot;0&quot;);&quot;_&quot;;[centroids.B106];&quot;.txt&quot;; &quot; -o outputs/&quot;; TEXT([centroids.A106];&quot;0&quot;);&quot;_&quot;;[centroids.B106];&quot;.txt -s &quot;; [centroids.B106])" office:value-type="string" office:string-value="mlpack_kmeans -i points.csv -m 10000 -c 11 -C centroids/11_4.txt -o outputs/11_4.txt -s 4" calcext:value-type="string">
            <text:p>mlpack_kmeans -i points.csv -m 10000 -c 11 -C centroids/11_4.txt -o outputs/11_4.txt -s 4</text:p>
          </table:table-cell>
        </table:table-row>
        <table:table-row table:style-name="ro1">
          <table:table-cell table:formula="of:=CONCATENATE(&quot;mlpack_kmeans -i points.csv -m 10000 -c &quot;;[centroids.A107];&quot; -C centroids/&quot;; TEXT([centroids.A107];&quot;0&quot;);&quot;_&quot;;[centroids.B107];&quot;.txt&quot;; &quot; -o outputs/&quot;; TEXT([centroids.A107];&quot;0&quot;);&quot;_&quot;;[centroids.B107];&quot;.txt -s &quot;; [centroids.B107])" office:value-type="string" office:string-value="mlpack_kmeans -i points.csv -m 10000 -c 11 -C centroids/11_5.txt -o outputs/11_5.txt -s 5" calcext:value-type="string">
            <text:p>mlpack_kmeans -i points.csv -m 10000 -c 11 -C centroids/11_5.txt -o outputs/11_5.txt -s 5</text:p>
          </table:table-cell>
        </table:table-row>
        <table:table-row table:style-name="ro1">
          <table:table-cell table:formula="of:=CONCATENATE(&quot;mlpack_kmeans -i points.csv -m 10000 -c &quot;;[centroids.A108];&quot; -C centroids/&quot;; TEXT([centroids.A108];&quot;0&quot;);&quot;_&quot;;[centroids.B108];&quot;.txt&quot;; &quot; -o outputs/&quot;; TEXT([centroids.A108];&quot;0&quot;);&quot;_&quot;;[centroids.B108];&quot;.txt -s &quot;; [centroids.B108])" office:value-type="string" office:string-value="mlpack_kmeans -i points.csv -m 10000 -c 11 -C centroids/11_6.txt -o outputs/11_6.txt -s 6" calcext:value-type="string">
            <text:p>mlpack_kmeans -i points.csv -m 10000 -c 11 -C centroids/11_6.txt -o outputs/11_6.txt -s 6</text:p>
          </table:table-cell>
        </table:table-row>
        <table:table-row table:style-name="ro1">
          <table:table-cell table:formula="of:=CONCATENATE(&quot;mlpack_kmeans -i points.csv -m 10000 -c &quot;;[centroids.A109];&quot; -C centroids/&quot;; TEXT([centroids.A109];&quot;0&quot;);&quot;_&quot;;[centroids.B109];&quot;.txt&quot;; &quot; -o outputs/&quot;; TEXT([centroids.A109];&quot;0&quot;);&quot;_&quot;;[centroids.B109];&quot;.txt -s &quot;; [centroids.B109])" office:value-type="string" office:string-value="mlpack_kmeans -i points.csv -m 10000 -c 11 -C centroids/11_7.txt -o outputs/11_7.txt -s 7" calcext:value-type="string">
            <text:p>mlpack_kmeans -i points.csv -m 10000 -c 11 -C centroids/11_7.txt -o outputs/11_7.txt -s 7</text:p>
          </table:table-cell>
        </table:table-row>
        <table:table-row table:style-name="ro1">
          <table:table-cell table:formula="of:=CONCATENATE(&quot;mlpack_kmeans -i points.csv -m 10000 -c &quot;;[centroids.A110];&quot; -C centroids/&quot;; TEXT([centroids.A110];&quot;0&quot;);&quot;_&quot;;[centroids.B110];&quot;.txt&quot;; &quot; -o outputs/&quot;; TEXT([centroids.A110];&quot;0&quot;);&quot;_&quot;;[centroids.B110];&quot;.txt -s &quot;; [centroids.B110])" office:value-type="string" office:string-value="mlpack_kmeans -i points.csv -m 10000 -c 11 -C centroids/11_8.txt -o outputs/11_8.txt -s 8" calcext:value-type="string">
            <text:p>mlpack_kmeans -i points.csv -m 10000 -c 11 -C centroids/11_8.txt -o outputs/11_8.txt -s 8</text:p>
          </table:table-cell>
        </table:table-row>
        <table:table-row table:style-name="ro1">
          <table:table-cell table:formula="of:=CONCATENATE(&quot;mlpack_kmeans -i points.csv -m 10000 -c &quot;;[centroids.A111];&quot; -C centroids/&quot;; TEXT([centroids.A111];&quot;0&quot;);&quot;_&quot;;[centroids.B111];&quot;.txt&quot;; &quot; -o outputs/&quot;; TEXT([centroids.A111];&quot;0&quot;);&quot;_&quot;;[centroids.B111];&quot;.txt -s &quot;; [centroids.B111])" office:value-type="string" office:string-value="mlpack_kmeans -i points.csv -m 10000 -c 11 -C centroids/11_9.txt -o outputs/11_9.txt -s 9" calcext:value-type="string">
            <text:p>mlpack_kmeans -i points.csv -m 10000 -c 11 -C centroids/11_9.txt -o outputs/11_9.txt -s 9</text:p>
          </table:table-cell>
        </table:table-row>
        <table:table-row table:style-name="ro1">
          <table:table-cell table:formula="of:=CONCATENATE(&quot;mlpack_kmeans -i points.csv -m 10000 -c &quot;;[centroids.A112];&quot; -C centroids/&quot;; TEXT([centroids.A112];&quot;0&quot;);&quot;_&quot;;[centroids.B112];&quot;.txt&quot;; &quot; -o outputs/&quot;; TEXT([centroids.A112];&quot;0&quot;);&quot;_&quot;;[centroids.B112];&quot;.txt -s &quot;; [centroids.B112])" office:value-type="string" office:string-value="mlpack_kmeans -i points.csv -m 10000 -c 12 -C centroids/12_0.txt -o outputs/12_0.txt -s 0" calcext:value-type="string">
            <text:p>mlpack_kmeans -i points.csv -m 10000 -c 12 -C centroids/12_0.txt -o outputs/12_0.txt -s 0</text:p>
          </table:table-cell>
        </table:table-row>
        <table:table-row table:style-name="ro1">
          <table:table-cell table:formula="of:=CONCATENATE(&quot;mlpack_kmeans -i points.csv -m 10000 -c &quot;;[centroids.A113];&quot; -C centroids/&quot;; TEXT([centroids.A113];&quot;0&quot;);&quot;_&quot;;[centroids.B113];&quot;.txt&quot;; &quot; -o outputs/&quot;; TEXT([centroids.A113];&quot;0&quot;);&quot;_&quot;;[centroids.B113];&quot;.txt -s &quot;; [centroids.B113])" office:value-type="string" office:string-value="mlpack_kmeans -i points.csv -m 10000 -c 12 -C centroids/12_1.txt -o outputs/12_1.txt -s 1" calcext:value-type="string">
            <text:p>mlpack_kmeans -i points.csv -m 10000 -c 12 -C centroids/12_1.txt -o outputs/12_1.txt -s 1</text:p>
          </table:table-cell>
        </table:table-row>
        <table:table-row table:style-name="ro1">
          <table:table-cell table:formula="of:=CONCATENATE(&quot;mlpack_kmeans -i points.csv -m 10000 -c &quot;;[centroids.A114];&quot; -C centroids/&quot;; TEXT([centroids.A114];&quot;0&quot;);&quot;_&quot;;[centroids.B114];&quot;.txt&quot;; &quot; -o outputs/&quot;; TEXT([centroids.A114];&quot;0&quot;);&quot;_&quot;;[centroids.B114];&quot;.txt -s &quot;; [centroids.B114])" office:value-type="string" office:string-value="mlpack_kmeans -i points.csv -m 10000 -c 12 -C centroids/12_2.txt -o outputs/12_2.txt -s 2" calcext:value-type="string">
            <text:p>mlpack_kmeans -i points.csv -m 10000 -c 12 -C centroids/12_2.txt -o outputs/12_2.txt -s 2</text:p>
          </table:table-cell>
        </table:table-row>
        <table:table-row table:style-name="ro1">
          <table:table-cell table:formula="of:=CONCATENATE(&quot;mlpack_kmeans -i points.csv -m 10000 -c &quot;;[centroids.A115];&quot; -C centroids/&quot;; TEXT([centroids.A115];&quot;0&quot;);&quot;_&quot;;[centroids.B115];&quot;.txt&quot;; &quot; -o outputs/&quot;; TEXT([centroids.A115];&quot;0&quot;);&quot;_&quot;;[centroids.B115];&quot;.txt -s &quot;; [centroids.B115])" office:value-type="string" office:string-value="mlpack_kmeans -i points.csv -m 10000 -c 12 -C centroids/12_3.txt -o outputs/12_3.txt -s 3" calcext:value-type="string">
            <text:p>mlpack_kmeans -i points.csv -m 10000 -c 12 -C centroids/12_3.txt -o outputs/12_3.txt -s 3</text:p>
          </table:table-cell>
        </table:table-row>
        <table:table-row table:style-name="ro1">
          <table:table-cell table:formula="of:=CONCATENATE(&quot;mlpack_kmeans -i points.csv -m 10000 -c &quot;;[centroids.A116];&quot; -C centroids/&quot;; TEXT([centroids.A116];&quot;0&quot;);&quot;_&quot;;[centroids.B116];&quot;.txt&quot;; &quot; -o outputs/&quot;; TEXT([centroids.A116];&quot;0&quot;);&quot;_&quot;;[centroids.B116];&quot;.txt -s &quot;; [centroids.B116])" office:value-type="string" office:string-value="mlpack_kmeans -i points.csv -m 10000 -c 12 -C centroids/12_4.txt -o outputs/12_4.txt -s 4" calcext:value-type="string">
            <text:p>mlpack_kmeans -i points.csv -m 10000 -c 12 -C centroids/12_4.txt -o outputs/12_4.txt -s 4</text:p>
          </table:table-cell>
        </table:table-row>
        <table:table-row table:style-name="ro1">
          <table:table-cell table:formula="of:=CONCATENATE(&quot;mlpack_kmeans -i points.csv -m 10000 -c &quot;;[centroids.A117];&quot; -C centroids/&quot;; TEXT([centroids.A117];&quot;0&quot;);&quot;_&quot;;[centroids.B117];&quot;.txt&quot;; &quot; -o outputs/&quot;; TEXT([centroids.A117];&quot;0&quot;);&quot;_&quot;;[centroids.B117];&quot;.txt -s &quot;; [centroids.B117])" office:value-type="string" office:string-value="mlpack_kmeans -i points.csv -m 10000 -c 12 -C centroids/12_5.txt -o outputs/12_5.txt -s 5" calcext:value-type="string">
            <text:p>mlpack_kmeans -i points.csv -m 10000 -c 12 -C centroids/12_5.txt -o outputs/12_5.txt -s 5</text:p>
          </table:table-cell>
        </table:table-row>
        <table:table-row table:style-name="ro1">
          <table:table-cell table:formula="of:=CONCATENATE(&quot;mlpack_kmeans -i points.csv -m 10000 -c &quot;;[centroids.A118];&quot; -C centroids/&quot;; TEXT([centroids.A118];&quot;0&quot;);&quot;_&quot;;[centroids.B118];&quot;.txt&quot;; &quot; -o outputs/&quot;; TEXT([centroids.A118];&quot;0&quot;);&quot;_&quot;;[centroids.B118];&quot;.txt -s &quot;; [centroids.B118])" office:value-type="string" office:string-value="mlpack_kmeans -i points.csv -m 10000 -c 12 -C centroids/12_6.txt -o outputs/12_6.txt -s 6" calcext:value-type="string">
            <text:p>mlpack_kmeans -i points.csv -m 10000 -c 12 -C centroids/12_6.txt -o outputs/12_6.txt -s 6</text:p>
          </table:table-cell>
        </table:table-row>
        <table:table-row table:style-name="ro1">
          <table:table-cell table:formula="of:=CONCATENATE(&quot;mlpack_kmeans -i points.csv -m 10000 -c &quot;;[centroids.A119];&quot; -C centroids/&quot;; TEXT([centroids.A119];&quot;0&quot;);&quot;_&quot;;[centroids.B119];&quot;.txt&quot;; &quot; -o outputs/&quot;; TEXT([centroids.A119];&quot;0&quot;);&quot;_&quot;;[centroids.B119];&quot;.txt -s &quot;; [centroids.B119])" office:value-type="string" office:string-value="mlpack_kmeans -i points.csv -m 10000 -c 12 -C centroids/12_7.txt -o outputs/12_7.txt -s 7" calcext:value-type="string">
            <text:p>mlpack_kmeans -i points.csv -m 10000 -c 12 -C centroids/12_7.txt -o outputs/12_7.txt -s 7</text:p>
          </table:table-cell>
        </table:table-row>
        <table:table-row table:style-name="ro1">
          <table:table-cell table:formula="of:=CONCATENATE(&quot;mlpack_kmeans -i points.csv -m 10000 -c &quot;;[centroids.A120];&quot; -C centroids/&quot;; TEXT([centroids.A120];&quot;0&quot;);&quot;_&quot;;[centroids.B120];&quot;.txt&quot;; &quot; -o outputs/&quot;; TEXT([centroids.A120];&quot;0&quot;);&quot;_&quot;;[centroids.B120];&quot;.txt -s &quot;; [centroids.B120])" office:value-type="string" office:string-value="mlpack_kmeans -i points.csv -m 10000 -c 12 -C centroids/12_8.txt -o outputs/12_8.txt -s 8" calcext:value-type="string">
            <text:p>mlpack_kmeans -i points.csv -m 10000 -c 12 -C centroids/12_8.txt -o outputs/12_8.txt -s 8</text:p>
          </table:table-cell>
        </table:table-row>
        <table:table-row table:style-name="ro1">
          <table:table-cell table:formula="of:=CONCATENATE(&quot;mlpack_kmeans -i points.csv -m 10000 -c &quot;;[centroids.A121];&quot; -C centroids/&quot;; TEXT([centroids.A121];&quot;0&quot;);&quot;_&quot;;[centroids.B121];&quot;.txt&quot;; &quot; -o outputs/&quot;; TEXT([centroids.A121];&quot;0&quot;);&quot;_&quot;;[centroids.B121];&quot;.txt -s &quot;; [centroids.B121])" office:value-type="string" office:string-value="mlpack_kmeans -i points.csv -m 10000 -c 12 -C centroids/12_9.txt -o outputs/12_9.txt -s 9" calcext:value-type="string">
            <text:p>mlpack_kmeans -i points.csv -m 10000 -c 12 -C centroids/12_9.txt -o outputs/12_9.txt -s 9</text:p>
          </table:table-cell>
        </table:table-row>
        <table:table-row table:style-name="ro1">
          <table:table-cell table:formula="of:=CONCATENATE(&quot;mlpack_kmeans -i points.csv -m 10000 -c &quot;;[centroids.A122];&quot; -C centroids/&quot;; TEXT([centroids.A122];&quot;0&quot;);&quot;_&quot;;[centroids.B122];&quot;.txt&quot;; &quot; -o outputs/&quot;; TEXT([centroids.A122];&quot;0&quot;);&quot;_&quot;;[centroids.B122];&quot;.txt -s &quot;; [centroids.B122])" office:value-type="string" office:string-value="mlpack_kmeans -i points.csv -m 10000 -c 13 -C centroids/13_0.txt -o outputs/13_0.txt -s 0" calcext:value-type="string">
            <text:p>mlpack_kmeans -i points.csv -m 10000 -c 13 -C centroids/13_0.txt -o outputs/13_0.txt -s 0</text:p>
          </table:table-cell>
        </table:table-row>
        <table:table-row table:style-name="ro1">
          <table:table-cell table:formula="of:=CONCATENATE(&quot;mlpack_kmeans -i points.csv -m 10000 -c &quot;;[centroids.A123];&quot; -C centroids/&quot;; TEXT([centroids.A123];&quot;0&quot;);&quot;_&quot;;[centroids.B123];&quot;.txt&quot;; &quot; -o outputs/&quot;; TEXT([centroids.A123];&quot;0&quot;);&quot;_&quot;;[centroids.B123];&quot;.txt -s &quot;; [centroids.B123])" office:value-type="string" office:string-value="mlpack_kmeans -i points.csv -m 10000 -c 13 -C centroids/13_1.txt -o outputs/13_1.txt -s 1" calcext:value-type="string">
            <text:p>mlpack_kmeans -i points.csv -m 10000 -c 13 -C centroids/13_1.txt -o outputs/13_1.txt -s 1</text:p>
          </table:table-cell>
        </table:table-row>
        <table:table-row table:style-name="ro1">
          <table:table-cell table:formula="of:=CONCATENATE(&quot;mlpack_kmeans -i points.csv -m 10000 -c &quot;;[centroids.A124];&quot; -C centroids/&quot;; TEXT([centroids.A124];&quot;0&quot;);&quot;_&quot;;[centroids.B124];&quot;.txt&quot;; &quot; -o outputs/&quot;; TEXT([centroids.A124];&quot;0&quot;);&quot;_&quot;;[centroids.B124];&quot;.txt -s &quot;; [centroids.B124])" office:value-type="string" office:string-value="mlpack_kmeans -i points.csv -m 10000 -c 13 -C centroids/13_2.txt -o outputs/13_2.txt -s 2" calcext:value-type="string">
            <text:p>mlpack_kmeans -i points.csv -m 10000 -c 13 -C centroids/13_2.txt -o outputs/13_2.txt -s 2</text:p>
          </table:table-cell>
        </table:table-row>
        <table:table-row table:style-name="ro1">
          <table:table-cell table:formula="of:=CONCATENATE(&quot;mlpack_kmeans -i points.csv -m 10000 -c &quot;;[centroids.A125];&quot; -C centroids/&quot;; TEXT([centroids.A125];&quot;0&quot;);&quot;_&quot;;[centroids.B125];&quot;.txt&quot;; &quot; -o outputs/&quot;; TEXT([centroids.A125];&quot;0&quot;);&quot;_&quot;;[centroids.B125];&quot;.txt -s &quot;; [centroids.B125])" office:value-type="string" office:string-value="mlpack_kmeans -i points.csv -m 10000 -c 13 -C centroids/13_3.txt -o outputs/13_3.txt -s 3" calcext:value-type="string">
            <text:p>mlpack_kmeans -i points.csv -m 10000 -c 13 -C centroids/13_3.txt -o outputs/13_3.txt -s 3</text:p>
          </table:table-cell>
        </table:table-row>
        <table:table-row table:style-name="ro1">
          <table:table-cell table:formula="of:=CONCATENATE(&quot;mlpack_kmeans -i points.csv -m 10000 -c &quot;;[centroids.A126];&quot; -C centroids/&quot;; TEXT([centroids.A126];&quot;0&quot;);&quot;_&quot;;[centroids.B126];&quot;.txt&quot;; &quot; -o outputs/&quot;; TEXT([centroids.A126];&quot;0&quot;);&quot;_&quot;;[centroids.B126];&quot;.txt -s &quot;; [centroids.B126])" office:value-type="string" office:string-value="mlpack_kmeans -i points.csv -m 10000 -c 13 -C centroids/13_4.txt -o outputs/13_4.txt -s 4" calcext:value-type="string">
            <text:p>mlpack_kmeans -i points.csv -m 10000 -c 13 -C centroids/13_4.txt -o outputs/13_4.txt -s 4</text:p>
          </table:table-cell>
        </table:table-row>
        <table:table-row table:style-name="ro1">
          <table:table-cell table:formula="of:=CONCATENATE(&quot;mlpack_kmeans -i points.csv -m 10000 -c &quot;;[centroids.A127];&quot; -C centroids/&quot;; TEXT([centroids.A127];&quot;0&quot;);&quot;_&quot;;[centroids.B127];&quot;.txt&quot;; &quot; -o outputs/&quot;; TEXT([centroids.A127];&quot;0&quot;);&quot;_&quot;;[centroids.B127];&quot;.txt -s &quot;; [centroids.B127])" office:value-type="string" office:string-value="mlpack_kmeans -i points.csv -m 10000 -c 13 -C centroids/13_5.txt -o outputs/13_5.txt -s 5" calcext:value-type="string">
            <text:p>mlpack_kmeans -i points.csv -m 10000 -c 13 -C centroids/13_5.txt -o outputs/13_5.txt -s 5</text:p>
          </table:table-cell>
        </table:table-row>
        <table:table-row table:style-name="ro1">
          <table:table-cell table:formula="of:=CONCATENATE(&quot;mlpack_kmeans -i points.csv -m 10000 -c &quot;;[centroids.A128];&quot; -C centroids/&quot;; TEXT([centroids.A128];&quot;0&quot;);&quot;_&quot;;[centroids.B128];&quot;.txt&quot;; &quot; -o outputs/&quot;; TEXT([centroids.A128];&quot;0&quot;);&quot;_&quot;;[centroids.B128];&quot;.txt -s &quot;; [centroids.B128])" office:value-type="string" office:string-value="mlpack_kmeans -i points.csv -m 10000 -c 13 -C centroids/13_6.txt -o outputs/13_6.txt -s 6" calcext:value-type="string">
            <text:p>mlpack_kmeans -i points.csv -m 10000 -c 13 -C centroids/13_6.txt -o outputs/13_6.txt -s 6</text:p>
          </table:table-cell>
        </table:table-row>
        <table:table-row table:style-name="ro1">
          <table:table-cell table:formula="of:=CONCATENATE(&quot;mlpack_kmeans -i points.csv -m 10000 -c &quot;;[centroids.A129];&quot; -C centroids/&quot;; TEXT([centroids.A129];&quot;0&quot;);&quot;_&quot;;[centroids.B129];&quot;.txt&quot;; &quot; -o outputs/&quot;; TEXT([centroids.A129];&quot;0&quot;);&quot;_&quot;;[centroids.B129];&quot;.txt -s &quot;; [centroids.B129])" office:value-type="string" office:string-value="mlpack_kmeans -i points.csv -m 10000 -c 13 -C centroids/13_7.txt -o outputs/13_7.txt -s 7" calcext:value-type="string">
            <text:p>mlpack_kmeans -i points.csv -m 10000 -c 13 -C centroids/13_7.txt -o outputs/13_7.txt -s 7</text:p>
          </table:table-cell>
        </table:table-row>
        <table:table-row table:style-name="ro1">
          <table:table-cell table:formula="of:=CONCATENATE(&quot;mlpack_kmeans -i points.csv -m 10000 -c &quot;;[centroids.A130];&quot; -C centroids/&quot;; TEXT([centroids.A130];&quot;0&quot;);&quot;_&quot;;[centroids.B130];&quot;.txt&quot;; &quot; -o outputs/&quot;; TEXT([centroids.A130];&quot;0&quot;);&quot;_&quot;;[centroids.B130];&quot;.txt -s &quot;; [centroids.B130])" office:value-type="string" office:string-value="mlpack_kmeans -i points.csv -m 10000 -c 13 -C centroids/13_8.txt -o outputs/13_8.txt -s 8" calcext:value-type="string">
            <text:p>mlpack_kmeans -i points.csv -m 10000 -c 13 -C centroids/13_8.txt -o outputs/13_8.txt -s 8</text:p>
          </table:table-cell>
        </table:table-row>
        <table:table-row table:style-name="ro1">
          <table:table-cell table:formula="of:=CONCATENATE(&quot;mlpack_kmeans -i points.csv -m 10000 -c &quot;;[centroids.A131];&quot; -C centroids/&quot;; TEXT([centroids.A131];&quot;0&quot;);&quot;_&quot;;[centroids.B131];&quot;.txt&quot;; &quot; -o outputs/&quot;; TEXT([centroids.A131];&quot;0&quot;);&quot;_&quot;;[centroids.B131];&quot;.txt -s &quot;; [centroids.B131])" office:value-type="string" office:string-value="mlpack_kmeans -i points.csv -m 10000 -c 13 -C centroids/13_9.txt -o outputs/13_9.txt -s 9" calcext:value-type="string">
            <text:p>mlpack_kmeans -i points.csv -m 10000 -c 13 -C centroids/13_9.txt -o outputs/13_9.txt -s 9</text:p>
          </table:table-cell>
        </table:table-row>
        <table:table-row table:style-name="ro1">
          <table:table-cell table:formula="of:=CONCATENATE(&quot;mlpack_kmeans -i points.csv -m 10000 -c &quot;;[centroids.A132];&quot; -C centroids/&quot;; TEXT([centroids.A132];&quot;0&quot;);&quot;_&quot;;[centroids.B132];&quot;.txt&quot;; &quot; -o outputs/&quot;; TEXT([centroids.A132];&quot;0&quot;);&quot;_&quot;;[centroids.B132];&quot;.txt -s &quot;; [centroids.B132])" office:value-type="string" office:string-value="mlpack_kmeans -i points.csv -m 10000 -c 14 -C centroids/14_0.txt -o outputs/14_0.txt -s 0" calcext:value-type="string">
            <text:p>mlpack_kmeans -i points.csv -m 10000 -c 14 -C centroids/14_0.txt -o outputs/14_0.txt -s 0</text:p>
          </table:table-cell>
        </table:table-row>
        <table:table-row table:style-name="ro1">
          <table:table-cell table:formula="of:=CONCATENATE(&quot;mlpack_kmeans -i points.csv -m 10000 -c &quot;;[centroids.A133];&quot; -C centroids/&quot;; TEXT([centroids.A133];&quot;0&quot;);&quot;_&quot;;[centroids.B133];&quot;.txt&quot;; &quot; -o outputs/&quot;; TEXT([centroids.A133];&quot;0&quot;);&quot;_&quot;;[centroids.B133];&quot;.txt -s &quot;; [centroids.B133])" office:value-type="string" office:string-value="mlpack_kmeans -i points.csv -m 10000 -c 14 -C centroids/14_1.txt -o outputs/14_1.txt -s 1" calcext:value-type="string">
            <text:p>mlpack_kmeans -i points.csv -m 10000 -c 14 -C centroids/14_1.txt -o outputs/14_1.txt -s 1</text:p>
          </table:table-cell>
        </table:table-row>
        <table:table-row table:style-name="ro1">
          <table:table-cell table:formula="of:=CONCATENATE(&quot;mlpack_kmeans -i points.csv -m 10000 -c &quot;;[centroids.A134];&quot; -C centroids/&quot;; TEXT([centroids.A134];&quot;0&quot;);&quot;_&quot;;[centroids.B134];&quot;.txt&quot;; &quot; -o outputs/&quot;; TEXT([centroids.A134];&quot;0&quot;);&quot;_&quot;;[centroids.B134];&quot;.txt -s &quot;; [centroids.B134])" office:value-type="string" office:string-value="mlpack_kmeans -i points.csv -m 10000 -c 14 -C centroids/14_2.txt -o outputs/14_2.txt -s 2" calcext:value-type="string">
            <text:p>mlpack_kmeans -i points.csv -m 10000 -c 14 -C centroids/14_2.txt -o outputs/14_2.txt -s 2</text:p>
          </table:table-cell>
        </table:table-row>
        <table:table-row table:style-name="ro1">
          <table:table-cell table:formula="of:=CONCATENATE(&quot;mlpack_kmeans -i points.csv -m 10000 -c &quot;;[centroids.A135];&quot; -C centroids/&quot;; TEXT([centroids.A135];&quot;0&quot;);&quot;_&quot;;[centroids.B135];&quot;.txt&quot;; &quot; -o outputs/&quot;; TEXT([centroids.A135];&quot;0&quot;);&quot;_&quot;;[centroids.B135];&quot;.txt -s &quot;; [centroids.B135])" office:value-type="string" office:string-value="mlpack_kmeans -i points.csv -m 10000 -c 14 -C centroids/14_3.txt -o outputs/14_3.txt -s 3" calcext:value-type="string">
            <text:p>mlpack_kmeans -i points.csv -m 10000 -c 14 -C centroids/14_3.txt -o outputs/14_3.txt -s 3</text:p>
          </table:table-cell>
        </table:table-row>
        <table:table-row table:style-name="ro1">
          <table:table-cell table:formula="of:=CONCATENATE(&quot;mlpack_kmeans -i points.csv -m 10000 -c &quot;;[centroids.A136];&quot; -C centroids/&quot;; TEXT([centroids.A136];&quot;0&quot;);&quot;_&quot;;[centroids.B136];&quot;.txt&quot;; &quot; -o outputs/&quot;; TEXT([centroids.A136];&quot;0&quot;);&quot;_&quot;;[centroids.B136];&quot;.txt -s &quot;; [centroids.B136])" office:value-type="string" office:string-value="mlpack_kmeans -i points.csv -m 10000 -c 14 -C centroids/14_4.txt -o outputs/14_4.txt -s 4" calcext:value-type="string">
            <text:p>mlpack_kmeans -i points.csv -m 10000 -c 14 -C centroids/14_4.txt -o outputs/14_4.txt -s 4</text:p>
          </table:table-cell>
        </table:table-row>
        <table:table-row table:style-name="ro1">
          <table:table-cell table:formula="of:=CONCATENATE(&quot;mlpack_kmeans -i points.csv -m 10000 -c &quot;;[centroids.A137];&quot; -C centroids/&quot;; TEXT([centroids.A137];&quot;0&quot;);&quot;_&quot;;[centroids.B137];&quot;.txt&quot;; &quot; -o outputs/&quot;; TEXT([centroids.A137];&quot;0&quot;);&quot;_&quot;;[centroids.B137];&quot;.txt -s &quot;; [centroids.B137])" office:value-type="string" office:string-value="mlpack_kmeans -i points.csv -m 10000 -c 14 -C centroids/14_5.txt -o outputs/14_5.txt -s 5" calcext:value-type="string">
            <text:p>mlpack_kmeans -i points.csv -m 10000 -c 14 -C centroids/14_5.txt -o outputs/14_5.txt -s 5</text:p>
          </table:table-cell>
        </table:table-row>
        <table:table-row table:style-name="ro1">
          <table:table-cell table:formula="of:=CONCATENATE(&quot;mlpack_kmeans -i points.csv -m 10000 -c &quot;;[centroids.A138];&quot; -C centroids/&quot;; TEXT([centroids.A138];&quot;0&quot;);&quot;_&quot;;[centroids.B138];&quot;.txt&quot;; &quot; -o outputs/&quot;; TEXT([centroids.A138];&quot;0&quot;);&quot;_&quot;;[centroids.B138];&quot;.txt -s &quot;; [centroids.B138])" office:value-type="string" office:string-value="mlpack_kmeans -i points.csv -m 10000 -c 14 -C centroids/14_6.txt -o outputs/14_6.txt -s 6" calcext:value-type="string">
            <text:p>mlpack_kmeans -i points.csv -m 10000 -c 14 -C centroids/14_6.txt -o outputs/14_6.txt -s 6</text:p>
          </table:table-cell>
        </table:table-row>
        <table:table-row table:style-name="ro1">
          <table:table-cell table:formula="of:=CONCATENATE(&quot;mlpack_kmeans -i points.csv -m 10000 -c &quot;;[centroids.A139];&quot; -C centroids/&quot;; TEXT([centroids.A139];&quot;0&quot;);&quot;_&quot;;[centroids.B139];&quot;.txt&quot;; &quot; -o outputs/&quot;; TEXT([centroids.A139];&quot;0&quot;);&quot;_&quot;;[centroids.B139];&quot;.txt -s &quot;; [centroids.B139])" office:value-type="string" office:string-value="mlpack_kmeans -i points.csv -m 10000 -c 14 -C centroids/14_7.txt -o outputs/14_7.txt -s 7" calcext:value-type="string">
            <text:p>mlpack_kmeans -i points.csv -m 10000 -c 14 -C centroids/14_7.txt -o outputs/14_7.txt -s 7</text:p>
          </table:table-cell>
        </table:table-row>
        <table:table-row table:style-name="ro1">
          <table:table-cell table:formula="of:=CONCATENATE(&quot;mlpack_kmeans -i points.csv -m 10000 -c &quot;;[centroids.A140];&quot; -C centroids/&quot;; TEXT([centroids.A140];&quot;0&quot;);&quot;_&quot;;[centroids.B140];&quot;.txt&quot;; &quot; -o outputs/&quot;; TEXT([centroids.A140];&quot;0&quot;);&quot;_&quot;;[centroids.B140];&quot;.txt -s &quot;; [centroids.B140])" office:value-type="string" office:string-value="mlpack_kmeans -i points.csv -m 10000 -c 14 -C centroids/14_8.txt -o outputs/14_8.txt -s 8" calcext:value-type="string">
            <text:p>mlpack_kmeans -i points.csv -m 10000 -c 14 -C centroids/14_8.txt -o outputs/14_8.txt -s 8</text:p>
          </table:table-cell>
        </table:table-row>
        <table:table-row table:style-name="ro1">
          <table:table-cell table:formula="of:=CONCATENATE(&quot;mlpack_kmeans -i points.csv -m 10000 -c &quot;;[centroids.A141];&quot; -C centroids/&quot;; TEXT([centroids.A141];&quot;0&quot;);&quot;_&quot;;[centroids.B141];&quot;.txt&quot;; &quot; -o outputs/&quot;; TEXT([centroids.A141];&quot;0&quot;);&quot;_&quot;;[centroids.B141];&quot;.txt -s &quot;; [centroids.B141])" office:value-type="string" office:string-value="mlpack_kmeans -i points.csv -m 10000 -c 14 -C centroids/14_9.txt -o outputs/14_9.txt -s 9" calcext:value-type="string">
            <text:p>mlpack_kmeans -i points.csv -m 10000 -c 14 -C centroids/14_9.txt -o outputs/14_9.txt -s 9</text:p>
          </table:table-cell>
        </table:table-row>
        <table:table-row table:style-name="ro1">
          <table:table-cell table:formula="of:=CONCATENATE(&quot;mlpack_kmeans -i points.csv -m 10000 -c &quot;;[centroids.A142];&quot; -C centroids/&quot;; TEXT([centroids.A142];&quot;0&quot;);&quot;_&quot;;[centroids.B142];&quot;.txt&quot;; &quot; -o outputs/&quot;; TEXT([centroids.A142];&quot;0&quot;);&quot;_&quot;;[centroids.B142];&quot;.txt -s &quot;; [centroids.B142])" office:value-type="string" office:string-value="mlpack_kmeans -i points.csv -m 10000 -c 15 -C centroids/15_0.txt -o outputs/15_0.txt -s 0" calcext:value-type="string">
            <text:p>mlpack_kmeans -i points.csv -m 10000 -c 15 -C centroids/15_0.txt -o outputs/15_0.txt -s 0</text:p>
          </table:table-cell>
        </table:table-row>
        <table:table-row table:style-name="ro1">
          <table:table-cell table:formula="of:=CONCATENATE(&quot;mlpack_kmeans -i points.csv -m 10000 -c &quot;;[centroids.A143];&quot; -C centroids/&quot;; TEXT([centroids.A143];&quot;0&quot;);&quot;_&quot;;[centroids.B143];&quot;.txt&quot;; &quot; -o outputs/&quot;; TEXT([centroids.A143];&quot;0&quot;);&quot;_&quot;;[centroids.B143];&quot;.txt -s &quot;; [centroids.B143])" office:value-type="string" office:string-value="mlpack_kmeans -i points.csv -m 10000 -c 15 -C centroids/15_1.txt -o outputs/15_1.txt -s 1" calcext:value-type="string">
            <text:p>mlpack_kmeans -i points.csv -m 10000 -c 15 -C centroids/15_1.txt -o outputs/15_1.txt -s 1</text:p>
          </table:table-cell>
        </table:table-row>
        <table:table-row table:style-name="ro1">
          <table:table-cell table:formula="of:=CONCATENATE(&quot;mlpack_kmeans -i points.csv -m 10000 -c &quot;;[centroids.A144];&quot; -C centroids/&quot;; TEXT([centroids.A144];&quot;0&quot;);&quot;_&quot;;[centroids.B144];&quot;.txt&quot;; &quot; -o outputs/&quot;; TEXT([centroids.A144];&quot;0&quot;);&quot;_&quot;;[centroids.B144];&quot;.txt -s &quot;; [centroids.B144])" office:value-type="string" office:string-value="mlpack_kmeans -i points.csv -m 10000 -c 15 -C centroids/15_2.txt -o outputs/15_2.txt -s 2" calcext:value-type="string">
            <text:p>mlpack_kmeans -i points.csv -m 10000 -c 15 -C centroids/15_2.txt -o outputs/15_2.txt -s 2</text:p>
          </table:table-cell>
        </table:table-row>
        <table:table-row table:style-name="ro1">
          <table:table-cell table:formula="of:=CONCATENATE(&quot;mlpack_kmeans -i points.csv -m 10000 -c &quot;;[centroids.A145];&quot; -C centroids/&quot;; TEXT([centroids.A145];&quot;0&quot;);&quot;_&quot;;[centroids.B145];&quot;.txt&quot;; &quot; -o outputs/&quot;; TEXT([centroids.A145];&quot;0&quot;);&quot;_&quot;;[centroids.B145];&quot;.txt -s &quot;; [centroids.B145])" office:value-type="string" office:string-value="mlpack_kmeans -i points.csv -m 10000 -c 15 -C centroids/15_3.txt -o outputs/15_3.txt -s 3" calcext:value-type="string">
            <text:p>mlpack_kmeans -i points.csv -m 10000 -c 15 -C centroids/15_3.txt -o outputs/15_3.txt -s 3</text:p>
          </table:table-cell>
        </table:table-row>
        <table:table-row table:style-name="ro1">
          <table:table-cell table:formula="of:=CONCATENATE(&quot;mlpack_kmeans -i points.csv -m 10000 -c &quot;;[centroids.A146];&quot; -C centroids/&quot;; TEXT([centroids.A146];&quot;0&quot;);&quot;_&quot;;[centroids.B146];&quot;.txt&quot;; &quot; -o outputs/&quot;; TEXT([centroids.A146];&quot;0&quot;);&quot;_&quot;;[centroids.B146];&quot;.txt -s &quot;; [centroids.B146])" office:value-type="string" office:string-value="mlpack_kmeans -i points.csv -m 10000 -c 15 -C centroids/15_4.txt -o outputs/15_4.txt -s 4" calcext:value-type="string">
            <text:p>mlpack_kmeans -i points.csv -m 10000 -c 15 -C centroids/15_4.txt -o outputs/15_4.txt -s 4</text:p>
          </table:table-cell>
        </table:table-row>
        <table:table-row table:style-name="ro1">
          <table:table-cell table:formula="of:=CONCATENATE(&quot;mlpack_kmeans -i points.csv -m 10000 -c &quot;;[centroids.A147];&quot; -C centroids/&quot;; TEXT([centroids.A147];&quot;0&quot;);&quot;_&quot;;[centroids.B147];&quot;.txt&quot;; &quot; -o outputs/&quot;; TEXT([centroids.A147];&quot;0&quot;);&quot;_&quot;;[centroids.B147];&quot;.txt -s &quot;; [centroids.B147])" office:value-type="string" office:string-value="mlpack_kmeans -i points.csv -m 10000 -c 15 -C centroids/15_5.txt -o outputs/15_5.txt -s 5" calcext:value-type="string">
            <text:p>mlpack_kmeans -i points.csv -m 10000 -c 15 -C centroids/15_5.txt -o outputs/15_5.txt -s 5</text:p>
          </table:table-cell>
        </table:table-row>
        <table:table-row table:style-name="ro1">
          <table:table-cell table:formula="of:=CONCATENATE(&quot;mlpack_kmeans -i points.csv -m 10000 -c &quot;;[centroids.A148];&quot; -C centroids/&quot;; TEXT([centroids.A148];&quot;0&quot;);&quot;_&quot;;[centroids.B148];&quot;.txt&quot;; &quot; -o outputs/&quot;; TEXT([centroids.A148];&quot;0&quot;);&quot;_&quot;;[centroids.B148];&quot;.txt -s &quot;; [centroids.B148])" office:value-type="string" office:string-value="mlpack_kmeans -i points.csv -m 10000 -c 15 -C centroids/15_6.txt -o outputs/15_6.txt -s 6" calcext:value-type="string">
            <text:p>mlpack_kmeans -i points.csv -m 10000 -c 15 -C centroids/15_6.txt -o outputs/15_6.txt -s 6</text:p>
          </table:table-cell>
        </table:table-row>
        <table:table-row table:style-name="ro1">
          <table:table-cell table:formula="of:=CONCATENATE(&quot;mlpack_kmeans -i points.csv -m 10000 -c &quot;;[centroids.A149];&quot; -C centroids/&quot;; TEXT([centroids.A149];&quot;0&quot;);&quot;_&quot;;[centroids.B149];&quot;.txt&quot;; &quot; -o outputs/&quot;; TEXT([centroids.A149];&quot;0&quot;);&quot;_&quot;;[centroids.B149];&quot;.txt -s &quot;; [centroids.B149])" office:value-type="string" office:string-value="mlpack_kmeans -i points.csv -m 10000 -c 15 -C centroids/15_7.txt -o outputs/15_7.txt -s 7" calcext:value-type="string">
            <text:p>mlpack_kmeans -i points.csv -m 10000 -c 15 -C centroids/15_7.txt -o outputs/15_7.txt -s 7</text:p>
          </table:table-cell>
        </table:table-row>
        <table:table-row table:style-name="ro1">
          <table:table-cell table:formula="of:=CONCATENATE(&quot;mlpack_kmeans -i points.csv -m 10000 -c &quot;;[centroids.A150];&quot; -C centroids/&quot;; TEXT([centroids.A150];&quot;0&quot;);&quot;_&quot;;[centroids.B150];&quot;.txt&quot;; &quot; -o outputs/&quot;; TEXT([centroids.A150];&quot;0&quot;);&quot;_&quot;;[centroids.B150];&quot;.txt -s &quot;; [centroids.B150])" office:value-type="string" office:string-value="mlpack_kmeans -i points.csv -m 10000 -c 15 -C centroids/15_8.txt -o outputs/15_8.txt -s 8" calcext:value-type="string">
            <text:p>mlpack_kmeans -i points.csv -m 10000 -c 15 -C centroids/15_8.txt -o outputs/15_8.txt -s 8</text:p>
          </table:table-cell>
        </table:table-row>
        <table:table-row table:style-name="ro1">
          <table:table-cell table:formula="of:=CONCATENATE(&quot;mlpack_kmeans -i points.csv -m 10000 -c &quot;;[centroids.A151];&quot; -C centroids/&quot;; TEXT([centroids.A151];&quot;0&quot;);&quot;_&quot;;[centroids.B151];&quot;.txt&quot;; &quot; -o outputs/&quot;; TEXT([centroids.A151];&quot;0&quot;);&quot;_&quot;;[centroids.B151];&quot;.txt -s &quot;; [centroids.B151])" office:value-type="string" office:string-value="mlpack_kmeans -i points.csv -m 10000 -c 15 -C centroids/15_9.txt -o outputs/15_9.txt -s 9" calcext:value-type="string">
            <text:p>mlpack_kmeans -i points.csv -m 10000 -c 15 -C centroids/15_9.txt -o outputs/15_9.txt -s 9</text:p>
          </table:table-cell>
        </table:table-row>
        <table:table-row table:style-name="ro1">
          <table:table-cell table:formula="of:=CONCATENATE(&quot;mlpack_kmeans -i points.csv -m 10000 -c &quot;;[centroids.A152];&quot; -C centroids/&quot;; TEXT([centroids.A152];&quot;0&quot;);&quot;_&quot;;[centroids.B152];&quot;.txt&quot;; &quot; -o outputs/&quot;; TEXT([centroids.A152];&quot;0&quot;);&quot;_&quot;;[centroids.B152];&quot;.txt -s &quot;; [centroids.B152])" office:value-type="string" office:string-value="mlpack_kmeans -i points.csv -m 10000 -c 16 -C centroids/16_0.txt -o outputs/16_0.txt -s 0" calcext:value-type="string">
            <text:p>mlpack_kmeans -i points.csv -m 10000 -c 16 -C centroids/16_0.txt -o outputs/16_0.txt -s 0</text:p>
          </table:table-cell>
        </table:table-row>
        <table:table-row table:style-name="ro1">
          <table:table-cell table:formula="of:=CONCATENATE(&quot;mlpack_kmeans -i points.csv -m 10000 -c &quot;;[centroids.A153];&quot; -C centroids/&quot;; TEXT([centroids.A153];&quot;0&quot;);&quot;_&quot;;[centroids.B153];&quot;.txt&quot;; &quot; -o outputs/&quot;; TEXT([centroids.A153];&quot;0&quot;);&quot;_&quot;;[centroids.B153];&quot;.txt -s &quot;; [centroids.B153])" office:value-type="string" office:string-value="mlpack_kmeans -i points.csv -m 10000 -c 16 -C centroids/16_1.txt -o outputs/16_1.txt -s 1" calcext:value-type="string">
            <text:p>mlpack_kmeans -i points.csv -m 10000 -c 16 -C centroids/16_1.txt -o outputs/16_1.txt -s 1</text:p>
          </table:table-cell>
        </table:table-row>
        <table:table-row table:style-name="ro1">
          <table:table-cell table:formula="of:=CONCATENATE(&quot;mlpack_kmeans -i points.csv -m 10000 -c &quot;;[centroids.A154];&quot; -C centroids/&quot;; TEXT([centroids.A154];&quot;0&quot;);&quot;_&quot;;[centroids.B154];&quot;.txt&quot;; &quot; -o outputs/&quot;; TEXT([centroids.A154];&quot;0&quot;);&quot;_&quot;;[centroids.B154];&quot;.txt -s &quot;; [centroids.B154])" office:value-type="string" office:string-value="mlpack_kmeans -i points.csv -m 10000 -c 16 -C centroids/16_2.txt -o outputs/16_2.txt -s 2" calcext:value-type="string">
            <text:p>mlpack_kmeans -i points.csv -m 10000 -c 16 -C centroids/16_2.txt -o outputs/16_2.txt -s 2</text:p>
          </table:table-cell>
        </table:table-row>
        <table:table-row table:style-name="ro1">
          <table:table-cell table:formula="of:=CONCATENATE(&quot;mlpack_kmeans -i points.csv -m 10000 -c &quot;;[centroids.A155];&quot; -C centroids/&quot;; TEXT([centroids.A155];&quot;0&quot;);&quot;_&quot;;[centroids.B155];&quot;.txt&quot;; &quot; -o outputs/&quot;; TEXT([centroids.A155];&quot;0&quot;);&quot;_&quot;;[centroids.B155];&quot;.txt -s &quot;; [centroids.B155])" office:value-type="string" office:string-value="mlpack_kmeans -i points.csv -m 10000 -c 16 -C centroids/16_3.txt -o outputs/16_3.txt -s 3" calcext:value-type="string">
            <text:p>mlpack_kmeans -i points.csv -m 10000 -c 16 -C centroids/16_3.txt -o outputs/16_3.txt -s 3</text:p>
          </table:table-cell>
        </table:table-row>
        <table:table-row table:style-name="ro1">
          <table:table-cell table:formula="of:=CONCATENATE(&quot;mlpack_kmeans -i points.csv -m 10000 -c &quot;;[centroids.A156];&quot; -C centroids/&quot;; TEXT([centroids.A156];&quot;0&quot;);&quot;_&quot;;[centroids.B156];&quot;.txt&quot;; &quot; -o outputs/&quot;; TEXT([centroids.A156];&quot;0&quot;);&quot;_&quot;;[centroids.B156];&quot;.txt -s &quot;; [centroids.B156])" office:value-type="string" office:string-value="mlpack_kmeans -i points.csv -m 10000 -c 16 -C centroids/16_4.txt -o outputs/16_4.txt -s 4" calcext:value-type="string">
            <text:p>mlpack_kmeans -i points.csv -m 10000 -c 16 -C centroids/16_4.txt -o outputs/16_4.txt -s 4</text:p>
          </table:table-cell>
        </table:table-row>
        <table:table-row table:style-name="ro1">
          <table:table-cell table:formula="of:=CONCATENATE(&quot;mlpack_kmeans -i points.csv -m 10000 -c &quot;;[centroids.A157];&quot; -C centroids/&quot;; TEXT([centroids.A157];&quot;0&quot;);&quot;_&quot;;[centroids.B157];&quot;.txt&quot;; &quot; -o outputs/&quot;; TEXT([centroids.A157];&quot;0&quot;);&quot;_&quot;;[centroids.B157];&quot;.txt -s &quot;; [centroids.B157])" office:value-type="string" office:string-value="mlpack_kmeans -i points.csv -m 10000 -c 16 -C centroids/16_5.txt -o outputs/16_5.txt -s 5" calcext:value-type="string">
            <text:p>mlpack_kmeans -i points.csv -m 10000 -c 16 -C centroids/16_5.txt -o outputs/16_5.txt -s 5</text:p>
          </table:table-cell>
        </table:table-row>
        <table:table-row table:style-name="ro1">
          <table:table-cell table:formula="of:=CONCATENATE(&quot;mlpack_kmeans -i points.csv -m 10000 -c &quot;;[centroids.A158];&quot; -C centroids/&quot;; TEXT([centroids.A158];&quot;0&quot;);&quot;_&quot;;[centroids.B158];&quot;.txt&quot;; &quot; -o outputs/&quot;; TEXT([centroids.A158];&quot;0&quot;);&quot;_&quot;;[centroids.B158];&quot;.txt -s &quot;; [centroids.B158])" office:value-type="string" office:string-value="mlpack_kmeans -i points.csv -m 10000 -c 16 -C centroids/16_6.txt -o outputs/16_6.txt -s 6" calcext:value-type="string">
            <text:p>mlpack_kmeans -i points.csv -m 10000 -c 16 -C centroids/16_6.txt -o outputs/16_6.txt -s 6</text:p>
          </table:table-cell>
        </table:table-row>
        <table:table-row table:style-name="ro1">
          <table:table-cell table:formula="of:=CONCATENATE(&quot;mlpack_kmeans -i points.csv -m 10000 -c &quot;;[centroids.A159];&quot; -C centroids/&quot;; TEXT([centroids.A159];&quot;0&quot;);&quot;_&quot;;[centroids.B159];&quot;.txt&quot;; &quot; -o outputs/&quot;; TEXT([centroids.A159];&quot;0&quot;);&quot;_&quot;;[centroids.B159];&quot;.txt -s &quot;; [centroids.B159])" office:value-type="string" office:string-value="mlpack_kmeans -i points.csv -m 10000 -c 16 -C centroids/16_7.txt -o outputs/16_7.txt -s 7" calcext:value-type="string">
            <text:p>mlpack_kmeans -i points.csv -m 10000 -c 16 -C centroids/16_7.txt -o outputs/16_7.txt -s 7</text:p>
          </table:table-cell>
        </table:table-row>
        <table:table-row table:style-name="ro1">
          <table:table-cell table:formula="of:=CONCATENATE(&quot;mlpack_kmeans -i points.csv -m 10000 -c &quot;;[centroids.A160];&quot; -C centroids/&quot;; TEXT([centroids.A160];&quot;0&quot;);&quot;_&quot;;[centroids.B160];&quot;.txt&quot;; &quot; -o outputs/&quot;; TEXT([centroids.A160];&quot;0&quot;);&quot;_&quot;;[centroids.B160];&quot;.txt -s &quot;; [centroids.B160])" office:value-type="string" office:string-value="mlpack_kmeans -i points.csv -m 10000 -c 16 -C centroids/16_8.txt -o outputs/16_8.txt -s 8" calcext:value-type="string">
            <text:p>mlpack_kmeans -i points.csv -m 10000 -c 16 -C centroids/16_8.txt -o outputs/16_8.txt -s 8</text:p>
          </table:table-cell>
        </table:table-row>
        <table:table-row table:style-name="ro1">
          <table:table-cell table:formula="of:=CONCATENATE(&quot;mlpack_kmeans -i points.csv -m 10000 -c &quot;;[centroids.A161];&quot; -C centroids/&quot;; TEXT([centroids.A161];&quot;0&quot;);&quot;_&quot;;[centroids.B161];&quot;.txt&quot;; &quot; -o outputs/&quot;; TEXT([centroids.A161];&quot;0&quot;);&quot;_&quot;;[centroids.B161];&quot;.txt -s &quot;; [centroids.B161])" office:value-type="string" office:string-value="mlpack_kmeans -i points.csv -m 10000 -c 16 -C centroids/16_9.txt -o outputs/16_9.txt -s 9" calcext:value-type="string">
            <text:p>mlpack_kmeans -i points.csv -m 10000 -c 16 -C centroids/16_9.txt -o outputs/16_9.txt -s 9</text:p>
          </table:table-cell>
        </table:table-row>
        <table:table-row table:style-name="ro1">
          <table:table-cell table:formula="of:=CONCATENATE(&quot;mlpack_kmeans -i points.csv -m 10000 -c &quot;;[centroids.A162];&quot; -C centroids/&quot;; TEXT([centroids.A162];&quot;0&quot;);&quot;_&quot;;[centroids.B162];&quot;.txt&quot;; &quot; -o outputs/&quot;; TEXT([centroids.A162];&quot;0&quot;);&quot;_&quot;;[centroids.B162];&quot;.txt -s &quot;; [centroids.B162])" office:value-type="string" office:string-value="mlpack_kmeans -i points.csv -m 10000 -c 17 -C centroids/17_0.txt -o outputs/17_0.txt -s 0" calcext:value-type="string">
            <text:p>mlpack_kmeans -i points.csv -m 10000 -c 17 -C centroids/17_0.txt -o outputs/17_0.txt -s 0</text:p>
          </table:table-cell>
        </table:table-row>
        <table:table-row table:style-name="ro1">
          <table:table-cell table:formula="of:=CONCATENATE(&quot;mlpack_kmeans -i points.csv -m 10000 -c &quot;;[centroids.A163];&quot; -C centroids/&quot;; TEXT([centroids.A163];&quot;0&quot;);&quot;_&quot;;[centroids.B163];&quot;.txt&quot;; &quot; -o outputs/&quot;; TEXT([centroids.A163];&quot;0&quot;);&quot;_&quot;;[centroids.B163];&quot;.txt -s &quot;; [centroids.B163])" office:value-type="string" office:string-value="mlpack_kmeans -i points.csv -m 10000 -c 17 -C centroids/17_1.txt -o outputs/17_1.txt -s 1" calcext:value-type="string">
            <text:p>mlpack_kmeans -i points.csv -m 10000 -c 17 -C centroids/17_1.txt -o outputs/17_1.txt -s 1</text:p>
          </table:table-cell>
        </table:table-row>
        <table:table-row table:style-name="ro1">
          <table:table-cell table:formula="of:=CONCATENATE(&quot;mlpack_kmeans -i points.csv -m 10000 -c &quot;;[centroids.A164];&quot; -C centroids/&quot;; TEXT([centroids.A164];&quot;0&quot;);&quot;_&quot;;[centroids.B164];&quot;.txt&quot;; &quot; -o outputs/&quot;; TEXT([centroids.A164];&quot;0&quot;);&quot;_&quot;;[centroids.B164];&quot;.txt -s &quot;; [centroids.B164])" office:value-type="string" office:string-value="mlpack_kmeans -i points.csv -m 10000 -c 17 -C centroids/17_2.txt -o outputs/17_2.txt -s 2" calcext:value-type="string">
            <text:p>mlpack_kmeans -i points.csv -m 10000 -c 17 -C centroids/17_2.txt -o outputs/17_2.txt -s 2</text:p>
          </table:table-cell>
        </table:table-row>
        <table:table-row table:style-name="ro1">
          <table:table-cell table:formula="of:=CONCATENATE(&quot;mlpack_kmeans -i points.csv -m 10000 -c &quot;;[centroids.A165];&quot; -C centroids/&quot;; TEXT([centroids.A165];&quot;0&quot;);&quot;_&quot;;[centroids.B165];&quot;.txt&quot;; &quot; -o outputs/&quot;; TEXT([centroids.A165];&quot;0&quot;);&quot;_&quot;;[centroids.B165];&quot;.txt -s &quot;; [centroids.B165])" office:value-type="string" office:string-value="mlpack_kmeans -i points.csv -m 10000 -c 17 -C centroids/17_3.txt -o outputs/17_3.txt -s 3" calcext:value-type="string">
            <text:p>mlpack_kmeans -i points.csv -m 10000 -c 17 -C centroids/17_3.txt -o outputs/17_3.txt -s 3</text:p>
          </table:table-cell>
        </table:table-row>
        <table:table-row table:style-name="ro1">
          <table:table-cell table:formula="of:=CONCATENATE(&quot;mlpack_kmeans -i points.csv -m 10000 -c &quot;;[centroids.A166];&quot; -C centroids/&quot;; TEXT([centroids.A166];&quot;0&quot;);&quot;_&quot;;[centroids.B166];&quot;.txt&quot;; &quot; -o outputs/&quot;; TEXT([centroids.A166];&quot;0&quot;);&quot;_&quot;;[centroids.B166];&quot;.txt -s &quot;; [centroids.B166])" office:value-type="string" office:string-value="mlpack_kmeans -i points.csv -m 10000 -c 17 -C centroids/17_4.txt -o outputs/17_4.txt -s 4" calcext:value-type="string">
            <text:p>mlpack_kmeans -i points.csv -m 10000 -c 17 -C centroids/17_4.txt -o outputs/17_4.txt -s 4</text:p>
          </table:table-cell>
        </table:table-row>
        <table:table-row table:style-name="ro1">
          <table:table-cell table:formula="of:=CONCATENATE(&quot;mlpack_kmeans -i points.csv -m 10000 -c &quot;;[centroids.A167];&quot; -C centroids/&quot;; TEXT([centroids.A167];&quot;0&quot;);&quot;_&quot;;[centroids.B167];&quot;.txt&quot;; &quot; -o outputs/&quot;; TEXT([centroids.A167];&quot;0&quot;);&quot;_&quot;;[centroids.B167];&quot;.txt -s &quot;; [centroids.B167])" office:value-type="string" office:string-value="mlpack_kmeans -i points.csv -m 10000 -c 17 -C centroids/17_5.txt -o outputs/17_5.txt -s 5" calcext:value-type="string">
            <text:p>mlpack_kmeans -i points.csv -m 10000 -c 17 -C centroids/17_5.txt -o outputs/17_5.txt -s 5</text:p>
          </table:table-cell>
        </table:table-row>
        <table:table-row table:style-name="ro1">
          <table:table-cell table:formula="of:=CONCATENATE(&quot;mlpack_kmeans -i points.csv -m 10000 -c &quot;;[centroids.A168];&quot; -C centroids/&quot;; TEXT([centroids.A168];&quot;0&quot;);&quot;_&quot;;[centroids.B168];&quot;.txt&quot;; &quot; -o outputs/&quot;; TEXT([centroids.A168];&quot;0&quot;);&quot;_&quot;;[centroids.B168];&quot;.txt -s &quot;; [centroids.B168])" office:value-type="string" office:string-value="mlpack_kmeans -i points.csv -m 10000 -c 17 -C centroids/17_6.txt -o outputs/17_6.txt -s 6" calcext:value-type="string">
            <text:p>mlpack_kmeans -i points.csv -m 10000 -c 17 -C centroids/17_6.txt -o outputs/17_6.txt -s 6</text:p>
          </table:table-cell>
        </table:table-row>
        <table:table-row table:style-name="ro1">
          <table:table-cell table:formula="of:=CONCATENATE(&quot;mlpack_kmeans -i points.csv -m 10000 -c &quot;;[centroids.A169];&quot; -C centroids/&quot;; TEXT([centroids.A169];&quot;0&quot;);&quot;_&quot;;[centroids.B169];&quot;.txt&quot;; &quot; -o outputs/&quot;; TEXT([centroids.A169];&quot;0&quot;);&quot;_&quot;;[centroids.B169];&quot;.txt -s &quot;; [centroids.B169])" office:value-type="string" office:string-value="mlpack_kmeans -i points.csv -m 10000 -c 17 -C centroids/17_7.txt -o outputs/17_7.txt -s 7" calcext:value-type="string">
            <text:p>mlpack_kmeans -i points.csv -m 10000 -c 17 -C centroids/17_7.txt -o outputs/17_7.txt -s 7</text:p>
          </table:table-cell>
        </table:table-row>
        <table:table-row table:style-name="ro1">
          <table:table-cell table:formula="of:=CONCATENATE(&quot;mlpack_kmeans -i points.csv -m 10000 -c &quot;;[centroids.A170];&quot; -C centroids/&quot;; TEXT([centroids.A170];&quot;0&quot;);&quot;_&quot;;[centroids.B170];&quot;.txt&quot;; &quot; -o outputs/&quot;; TEXT([centroids.A170];&quot;0&quot;);&quot;_&quot;;[centroids.B170];&quot;.txt -s &quot;; [centroids.B170])" office:value-type="string" office:string-value="mlpack_kmeans -i points.csv -m 10000 -c 17 -C centroids/17_8.txt -o outputs/17_8.txt -s 8" calcext:value-type="string">
            <text:p>mlpack_kmeans -i points.csv -m 10000 -c 17 -C centroids/17_8.txt -o outputs/17_8.txt -s 8</text:p>
          </table:table-cell>
        </table:table-row>
        <table:table-row table:style-name="ro1">
          <table:table-cell table:formula="of:=CONCATENATE(&quot;mlpack_kmeans -i points.csv -m 10000 -c &quot;;[centroids.A171];&quot; -C centroids/&quot;; TEXT([centroids.A171];&quot;0&quot;);&quot;_&quot;;[centroids.B171];&quot;.txt&quot;; &quot; -o outputs/&quot;; TEXT([centroids.A171];&quot;0&quot;);&quot;_&quot;;[centroids.B171];&quot;.txt -s &quot;; [centroids.B171])" office:value-type="string" office:string-value="mlpack_kmeans -i points.csv -m 10000 -c 17 -C centroids/17_9.txt -o outputs/17_9.txt -s 9" calcext:value-type="string">
            <text:p>mlpack_kmeans -i points.csv -m 10000 -c 17 -C centroids/17_9.txt -o outputs/17_9.txt -s 9</text:p>
          </table:table-cell>
        </table:table-row>
        <table:table-row table:style-name="ro1">
          <table:table-cell table:formula="of:=CONCATENATE(&quot;mlpack_kmeans -i points.csv -m 10000 -c &quot;;[centroids.A172];&quot; -C centroids/&quot;; TEXT([centroids.A172];&quot;0&quot;);&quot;_&quot;;[centroids.B172];&quot;.txt&quot;; &quot; -o outputs/&quot;; TEXT([centroids.A172];&quot;0&quot;);&quot;_&quot;;[centroids.B172];&quot;.txt -s &quot;; [centroids.B172])" office:value-type="string" office:string-value="mlpack_kmeans -i points.csv -m 10000 -c 18 -C centroids/18_0.txt -o outputs/18_0.txt -s 0" calcext:value-type="string">
            <text:p>mlpack_kmeans -i points.csv -m 10000 -c 18 -C centroids/18_0.txt -o outputs/18_0.txt -s 0</text:p>
          </table:table-cell>
        </table:table-row>
        <table:table-row table:style-name="ro1">
          <table:table-cell table:formula="of:=CONCATENATE(&quot;mlpack_kmeans -i points.csv -m 10000 -c &quot;;[centroids.A173];&quot; -C centroids/&quot;; TEXT([centroids.A173];&quot;0&quot;);&quot;_&quot;;[centroids.B173];&quot;.txt&quot;; &quot; -o outputs/&quot;; TEXT([centroids.A173];&quot;0&quot;);&quot;_&quot;;[centroids.B173];&quot;.txt -s &quot;; [centroids.B173])" office:value-type="string" office:string-value="mlpack_kmeans -i points.csv -m 10000 -c 18 -C centroids/18_1.txt -o outputs/18_1.txt -s 1" calcext:value-type="string">
            <text:p>mlpack_kmeans -i points.csv -m 10000 -c 18 -C centroids/18_1.txt -o outputs/18_1.txt -s 1</text:p>
          </table:table-cell>
        </table:table-row>
        <table:table-row table:style-name="ro1">
          <table:table-cell table:formula="of:=CONCATENATE(&quot;mlpack_kmeans -i points.csv -m 10000 -c &quot;;[centroids.A174];&quot; -C centroids/&quot;; TEXT([centroids.A174];&quot;0&quot;);&quot;_&quot;;[centroids.B174];&quot;.txt&quot;; &quot; -o outputs/&quot;; TEXT([centroids.A174];&quot;0&quot;);&quot;_&quot;;[centroids.B174];&quot;.txt -s &quot;; [centroids.B174])" office:value-type="string" office:string-value="mlpack_kmeans -i points.csv -m 10000 -c 18 -C centroids/18_2.txt -o outputs/18_2.txt -s 2" calcext:value-type="string">
            <text:p>mlpack_kmeans -i points.csv -m 10000 -c 18 -C centroids/18_2.txt -o outputs/18_2.txt -s 2</text:p>
          </table:table-cell>
        </table:table-row>
        <table:table-row table:style-name="ro1">
          <table:table-cell table:formula="of:=CONCATENATE(&quot;mlpack_kmeans -i points.csv -m 10000 -c &quot;;[centroids.A175];&quot; -C centroids/&quot;; TEXT([centroids.A175];&quot;0&quot;);&quot;_&quot;;[centroids.B175];&quot;.txt&quot;; &quot; -o outputs/&quot;; TEXT([centroids.A175];&quot;0&quot;);&quot;_&quot;;[centroids.B175];&quot;.txt -s &quot;; [centroids.B175])" office:value-type="string" office:string-value="mlpack_kmeans -i points.csv -m 10000 -c 18 -C centroids/18_3.txt -o outputs/18_3.txt -s 3" calcext:value-type="string">
            <text:p>mlpack_kmeans -i points.csv -m 10000 -c 18 -C centroids/18_3.txt -o outputs/18_3.txt -s 3</text:p>
          </table:table-cell>
        </table:table-row>
        <table:table-row table:style-name="ro1">
          <table:table-cell table:formula="of:=CONCATENATE(&quot;mlpack_kmeans -i points.csv -m 10000 -c &quot;;[centroids.A176];&quot; -C centroids/&quot;; TEXT([centroids.A176];&quot;0&quot;);&quot;_&quot;;[centroids.B176];&quot;.txt&quot;; &quot; -o outputs/&quot;; TEXT([centroids.A176];&quot;0&quot;);&quot;_&quot;;[centroids.B176];&quot;.txt -s &quot;; [centroids.B176])" office:value-type="string" office:string-value="mlpack_kmeans -i points.csv -m 10000 -c 18 -C centroids/18_4.txt -o outputs/18_4.txt -s 4" calcext:value-type="string">
            <text:p>mlpack_kmeans -i points.csv -m 10000 -c 18 -C centroids/18_4.txt -o outputs/18_4.txt -s 4</text:p>
          </table:table-cell>
        </table:table-row>
        <table:table-row table:style-name="ro1">
          <table:table-cell table:formula="of:=CONCATENATE(&quot;mlpack_kmeans -i points.csv -m 10000 -c &quot;;[centroids.A177];&quot; -C centroids/&quot;; TEXT([centroids.A177];&quot;0&quot;);&quot;_&quot;;[centroids.B177];&quot;.txt&quot;; &quot; -o outputs/&quot;; TEXT([centroids.A177];&quot;0&quot;);&quot;_&quot;;[centroids.B177];&quot;.txt -s &quot;; [centroids.B177])" office:value-type="string" office:string-value="mlpack_kmeans -i points.csv -m 10000 -c 18 -C centroids/18_5.txt -o outputs/18_5.txt -s 5" calcext:value-type="string">
            <text:p>mlpack_kmeans -i points.csv -m 10000 -c 18 -C centroids/18_5.txt -o outputs/18_5.txt -s 5</text:p>
          </table:table-cell>
        </table:table-row>
        <table:table-row table:style-name="ro1">
          <table:table-cell table:formula="of:=CONCATENATE(&quot;mlpack_kmeans -i points.csv -m 10000 -c &quot;;[centroids.A178];&quot; -C centroids/&quot;; TEXT([centroids.A178];&quot;0&quot;);&quot;_&quot;;[centroids.B178];&quot;.txt&quot;; &quot; -o outputs/&quot;; TEXT([centroids.A178];&quot;0&quot;);&quot;_&quot;;[centroids.B178];&quot;.txt -s &quot;; [centroids.B178])" office:value-type="string" office:string-value="mlpack_kmeans -i points.csv -m 10000 -c 18 -C centroids/18_6.txt -o outputs/18_6.txt -s 6" calcext:value-type="string">
            <text:p>mlpack_kmeans -i points.csv -m 10000 -c 18 -C centroids/18_6.txt -o outputs/18_6.txt -s 6</text:p>
          </table:table-cell>
        </table:table-row>
        <table:table-row table:style-name="ro1">
          <table:table-cell table:formula="of:=CONCATENATE(&quot;mlpack_kmeans -i points.csv -m 10000 -c &quot;;[centroids.A179];&quot; -C centroids/&quot;; TEXT([centroids.A179];&quot;0&quot;);&quot;_&quot;;[centroids.B179];&quot;.txt&quot;; &quot; -o outputs/&quot;; TEXT([centroids.A179];&quot;0&quot;);&quot;_&quot;;[centroids.B179];&quot;.txt -s &quot;; [centroids.B179])" office:value-type="string" office:string-value="mlpack_kmeans -i points.csv -m 10000 -c 18 -C centroids/18_7.txt -o outputs/18_7.txt -s 7" calcext:value-type="string">
            <text:p>mlpack_kmeans -i points.csv -m 10000 -c 18 -C centroids/18_7.txt -o outputs/18_7.txt -s 7</text:p>
          </table:table-cell>
        </table:table-row>
        <table:table-row table:style-name="ro1">
          <table:table-cell table:formula="of:=CONCATENATE(&quot;mlpack_kmeans -i points.csv -m 10000 -c &quot;;[centroids.A180];&quot; -C centroids/&quot;; TEXT([centroids.A180];&quot;0&quot;);&quot;_&quot;;[centroids.B180];&quot;.txt&quot;; &quot; -o outputs/&quot;; TEXT([centroids.A180];&quot;0&quot;);&quot;_&quot;;[centroids.B180];&quot;.txt -s &quot;; [centroids.B180])" office:value-type="string" office:string-value="mlpack_kmeans -i points.csv -m 10000 -c 18 -C centroids/18_8.txt -o outputs/18_8.txt -s 8" calcext:value-type="string">
            <text:p>mlpack_kmeans -i points.csv -m 10000 -c 18 -C centroids/18_8.txt -o outputs/18_8.txt -s 8</text:p>
          </table:table-cell>
        </table:table-row>
        <table:table-row table:style-name="ro1">
          <table:table-cell table:formula="of:=CONCATENATE(&quot;mlpack_kmeans -i points.csv -m 10000 -c &quot;;[centroids.A181];&quot; -C centroids/&quot;; TEXT([centroids.A181];&quot;0&quot;);&quot;_&quot;;[centroids.B181];&quot;.txt&quot;; &quot; -o outputs/&quot;; TEXT([centroids.A181];&quot;0&quot;);&quot;_&quot;;[centroids.B181];&quot;.txt -s &quot;; [centroids.B181])" office:value-type="string" office:string-value="mlpack_kmeans -i points.csv -m 10000 -c 18 -C centroids/18_9.txt -o outputs/18_9.txt -s 9" calcext:value-type="string">
            <text:p>mlpack_kmeans -i points.csv -m 10000 -c 18 -C centroids/18_9.txt -o outputs/18_9.txt -s 9</text:p>
          </table:table-cell>
        </table:table-row>
        <table:table-row table:style-name="ro1">
          <table:table-cell table:formula="of:=CONCATENATE(&quot;mlpack_kmeans -i points.csv -m 10000 -c &quot;;[centroids.A182];&quot; -C centroids/&quot;; TEXT([centroids.A182];&quot;0&quot;);&quot;_&quot;;[centroids.B182];&quot;.txt&quot;; &quot; -o outputs/&quot;; TEXT([centroids.A182];&quot;0&quot;);&quot;_&quot;;[centroids.B182];&quot;.txt -s &quot;; [centroids.B182])" office:value-type="string" office:string-value="mlpack_kmeans -i points.csv -m 10000 -c 19 -C centroids/19_0.txt -o outputs/19_0.txt -s 0" calcext:value-type="string">
            <text:p>mlpack_kmeans -i points.csv -m 10000 -c 19 -C centroids/19_0.txt -o outputs/19_0.txt -s 0</text:p>
          </table:table-cell>
        </table:table-row>
        <table:table-row table:style-name="ro1">
          <table:table-cell table:formula="of:=CONCATENATE(&quot;mlpack_kmeans -i points.csv -m 10000 -c &quot;;[centroids.A183];&quot; -C centroids/&quot;; TEXT([centroids.A183];&quot;0&quot;);&quot;_&quot;;[centroids.B183];&quot;.txt&quot;; &quot; -o outputs/&quot;; TEXT([centroids.A183];&quot;0&quot;);&quot;_&quot;;[centroids.B183];&quot;.txt -s &quot;; [centroids.B183])" office:value-type="string" office:string-value="mlpack_kmeans -i points.csv -m 10000 -c 19 -C centroids/19_1.txt -o outputs/19_1.txt -s 1" calcext:value-type="string">
            <text:p>mlpack_kmeans -i points.csv -m 10000 -c 19 -C centroids/19_1.txt -o outputs/19_1.txt -s 1</text:p>
          </table:table-cell>
        </table:table-row>
        <table:table-row table:style-name="ro1">
          <table:table-cell table:formula="of:=CONCATENATE(&quot;mlpack_kmeans -i points.csv -m 10000 -c &quot;;[centroids.A184];&quot; -C centroids/&quot;; TEXT([centroids.A184];&quot;0&quot;);&quot;_&quot;;[centroids.B184];&quot;.txt&quot;; &quot; -o outputs/&quot;; TEXT([centroids.A184];&quot;0&quot;);&quot;_&quot;;[centroids.B184];&quot;.txt -s &quot;; [centroids.B184])" office:value-type="string" office:string-value="mlpack_kmeans -i points.csv -m 10000 -c 19 -C centroids/19_2.txt -o outputs/19_2.txt -s 2" calcext:value-type="string">
            <text:p>mlpack_kmeans -i points.csv -m 10000 -c 19 -C centroids/19_2.txt -o outputs/19_2.txt -s 2</text:p>
          </table:table-cell>
        </table:table-row>
        <table:table-row table:style-name="ro1">
          <table:table-cell table:formula="of:=CONCATENATE(&quot;mlpack_kmeans -i points.csv -m 10000 -c &quot;;[centroids.A185];&quot; -C centroids/&quot;; TEXT([centroids.A185];&quot;0&quot;);&quot;_&quot;;[centroids.B185];&quot;.txt&quot;; &quot; -o outputs/&quot;; TEXT([centroids.A185];&quot;0&quot;);&quot;_&quot;;[centroids.B185];&quot;.txt -s &quot;; [centroids.B185])" office:value-type="string" office:string-value="mlpack_kmeans -i points.csv -m 10000 -c 19 -C centroids/19_3.txt -o outputs/19_3.txt -s 3" calcext:value-type="string">
            <text:p>mlpack_kmeans -i points.csv -m 10000 -c 19 -C centroids/19_3.txt -o outputs/19_3.txt -s 3</text:p>
          </table:table-cell>
        </table:table-row>
        <table:table-row table:style-name="ro1">
          <table:table-cell table:formula="of:=CONCATENATE(&quot;mlpack_kmeans -i points.csv -m 10000 -c &quot;;[centroids.A186];&quot; -C centroids/&quot;; TEXT([centroids.A186];&quot;0&quot;);&quot;_&quot;;[centroids.B186];&quot;.txt&quot;; &quot; -o outputs/&quot;; TEXT([centroids.A186];&quot;0&quot;);&quot;_&quot;;[centroids.B186];&quot;.txt -s &quot;; [centroids.B186])" office:value-type="string" office:string-value="mlpack_kmeans -i points.csv -m 10000 -c 19 -C centroids/19_4.txt -o outputs/19_4.txt -s 4" calcext:value-type="string">
            <text:p>mlpack_kmeans -i points.csv -m 10000 -c 19 -C centroids/19_4.txt -o outputs/19_4.txt -s 4</text:p>
          </table:table-cell>
        </table:table-row>
        <table:table-row table:style-name="ro1">
          <table:table-cell table:formula="of:=CONCATENATE(&quot;mlpack_kmeans -i points.csv -m 10000 -c &quot;;[centroids.A187];&quot; -C centroids/&quot;; TEXT([centroids.A187];&quot;0&quot;);&quot;_&quot;;[centroids.B187];&quot;.txt&quot;; &quot; -o outputs/&quot;; TEXT([centroids.A187];&quot;0&quot;);&quot;_&quot;;[centroids.B187];&quot;.txt -s &quot;; [centroids.B187])" office:value-type="string" office:string-value="mlpack_kmeans -i points.csv -m 10000 -c 19 -C centroids/19_5.txt -o outputs/19_5.txt -s 5" calcext:value-type="string">
            <text:p>mlpack_kmeans -i points.csv -m 10000 -c 19 -C centroids/19_5.txt -o outputs/19_5.txt -s 5</text:p>
          </table:table-cell>
        </table:table-row>
        <table:table-row table:style-name="ro1">
          <table:table-cell table:formula="of:=CONCATENATE(&quot;mlpack_kmeans -i points.csv -m 10000 -c &quot;;[centroids.A188];&quot; -C centroids/&quot;; TEXT([centroids.A188];&quot;0&quot;);&quot;_&quot;;[centroids.B188];&quot;.txt&quot;; &quot; -o outputs/&quot;; TEXT([centroids.A188];&quot;0&quot;);&quot;_&quot;;[centroids.B188];&quot;.txt -s &quot;; [centroids.B188])" office:value-type="string" office:string-value="mlpack_kmeans -i points.csv -m 10000 -c 19 -C centroids/19_6.txt -o outputs/19_6.txt -s 6" calcext:value-type="string">
            <text:p>mlpack_kmeans -i points.csv -m 10000 -c 19 -C centroids/19_6.txt -o outputs/19_6.txt -s 6</text:p>
          </table:table-cell>
        </table:table-row>
        <table:table-row table:style-name="ro1">
          <table:table-cell table:formula="of:=CONCATENATE(&quot;mlpack_kmeans -i points.csv -m 10000 -c &quot;;[centroids.A189];&quot; -C centroids/&quot;; TEXT([centroids.A189];&quot;0&quot;);&quot;_&quot;;[centroids.B189];&quot;.txt&quot;; &quot; -o outputs/&quot;; TEXT([centroids.A189];&quot;0&quot;);&quot;_&quot;;[centroids.B189];&quot;.txt -s &quot;; [centroids.B189])" office:value-type="string" office:string-value="mlpack_kmeans -i points.csv -m 10000 -c 19 -C centroids/19_7.txt -o outputs/19_7.txt -s 7" calcext:value-type="string">
            <text:p>mlpack_kmeans -i points.csv -m 10000 -c 19 -C centroids/19_7.txt -o outputs/19_7.txt -s 7</text:p>
          </table:table-cell>
        </table:table-row>
        <table:table-row table:style-name="ro1">
          <table:table-cell table:formula="of:=CONCATENATE(&quot;mlpack_kmeans -i points.csv -m 10000 -c &quot;;[centroids.A190];&quot; -C centroids/&quot;; TEXT([centroids.A190];&quot;0&quot;);&quot;_&quot;;[centroids.B190];&quot;.txt&quot;; &quot; -o outputs/&quot;; TEXT([centroids.A190];&quot;0&quot;);&quot;_&quot;;[centroids.B190];&quot;.txt -s &quot;; [centroids.B190])" office:value-type="string" office:string-value="mlpack_kmeans -i points.csv -m 10000 -c 19 -C centroids/19_8.txt -o outputs/19_8.txt -s 8" calcext:value-type="string">
            <text:p>mlpack_kmeans -i points.csv -m 10000 -c 19 -C centroids/19_8.txt -o outputs/19_8.txt -s 8</text:p>
          </table:table-cell>
        </table:table-row>
        <table:table-row table:style-name="ro1">
          <table:table-cell table:formula="of:=CONCATENATE(&quot;mlpack_kmeans -i points.csv -m 10000 -c &quot;;[centroids.A191];&quot; -C centroids/&quot;; TEXT([centroids.A191];&quot;0&quot;);&quot;_&quot;;[centroids.B191];&quot;.txt&quot;; &quot; -o outputs/&quot;; TEXT([centroids.A191];&quot;0&quot;);&quot;_&quot;;[centroids.B191];&quot;.txt -s &quot;; [centroids.B191])" office:value-type="string" office:string-value="mlpack_kmeans -i points.csv -m 10000 -c 19 -C centroids/19_9.txt -o outputs/19_9.txt -s 9" calcext:value-type="string">
            <text:p>mlpack_kmeans -i points.csv -m 10000 -c 19 -C centroids/19_9.txt -o outputs/19_9.txt -s 9</text:p>
          </table:table-cell>
        </table:table-row>
        <table:table-row table:style-name="ro1">
          <table:table-cell table:formula="of:=CONCATENATE(&quot;mlpack_kmeans -i points.csv -m 10000 -c &quot;;[centroids.A192];&quot; -C centroids/&quot;; TEXT([centroids.A192];&quot;0&quot;);&quot;_&quot;;[centroids.B192];&quot;.txt&quot;; &quot; -o outputs/&quot;; TEXT([centroids.A192];&quot;0&quot;);&quot;_&quot;;[centroids.B192];&quot;.txt -s &quot;; [centroids.B192])" office:value-type="string" office:string-value="mlpack_kmeans -i points.csv -m 10000 -c 20 -C centroids/20_0.txt -o outputs/20_0.txt -s 0" calcext:value-type="string">
            <text:p>mlpack_kmeans -i points.csv -m 10000 -c 20 -C centroids/20_0.txt -o outputs/20_0.txt -s 0</text:p>
          </table:table-cell>
        </table:table-row>
        <table:table-row table:style-name="ro1">
          <table:table-cell table:formula="of:=CONCATENATE(&quot;mlpack_kmeans -i points.csv -m 10000 -c &quot;;[centroids.A193];&quot; -C centroids/&quot;; TEXT([centroids.A193];&quot;0&quot;);&quot;_&quot;;[centroids.B193];&quot;.txt&quot;; &quot; -o outputs/&quot;; TEXT([centroids.A193];&quot;0&quot;);&quot;_&quot;;[centroids.B193];&quot;.txt -s &quot;; [centroids.B193])" office:value-type="string" office:string-value="mlpack_kmeans -i points.csv -m 10000 -c 20 -C centroids/20_1.txt -o outputs/20_1.txt -s 1" calcext:value-type="string">
            <text:p>mlpack_kmeans -i points.csv -m 10000 -c 20 -C centroids/20_1.txt -o outputs/20_1.txt -s 1</text:p>
          </table:table-cell>
        </table:table-row>
        <table:table-row table:style-name="ro1">
          <table:table-cell table:formula="of:=CONCATENATE(&quot;mlpack_kmeans -i points.csv -m 10000 -c &quot;;[centroids.A194];&quot; -C centroids/&quot;; TEXT([centroids.A194];&quot;0&quot;);&quot;_&quot;;[centroids.B194];&quot;.txt&quot;; &quot; -o outputs/&quot;; TEXT([centroids.A194];&quot;0&quot;);&quot;_&quot;;[centroids.B194];&quot;.txt -s &quot;; [centroids.B194])" office:value-type="string" office:string-value="mlpack_kmeans -i points.csv -m 10000 -c 20 -C centroids/20_2.txt -o outputs/20_2.txt -s 2" calcext:value-type="string">
            <text:p>mlpack_kmeans -i points.csv -m 10000 -c 20 -C centroids/20_2.txt -o outputs/20_2.txt -s 2</text:p>
          </table:table-cell>
        </table:table-row>
        <table:table-row table:style-name="ro1">
          <table:table-cell table:formula="of:=CONCATENATE(&quot;mlpack_kmeans -i points.csv -m 10000 -c &quot;;[centroids.A195];&quot; -C centroids/&quot;; TEXT([centroids.A195];&quot;0&quot;);&quot;_&quot;;[centroids.B195];&quot;.txt&quot;; &quot; -o outputs/&quot;; TEXT([centroids.A195];&quot;0&quot;);&quot;_&quot;;[centroids.B195];&quot;.txt -s &quot;; [centroids.B195])" office:value-type="string" office:string-value="mlpack_kmeans -i points.csv -m 10000 -c 20 -C centroids/20_3.txt -o outputs/20_3.txt -s 3" calcext:value-type="string">
            <text:p>mlpack_kmeans -i points.csv -m 10000 -c 20 -C centroids/20_3.txt -o outputs/20_3.txt -s 3</text:p>
          </table:table-cell>
        </table:table-row>
        <table:table-row table:style-name="ro1">
          <table:table-cell table:formula="of:=CONCATENATE(&quot;mlpack_kmeans -i points.csv -m 10000 -c &quot;;[centroids.A196];&quot; -C centroids/&quot;; TEXT([centroids.A196];&quot;0&quot;);&quot;_&quot;;[centroids.B196];&quot;.txt&quot;; &quot; -o outputs/&quot;; TEXT([centroids.A196];&quot;0&quot;);&quot;_&quot;;[centroids.B196];&quot;.txt -s &quot;; [centroids.B196])" office:value-type="string" office:string-value="mlpack_kmeans -i points.csv -m 10000 -c 20 -C centroids/20_4.txt -o outputs/20_4.txt -s 4" calcext:value-type="string">
            <text:p>mlpack_kmeans -i points.csv -m 10000 -c 20 -C centroids/20_4.txt -o outputs/20_4.txt -s 4</text:p>
          </table:table-cell>
        </table:table-row>
        <table:table-row table:style-name="ro1">
          <table:table-cell table:formula="of:=CONCATENATE(&quot;mlpack_kmeans -i points.csv -m 10000 -c &quot;;[centroids.A197];&quot; -C centroids/&quot;; TEXT([centroids.A197];&quot;0&quot;);&quot;_&quot;;[centroids.B197];&quot;.txt&quot;; &quot; -o outputs/&quot;; TEXT([centroids.A197];&quot;0&quot;);&quot;_&quot;;[centroids.B197];&quot;.txt -s &quot;; [centroids.B197])" office:value-type="string" office:string-value="mlpack_kmeans -i points.csv -m 10000 -c 20 -C centroids/20_5.txt -o outputs/20_5.txt -s 5" calcext:value-type="string">
            <text:p>mlpack_kmeans -i points.csv -m 10000 -c 20 -C centroids/20_5.txt -o outputs/20_5.txt -s 5</text:p>
          </table:table-cell>
        </table:table-row>
        <table:table-row table:style-name="ro1">
          <table:table-cell table:formula="of:=CONCATENATE(&quot;mlpack_kmeans -i points.csv -m 10000 -c &quot;;[centroids.A198];&quot; -C centroids/&quot;; TEXT([centroids.A198];&quot;0&quot;);&quot;_&quot;;[centroids.B198];&quot;.txt&quot;; &quot; -o outputs/&quot;; TEXT([centroids.A198];&quot;0&quot;);&quot;_&quot;;[centroids.B198];&quot;.txt -s &quot;; [centroids.B198])" office:value-type="string" office:string-value="mlpack_kmeans -i points.csv -m 10000 -c 20 -C centroids/20_6.txt -o outputs/20_6.txt -s 6" calcext:value-type="string">
            <text:p>mlpack_kmeans -i points.csv -m 10000 -c 20 -C centroids/20_6.txt -o outputs/20_6.txt -s 6</text:p>
          </table:table-cell>
        </table:table-row>
        <table:table-row table:style-name="ro1">
          <table:table-cell table:formula="of:=CONCATENATE(&quot;mlpack_kmeans -i points.csv -m 10000 -c &quot;;[centroids.A199];&quot; -C centroids/&quot;; TEXT([centroids.A199];&quot;0&quot;);&quot;_&quot;;[centroids.B199];&quot;.txt&quot;; &quot; -o outputs/&quot;; TEXT([centroids.A199];&quot;0&quot;);&quot;_&quot;;[centroids.B199];&quot;.txt -s &quot;; [centroids.B199])" office:value-type="string" office:string-value="mlpack_kmeans -i points.csv -m 10000 -c 20 -C centroids/20_7.txt -o outputs/20_7.txt -s 7" calcext:value-type="string">
            <text:p>mlpack_kmeans -i points.csv -m 10000 -c 20 -C centroids/20_7.txt -o outputs/20_7.txt -s 7</text:p>
          </table:table-cell>
        </table:table-row>
        <table:table-row table:style-name="ro1">
          <table:table-cell table:formula="of:=CONCATENATE(&quot;mlpack_kmeans -i points.csv -m 10000 -c &quot;;[centroids.A200];&quot; -C centroids/&quot;; TEXT([centroids.A200];&quot;0&quot;);&quot;_&quot;;[centroids.B200];&quot;.txt&quot;; &quot; -o outputs/&quot;; TEXT([centroids.A200];&quot;0&quot;);&quot;_&quot;;[centroids.B200];&quot;.txt -s &quot;; [centroids.B200])" office:value-type="string" office:string-value="mlpack_kmeans -i points.csv -m 10000 -c 20 -C centroids/20_8.txt -o outputs/20_8.txt -s 8" calcext:value-type="string">
            <text:p>mlpack_kmeans -i points.csv -m 10000 -c 20 -C centroids/20_8.txt -o outputs/20_8.txt -s 8</text:p>
          </table:table-cell>
        </table:table-row>
        <table:table-row table:style-name="ro1">
          <table:table-cell table:formula="of:=CONCATENATE(&quot;mlpack_kmeans -i points.csv -m 10000 -c &quot;;[centroids.A201];&quot; -C centroids/&quot;; TEXT([centroids.A201];&quot;0&quot;);&quot;_&quot;;[centroids.B201];&quot;.txt&quot;; &quot; -o outputs/&quot;; TEXT([centroids.A201];&quot;0&quot;);&quot;_&quot;;[centroids.B201];&quot;.txt -s &quot;; [centroids.B201])" office:value-type="string" office:string-value="mlpack_kmeans -i points.csv -m 10000 -c 20 -C centroids/20_9.txt -o outputs/20_9.txt -s 9" calcext:value-type="string">
            <text:p>mlpack_kmeans -i points.csv -m 10000 -c 20 -C centroids/20_9.txt -o outputs/20_9.txt -s 9</text:p>
          </table:table-cell>
        </table:table-row>
        <table:table-row table:style-name="ro1">
          <table:table-cell table:formula="of:=CONCATENATE(&quot;mlpack_kmeans -i points.csv -m 10000 -c &quot;;[centroids.A202];&quot; -C centroids/&quot;; TEXT([centroids.A202];&quot;0&quot;);&quot;_&quot;;[centroids.B202];&quot;.txt&quot;; &quot; -o outputs/&quot;; TEXT([centroids.A202];&quot;0&quot;);&quot;_&quot;;[centroids.B202];&quot;.txt -s &quot;; [centroids.B202])" office:value-type="string" office:string-value="mlpack_kmeans -i points.csv -m 10000 -c 21 -C centroids/21_0.txt -o outputs/21_0.txt -s 0" calcext:value-type="string">
            <text:p>mlpack_kmeans -i points.csv -m 10000 -c 21 -C centroids/21_0.txt -o outputs/21_0.txt -s 0</text:p>
          </table:table-cell>
        </table:table-row>
        <table:table-row table:style-name="ro1">
          <table:table-cell table:formula="of:=CONCATENATE(&quot;mlpack_kmeans -i points.csv -m 10000 -c &quot;;[centroids.A203];&quot; -C centroids/&quot;; TEXT([centroids.A203];&quot;0&quot;);&quot;_&quot;;[centroids.B203];&quot;.txt&quot;; &quot; -o outputs/&quot;; TEXT([centroids.A203];&quot;0&quot;);&quot;_&quot;;[centroids.B203];&quot;.txt -s &quot;; [centroids.B203])" office:value-type="string" office:string-value="mlpack_kmeans -i points.csv -m 10000 -c 21 -C centroids/21_1.txt -o outputs/21_1.txt -s 1" calcext:value-type="string">
            <text:p>mlpack_kmeans -i points.csv -m 10000 -c 21 -C centroids/21_1.txt -o outputs/21_1.txt -s 1</text:p>
          </table:table-cell>
        </table:table-row>
        <table:table-row table:style-name="ro1">
          <table:table-cell table:formula="of:=CONCATENATE(&quot;mlpack_kmeans -i points.csv -m 10000 -c &quot;;[centroids.A204];&quot; -C centroids/&quot;; TEXT([centroids.A204];&quot;0&quot;);&quot;_&quot;;[centroids.B204];&quot;.txt&quot;; &quot; -o outputs/&quot;; TEXT([centroids.A204];&quot;0&quot;);&quot;_&quot;;[centroids.B204];&quot;.txt -s &quot;; [centroids.B204])" office:value-type="string" office:string-value="mlpack_kmeans -i points.csv -m 10000 -c 21 -C centroids/21_2.txt -o outputs/21_2.txt -s 2" calcext:value-type="string">
            <text:p>mlpack_kmeans -i points.csv -m 10000 -c 21 -C centroids/21_2.txt -o outputs/21_2.txt -s 2</text:p>
          </table:table-cell>
        </table:table-row>
        <table:table-row table:style-name="ro1">
          <table:table-cell table:formula="of:=CONCATENATE(&quot;mlpack_kmeans -i points.csv -m 10000 -c &quot;;[centroids.A205];&quot; -C centroids/&quot;; TEXT([centroids.A205];&quot;0&quot;);&quot;_&quot;;[centroids.B205];&quot;.txt&quot;; &quot; -o outputs/&quot;; TEXT([centroids.A205];&quot;0&quot;);&quot;_&quot;;[centroids.B205];&quot;.txt -s &quot;; [centroids.B205])" office:value-type="string" office:string-value="mlpack_kmeans -i points.csv -m 10000 -c 21 -C centroids/21_3.txt -o outputs/21_3.txt -s 3" calcext:value-type="string">
            <text:p>mlpack_kmeans -i points.csv -m 10000 -c 21 -C centroids/21_3.txt -o outputs/21_3.txt -s 3</text:p>
          </table:table-cell>
        </table:table-row>
        <table:table-row table:style-name="ro1">
          <table:table-cell table:formula="of:=CONCATENATE(&quot;mlpack_kmeans -i points.csv -m 10000 -c &quot;;[centroids.A206];&quot; -C centroids/&quot;; TEXT([centroids.A206];&quot;0&quot;);&quot;_&quot;;[centroids.B206];&quot;.txt&quot;; &quot; -o outputs/&quot;; TEXT([centroids.A206];&quot;0&quot;);&quot;_&quot;;[centroids.B206];&quot;.txt -s &quot;; [centroids.B206])" office:value-type="string" office:string-value="mlpack_kmeans -i points.csv -m 10000 -c 21 -C centroids/21_4.txt -o outputs/21_4.txt -s 4" calcext:value-type="string">
            <text:p>mlpack_kmeans -i points.csv -m 10000 -c 21 -C centroids/21_4.txt -o outputs/21_4.txt -s 4</text:p>
          </table:table-cell>
        </table:table-row>
        <table:table-row table:style-name="ro1">
          <table:table-cell table:formula="of:=CONCATENATE(&quot;mlpack_kmeans -i points.csv -m 10000 -c &quot;;[centroids.A207];&quot; -C centroids/&quot;; TEXT([centroids.A207];&quot;0&quot;);&quot;_&quot;;[centroids.B207];&quot;.txt&quot;; &quot; -o outputs/&quot;; TEXT([centroids.A207];&quot;0&quot;);&quot;_&quot;;[centroids.B207];&quot;.txt -s &quot;; [centroids.B207])" office:value-type="string" office:string-value="mlpack_kmeans -i points.csv -m 10000 -c 21 -C centroids/21_5.txt -o outputs/21_5.txt -s 5" calcext:value-type="string">
            <text:p>mlpack_kmeans -i points.csv -m 10000 -c 21 -C centroids/21_5.txt -o outputs/21_5.txt -s 5</text:p>
          </table:table-cell>
        </table:table-row>
        <table:table-row table:style-name="ro1">
          <table:table-cell table:formula="of:=CONCATENATE(&quot;mlpack_kmeans -i points.csv -m 10000 -c &quot;;[centroids.A208];&quot; -C centroids/&quot;; TEXT([centroids.A208];&quot;0&quot;);&quot;_&quot;;[centroids.B208];&quot;.txt&quot;; &quot; -o outputs/&quot;; TEXT([centroids.A208];&quot;0&quot;);&quot;_&quot;;[centroids.B208];&quot;.txt -s &quot;; [centroids.B208])" office:value-type="string" office:string-value="mlpack_kmeans -i points.csv -m 10000 -c 21 -C centroids/21_6.txt -o outputs/21_6.txt -s 6" calcext:value-type="string">
            <text:p>mlpack_kmeans -i points.csv -m 10000 -c 21 -C centroids/21_6.txt -o outputs/21_6.txt -s 6</text:p>
          </table:table-cell>
        </table:table-row>
        <table:table-row table:style-name="ro1">
          <table:table-cell table:formula="of:=CONCATENATE(&quot;mlpack_kmeans -i points.csv -m 10000 -c &quot;;[centroids.A209];&quot; -C centroids/&quot;; TEXT([centroids.A209];&quot;0&quot;);&quot;_&quot;;[centroids.B209];&quot;.txt&quot;; &quot; -o outputs/&quot;; TEXT([centroids.A209];&quot;0&quot;);&quot;_&quot;;[centroids.B209];&quot;.txt -s &quot;; [centroids.B209])" office:value-type="string" office:string-value="mlpack_kmeans -i points.csv -m 10000 -c 21 -C centroids/21_7.txt -o outputs/21_7.txt -s 7" calcext:value-type="string">
            <text:p>mlpack_kmeans -i points.csv -m 10000 -c 21 -C centroids/21_7.txt -o outputs/21_7.txt -s 7</text:p>
          </table:table-cell>
        </table:table-row>
        <table:table-row table:style-name="ro1">
          <table:table-cell table:formula="of:=CONCATENATE(&quot;mlpack_kmeans -i points.csv -m 10000 -c &quot;;[centroids.A210];&quot; -C centroids/&quot;; TEXT([centroids.A210];&quot;0&quot;);&quot;_&quot;;[centroids.B210];&quot;.txt&quot;; &quot; -o outputs/&quot;; TEXT([centroids.A210];&quot;0&quot;);&quot;_&quot;;[centroids.B210];&quot;.txt -s &quot;; [centroids.B210])" office:value-type="string" office:string-value="mlpack_kmeans -i points.csv -m 10000 -c 21 -C centroids/21_8.txt -o outputs/21_8.txt -s 8" calcext:value-type="string">
            <text:p>mlpack_kmeans -i points.csv -m 10000 -c 21 -C centroids/21_8.txt -o outputs/21_8.txt -s 8</text:p>
          </table:table-cell>
        </table:table-row>
        <table:table-row table:style-name="ro1">
          <table:table-cell table:formula="of:=CONCATENATE(&quot;mlpack_kmeans -i points.csv -m 10000 -c &quot;;[centroids.A211];&quot; -C centroids/&quot;; TEXT([centroids.A211];&quot;0&quot;);&quot;_&quot;;[centroids.B211];&quot;.txt&quot;; &quot; -o outputs/&quot;; TEXT([centroids.A211];&quot;0&quot;);&quot;_&quot;;[centroids.B211];&quot;.txt -s &quot;; [centroids.B211])" office:value-type="string" office:string-value="mlpack_kmeans -i points.csv -m 10000 -c 21 -C centroids/21_9.txt -o outputs/21_9.txt -s 9" calcext:value-type="string">
            <text:p>mlpack_kmeans -i points.csv -m 10000 -c 21 -C centroids/21_9.txt -o outputs/21_9.txt -s 9</text:p>
          </table:table-cell>
        </table:table-row>
        <table:table-row table:style-name="ro1">
          <table:table-cell table:formula="of:=CONCATENATE(&quot;mlpack_kmeans -i points.csv -m 10000 -c &quot;;[centroids.A212];&quot; -C centroids/&quot;; TEXT([centroids.A212];&quot;0&quot;);&quot;_&quot;;[centroids.B212];&quot;.txt&quot;; &quot; -o outputs/&quot;; TEXT([centroids.A212];&quot;0&quot;);&quot;_&quot;;[centroids.B212];&quot;.txt -s &quot;; [centroids.B212])" office:value-type="string" office:string-value="mlpack_kmeans -i points.csv -m 10000 -c 22 -C centroids/22_0.txt -o outputs/22_0.txt -s 0" calcext:value-type="string">
            <text:p>mlpack_kmeans -i points.csv -m 10000 -c 22 -C centroids/22_0.txt -o outputs/22_0.txt -s 0</text:p>
          </table:table-cell>
        </table:table-row>
        <table:table-row table:style-name="ro1">
          <table:table-cell table:formula="of:=CONCATENATE(&quot;mlpack_kmeans -i points.csv -m 10000 -c &quot;;[centroids.A213];&quot; -C centroids/&quot;; TEXT([centroids.A213];&quot;0&quot;);&quot;_&quot;;[centroids.B213];&quot;.txt&quot;; &quot; -o outputs/&quot;; TEXT([centroids.A213];&quot;0&quot;);&quot;_&quot;;[centroids.B213];&quot;.txt -s &quot;; [centroids.B213])" office:value-type="string" office:string-value="mlpack_kmeans -i points.csv -m 10000 -c 22 -C centroids/22_1.txt -o outputs/22_1.txt -s 1" calcext:value-type="string">
            <text:p>mlpack_kmeans -i points.csv -m 10000 -c 22 -C centroids/22_1.txt -o outputs/22_1.txt -s 1</text:p>
          </table:table-cell>
        </table:table-row>
        <table:table-row table:style-name="ro1">
          <table:table-cell table:formula="of:=CONCATENATE(&quot;mlpack_kmeans -i points.csv -m 10000 -c &quot;;[centroids.A214];&quot; -C centroids/&quot;; TEXT([centroids.A214];&quot;0&quot;);&quot;_&quot;;[centroids.B214];&quot;.txt&quot;; &quot; -o outputs/&quot;; TEXT([centroids.A214];&quot;0&quot;);&quot;_&quot;;[centroids.B214];&quot;.txt -s &quot;; [centroids.B214])" office:value-type="string" office:string-value="mlpack_kmeans -i points.csv -m 10000 -c 22 -C centroids/22_2.txt -o outputs/22_2.txt -s 2" calcext:value-type="string">
            <text:p>mlpack_kmeans -i points.csv -m 10000 -c 22 -C centroids/22_2.txt -o outputs/22_2.txt -s 2</text:p>
          </table:table-cell>
        </table:table-row>
        <table:table-row table:style-name="ro1">
          <table:table-cell table:formula="of:=CONCATENATE(&quot;mlpack_kmeans -i points.csv -m 10000 -c &quot;;[centroids.A215];&quot; -C centroids/&quot;; TEXT([centroids.A215];&quot;0&quot;);&quot;_&quot;;[centroids.B215];&quot;.txt&quot;; &quot; -o outputs/&quot;; TEXT([centroids.A215];&quot;0&quot;);&quot;_&quot;;[centroids.B215];&quot;.txt -s &quot;; [centroids.B215])" office:value-type="string" office:string-value="mlpack_kmeans -i points.csv -m 10000 -c 22 -C centroids/22_3.txt -o outputs/22_3.txt -s 3" calcext:value-type="string">
            <text:p>mlpack_kmeans -i points.csv -m 10000 -c 22 -C centroids/22_3.txt -o outputs/22_3.txt -s 3</text:p>
          </table:table-cell>
        </table:table-row>
        <table:table-row table:style-name="ro1">
          <table:table-cell table:formula="of:=CONCATENATE(&quot;mlpack_kmeans -i points.csv -m 10000 -c &quot;;[centroids.A216];&quot; -C centroids/&quot;; TEXT([centroids.A216];&quot;0&quot;);&quot;_&quot;;[centroids.B216];&quot;.txt&quot;; &quot; -o outputs/&quot;; TEXT([centroids.A216];&quot;0&quot;);&quot;_&quot;;[centroids.B216];&quot;.txt -s &quot;; [centroids.B216])" office:value-type="string" office:string-value="mlpack_kmeans -i points.csv -m 10000 -c 22 -C centroids/22_4.txt -o outputs/22_4.txt -s 4" calcext:value-type="string">
            <text:p>mlpack_kmeans -i points.csv -m 10000 -c 22 -C centroids/22_4.txt -o outputs/22_4.txt -s 4</text:p>
          </table:table-cell>
        </table:table-row>
        <table:table-row table:style-name="ro1">
          <table:table-cell table:formula="of:=CONCATENATE(&quot;mlpack_kmeans -i points.csv -m 10000 -c &quot;;[centroids.A217];&quot; -C centroids/&quot;; TEXT([centroids.A217];&quot;0&quot;);&quot;_&quot;;[centroids.B217];&quot;.txt&quot;; &quot; -o outputs/&quot;; TEXT([centroids.A217];&quot;0&quot;);&quot;_&quot;;[centroids.B217];&quot;.txt -s &quot;; [centroids.B217])" office:value-type="string" office:string-value="mlpack_kmeans -i points.csv -m 10000 -c 22 -C centroids/22_5.txt -o outputs/22_5.txt -s 5" calcext:value-type="string">
            <text:p>mlpack_kmeans -i points.csv -m 10000 -c 22 -C centroids/22_5.txt -o outputs/22_5.txt -s 5</text:p>
          </table:table-cell>
        </table:table-row>
        <table:table-row table:style-name="ro1">
          <table:table-cell table:formula="of:=CONCATENATE(&quot;mlpack_kmeans -i points.csv -m 10000 -c &quot;;[centroids.A218];&quot; -C centroids/&quot;; TEXT([centroids.A218];&quot;0&quot;);&quot;_&quot;;[centroids.B218];&quot;.txt&quot;; &quot; -o outputs/&quot;; TEXT([centroids.A218];&quot;0&quot;);&quot;_&quot;;[centroids.B218];&quot;.txt -s &quot;; [centroids.B218])" office:value-type="string" office:string-value="mlpack_kmeans -i points.csv -m 10000 -c 22 -C centroids/22_6.txt -o outputs/22_6.txt -s 6" calcext:value-type="string">
            <text:p>mlpack_kmeans -i points.csv -m 10000 -c 22 -C centroids/22_6.txt -o outputs/22_6.txt -s 6</text:p>
          </table:table-cell>
        </table:table-row>
        <table:table-row table:style-name="ro1">
          <table:table-cell table:formula="of:=CONCATENATE(&quot;mlpack_kmeans -i points.csv -m 10000 -c &quot;;[centroids.A219];&quot; -C centroids/&quot;; TEXT([centroids.A219];&quot;0&quot;);&quot;_&quot;;[centroids.B219];&quot;.txt&quot;; &quot; -o outputs/&quot;; TEXT([centroids.A219];&quot;0&quot;);&quot;_&quot;;[centroids.B219];&quot;.txt -s &quot;; [centroids.B219])" office:value-type="string" office:string-value="mlpack_kmeans -i points.csv -m 10000 -c 22 -C centroids/22_7.txt -o outputs/22_7.txt -s 7" calcext:value-type="string">
            <text:p>mlpack_kmeans -i points.csv -m 10000 -c 22 -C centroids/22_7.txt -o outputs/22_7.txt -s 7</text:p>
          </table:table-cell>
        </table:table-row>
        <table:table-row table:style-name="ro1">
          <table:table-cell table:formula="of:=CONCATENATE(&quot;mlpack_kmeans -i points.csv -m 10000 -c &quot;;[centroids.A220];&quot; -C centroids/&quot;; TEXT([centroids.A220];&quot;0&quot;);&quot;_&quot;;[centroids.B220];&quot;.txt&quot;; &quot; -o outputs/&quot;; TEXT([centroids.A220];&quot;0&quot;);&quot;_&quot;;[centroids.B220];&quot;.txt -s &quot;; [centroids.B220])" office:value-type="string" office:string-value="mlpack_kmeans -i points.csv -m 10000 -c 22 -C centroids/22_8.txt -o outputs/22_8.txt -s 8" calcext:value-type="string">
            <text:p>mlpack_kmeans -i points.csv -m 10000 -c 22 -C centroids/22_8.txt -o outputs/22_8.txt -s 8</text:p>
          </table:table-cell>
        </table:table-row>
        <table:table-row table:style-name="ro1">
          <table:table-cell table:formula="of:=CONCATENATE(&quot;mlpack_kmeans -i points.csv -m 10000 -c &quot;;[centroids.A221];&quot; -C centroids/&quot;; TEXT([centroids.A221];&quot;0&quot;);&quot;_&quot;;[centroids.B221];&quot;.txt&quot;; &quot; -o outputs/&quot;; TEXT([centroids.A221];&quot;0&quot;);&quot;_&quot;;[centroids.B221];&quot;.txt -s &quot;; [centroids.B221])" office:value-type="string" office:string-value="mlpack_kmeans -i points.csv -m 10000 -c 22 -C centroids/22_9.txt -o outputs/22_9.txt -s 9" calcext:value-type="string">
            <text:p>mlpack_kmeans -i points.csv -m 10000 -c 22 -C centroids/22_9.txt -o outputs/22_9.txt -s 9</text:p>
          </table:table-cell>
        </table:table-row>
        <table:table-row table:style-name="ro1">
          <table:table-cell table:formula="of:=CONCATENATE(&quot;mlpack_kmeans -i points.csv -m 10000 -c &quot;;[centroids.A222];&quot; -C centroids/&quot;; TEXT([centroids.A222];&quot;0&quot;);&quot;_&quot;;[centroids.B222];&quot;.txt&quot;; &quot; -o outputs/&quot;; TEXT([centroids.A222];&quot;0&quot;);&quot;_&quot;;[centroids.B222];&quot;.txt -s &quot;; [centroids.B222])" office:value-type="string" office:string-value="mlpack_kmeans -i points.csv -m 10000 -c 23 -C centroids/23_0.txt -o outputs/23_0.txt -s 0" calcext:value-type="string">
            <text:p>mlpack_kmeans -i points.csv -m 10000 -c 23 -C centroids/23_0.txt -o outputs/23_0.txt -s 0</text:p>
          </table:table-cell>
        </table:table-row>
        <table:table-row table:style-name="ro1">
          <table:table-cell table:formula="of:=CONCATENATE(&quot;mlpack_kmeans -i points.csv -m 10000 -c &quot;;[centroids.A223];&quot; -C centroids/&quot;; TEXT([centroids.A223];&quot;0&quot;);&quot;_&quot;;[centroids.B223];&quot;.txt&quot;; &quot; -o outputs/&quot;; TEXT([centroids.A223];&quot;0&quot;);&quot;_&quot;;[centroids.B223];&quot;.txt -s &quot;; [centroids.B223])" office:value-type="string" office:string-value="mlpack_kmeans -i points.csv -m 10000 -c 23 -C centroids/23_1.txt -o outputs/23_1.txt -s 1" calcext:value-type="string">
            <text:p>mlpack_kmeans -i points.csv -m 10000 -c 23 -C centroids/23_1.txt -o outputs/23_1.txt -s 1</text:p>
          </table:table-cell>
        </table:table-row>
        <table:table-row table:style-name="ro1">
          <table:table-cell table:formula="of:=CONCATENATE(&quot;mlpack_kmeans -i points.csv -m 10000 -c &quot;;[centroids.A224];&quot; -C centroids/&quot;; TEXT([centroids.A224];&quot;0&quot;);&quot;_&quot;;[centroids.B224];&quot;.txt&quot;; &quot; -o outputs/&quot;; TEXT([centroids.A224];&quot;0&quot;);&quot;_&quot;;[centroids.B224];&quot;.txt -s &quot;; [centroids.B224])" office:value-type="string" office:string-value="mlpack_kmeans -i points.csv -m 10000 -c 23 -C centroids/23_2.txt -o outputs/23_2.txt -s 2" calcext:value-type="string">
            <text:p>mlpack_kmeans -i points.csv -m 10000 -c 23 -C centroids/23_2.txt -o outputs/23_2.txt -s 2</text:p>
          </table:table-cell>
        </table:table-row>
        <table:table-row table:style-name="ro1">
          <table:table-cell table:formula="of:=CONCATENATE(&quot;mlpack_kmeans -i points.csv -m 10000 -c &quot;;[centroids.A225];&quot; -C centroids/&quot;; TEXT([centroids.A225];&quot;0&quot;);&quot;_&quot;;[centroids.B225];&quot;.txt&quot;; &quot; -o outputs/&quot;; TEXT([centroids.A225];&quot;0&quot;);&quot;_&quot;;[centroids.B225];&quot;.txt -s &quot;; [centroids.B225])" office:value-type="string" office:string-value="mlpack_kmeans -i points.csv -m 10000 -c 23 -C centroids/23_3.txt -o outputs/23_3.txt -s 3" calcext:value-type="string">
            <text:p>mlpack_kmeans -i points.csv -m 10000 -c 23 -C centroids/23_3.txt -o outputs/23_3.txt -s 3</text:p>
          </table:table-cell>
        </table:table-row>
        <table:table-row table:style-name="ro1">
          <table:table-cell table:formula="of:=CONCATENATE(&quot;mlpack_kmeans -i points.csv -m 10000 -c &quot;;[centroids.A226];&quot; -C centroids/&quot;; TEXT([centroids.A226];&quot;0&quot;);&quot;_&quot;;[centroids.B226];&quot;.txt&quot;; &quot; -o outputs/&quot;; TEXT([centroids.A226];&quot;0&quot;);&quot;_&quot;;[centroids.B226];&quot;.txt -s &quot;; [centroids.B226])" office:value-type="string" office:string-value="mlpack_kmeans -i points.csv -m 10000 -c 23 -C centroids/23_4.txt -o outputs/23_4.txt -s 4" calcext:value-type="string">
            <text:p>mlpack_kmeans -i points.csv -m 10000 -c 23 -C centroids/23_4.txt -o outputs/23_4.txt -s 4</text:p>
          </table:table-cell>
        </table:table-row>
        <table:table-row table:style-name="ro1">
          <table:table-cell table:formula="of:=CONCATENATE(&quot;mlpack_kmeans -i points.csv -m 10000 -c &quot;;[centroids.A227];&quot; -C centroids/&quot;; TEXT([centroids.A227];&quot;0&quot;);&quot;_&quot;;[centroids.B227];&quot;.txt&quot;; &quot; -o outputs/&quot;; TEXT([centroids.A227];&quot;0&quot;);&quot;_&quot;;[centroids.B227];&quot;.txt -s &quot;; [centroids.B227])" office:value-type="string" office:string-value="mlpack_kmeans -i points.csv -m 10000 -c 23 -C centroids/23_5.txt -o outputs/23_5.txt -s 5" calcext:value-type="string">
            <text:p>mlpack_kmeans -i points.csv -m 10000 -c 23 -C centroids/23_5.txt -o outputs/23_5.txt -s 5</text:p>
          </table:table-cell>
        </table:table-row>
        <table:table-row table:style-name="ro1">
          <table:table-cell table:formula="of:=CONCATENATE(&quot;mlpack_kmeans -i points.csv -m 10000 -c &quot;;[centroids.A228];&quot; -C centroids/&quot;; TEXT([centroids.A228];&quot;0&quot;);&quot;_&quot;;[centroids.B228];&quot;.txt&quot;; &quot; -o outputs/&quot;; TEXT([centroids.A228];&quot;0&quot;);&quot;_&quot;;[centroids.B228];&quot;.txt -s &quot;; [centroids.B228])" office:value-type="string" office:string-value="mlpack_kmeans -i points.csv -m 10000 -c 23 -C centroids/23_6.txt -o outputs/23_6.txt -s 6" calcext:value-type="string">
            <text:p>mlpack_kmeans -i points.csv -m 10000 -c 23 -C centroids/23_6.txt -o outputs/23_6.txt -s 6</text:p>
          </table:table-cell>
        </table:table-row>
        <table:table-row table:style-name="ro1">
          <table:table-cell table:formula="of:=CONCATENATE(&quot;mlpack_kmeans -i points.csv -m 10000 -c &quot;;[centroids.A229];&quot; -C centroids/&quot;; TEXT([centroids.A229];&quot;0&quot;);&quot;_&quot;;[centroids.B229];&quot;.txt&quot;; &quot; -o outputs/&quot;; TEXT([centroids.A229];&quot;0&quot;);&quot;_&quot;;[centroids.B229];&quot;.txt -s &quot;; [centroids.B229])" office:value-type="string" office:string-value="mlpack_kmeans -i points.csv -m 10000 -c 23 -C centroids/23_7.txt -o outputs/23_7.txt -s 7" calcext:value-type="string">
            <text:p>mlpack_kmeans -i points.csv -m 10000 -c 23 -C centroids/23_7.txt -o outputs/23_7.txt -s 7</text:p>
          </table:table-cell>
        </table:table-row>
        <table:table-row table:style-name="ro1">
          <table:table-cell table:formula="of:=CONCATENATE(&quot;mlpack_kmeans -i points.csv -m 10000 -c &quot;;[centroids.A230];&quot; -C centroids/&quot;; TEXT([centroids.A230];&quot;0&quot;);&quot;_&quot;;[centroids.B230];&quot;.txt&quot;; &quot; -o outputs/&quot;; TEXT([centroids.A230];&quot;0&quot;);&quot;_&quot;;[centroids.B230];&quot;.txt -s &quot;; [centroids.B230])" office:value-type="string" office:string-value="mlpack_kmeans -i points.csv -m 10000 -c 23 -C centroids/23_8.txt -o outputs/23_8.txt -s 8" calcext:value-type="string">
            <text:p>mlpack_kmeans -i points.csv -m 10000 -c 23 -C centroids/23_8.txt -o outputs/23_8.txt -s 8</text:p>
          </table:table-cell>
        </table:table-row>
        <table:table-row table:style-name="ro1">
          <table:table-cell table:formula="of:=CONCATENATE(&quot;mlpack_kmeans -i points.csv -m 10000 -c &quot;;[centroids.A231];&quot; -C centroids/&quot;; TEXT([centroids.A231];&quot;0&quot;);&quot;_&quot;;[centroids.B231];&quot;.txt&quot;; &quot; -o outputs/&quot;; TEXT([centroids.A231];&quot;0&quot;);&quot;_&quot;;[centroids.B231];&quot;.txt -s &quot;; [centroids.B231])" office:value-type="string" office:string-value="mlpack_kmeans -i points.csv -m 10000 -c 23 -C centroids/23_9.txt -o outputs/23_9.txt -s 9" calcext:value-type="string">
            <text:p>mlpack_kmeans -i points.csv -m 10000 -c 23 -C centroids/23_9.txt -o outputs/23_9.txt -s 9</text:p>
          </table:table-cell>
        </table:table-row>
        <table:table-row table:style-name="ro1">
          <table:table-cell table:formula="of:=CONCATENATE(&quot;mlpack_kmeans -i points.csv -m 10000 -c &quot;;[centroids.A232];&quot; -C centroids/&quot;; TEXT([centroids.A232];&quot;0&quot;);&quot;_&quot;;[centroids.B232];&quot;.txt&quot;; &quot; -o outputs/&quot;; TEXT([centroids.A232];&quot;0&quot;);&quot;_&quot;;[centroids.B232];&quot;.txt -s &quot;; [centroids.B232])" office:value-type="string" office:string-value="mlpack_kmeans -i points.csv -m 10000 -c 24 -C centroids/24_0.txt -o outputs/24_0.txt -s 0" calcext:value-type="string">
            <text:p>mlpack_kmeans -i points.csv -m 10000 -c 24 -C centroids/24_0.txt -o outputs/24_0.txt -s 0</text:p>
          </table:table-cell>
        </table:table-row>
        <table:table-row table:style-name="ro1">
          <table:table-cell table:formula="of:=CONCATENATE(&quot;mlpack_kmeans -i points.csv -m 10000 -c &quot;;[centroids.A233];&quot; -C centroids/&quot;; TEXT([centroids.A233];&quot;0&quot;);&quot;_&quot;;[centroids.B233];&quot;.txt&quot;; &quot; -o outputs/&quot;; TEXT([centroids.A233];&quot;0&quot;);&quot;_&quot;;[centroids.B233];&quot;.txt -s &quot;; [centroids.B233])" office:value-type="string" office:string-value="mlpack_kmeans -i points.csv -m 10000 -c 24 -C centroids/24_1.txt -o outputs/24_1.txt -s 1" calcext:value-type="string">
            <text:p>mlpack_kmeans -i points.csv -m 10000 -c 24 -C centroids/24_1.txt -o outputs/24_1.txt -s 1</text:p>
          </table:table-cell>
        </table:table-row>
        <table:table-row table:style-name="ro1">
          <table:table-cell table:formula="of:=CONCATENATE(&quot;mlpack_kmeans -i points.csv -m 10000 -c &quot;;[centroids.A234];&quot; -C centroids/&quot;; TEXT([centroids.A234];&quot;0&quot;);&quot;_&quot;;[centroids.B234];&quot;.txt&quot;; &quot; -o outputs/&quot;; TEXT([centroids.A234];&quot;0&quot;);&quot;_&quot;;[centroids.B234];&quot;.txt -s &quot;; [centroids.B234])" office:value-type="string" office:string-value="mlpack_kmeans -i points.csv -m 10000 -c 24 -C centroids/24_2.txt -o outputs/24_2.txt -s 2" calcext:value-type="string">
            <text:p>mlpack_kmeans -i points.csv -m 10000 -c 24 -C centroids/24_2.txt -o outputs/24_2.txt -s 2</text:p>
          </table:table-cell>
        </table:table-row>
        <table:table-row table:style-name="ro1">
          <table:table-cell table:formula="of:=CONCATENATE(&quot;mlpack_kmeans -i points.csv -m 10000 -c &quot;;[centroids.A235];&quot; -C centroids/&quot;; TEXT([centroids.A235];&quot;0&quot;);&quot;_&quot;;[centroids.B235];&quot;.txt&quot;; &quot; -o outputs/&quot;; TEXT([centroids.A235];&quot;0&quot;);&quot;_&quot;;[centroids.B235];&quot;.txt -s &quot;; [centroids.B235])" office:value-type="string" office:string-value="mlpack_kmeans -i points.csv -m 10000 -c 24 -C centroids/24_3.txt -o outputs/24_3.txt -s 3" calcext:value-type="string">
            <text:p>mlpack_kmeans -i points.csv -m 10000 -c 24 -C centroids/24_3.txt -o outputs/24_3.txt -s 3</text:p>
          </table:table-cell>
        </table:table-row>
        <table:table-row table:style-name="ro1">
          <table:table-cell table:formula="of:=CONCATENATE(&quot;mlpack_kmeans -i points.csv -m 10000 -c &quot;;[centroids.A236];&quot; -C centroids/&quot;; TEXT([centroids.A236];&quot;0&quot;);&quot;_&quot;;[centroids.B236];&quot;.txt&quot;; &quot; -o outputs/&quot;; TEXT([centroids.A236];&quot;0&quot;);&quot;_&quot;;[centroids.B236];&quot;.txt -s &quot;; [centroids.B236])" office:value-type="string" office:string-value="mlpack_kmeans -i points.csv -m 10000 -c 24 -C centroids/24_4.txt -o outputs/24_4.txt -s 4" calcext:value-type="string">
            <text:p>mlpack_kmeans -i points.csv -m 10000 -c 24 -C centroids/24_4.txt -o outputs/24_4.txt -s 4</text:p>
          </table:table-cell>
        </table:table-row>
        <table:table-row table:style-name="ro1">
          <table:table-cell table:formula="of:=CONCATENATE(&quot;mlpack_kmeans -i points.csv -m 10000 -c &quot;;[centroids.A237];&quot; -C centroids/&quot;; TEXT([centroids.A237];&quot;0&quot;);&quot;_&quot;;[centroids.B237];&quot;.txt&quot;; &quot; -o outputs/&quot;; TEXT([centroids.A237];&quot;0&quot;);&quot;_&quot;;[centroids.B237];&quot;.txt -s &quot;; [centroids.B237])" office:value-type="string" office:string-value="mlpack_kmeans -i points.csv -m 10000 -c 24 -C centroids/24_5.txt -o outputs/24_5.txt -s 5" calcext:value-type="string">
            <text:p>mlpack_kmeans -i points.csv -m 10000 -c 24 -C centroids/24_5.txt -o outputs/24_5.txt -s 5</text:p>
          </table:table-cell>
        </table:table-row>
        <table:table-row table:style-name="ro1">
          <table:table-cell table:formula="of:=CONCATENATE(&quot;mlpack_kmeans -i points.csv -m 10000 -c &quot;;[centroids.A238];&quot; -C centroids/&quot;; TEXT([centroids.A238];&quot;0&quot;);&quot;_&quot;;[centroids.B238];&quot;.txt&quot;; &quot; -o outputs/&quot;; TEXT([centroids.A238];&quot;0&quot;);&quot;_&quot;;[centroids.B238];&quot;.txt -s &quot;; [centroids.B238])" office:value-type="string" office:string-value="mlpack_kmeans -i points.csv -m 10000 -c 24 -C centroids/24_6.txt -o outputs/24_6.txt -s 6" calcext:value-type="string">
            <text:p>mlpack_kmeans -i points.csv -m 10000 -c 24 -C centroids/24_6.txt -o outputs/24_6.txt -s 6</text:p>
          </table:table-cell>
        </table:table-row>
        <table:table-row table:style-name="ro1">
          <table:table-cell table:formula="of:=CONCATENATE(&quot;mlpack_kmeans -i points.csv -m 10000 -c &quot;;[centroids.A239];&quot; -C centroids/&quot;; TEXT([centroids.A239];&quot;0&quot;);&quot;_&quot;;[centroids.B239];&quot;.txt&quot;; &quot; -o outputs/&quot;; TEXT([centroids.A239];&quot;0&quot;);&quot;_&quot;;[centroids.B239];&quot;.txt -s &quot;; [centroids.B239])" office:value-type="string" office:string-value="mlpack_kmeans -i points.csv -m 10000 -c 24 -C centroids/24_7.txt -o outputs/24_7.txt -s 7" calcext:value-type="string">
            <text:p>mlpack_kmeans -i points.csv -m 10000 -c 24 -C centroids/24_7.txt -o outputs/24_7.txt -s 7</text:p>
          </table:table-cell>
        </table:table-row>
        <table:table-row table:style-name="ro1">
          <table:table-cell table:formula="of:=CONCATENATE(&quot;mlpack_kmeans -i points.csv -m 10000 -c &quot;;[centroids.A240];&quot; -C centroids/&quot;; TEXT([centroids.A240];&quot;0&quot;);&quot;_&quot;;[centroids.B240];&quot;.txt&quot;; &quot; -o outputs/&quot;; TEXT([centroids.A240];&quot;0&quot;);&quot;_&quot;;[centroids.B240];&quot;.txt -s &quot;; [centroids.B240])" office:value-type="string" office:string-value="mlpack_kmeans -i points.csv -m 10000 -c 24 -C centroids/24_8.txt -o outputs/24_8.txt -s 8" calcext:value-type="string">
            <text:p>mlpack_kmeans -i points.csv -m 10000 -c 24 -C centroids/24_8.txt -o outputs/24_8.txt -s 8</text:p>
          </table:table-cell>
        </table:table-row>
        <table:table-row table:style-name="ro1">
          <table:table-cell table:formula="of:=CONCATENATE(&quot;mlpack_kmeans -i points.csv -m 10000 -c &quot;;[centroids.A241];&quot; -C centroids/&quot;; TEXT([centroids.A241];&quot;0&quot;);&quot;_&quot;;[centroids.B241];&quot;.txt&quot;; &quot; -o outputs/&quot;; TEXT([centroids.A241];&quot;0&quot;);&quot;_&quot;;[centroids.B241];&quot;.txt -s &quot;; [centroids.B241])" office:value-type="string" office:string-value="mlpack_kmeans -i points.csv -m 10000 -c 24 -C centroids/24_9.txt -o outputs/24_9.txt -s 9" calcext:value-type="string">
            <text:p>mlpack_kmeans -i points.csv -m 10000 -c 24 -C centroids/24_9.txt -o outputs/24_9.txt -s 9</text:p>
          </table:table-cell>
        </table:table-row>
        <table:table-row table:style-name="ro1">
          <table:table-cell table:formula="of:=CONCATENATE(&quot;mlpack_kmeans -i points.csv -m 10000 -c &quot;;[centroids.A242];&quot; -C centroids/&quot;; TEXT([centroids.A242];&quot;0&quot;);&quot;_&quot;;[centroids.B242];&quot;.txt&quot;; &quot; -o outputs/&quot;; TEXT([centroids.A242];&quot;0&quot;);&quot;_&quot;;[centroids.B242];&quot;.txt -s &quot;; [centroids.B242])" office:value-type="string" office:string-value="mlpack_kmeans -i points.csv -m 10000 -c 25 -C centroids/25_0.txt -o outputs/25_0.txt -s 0" calcext:value-type="string">
            <text:p>mlpack_kmeans -i points.csv -m 10000 -c 25 -C centroids/25_0.txt -o outputs/25_0.txt -s 0</text:p>
          </table:table-cell>
        </table:table-row>
        <table:table-row table:style-name="ro1">
          <table:table-cell table:formula="of:=CONCATENATE(&quot;mlpack_kmeans -i points.csv -m 10000 -c &quot;;[centroids.A243];&quot; -C centroids/&quot;; TEXT([centroids.A243];&quot;0&quot;);&quot;_&quot;;[centroids.B243];&quot;.txt&quot;; &quot; -o outputs/&quot;; TEXT([centroids.A243];&quot;0&quot;);&quot;_&quot;;[centroids.B243];&quot;.txt -s &quot;; [centroids.B243])" office:value-type="string" office:string-value="mlpack_kmeans -i points.csv -m 10000 -c 25 -C centroids/25_1.txt -o outputs/25_1.txt -s 1" calcext:value-type="string">
            <text:p>mlpack_kmeans -i points.csv -m 10000 -c 25 -C centroids/25_1.txt -o outputs/25_1.txt -s 1</text:p>
          </table:table-cell>
        </table:table-row>
        <table:table-row table:style-name="ro1">
          <table:table-cell table:formula="of:=CONCATENATE(&quot;mlpack_kmeans -i points.csv -m 10000 -c &quot;;[centroids.A244];&quot; -C centroids/&quot;; TEXT([centroids.A244];&quot;0&quot;);&quot;_&quot;;[centroids.B244];&quot;.txt&quot;; &quot; -o outputs/&quot;; TEXT([centroids.A244];&quot;0&quot;);&quot;_&quot;;[centroids.B244];&quot;.txt -s &quot;; [centroids.B244])" office:value-type="string" office:string-value="mlpack_kmeans -i points.csv -m 10000 -c 25 -C centroids/25_2.txt -o outputs/25_2.txt -s 2" calcext:value-type="string">
            <text:p>mlpack_kmeans -i points.csv -m 10000 -c 25 -C centroids/25_2.txt -o outputs/25_2.txt -s 2</text:p>
          </table:table-cell>
        </table:table-row>
        <table:table-row table:style-name="ro1">
          <table:table-cell table:formula="of:=CONCATENATE(&quot;mlpack_kmeans -i points.csv -m 10000 -c &quot;;[centroids.A245];&quot; -C centroids/&quot;; TEXT([centroids.A245];&quot;0&quot;);&quot;_&quot;;[centroids.B245];&quot;.txt&quot;; &quot; -o outputs/&quot;; TEXT([centroids.A245];&quot;0&quot;);&quot;_&quot;;[centroids.B245];&quot;.txt -s &quot;; [centroids.B245])" office:value-type="string" office:string-value="mlpack_kmeans -i points.csv -m 10000 -c 25 -C centroids/25_3.txt -o outputs/25_3.txt -s 3" calcext:value-type="string">
            <text:p>mlpack_kmeans -i points.csv -m 10000 -c 25 -C centroids/25_3.txt -o outputs/25_3.txt -s 3</text:p>
          </table:table-cell>
        </table:table-row>
        <table:table-row table:style-name="ro1">
          <table:table-cell table:formula="of:=CONCATENATE(&quot;mlpack_kmeans -i points.csv -m 10000 -c &quot;;[centroids.A246];&quot; -C centroids/&quot;; TEXT([centroids.A246];&quot;0&quot;);&quot;_&quot;;[centroids.B246];&quot;.txt&quot;; &quot; -o outputs/&quot;; TEXT([centroids.A246];&quot;0&quot;);&quot;_&quot;;[centroids.B246];&quot;.txt -s &quot;; [centroids.B246])" office:value-type="string" office:string-value="mlpack_kmeans -i points.csv -m 10000 -c 25 -C centroids/25_4.txt -o outputs/25_4.txt -s 4" calcext:value-type="string">
            <text:p>mlpack_kmeans -i points.csv -m 10000 -c 25 -C centroids/25_4.txt -o outputs/25_4.txt -s 4</text:p>
          </table:table-cell>
        </table:table-row>
        <table:table-row table:style-name="ro1">
          <table:table-cell table:formula="of:=CONCATENATE(&quot;mlpack_kmeans -i points.csv -m 10000 -c &quot;;[centroids.A247];&quot; -C centroids/&quot;; TEXT([centroids.A247];&quot;0&quot;);&quot;_&quot;;[centroids.B247];&quot;.txt&quot;; &quot; -o outputs/&quot;; TEXT([centroids.A247];&quot;0&quot;);&quot;_&quot;;[centroids.B247];&quot;.txt -s &quot;; [centroids.B247])" office:value-type="string" office:string-value="mlpack_kmeans -i points.csv -m 10000 -c 25 -C centroids/25_5.txt -o outputs/25_5.txt -s 5" calcext:value-type="string">
            <text:p>mlpack_kmeans -i points.csv -m 10000 -c 25 -C centroids/25_5.txt -o outputs/25_5.txt -s 5</text:p>
          </table:table-cell>
        </table:table-row>
        <table:table-row table:style-name="ro1">
          <table:table-cell table:formula="of:=CONCATENATE(&quot;mlpack_kmeans -i points.csv -m 10000 -c &quot;;[centroids.A248];&quot; -C centroids/&quot;; TEXT([centroids.A248];&quot;0&quot;);&quot;_&quot;;[centroids.B248];&quot;.txt&quot;; &quot; -o outputs/&quot;; TEXT([centroids.A248];&quot;0&quot;);&quot;_&quot;;[centroids.B248];&quot;.txt -s &quot;; [centroids.B248])" office:value-type="string" office:string-value="mlpack_kmeans -i points.csv -m 10000 -c 25 -C centroids/25_6.txt -o outputs/25_6.txt -s 6" calcext:value-type="string">
            <text:p>mlpack_kmeans -i points.csv -m 10000 -c 25 -C centroids/25_6.txt -o outputs/25_6.txt -s 6</text:p>
          </table:table-cell>
        </table:table-row>
        <table:table-row table:style-name="ro1">
          <table:table-cell table:formula="of:=CONCATENATE(&quot;mlpack_kmeans -i points.csv -m 10000 -c &quot;;[centroids.A249];&quot; -C centroids/&quot;; TEXT([centroids.A249];&quot;0&quot;);&quot;_&quot;;[centroids.B249];&quot;.txt&quot;; &quot; -o outputs/&quot;; TEXT([centroids.A249];&quot;0&quot;);&quot;_&quot;;[centroids.B249];&quot;.txt -s &quot;; [centroids.B249])" office:value-type="string" office:string-value="mlpack_kmeans -i points.csv -m 10000 -c 25 -C centroids/25_7.txt -o outputs/25_7.txt -s 7" calcext:value-type="string">
            <text:p>mlpack_kmeans -i points.csv -m 10000 -c 25 -C centroids/25_7.txt -o outputs/25_7.txt -s 7</text:p>
          </table:table-cell>
        </table:table-row>
        <table:table-row table:style-name="ro1">
          <table:table-cell table:formula="of:=CONCATENATE(&quot;mlpack_kmeans -i points.csv -m 10000 -c &quot;;[centroids.A250];&quot; -C centroids/&quot;; TEXT([centroids.A250];&quot;0&quot;);&quot;_&quot;;[centroids.B250];&quot;.txt&quot;; &quot; -o outputs/&quot;; TEXT([centroids.A250];&quot;0&quot;);&quot;_&quot;;[centroids.B250];&quot;.txt -s &quot;; [centroids.B250])" office:value-type="string" office:string-value="mlpack_kmeans -i points.csv -m 10000 -c 25 -C centroids/25_8.txt -o outputs/25_8.txt -s 8" calcext:value-type="string">
            <text:p>mlpack_kmeans -i points.csv -m 10000 -c 25 -C centroids/25_8.txt -o outputs/25_8.txt -s 8</text:p>
          </table:table-cell>
        </table:table-row>
        <table:table-row table:style-name="ro1">
          <table:table-cell table:formula="of:=CONCATENATE(&quot;mlpack_kmeans -i points.csv -m 10000 -c &quot;;[centroids.A251];&quot; -C centroids/&quot;; TEXT([centroids.A251];&quot;0&quot;);&quot;_&quot;;[centroids.B251];&quot;.txt&quot;; &quot; -o outputs/&quot;; TEXT([centroids.A251];&quot;0&quot;);&quot;_&quot;;[centroids.B251];&quot;.txt -s &quot;; [centroids.B251])" office:value-type="string" office:string-value="mlpack_kmeans -i points.csv -m 10000 -c 25 -C centroids/25_9.txt -o outputs/25_9.txt -s 9" calcext:value-type="string">
            <text:p>mlpack_kmeans -i points.csv -m 10000 -c 25 -C centroids/25_9.txt -o outputs/25_9.txt -s 9</text:p>
          </table:table-cell>
        </table:table-row>
        <table:table-row table:style-name="ro1">
          <table:table-cell table:formula="of:=CONCATENATE(&quot;mlpack_kmeans -i points.csv -m 10000 -c &quot;;[centroids.A252];&quot; -C centroids/&quot;; TEXT([centroids.A252];&quot;0&quot;);&quot;_&quot;;[centroids.B252];&quot;.txt&quot;; &quot; -o outputs/&quot;; TEXT([centroids.A252];&quot;0&quot;);&quot;_&quot;;[centroids.B252];&quot;.txt -s &quot;; [centroids.B252])" office:value-type="string" office:string-value="mlpack_kmeans -i points.csv -m 10000 -c 26 -C centroids/26_0.txt -o outputs/26_0.txt -s 0" calcext:value-type="string">
            <text:p>mlpack_kmeans -i points.csv -m 10000 -c 26 -C centroids/26_0.txt -o outputs/26_0.txt -s 0</text:p>
          </table:table-cell>
        </table:table-row>
        <table:table-row table:style-name="ro1">
          <table:table-cell table:formula="of:=CONCATENATE(&quot;mlpack_kmeans -i points.csv -m 10000 -c &quot;;[centroids.A253];&quot; -C centroids/&quot;; TEXT([centroids.A253];&quot;0&quot;);&quot;_&quot;;[centroids.B253];&quot;.txt&quot;; &quot; -o outputs/&quot;; TEXT([centroids.A253];&quot;0&quot;);&quot;_&quot;;[centroids.B253];&quot;.txt -s &quot;; [centroids.B253])" office:value-type="string" office:string-value="mlpack_kmeans -i points.csv -m 10000 -c 26 -C centroids/26_1.txt -o outputs/26_1.txt -s 1" calcext:value-type="string">
            <text:p>mlpack_kmeans -i points.csv -m 10000 -c 26 -C centroids/26_1.txt -o outputs/26_1.txt -s 1</text:p>
          </table:table-cell>
        </table:table-row>
        <table:table-row table:style-name="ro1">
          <table:table-cell table:formula="of:=CONCATENATE(&quot;mlpack_kmeans -i points.csv -m 10000 -c &quot;;[centroids.A254];&quot; -C centroids/&quot;; TEXT([centroids.A254];&quot;0&quot;);&quot;_&quot;;[centroids.B254];&quot;.txt&quot;; &quot; -o outputs/&quot;; TEXT([centroids.A254];&quot;0&quot;);&quot;_&quot;;[centroids.B254];&quot;.txt -s &quot;; [centroids.B254])" office:value-type="string" office:string-value="mlpack_kmeans -i points.csv -m 10000 -c 26 -C centroids/26_2.txt -o outputs/26_2.txt -s 2" calcext:value-type="string">
            <text:p>mlpack_kmeans -i points.csv -m 10000 -c 26 -C centroids/26_2.txt -o outputs/26_2.txt -s 2</text:p>
          </table:table-cell>
        </table:table-row>
        <table:table-row table:style-name="ro1">
          <table:table-cell table:formula="of:=CONCATENATE(&quot;mlpack_kmeans -i points.csv -m 10000 -c &quot;;[centroids.A255];&quot; -C centroids/&quot;; TEXT([centroids.A255];&quot;0&quot;);&quot;_&quot;;[centroids.B255];&quot;.txt&quot;; &quot; -o outputs/&quot;; TEXT([centroids.A255];&quot;0&quot;);&quot;_&quot;;[centroids.B255];&quot;.txt -s &quot;; [centroids.B255])" office:value-type="string" office:string-value="mlpack_kmeans -i points.csv -m 10000 -c 26 -C centroids/26_3.txt -o outputs/26_3.txt -s 3" calcext:value-type="string">
            <text:p>mlpack_kmeans -i points.csv -m 10000 -c 26 -C centroids/26_3.txt -o outputs/26_3.txt -s 3</text:p>
          </table:table-cell>
        </table:table-row>
        <table:table-row table:style-name="ro1">
          <table:table-cell table:formula="of:=CONCATENATE(&quot;mlpack_kmeans -i points.csv -m 10000 -c &quot;;[centroids.A256];&quot; -C centroids/&quot;; TEXT([centroids.A256];&quot;0&quot;);&quot;_&quot;;[centroids.B256];&quot;.txt&quot;; &quot; -o outputs/&quot;; TEXT([centroids.A256];&quot;0&quot;);&quot;_&quot;;[centroids.B256];&quot;.txt -s &quot;; [centroids.B256])" office:value-type="string" office:string-value="mlpack_kmeans -i points.csv -m 10000 -c 26 -C centroids/26_4.txt -o outputs/26_4.txt -s 4" calcext:value-type="string">
            <text:p>mlpack_kmeans -i points.csv -m 10000 -c 26 -C centroids/26_4.txt -o outputs/26_4.txt -s 4</text:p>
          </table:table-cell>
        </table:table-row>
        <table:table-row table:style-name="ro1">
          <table:table-cell table:formula="of:=CONCATENATE(&quot;mlpack_kmeans -i points.csv -m 10000 -c &quot;;[centroids.A257];&quot; -C centroids/&quot;; TEXT([centroids.A257];&quot;0&quot;);&quot;_&quot;;[centroids.B257];&quot;.txt&quot;; &quot; -o outputs/&quot;; TEXT([centroids.A257];&quot;0&quot;);&quot;_&quot;;[centroids.B257];&quot;.txt -s &quot;; [centroids.B257])" office:value-type="string" office:string-value="mlpack_kmeans -i points.csv -m 10000 -c 26 -C centroids/26_5.txt -o outputs/26_5.txt -s 5" calcext:value-type="string">
            <text:p>mlpack_kmeans -i points.csv -m 10000 -c 26 -C centroids/26_5.txt -o outputs/26_5.txt -s 5</text:p>
          </table:table-cell>
        </table:table-row>
        <table:table-row table:style-name="ro1">
          <table:table-cell table:formula="of:=CONCATENATE(&quot;mlpack_kmeans -i points.csv -m 10000 -c &quot;;[centroids.A258];&quot; -C centroids/&quot;; TEXT([centroids.A258];&quot;0&quot;);&quot;_&quot;;[centroids.B258];&quot;.txt&quot;; &quot; -o outputs/&quot;; TEXT([centroids.A258];&quot;0&quot;);&quot;_&quot;;[centroids.B258];&quot;.txt -s &quot;; [centroids.B258])" office:value-type="string" office:string-value="mlpack_kmeans -i points.csv -m 10000 -c 26 -C centroids/26_6.txt -o outputs/26_6.txt -s 6" calcext:value-type="string">
            <text:p>mlpack_kmeans -i points.csv -m 10000 -c 26 -C centroids/26_6.txt -o outputs/26_6.txt -s 6</text:p>
          </table:table-cell>
        </table:table-row>
        <table:table-row table:style-name="ro1">
          <table:table-cell table:formula="of:=CONCATENATE(&quot;mlpack_kmeans -i points.csv -m 10000 -c &quot;;[centroids.A259];&quot; -C centroids/&quot;; TEXT([centroids.A259];&quot;0&quot;);&quot;_&quot;;[centroids.B259];&quot;.txt&quot;; &quot; -o outputs/&quot;; TEXT([centroids.A259];&quot;0&quot;);&quot;_&quot;;[centroids.B259];&quot;.txt -s &quot;; [centroids.B259])" office:value-type="string" office:string-value="mlpack_kmeans -i points.csv -m 10000 -c 26 -C centroids/26_7.txt -o outputs/26_7.txt -s 7" calcext:value-type="string">
            <text:p>mlpack_kmeans -i points.csv -m 10000 -c 26 -C centroids/26_7.txt -o outputs/26_7.txt -s 7</text:p>
          </table:table-cell>
        </table:table-row>
        <table:table-row table:style-name="ro1">
          <table:table-cell table:formula="of:=CONCATENATE(&quot;mlpack_kmeans -i points.csv -m 10000 -c &quot;;[centroids.A260];&quot; -C centroids/&quot;; TEXT([centroids.A260];&quot;0&quot;);&quot;_&quot;;[centroids.B260];&quot;.txt&quot;; &quot; -o outputs/&quot;; TEXT([centroids.A260];&quot;0&quot;);&quot;_&quot;;[centroids.B260];&quot;.txt -s &quot;; [centroids.B260])" office:value-type="string" office:string-value="mlpack_kmeans -i points.csv -m 10000 -c 26 -C centroids/26_8.txt -o outputs/26_8.txt -s 8" calcext:value-type="string">
            <text:p>mlpack_kmeans -i points.csv -m 10000 -c 26 -C centroids/26_8.txt -o outputs/26_8.txt -s 8</text:p>
          </table:table-cell>
        </table:table-row>
        <table:table-row table:style-name="ro1">
          <table:table-cell table:formula="of:=CONCATENATE(&quot;mlpack_kmeans -i points.csv -m 10000 -c &quot;;[centroids.A261];&quot; -C centroids/&quot;; TEXT([centroids.A261];&quot;0&quot;);&quot;_&quot;;[centroids.B261];&quot;.txt&quot;; &quot; -o outputs/&quot;; TEXT([centroids.A261];&quot;0&quot;);&quot;_&quot;;[centroids.B261];&quot;.txt -s &quot;; [centroids.B261])" office:value-type="string" office:string-value="mlpack_kmeans -i points.csv -m 10000 -c 26 -C centroids/26_9.txt -o outputs/26_9.txt -s 9" calcext:value-type="string">
            <text:p>mlpack_kmeans -i points.csv -m 10000 -c 26 -C centroids/26_9.txt -o outputs/26_9.txt -s 9</text:p>
          </table:table-cell>
        </table:table-row>
        <table:table-row table:style-name="ro1">
          <table:table-cell table:formula="of:=CONCATENATE(&quot;mlpack_kmeans -i points.csv -m 10000 -c &quot;;[centroids.A262];&quot; -C centroids/&quot;; TEXT([centroids.A262];&quot;0&quot;);&quot;_&quot;;[centroids.B262];&quot;.txt&quot;; &quot; -o outputs/&quot;; TEXT([centroids.A262];&quot;0&quot;);&quot;_&quot;;[centroids.B262];&quot;.txt -s &quot;; [centroids.B262])" office:value-type="string" office:string-value="mlpack_kmeans -i points.csv -m 10000 -c 27 -C centroids/27_0.txt -o outputs/27_0.txt -s 0" calcext:value-type="string">
            <text:p>mlpack_kmeans -i points.csv -m 10000 -c 27 -C centroids/27_0.txt -o outputs/27_0.txt -s 0</text:p>
          </table:table-cell>
        </table:table-row>
        <table:table-row table:style-name="ro1">
          <table:table-cell table:formula="of:=CONCATENATE(&quot;mlpack_kmeans -i points.csv -m 10000 -c &quot;;[centroids.A263];&quot; -C centroids/&quot;; TEXT([centroids.A263];&quot;0&quot;);&quot;_&quot;;[centroids.B263];&quot;.txt&quot;; &quot; -o outputs/&quot;; TEXT([centroids.A263];&quot;0&quot;);&quot;_&quot;;[centroids.B263];&quot;.txt -s &quot;; [centroids.B263])" office:value-type="string" office:string-value="mlpack_kmeans -i points.csv -m 10000 -c 27 -C centroids/27_1.txt -o outputs/27_1.txt -s 1" calcext:value-type="string">
            <text:p>mlpack_kmeans -i points.csv -m 10000 -c 27 -C centroids/27_1.txt -o outputs/27_1.txt -s 1</text:p>
          </table:table-cell>
        </table:table-row>
        <table:table-row table:style-name="ro1">
          <table:table-cell table:formula="of:=CONCATENATE(&quot;mlpack_kmeans -i points.csv -m 10000 -c &quot;;[centroids.A264];&quot; -C centroids/&quot;; TEXT([centroids.A264];&quot;0&quot;);&quot;_&quot;;[centroids.B264];&quot;.txt&quot;; &quot; -o outputs/&quot;; TEXT([centroids.A264];&quot;0&quot;);&quot;_&quot;;[centroids.B264];&quot;.txt -s &quot;; [centroids.B264])" office:value-type="string" office:string-value="mlpack_kmeans -i points.csv -m 10000 -c 27 -C centroids/27_2.txt -o outputs/27_2.txt -s 2" calcext:value-type="string">
            <text:p>mlpack_kmeans -i points.csv -m 10000 -c 27 -C centroids/27_2.txt -o outputs/27_2.txt -s 2</text:p>
          </table:table-cell>
        </table:table-row>
        <table:table-row table:style-name="ro1">
          <table:table-cell table:formula="of:=CONCATENATE(&quot;mlpack_kmeans -i points.csv -m 10000 -c &quot;;[centroids.A265];&quot; -C centroids/&quot;; TEXT([centroids.A265];&quot;0&quot;);&quot;_&quot;;[centroids.B265];&quot;.txt&quot;; &quot; -o outputs/&quot;; TEXT([centroids.A265];&quot;0&quot;);&quot;_&quot;;[centroids.B265];&quot;.txt -s &quot;; [centroids.B265])" office:value-type="string" office:string-value="mlpack_kmeans -i points.csv -m 10000 -c 27 -C centroids/27_3.txt -o outputs/27_3.txt -s 3" calcext:value-type="string">
            <text:p>mlpack_kmeans -i points.csv -m 10000 -c 27 -C centroids/27_3.txt -o outputs/27_3.txt -s 3</text:p>
          </table:table-cell>
        </table:table-row>
        <table:table-row table:style-name="ro1">
          <table:table-cell table:formula="of:=CONCATENATE(&quot;mlpack_kmeans -i points.csv -m 10000 -c &quot;;[centroids.A266];&quot; -C centroids/&quot;; TEXT([centroids.A266];&quot;0&quot;);&quot;_&quot;;[centroids.B266];&quot;.txt&quot;; &quot; -o outputs/&quot;; TEXT([centroids.A266];&quot;0&quot;);&quot;_&quot;;[centroids.B266];&quot;.txt -s &quot;; [centroids.B266])" office:value-type="string" office:string-value="mlpack_kmeans -i points.csv -m 10000 -c 27 -C centroids/27_4.txt -o outputs/27_4.txt -s 4" calcext:value-type="string">
            <text:p>mlpack_kmeans -i points.csv -m 10000 -c 27 -C centroids/27_4.txt -o outputs/27_4.txt -s 4</text:p>
          </table:table-cell>
        </table:table-row>
        <table:table-row table:style-name="ro1">
          <table:table-cell table:formula="of:=CONCATENATE(&quot;mlpack_kmeans -i points.csv -m 10000 -c &quot;;[centroids.A267];&quot; -C centroids/&quot;; TEXT([centroids.A267];&quot;0&quot;);&quot;_&quot;;[centroids.B267];&quot;.txt&quot;; &quot; -o outputs/&quot;; TEXT([centroids.A267];&quot;0&quot;);&quot;_&quot;;[centroids.B267];&quot;.txt -s &quot;; [centroids.B267])" office:value-type="string" office:string-value="mlpack_kmeans -i points.csv -m 10000 -c 27 -C centroids/27_5.txt -o outputs/27_5.txt -s 5" calcext:value-type="string">
            <text:p>mlpack_kmeans -i points.csv -m 10000 -c 27 -C centroids/27_5.txt -o outputs/27_5.txt -s 5</text:p>
          </table:table-cell>
        </table:table-row>
        <table:table-row table:style-name="ro1">
          <table:table-cell table:formula="of:=CONCATENATE(&quot;mlpack_kmeans -i points.csv -m 10000 -c &quot;;[centroids.A268];&quot; -C centroids/&quot;; TEXT([centroids.A268];&quot;0&quot;);&quot;_&quot;;[centroids.B268];&quot;.txt&quot;; &quot; -o outputs/&quot;; TEXT([centroids.A268];&quot;0&quot;);&quot;_&quot;;[centroids.B268];&quot;.txt -s &quot;; [centroids.B268])" office:value-type="string" office:string-value="mlpack_kmeans -i points.csv -m 10000 -c 27 -C centroids/27_6.txt -o outputs/27_6.txt -s 6" calcext:value-type="string">
            <text:p>mlpack_kmeans -i points.csv -m 10000 -c 27 -C centroids/27_6.txt -o outputs/27_6.txt -s 6</text:p>
          </table:table-cell>
        </table:table-row>
        <table:table-row table:style-name="ro1">
          <table:table-cell table:formula="of:=CONCATENATE(&quot;mlpack_kmeans -i points.csv -m 10000 -c &quot;;[centroids.A269];&quot; -C centroids/&quot;; TEXT([centroids.A269];&quot;0&quot;);&quot;_&quot;;[centroids.B269];&quot;.txt&quot;; &quot; -o outputs/&quot;; TEXT([centroids.A269];&quot;0&quot;);&quot;_&quot;;[centroids.B269];&quot;.txt -s &quot;; [centroids.B269])" office:value-type="string" office:string-value="mlpack_kmeans -i points.csv -m 10000 -c 27 -C centroids/27_7.txt -o outputs/27_7.txt -s 7" calcext:value-type="string">
            <text:p>mlpack_kmeans -i points.csv -m 10000 -c 27 -C centroids/27_7.txt -o outputs/27_7.txt -s 7</text:p>
          </table:table-cell>
        </table:table-row>
        <table:table-row table:style-name="ro1">
          <table:table-cell table:formula="of:=CONCATENATE(&quot;mlpack_kmeans -i points.csv -m 10000 -c &quot;;[centroids.A270];&quot; -C centroids/&quot;; TEXT([centroids.A270];&quot;0&quot;);&quot;_&quot;;[centroids.B270];&quot;.txt&quot;; &quot; -o outputs/&quot;; TEXT([centroids.A270];&quot;0&quot;);&quot;_&quot;;[centroids.B270];&quot;.txt -s &quot;; [centroids.B270])" office:value-type="string" office:string-value="mlpack_kmeans -i points.csv -m 10000 -c 27 -C centroids/27_8.txt -o outputs/27_8.txt -s 8" calcext:value-type="string">
            <text:p>mlpack_kmeans -i points.csv -m 10000 -c 27 -C centroids/27_8.txt -o outputs/27_8.txt -s 8</text:p>
          </table:table-cell>
        </table:table-row>
        <table:table-row table:style-name="ro1">
          <table:table-cell table:formula="of:=CONCATENATE(&quot;mlpack_kmeans -i points.csv -m 10000 -c &quot;;[centroids.A271];&quot; -C centroids/&quot;; TEXT([centroids.A271];&quot;0&quot;);&quot;_&quot;;[centroids.B271];&quot;.txt&quot;; &quot; -o outputs/&quot;; TEXT([centroids.A271];&quot;0&quot;);&quot;_&quot;;[centroids.B271];&quot;.txt -s &quot;; [centroids.B271])" office:value-type="string" office:string-value="mlpack_kmeans -i points.csv -m 10000 -c 27 -C centroids/27_9.txt -o outputs/27_9.txt -s 9" calcext:value-type="string">
            <text:p>mlpack_kmeans -i points.csv -m 10000 -c 27 -C centroids/27_9.txt -o outputs/27_9.txt -s 9</text:p>
          </table:table-cell>
        </table:table-row>
        <table:table-row table:style-name="ro1">
          <table:table-cell table:formula="of:=CONCATENATE(&quot;mlpack_kmeans -i points.csv -m 10000 -c &quot;;[centroids.A272];&quot; -C centroids/&quot;; TEXT([centroids.A272];&quot;0&quot;);&quot;_&quot;;[centroids.B272];&quot;.txt&quot;; &quot; -o outputs/&quot;; TEXT([centroids.A272];&quot;0&quot;);&quot;_&quot;;[centroids.B272];&quot;.txt -s &quot;; [centroids.B272])" office:value-type="string" office:string-value="mlpack_kmeans -i points.csv -m 10000 -c 28 -C centroids/28_0.txt -o outputs/28_0.txt -s 0" calcext:value-type="string">
            <text:p>mlpack_kmeans -i points.csv -m 10000 -c 28 -C centroids/28_0.txt -o outputs/28_0.txt -s 0</text:p>
          </table:table-cell>
        </table:table-row>
        <table:table-row table:style-name="ro1">
          <table:table-cell table:formula="of:=CONCATENATE(&quot;mlpack_kmeans -i points.csv -m 10000 -c &quot;;[centroids.A273];&quot; -C centroids/&quot;; TEXT([centroids.A273];&quot;0&quot;);&quot;_&quot;;[centroids.B273];&quot;.txt&quot;; &quot; -o outputs/&quot;; TEXT([centroids.A273];&quot;0&quot;);&quot;_&quot;;[centroids.B273];&quot;.txt -s &quot;; [centroids.B273])" office:value-type="string" office:string-value="mlpack_kmeans -i points.csv -m 10000 -c 28 -C centroids/28_1.txt -o outputs/28_1.txt -s 1" calcext:value-type="string">
            <text:p>mlpack_kmeans -i points.csv -m 10000 -c 28 -C centroids/28_1.txt -o outputs/28_1.txt -s 1</text:p>
          </table:table-cell>
        </table:table-row>
        <table:table-row table:style-name="ro1">
          <table:table-cell table:formula="of:=CONCATENATE(&quot;mlpack_kmeans -i points.csv -m 10000 -c &quot;;[centroids.A274];&quot; -C centroids/&quot;; TEXT([centroids.A274];&quot;0&quot;);&quot;_&quot;;[centroids.B274];&quot;.txt&quot;; &quot; -o outputs/&quot;; TEXT([centroids.A274];&quot;0&quot;);&quot;_&quot;;[centroids.B274];&quot;.txt -s &quot;; [centroids.B274])" office:value-type="string" office:string-value="mlpack_kmeans -i points.csv -m 10000 -c 28 -C centroids/28_2.txt -o outputs/28_2.txt -s 2" calcext:value-type="string">
            <text:p>mlpack_kmeans -i points.csv -m 10000 -c 28 -C centroids/28_2.txt -o outputs/28_2.txt -s 2</text:p>
          </table:table-cell>
        </table:table-row>
        <table:table-row table:style-name="ro1">
          <table:table-cell table:formula="of:=CONCATENATE(&quot;mlpack_kmeans -i points.csv -m 10000 -c &quot;;[centroids.A275];&quot; -C centroids/&quot;; TEXT([centroids.A275];&quot;0&quot;);&quot;_&quot;;[centroids.B275];&quot;.txt&quot;; &quot; -o outputs/&quot;; TEXT([centroids.A275];&quot;0&quot;);&quot;_&quot;;[centroids.B275];&quot;.txt -s &quot;; [centroids.B275])" office:value-type="string" office:string-value="mlpack_kmeans -i points.csv -m 10000 -c 28 -C centroids/28_3.txt -o outputs/28_3.txt -s 3" calcext:value-type="string">
            <text:p>mlpack_kmeans -i points.csv -m 10000 -c 28 -C centroids/28_3.txt -o outputs/28_3.txt -s 3</text:p>
          </table:table-cell>
        </table:table-row>
        <table:table-row table:style-name="ro1">
          <table:table-cell table:formula="of:=CONCATENATE(&quot;mlpack_kmeans -i points.csv -m 10000 -c &quot;;[centroids.A276];&quot; -C centroids/&quot;; TEXT([centroids.A276];&quot;0&quot;);&quot;_&quot;;[centroids.B276];&quot;.txt&quot;; &quot; -o outputs/&quot;; TEXT([centroids.A276];&quot;0&quot;);&quot;_&quot;;[centroids.B276];&quot;.txt -s &quot;; [centroids.B276])" office:value-type="string" office:string-value="mlpack_kmeans -i points.csv -m 10000 -c 28 -C centroids/28_4.txt -o outputs/28_4.txt -s 4" calcext:value-type="string">
            <text:p>mlpack_kmeans -i points.csv -m 10000 -c 28 -C centroids/28_4.txt -o outputs/28_4.txt -s 4</text:p>
          </table:table-cell>
        </table:table-row>
        <table:table-row table:style-name="ro1">
          <table:table-cell table:formula="of:=CONCATENATE(&quot;mlpack_kmeans -i points.csv -m 10000 -c &quot;;[centroids.A277];&quot; -C centroids/&quot;; TEXT([centroids.A277];&quot;0&quot;);&quot;_&quot;;[centroids.B277];&quot;.txt&quot;; &quot; -o outputs/&quot;; TEXT([centroids.A277];&quot;0&quot;);&quot;_&quot;;[centroids.B277];&quot;.txt -s &quot;; [centroids.B277])" office:value-type="string" office:string-value="mlpack_kmeans -i points.csv -m 10000 -c 28 -C centroids/28_5.txt -o outputs/28_5.txt -s 5" calcext:value-type="string">
            <text:p>mlpack_kmeans -i points.csv -m 10000 -c 28 -C centroids/28_5.txt -o outputs/28_5.txt -s 5</text:p>
          </table:table-cell>
        </table:table-row>
        <table:table-row table:style-name="ro1">
          <table:table-cell table:formula="of:=CONCATENATE(&quot;mlpack_kmeans -i points.csv -m 10000 -c &quot;;[centroids.A278];&quot; -C centroids/&quot;; TEXT([centroids.A278];&quot;0&quot;);&quot;_&quot;;[centroids.B278];&quot;.txt&quot;; &quot; -o outputs/&quot;; TEXT([centroids.A278];&quot;0&quot;);&quot;_&quot;;[centroids.B278];&quot;.txt -s &quot;; [centroids.B278])" office:value-type="string" office:string-value="mlpack_kmeans -i points.csv -m 10000 -c 28 -C centroids/28_6.txt -o outputs/28_6.txt -s 6" calcext:value-type="string">
            <text:p>mlpack_kmeans -i points.csv -m 10000 -c 28 -C centroids/28_6.txt -o outputs/28_6.txt -s 6</text:p>
          </table:table-cell>
        </table:table-row>
        <table:table-row table:style-name="ro1">
          <table:table-cell table:formula="of:=CONCATENATE(&quot;mlpack_kmeans -i points.csv -m 10000 -c &quot;;[centroids.A279];&quot; -C centroids/&quot;; TEXT([centroids.A279];&quot;0&quot;);&quot;_&quot;;[centroids.B279];&quot;.txt&quot;; &quot; -o outputs/&quot;; TEXT([centroids.A279];&quot;0&quot;);&quot;_&quot;;[centroids.B279];&quot;.txt -s &quot;; [centroids.B279])" office:value-type="string" office:string-value="mlpack_kmeans -i points.csv -m 10000 -c 28 -C centroids/28_7.txt -o outputs/28_7.txt -s 7" calcext:value-type="string">
            <text:p>mlpack_kmeans -i points.csv -m 10000 -c 28 -C centroids/28_7.txt -o outputs/28_7.txt -s 7</text:p>
          </table:table-cell>
        </table:table-row>
        <table:table-row table:style-name="ro1">
          <table:table-cell table:formula="of:=CONCATENATE(&quot;mlpack_kmeans -i points.csv -m 10000 -c &quot;;[centroids.A280];&quot; -C centroids/&quot;; TEXT([centroids.A280];&quot;0&quot;);&quot;_&quot;;[centroids.B280];&quot;.txt&quot;; &quot; -o outputs/&quot;; TEXT([centroids.A280];&quot;0&quot;);&quot;_&quot;;[centroids.B280];&quot;.txt -s &quot;; [centroids.B280])" office:value-type="string" office:string-value="mlpack_kmeans -i points.csv -m 10000 -c 28 -C centroids/28_8.txt -o outputs/28_8.txt -s 8" calcext:value-type="string">
            <text:p>mlpack_kmeans -i points.csv -m 10000 -c 28 -C centroids/28_8.txt -o outputs/28_8.txt -s 8</text:p>
          </table:table-cell>
        </table:table-row>
        <table:table-row table:style-name="ro1">
          <table:table-cell table:formula="of:=CONCATENATE(&quot;mlpack_kmeans -i points.csv -m 10000 -c &quot;;[centroids.A281];&quot; -C centroids/&quot;; TEXT([centroids.A281];&quot;0&quot;);&quot;_&quot;;[centroids.B281];&quot;.txt&quot;; &quot; -o outputs/&quot;; TEXT([centroids.A281];&quot;0&quot;);&quot;_&quot;;[centroids.B281];&quot;.txt -s &quot;; [centroids.B281])" office:value-type="string" office:string-value="mlpack_kmeans -i points.csv -m 10000 -c 28 -C centroids/28_9.txt -o outputs/28_9.txt -s 9" calcext:value-type="string">
            <text:p>mlpack_kmeans -i points.csv -m 10000 -c 28 -C centroids/28_9.txt -o outputs/28_9.txt -s 9</text:p>
          </table:table-cell>
        </table:table-row>
        <table:table-row table:style-name="ro1">
          <table:table-cell table:formula="of:=CONCATENATE(&quot;mlpack_kmeans -i points.csv -m 10000 -c &quot;;[centroids.A282];&quot; -C centroids/&quot;; TEXT([centroids.A282];&quot;0&quot;);&quot;_&quot;;[centroids.B282];&quot;.txt&quot;; &quot; -o outputs/&quot;; TEXT([centroids.A282];&quot;0&quot;);&quot;_&quot;;[centroids.B282];&quot;.txt -s &quot;; [centroids.B282])" office:value-type="string" office:string-value="mlpack_kmeans -i points.csv -m 10000 -c 29 -C centroids/29_0.txt -o outputs/29_0.txt -s 0" calcext:value-type="string">
            <text:p>mlpack_kmeans -i points.csv -m 10000 -c 29 -C centroids/29_0.txt -o outputs/29_0.txt -s 0</text:p>
          </table:table-cell>
        </table:table-row>
        <table:table-row table:style-name="ro1">
          <table:table-cell table:formula="of:=CONCATENATE(&quot;mlpack_kmeans -i points.csv -m 10000 -c &quot;;[centroids.A283];&quot; -C centroids/&quot;; TEXT([centroids.A283];&quot;0&quot;);&quot;_&quot;;[centroids.B283];&quot;.txt&quot;; &quot; -o outputs/&quot;; TEXT([centroids.A283];&quot;0&quot;);&quot;_&quot;;[centroids.B283];&quot;.txt -s &quot;; [centroids.B283])" office:value-type="string" office:string-value="mlpack_kmeans -i points.csv -m 10000 -c 29 -C centroids/29_1.txt -o outputs/29_1.txt -s 1" calcext:value-type="string">
            <text:p>mlpack_kmeans -i points.csv -m 10000 -c 29 -C centroids/29_1.txt -o outputs/29_1.txt -s 1</text:p>
          </table:table-cell>
        </table:table-row>
        <table:table-row table:style-name="ro1">
          <table:table-cell table:formula="of:=CONCATENATE(&quot;mlpack_kmeans -i points.csv -m 10000 -c &quot;;[centroids.A284];&quot; -C centroids/&quot;; TEXT([centroids.A284];&quot;0&quot;);&quot;_&quot;;[centroids.B284];&quot;.txt&quot;; &quot; -o outputs/&quot;; TEXT([centroids.A284];&quot;0&quot;);&quot;_&quot;;[centroids.B284];&quot;.txt -s &quot;; [centroids.B284])" office:value-type="string" office:string-value="mlpack_kmeans -i points.csv -m 10000 -c 29 -C centroids/29_2.txt -o outputs/29_2.txt -s 2" calcext:value-type="string">
            <text:p>mlpack_kmeans -i points.csv -m 10000 -c 29 -C centroids/29_2.txt -o outputs/29_2.txt -s 2</text:p>
          </table:table-cell>
        </table:table-row>
        <table:table-row table:style-name="ro1">
          <table:table-cell table:formula="of:=CONCATENATE(&quot;mlpack_kmeans -i points.csv -m 10000 -c &quot;;[centroids.A285];&quot; -C centroids/&quot;; TEXT([centroids.A285];&quot;0&quot;);&quot;_&quot;;[centroids.B285];&quot;.txt&quot;; &quot; -o outputs/&quot;; TEXT([centroids.A285];&quot;0&quot;);&quot;_&quot;;[centroids.B285];&quot;.txt -s &quot;; [centroids.B285])" office:value-type="string" office:string-value="mlpack_kmeans -i points.csv -m 10000 -c 29 -C centroids/29_3.txt -o outputs/29_3.txt -s 3" calcext:value-type="string">
            <text:p>mlpack_kmeans -i points.csv -m 10000 -c 29 -C centroids/29_3.txt -o outputs/29_3.txt -s 3</text:p>
          </table:table-cell>
        </table:table-row>
        <table:table-row table:style-name="ro1">
          <table:table-cell table:formula="of:=CONCATENATE(&quot;mlpack_kmeans -i points.csv -m 10000 -c &quot;;[centroids.A286];&quot; -C centroids/&quot;; TEXT([centroids.A286];&quot;0&quot;);&quot;_&quot;;[centroids.B286];&quot;.txt&quot;; &quot; -o outputs/&quot;; TEXT([centroids.A286];&quot;0&quot;);&quot;_&quot;;[centroids.B286];&quot;.txt -s &quot;; [centroids.B286])" office:value-type="string" office:string-value="mlpack_kmeans -i points.csv -m 10000 -c 29 -C centroids/29_4.txt -o outputs/29_4.txt -s 4" calcext:value-type="string">
            <text:p>mlpack_kmeans -i points.csv -m 10000 -c 29 -C centroids/29_4.txt -o outputs/29_4.txt -s 4</text:p>
          </table:table-cell>
        </table:table-row>
        <table:table-row table:style-name="ro1">
          <table:table-cell table:formula="of:=CONCATENATE(&quot;mlpack_kmeans -i points.csv -m 10000 -c &quot;;[centroids.A287];&quot; -C centroids/&quot;; TEXT([centroids.A287];&quot;0&quot;);&quot;_&quot;;[centroids.B287];&quot;.txt&quot;; &quot; -o outputs/&quot;; TEXT([centroids.A287];&quot;0&quot;);&quot;_&quot;;[centroids.B287];&quot;.txt -s &quot;; [centroids.B287])" office:value-type="string" office:string-value="mlpack_kmeans -i points.csv -m 10000 -c 29 -C centroids/29_5.txt -o outputs/29_5.txt -s 5" calcext:value-type="string">
            <text:p>mlpack_kmeans -i points.csv -m 10000 -c 29 -C centroids/29_5.txt -o outputs/29_5.txt -s 5</text:p>
          </table:table-cell>
        </table:table-row>
        <table:table-row table:style-name="ro1">
          <table:table-cell table:formula="of:=CONCATENATE(&quot;mlpack_kmeans -i points.csv -m 10000 -c &quot;;[centroids.A288];&quot; -C centroids/&quot;; TEXT([centroids.A288];&quot;0&quot;);&quot;_&quot;;[centroids.B288];&quot;.txt&quot;; &quot; -o outputs/&quot;; TEXT([centroids.A288];&quot;0&quot;);&quot;_&quot;;[centroids.B288];&quot;.txt -s &quot;; [centroids.B288])" office:value-type="string" office:string-value="mlpack_kmeans -i points.csv -m 10000 -c 29 -C centroids/29_6.txt -o outputs/29_6.txt -s 6" calcext:value-type="string">
            <text:p>mlpack_kmeans -i points.csv -m 10000 -c 29 -C centroids/29_6.txt -o outputs/29_6.txt -s 6</text:p>
          </table:table-cell>
        </table:table-row>
        <table:table-row table:style-name="ro1">
          <table:table-cell table:formula="of:=CONCATENATE(&quot;mlpack_kmeans -i points.csv -m 10000 -c &quot;;[centroids.A289];&quot; -C centroids/&quot;; TEXT([centroids.A289];&quot;0&quot;);&quot;_&quot;;[centroids.B289];&quot;.txt&quot;; &quot; -o outputs/&quot;; TEXT([centroids.A289];&quot;0&quot;);&quot;_&quot;;[centroids.B289];&quot;.txt -s &quot;; [centroids.B289])" office:value-type="string" office:string-value="mlpack_kmeans -i points.csv -m 10000 -c 29 -C centroids/29_7.txt -o outputs/29_7.txt -s 7" calcext:value-type="string">
            <text:p>mlpack_kmeans -i points.csv -m 10000 -c 29 -C centroids/29_7.txt -o outputs/29_7.txt -s 7</text:p>
          </table:table-cell>
        </table:table-row>
        <table:table-row table:style-name="ro1">
          <table:table-cell table:formula="of:=CONCATENATE(&quot;mlpack_kmeans -i points.csv -m 10000 -c &quot;;[centroids.A290];&quot; -C centroids/&quot;; TEXT([centroids.A290];&quot;0&quot;);&quot;_&quot;;[centroids.B290];&quot;.txt&quot;; &quot; -o outputs/&quot;; TEXT([centroids.A290];&quot;0&quot;);&quot;_&quot;;[centroids.B290];&quot;.txt -s &quot;; [centroids.B290])" office:value-type="string" office:string-value="mlpack_kmeans -i points.csv -m 10000 -c 29 -C centroids/29_8.txt -o outputs/29_8.txt -s 8" calcext:value-type="string">
            <text:p>mlpack_kmeans -i points.csv -m 10000 -c 29 -C centroids/29_8.txt -o outputs/29_8.txt -s 8</text:p>
          </table:table-cell>
        </table:table-row>
        <table:table-row table:style-name="ro1">
          <table:table-cell table:formula="of:=CONCATENATE(&quot;mlpack_kmeans -i points.csv -m 10000 -c &quot;;[centroids.A291];&quot; -C centroids/&quot;; TEXT([centroids.A291];&quot;0&quot;);&quot;_&quot;;[centroids.B291];&quot;.txt&quot;; &quot; -o outputs/&quot;; TEXT([centroids.A291];&quot;0&quot;);&quot;_&quot;;[centroids.B291];&quot;.txt -s &quot;; [centroids.B291])" office:value-type="string" office:string-value="mlpack_kmeans -i points.csv -m 10000 -c 29 -C centroids/29_9.txt -o outputs/29_9.txt -s 9" calcext:value-type="string">
            <text:p>mlpack_kmeans -i points.csv -m 10000 -c 29 -C centroids/29_9.txt -o outputs/29_9.txt -s 9</text:p>
          </table:table-cell>
        </table:table-row>
        <table:table-row table:style-name="ro1">
          <table:table-cell table:formula="of:=CONCATENATE(&quot;mlpack_kmeans -i points.csv -m 10000 -c &quot;;[centroids.A292];&quot; -C centroids/&quot;; TEXT([centroids.A292];&quot;0&quot;);&quot;_&quot;;[centroids.B292];&quot;.txt&quot;; &quot; -o outputs/&quot;; TEXT([centroids.A292];&quot;0&quot;);&quot;_&quot;;[centroids.B292];&quot;.txt -s &quot;; [centroids.B292])" office:value-type="string" office:string-value="mlpack_kmeans -i points.csv -m 10000 -c 30 -C centroids/30_0.txt -o outputs/30_0.txt -s 0" calcext:value-type="string">
            <text:p>mlpack_kmeans -i points.csv -m 10000 -c 30 -C centroids/30_0.txt -o outputs/30_0.txt -s 0</text:p>
          </table:table-cell>
        </table:table-row>
        <table:table-row table:style-name="ro1">
          <table:table-cell table:formula="of:=CONCATENATE(&quot;mlpack_kmeans -i points.csv -m 10000 -c &quot;;[centroids.A293];&quot; -C centroids/&quot;; TEXT([centroids.A293];&quot;0&quot;);&quot;_&quot;;[centroids.B293];&quot;.txt&quot;; &quot; -o outputs/&quot;; TEXT([centroids.A293];&quot;0&quot;);&quot;_&quot;;[centroids.B293];&quot;.txt -s &quot;; [centroids.B293])" office:value-type="string" office:string-value="mlpack_kmeans -i points.csv -m 10000 -c 30 -C centroids/30_1.txt -o outputs/30_1.txt -s 1" calcext:value-type="string">
            <text:p>mlpack_kmeans -i points.csv -m 10000 -c 30 -C centroids/30_1.txt -o outputs/30_1.txt -s 1</text:p>
          </table:table-cell>
        </table:table-row>
        <table:table-row table:style-name="ro1">
          <table:table-cell table:formula="of:=CONCATENATE(&quot;mlpack_kmeans -i points.csv -m 10000 -c &quot;;[centroids.A294];&quot; -C centroids/&quot;; TEXT([centroids.A294];&quot;0&quot;);&quot;_&quot;;[centroids.B294];&quot;.txt&quot;; &quot; -o outputs/&quot;; TEXT([centroids.A294];&quot;0&quot;);&quot;_&quot;;[centroids.B294];&quot;.txt -s &quot;; [centroids.B294])" office:value-type="string" office:string-value="mlpack_kmeans -i points.csv -m 10000 -c 30 -C centroids/30_2.txt -o outputs/30_2.txt -s 2" calcext:value-type="string">
            <text:p>mlpack_kmeans -i points.csv -m 10000 -c 30 -C centroids/30_2.txt -o outputs/30_2.txt -s 2</text:p>
          </table:table-cell>
        </table:table-row>
        <table:table-row table:style-name="ro1">
          <table:table-cell table:formula="of:=CONCATENATE(&quot;mlpack_kmeans -i points.csv -m 10000 -c &quot;;[centroids.A295];&quot; -C centroids/&quot;; TEXT([centroids.A295];&quot;0&quot;);&quot;_&quot;;[centroids.B295];&quot;.txt&quot;; &quot; -o outputs/&quot;; TEXT([centroids.A295];&quot;0&quot;);&quot;_&quot;;[centroids.B295];&quot;.txt -s &quot;; [centroids.B295])" office:value-type="string" office:string-value="mlpack_kmeans -i points.csv -m 10000 -c 30 -C centroids/30_3.txt -o outputs/30_3.txt -s 3" calcext:value-type="string">
            <text:p>mlpack_kmeans -i points.csv -m 10000 -c 30 -C centroids/30_3.txt -o outputs/30_3.txt -s 3</text:p>
          </table:table-cell>
        </table:table-row>
        <table:table-row table:style-name="ro1">
          <table:table-cell table:formula="of:=CONCATENATE(&quot;mlpack_kmeans -i points.csv -m 10000 -c &quot;;[centroids.A296];&quot; -C centroids/&quot;; TEXT([centroids.A296];&quot;0&quot;);&quot;_&quot;;[centroids.B296];&quot;.txt&quot;; &quot; -o outputs/&quot;; TEXT([centroids.A296];&quot;0&quot;);&quot;_&quot;;[centroids.B296];&quot;.txt -s &quot;; [centroids.B296])" office:value-type="string" office:string-value="mlpack_kmeans -i points.csv -m 10000 -c 30 -C centroids/30_4.txt -o outputs/30_4.txt -s 4" calcext:value-type="string">
            <text:p>mlpack_kmeans -i points.csv -m 10000 -c 30 -C centroids/30_4.txt -o outputs/30_4.txt -s 4</text:p>
          </table:table-cell>
        </table:table-row>
        <table:table-row table:style-name="ro1">
          <table:table-cell table:formula="of:=CONCATENATE(&quot;mlpack_kmeans -i points.csv -m 10000 -c &quot;;[centroids.A297];&quot; -C centroids/&quot;; TEXT([centroids.A297];&quot;0&quot;);&quot;_&quot;;[centroids.B297];&quot;.txt&quot;; &quot; -o outputs/&quot;; TEXT([centroids.A297];&quot;0&quot;);&quot;_&quot;;[centroids.B297];&quot;.txt -s &quot;; [centroids.B297])" office:value-type="string" office:string-value="mlpack_kmeans -i points.csv -m 10000 -c 30 -C centroids/30_5.txt -o outputs/30_5.txt -s 5" calcext:value-type="string">
            <text:p>mlpack_kmeans -i points.csv -m 10000 -c 30 -C centroids/30_5.txt -o outputs/30_5.txt -s 5</text:p>
          </table:table-cell>
        </table:table-row>
        <table:table-row table:style-name="ro1">
          <table:table-cell table:formula="of:=CONCATENATE(&quot;mlpack_kmeans -i points.csv -m 10000 -c &quot;;[centroids.A298];&quot; -C centroids/&quot;; TEXT([centroids.A298];&quot;0&quot;);&quot;_&quot;;[centroids.B298];&quot;.txt&quot;; &quot; -o outputs/&quot;; TEXT([centroids.A298];&quot;0&quot;);&quot;_&quot;;[centroids.B298];&quot;.txt -s &quot;; [centroids.B298])" office:value-type="string" office:string-value="mlpack_kmeans -i points.csv -m 10000 -c 30 -C centroids/30_6.txt -o outputs/30_6.txt -s 6" calcext:value-type="string">
            <text:p>mlpack_kmeans -i points.csv -m 10000 -c 30 -C centroids/30_6.txt -o outputs/30_6.txt -s 6</text:p>
          </table:table-cell>
        </table:table-row>
        <table:table-row table:style-name="ro1">
          <table:table-cell table:formula="of:=CONCATENATE(&quot;mlpack_kmeans -i points.csv -m 10000 -c &quot;;[centroids.A299];&quot; -C centroids/&quot;; TEXT([centroids.A299];&quot;0&quot;);&quot;_&quot;;[centroids.B299];&quot;.txt&quot;; &quot; -o outputs/&quot;; TEXT([centroids.A299];&quot;0&quot;);&quot;_&quot;;[centroids.B299];&quot;.txt -s &quot;; [centroids.B299])" office:value-type="string" office:string-value="mlpack_kmeans -i points.csv -m 10000 -c 30 -C centroids/30_7.txt -o outputs/30_7.txt -s 7" calcext:value-type="string">
            <text:p>mlpack_kmeans -i points.csv -m 10000 -c 30 -C centroids/30_7.txt -o outputs/30_7.txt -s 7</text:p>
          </table:table-cell>
        </table:table-row>
        <table:table-row table:style-name="ro1">
          <table:table-cell table:formula="of:=CONCATENATE(&quot;mlpack_kmeans -i points.csv -m 10000 -c &quot;;[centroids.A300];&quot; -C centroids/&quot;; TEXT([centroids.A300];&quot;0&quot;);&quot;_&quot;;[centroids.B300];&quot;.txt&quot;; &quot; -o outputs/&quot;; TEXT([centroids.A300];&quot;0&quot;);&quot;_&quot;;[centroids.B300];&quot;.txt -s &quot;; [centroids.B300])" office:value-type="string" office:string-value="mlpack_kmeans -i points.csv -m 10000 -c 30 -C centroids/30_8.txt -o outputs/30_8.txt -s 8" calcext:value-type="string">
            <text:p>mlpack_kmeans -i points.csv -m 10000 -c 30 -C centroids/30_8.txt -o outputs/30_8.txt -s 8</text:p>
          </table:table-cell>
        </table:table-row>
        <table:table-row table:style-name="ro1">
          <table:table-cell table:formula="of:=CONCATENATE(&quot;mlpack_kmeans -i points.csv -m 10000 -c &quot;;[centroids.A301];&quot; -C centroids/&quot;; TEXT([centroids.A301];&quot;0&quot;);&quot;_&quot;;[centroids.B301];&quot;.txt&quot;; &quot; -o outputs/&quot;; TEXT([centroids.A301];&quot;0&quot;);&quot;_&quot;;[centroids.B301];&quot;.txt -s &quot;; [centroids.B301])" office:value-type="string" office:string-value="mlpack_kmeans -i points.csv -m 10000 -c 30 -C centroids/30_9.txt -o outputs/30_9.txt -s 9" calcext:value-type="string">
            <text:p>mlpack_kmeans -i points.csv -m 10000 -c 30 -C centroids/30_9.txt -o outputs/30_9.txt -s 9</text:p>
          </table:table-cell>
        </table:table-row>
      </table:table>
      <table:table table:name="mine" table:style-name="ta1">
        <table:table-column table:style-name="co2" table:default-cell-style-name="ce1"/>
        <table:table-row table:style-name="ro1">
          <table:table-cell table:formula="of:=CONCATENATE(&quot;./bin/knn_dist.app dat/centroids/&quot;; TEXT([centroids.A2];&quot;0&quot;);&quot;_&quot;;[centroids.B2];&quot;.txt&quot;; &quot; dat/outputs/&quot;; TEXT([centroids.A2];&quot;0&quot;);&quot;_&quot;;[centroids.B2];&quot;.txt &quot;; [centroids.A2];&quot;,&quot;;[centroids.B2];&quot;,&quot;)" office:value-type="string" office:string-value="./bin/knn_dist.app dat/centroids/1_0.txt dat/outputs/1_0.txt 1,0," calcext:value-type="string">
            <text:p>./bin/knn_dist.app dat/centroids/1_0.txt dat/outputs/1_0.txt 1,0,</text:p>
          </table:table-cell>
        </table:table-row>
        <table:table-row table:style-name="ro1">
          <table:table-cell table:formula="of:=CONCATENATE(&quot;./bin/knn_dist.app dat/centroids/&quot;; TEXT([centroids.A3];&quot;0&quot;);&quot;_&quot;;[centroids.B3];&quot;.txt&quot;; &quot; dat/outputs/&quot;; TEXT([centroids.A3];&quot;0&quot;);&quot;_&quot;;[centroids.B3];&quot;.txt &quot;; [centroids.A3];&quot;,&quot;;[centroids.B3];&quot;,&quot;)" office:value-type="string" office:string-value="./bin/knn_dist.app dat/centroids/1_1.txt dat/outputs/1_1.txt 1,1," calcext:value-type="string">
            <text:p>./bin/knn_dist.app dat/centroids/1_1.txt dat/outputs/1_1.txt 1,1,</text:p>
          </table:table-cell>
        </table:table-row>
        <table:table-row table:style-name="ro1">
          <table:table-cell table:formula="of:=CONCATENATE(&quot;./bin/knn_dist.app dat/centroids/&quot;; TEXT([centroids.A4];&quot;0&quot;);&quot;_&quot;;[centroids.B4];&quot;.txt&quot;; &quot; dat/outputs/&quot;; TEXT([centroids.A4];&quot;0&quot;);&quot;_&quot;;[centroids.B4];&quot;.txt &quot;; [centroids.A4];&quot;,&quot;;[centroids.B4];&quot;,&quot;)" office:value-type="string" office:string-value="./bin/knn_dist.app dat/centroids/1_2.txt dat/outputs/1_2.txt 1,2," calcext:value-type="string">
            <text:p>./bin/knn_dist.app dat/centroids/1_2.txt dat/outputs/1_2.txt 1,2,</text:p>
          </table:table-cell>
        </table:table-row>
        <table:table-row table:style-name="ro1">
          <table:table-cell table:formula="of:=CONCATENATE(&quot;./bin/knn_dist.app dat/centroids/&quot;; TEXT([centroids.A5];&quot;0&quot;);&quot;_&quot;;[centroids.B5];&quot;.txt&quot;; &quot; dat/outputs/&quot;; TEXT([centroids.A5];&quot;0&quot;);&quot;_&quot;;[centroids.B5];&quot;.txt &quot;; [centroids.A5];&quot;,&quot;;[centroids.B5];&quot;,&quot;)" office:value-type="string" office:string-value="./bin/knn_dist.app dat/centroids/1_3.txt dat/outputs/1_3.txt 1,3," calcext:value-type="string">
            <text:p>./bin/knn_dist.app dat/centroids/1_3.txt dat/outputs/1_3.txt 1,3,</text:p>
          </table:table-cell>
        </table:table-row>
        <table:table-row table:style-name="ro1">
          <table:table-cell table:formula="of:=CONCATENATE(&quot;./bin/knn_dist.app dat/centroids/&quot;; TEXT([centroids.A6];&quot;0&quot;);&quot;_&quot;;[centroids.B6];&quot;.txt&quot;; &quot; dat/outputs/&quot;; TEXT([centroids.A6];&quot;0&quot;);&quot;_&quot;;[centroids.B6];&quot;.txt &quot;; [centroids.A6];&quot;,&quot;;[centroids.B6];&quot;,&quot;)" office:value-type="string" office:string-value="./bin/knn_dist.app dat/centroids/1_4.txt dat/outputs/1_4.txt 1,4," calcext:value-type="string">
            <text:p>./bin/knn_dist.app dat/centroids/1_4.txt dat/outputs/1_4.txt 1,4,</text:p>
          </table:table-cell>
        </table:table-row>
        <table:table-row table:style-name="ro1">
          <table:table-cell table:formula="of:=CONCATENATE(&quot;./bin/knn_dist.app dat/centroids/&quot;; TEXT([centroids.A7];&quot;0&quot;);&quot;_&quot;;[centroids.B7];&quot;.txt&quot;; &quot; dat/outputs/&quot;; TEXT([centroids.A7];&quot;0&quot;);&quot;_&quot;;[centroids.B7];&quot;.txt &quot;; [centroids.A7];&quot;,&quot;;[centroids.B7];&quot;,&quot;)" office:value-type="string" office:string-value="./bin/knn_dist.app dat/centroids/1_5.txt dat/outputs/1_5.txt 1,5," calcext:value-type="string">
            <text:p>./bin/knn_dist.app dat/centroids/1_5.txt dat/outputs/1_5.txt 1,5,</text:p>
          </table:table-cell>
        </table:table-row>
        <table:table-row table:style-name="ro1">
          <table:table-cell table:formula="of:=CONCATENATE(&quot;./bin/knn_dist.app dat/centroids/&quot;; TEXT([centroids.A8];&quot;0&quot;);&quot;_&quot;;[centroids.B8];&quot;.txt&quot;; &quot; dat/outputs/&quot;; TEXT([centroids.A8];&quot;0&quot;);&quot;_&quot;;[centroids.B8];&quot;.txt &quot;; [centroids.A8];&quot;,&quot;;[centroids.B8];&quot;,&quot;)" office:value-type="string" office:string-value="./bin/knn_dist.app dat/centroids/1_6.txt dat/outputs/1_6.txt 1,6," calcext:value-type="string">
            <text:p>./bin/knn_dist.app dat/centroids/1_6.txt dat/outputs/1_6.txt 1,6,</text:p>
          </table:table-cell>
        </table:table-row>
        <table:table-row table:style-name="ro1">
          <table:table-cell table:formula="of:=CONCATENATE(&quot;./bin/knn_dist.app dat/centroids/&quot;; TEXT([centroids.A9];&quot;0&quot;);&quot;_&quot;;[centroids.B9];&quot;.txt&quot;; &quot; dat/outputs/&quot;; TEXT([centroids.A9];&quot;0&quot;);&quot;_&quot;;[centroids.B9];&quot;.txt &quot;; [centroids.A9];&quot;,&quot;;[centroids.B9];&quot;,&quot;)" office:value-type="string" office:string-value="./bin/knn_dist.app dat/centroids/1_7.txt dat/outputs/1_7.txt 1,7," calcext:value-type="string">
            <text:p>./bin/knn_dist.app dat/centroids/1_7.txt dat/outputs/1_7.txt 1,7,</text:p>
          </table:table-cell>
        </table:table-row>
        <table:table-row table:style-name="ro1">
          <table:table-cell table:formula="of:=CONCATENATE(&quot;./bin/knn_dist.app dat/centroids/&quot;; TEXT([centroids.A10];&quot;0&quot;);&quot;_&quot;;[centroids.B10];&quot;.txt&quot;; &quot; dat/outputs/&quot;; TEXT([centroids.A10];&quot;0&quot;);&quot;_&quot;;[centroids.B10];&quot;.txt &quot;; [centroids.A10];&quot;,&quot;;[centroids.B10];&quot;,&quot;)" office:value-type="string" office:string-value="./bin/knn_dist.app dat/centroids/1_8.txt dat/outputs/1_8.txt 1,8," calcext:value-type="string">
            <text:p>./bin/knn_dist.app dat/centroids/1_8.txt dat/outputs/1_8.txt 1,8,</text:p>
          </table:table-cell>
        </table:table-row>
        <table:table-row table:style-name="ro1">
          <table:table-cell table:formula="of:=CONCATENATE(&quot;./bin/knn_dist.app dat/centroids/&quot;; TEXT([centroids.A11];&quot;0&quot;);&quot;_&quot;;[centroids.B11];&quot;.txt&quot;; &quot; dat/outputs/&quot;; TEXT([centroids.A11];&quot;0&quot;);&quot;_&quot;;[centroids.B11];&quot;.txt &quot;; [centroids.A11];&quot;,&quot;;[centroids.B11];&quot;,&quot;)" office:value-type="string" office:string-value="./bin/knn_dist.app dat/centroids/1_9.txt dat/outputs/1_9.txt 1,9," calcext:value-type="string">
            <text:p>./bin/knn_dist.app dat/centroids/1_9.txt dat/outputs/1_9.txt 1,9,</text:p>
          </table:table-cell>
        </table:table-row>
        <table:table-row table:style-name="ro1">
          <table:table-cell table:formula="of:=CONCATENATE(&quot;./bin/knn_dist.app dat/centroids/&quot;; TEXT([centroids.A12];&quot;0&quot;);&quot;_&quot;;[centroids.B12];&quot;.txt&quot;; &quot; dat/outputs/&quot;; TEXT([centroids.A12];&quot;0&quot;);&quot;_&quot;;[centroids.B12];&quot;.txt &quot;; [centroids.A12];&quot;,&quot;;[centroids.B12];&quot;,&quot;)" office:value-type="string" office:string-value="./bin/knn_dist.app dat/centroids/2_0.txt dat/outputs/2_0.txt 2,0," calcext:value-type="string">
            <text:p>./bin/knn_dist.app dat/centroids/2_0.txt dat/outputs/2_0.txt 2,0,</text:p>
          </table:table-cell>
        </table:table-row>
        <table:table-row table:style-name="ro1">
          <table:table-cell table:formula="of:=CONCATENATE(&quot;./bin/knn_dist.app dat/centroids/&quot;; TEXT([centroids.A13];&quot;0&quot;);&quot;_&quot;;[centroids.B13];&quot;.txt&quot;; &quot; dat/outputs/&quot;; TEXT([centroids.A13];&quot;0&quot;);&quot;_&quot;;[centroids.B13];&quot;.txt &quot;; [centroids.A13];&quot;,&quot;;[centroids.B13];&quot;,&quot;)" office:value-type="string" office:string-value="./bin/knn_dist.app dat/centroids/2_1.txt dat/outputs/2_1.txt 2,1," calcext:value-type="string">
            <text:p>./bin/knn_dist.app dat/centroids/2_1.txt dat/outputs/2_1.txt 2,1,</text:p>
          </table:table-cell>
        </table:table-row>
        <table:table-row table:style-name="ro1">
          <table:table-cell table:formula="of:=CONCATENATE(&quot;./bin/knn_dist.app dat/centroids/&quot;; TEXT([centroids.A14];&quot;0&quot;);&quot;_&quot;;[centroids.B14];&quot;.txt&quot;; &quot; dat/outputs/&quot;; TEXT([centroids.A14];&quot;0&quot;);&quot;_&quot;;[centroids.B14];&quot;.txt &quot;; [centroids.A14];&quot;,&quot;;[centroids.B14];&quot;,&quot;)" office:value-type="string" office:string-value="./bin/knn_dist.app dat/centroids/2_2.txt dat/outputs/2_2.txt 2,2," calcext:value-type="string">
            <text:p>./bin/knn_dist.app dat/centroids/2_2.txt dat/outputs/2_2.txt 2,2,</text:p>
          </table:table-cell>
        </table:table-row>
        <table:table-row table:style-name="ro1">
          <table:table-cell table:formula="of:=CONCATENATE(&quot;./bin/knn_dist.app dat/centroids/&quot;; TEXT([centroids.A15];&quot;0&quot;);&quot;_&quot;;[centroids.B15];&quot;.txt&quot;; &quot; dat/outputs/&quot;; TEXT([centroids.A15];&quot;0&quot;);&quot;_&quot;;[centroids.B15];&quot;.txt &quot;; [centroids.A15];&quot;,&quot;;[centroids.B15];&quot;,&quot;)" office:value-type="string" office:string-value="./bin/knn_dist.app dat/centroids/2_3.txt dat/outputs/2_3.txt 2,3," calcext:value-type="string">
            <text:p>./bin/knn_dist.app dat/centroids/2_3.txt dat/outputs/2_3.txt 2,3,</text:p>
          </table:table-cell>
        </table:table-row>
        <table:table-row table:style-name="ro1">
          <table:table-cell table:formula="of:=CONCATENATE(&quot;./bin/knn_dist.app dat/centroids/&quot;; TEXT([centroids.A16];&quot;0&quot;);&quot;_&quot;;[centroids.B16];&quot;.txt&quot;; &quot; dat/outputs/&quot;; TEXT([centroids.A16];&quot;0&quot;);&quot;_&quot;;[centroids.B16];&quot;.txt &quot;; [centroids.A16];&quot;,&quot;;[centroids.B16];&quot;,&quot;)" office:value-type="string" office:string-value="./bin/knn_dist.app dat/centroids/2_4.txt dat/outputs/2_4.txt 2,4," calcext:value-type="string">
            <text:p>./bin/knn_dist.app dat/centroids/2_4.txt dat/outputs/2_4.txt 2,4,</text:p>
          </table:table-cell>
        </table:table-row>
        <table:table-row table:style-name="ro1">
          <table:table-cell table:formula="of:=CONCATENATE(&quot;./bin/knn_dist.app dat/centroids/&quot;; TEXT([centroids.A17];&quot;0&quot;);&quot;_&quot;;[centroids.B17];&quot;.txt&quot;; &quot; dat/outputs/&quot;; TEXT([centroids.A17];&quot;0&quot;);&quot;_&quot;;[centroids.B17];&quot;.txt &quot;; [centroids.A17];&quot;,&quot;;[centroids.B17];&quot;,&quot;)" office:value-type="string" office:string-value="./bin/knn_dist.app dat/centroids/2_5.txt dat/outputs/2_5.txt 2,5," calcext:value-type="string">
            <text:p>./bin/knn_dist.app dat/centroids/2_5.txt dat/outputs/2_5.txt 2,5,</text:p>
          </table:table-cell>
        </table:table-row>
        <table:table-row table:style-name="ro1">
          <table:table-cell table:formula="of:=CONCATENATE(&quot;./bin/knn_dist.app dat/centroids/&quot;; TEXT([centroids.A18];&quot;0&quot;);&quot;_&quot;;[centroids.B18];&quot;.txt&quot;; &quot; dat/outputs/&quot;; TEXT([centroids.A18];&quot;0&quot;);&quot;_&quot;;[centroids.B18];&quot;.txt &quot;; [centroids.A18];&quot;,&quot;;[centroids.B18];&quot;,&quot;)" office:value-type="string" office:string-value="./bin/knn_dist.app dat/centroids/2_6.txt dat/outputs/2_6.txt 2,6," calcext:value-type="string">
            <text:p>./bin/knn_dist.app dat/centroids/2_6.txt dat/outputs/2_6.txt 2,6,</text:p>
          </table:table-cell>
        </table:table-row>
        <table:table-row table:style-name="ro1">
          <table:table-cell table:formula="of:=CONCATENATE(&quot;./bin/knn_dist.app dat/centroids/&quot;; TEXT([centroids.A19];&quot;0&quot;);&quot;_&quot;;[centroids.B19];&quot;.txt&quot;; &quot; dat/outputs/&quot;; TEXT([centroids.A19];&quot;0&quot;);&quot;_&quot;;[centroids.B19];&quot;.txt &quot;; [centroids.A19];&quot;,&quot;;[centroids.B19];&quot;,&quot;)" office:value-type="string" office:string-value="./bin/knn_dist.app dat/centroids/2_7.txt dat/outputs/2_7.txt 2,7," calcext:value-type="string">
            <text:p>./bin/knn_dist.app dat/centroids/2_7.txt dat/outputs/2_7.txt 2,7,</text:p>
          </table:table-cell>
        </table:table-row>
        <table:table-row table:style-name="ro1">
          <table:table-cell table:formula="of:=CONCATENATE(&quot;./bin/knn_dist.app dat/centroids/&quot;; TEXT([centroids.A20];&quot;0&quot;);&quot;_&quot;;[centroids.B20];&quot;.txt&quot;; &quot; dat/outputs/&quot;; TEXT([centroids.A20];&quot;0&quot;);&quot;_&quot;;[centroids.B20];&quot;.txt &quot;; [centroids.A20];&quot;,&quot;;[centroids.B20];&quot;,&quot;)" office:value-type="string" office:string-value="./bin/knn_dist.app dat/centroids/2_8.txt dat/outputs/2_8.txt 2,8," calcext:value-type="string">
            <text:p>./bin/knn_dist.app dat/centroids/2_8.txt dat/outputs/2_8.txt 2,8,</text:p>
          </table:table-cell>
        </table:table-row>
        <table:table-row table:style-name="ro1">
          <table:table-cell table:formula="of:=CONCATENATE(&quot;./bin/knn_dist.app dat/centroids/&quot;; TEXT([centroids.A21];&quot;0&quot;);&quot;_&quot;;[centroids.B21];&quot;.txt&quot;; &quot; dat/outputs/&quot;; TEXT([centroids.A21];&quot;0&quot;);&quot;_&quot;;[centroids.B21];&quot;.txt &quot;; [centroids.A21];&quot;,&quot;;[centroids.B21];&quot;,&quot;)" office:value-type="string" office:string-value="./bin/knn_dist.app dat/centroids/2_9.txt dat/outputs/2_9.txt 2,9," calcext:value-type="string">
            <text:p>./bin/knn_dist.app dat/centroids/2_9.txt dat/outputs/2_9.txt 2,9,</text:p>
          </table:table-cell>
        </table:table-row>
        <table:table-row table:style-name="ro1">
          <table:table-cell table:formula="of:=CONCATENATE(&quot;./bin/knn_dist.app dat/centroids/&quot;; TEXT([centroids.A22];&quot;0&quot;);&quot;_&quot;;[centroids.B22];&quot;.txt&quot;; &quot; dat/outputs/&quot;; TEXT([centroids.A22];&quot;0&quot;);&quot;_&quot;;[centroids.B22];&quot;.txt &quot;; [centroids.A22];&quot;,&quot;;[centroids.B22];&quot;,&quot;)" office:value-type="string" office:string-value="./bin/knn_dist.app dat/centroids/3_0.txt dat/outputs/3_0.txt 3,0," calcext:value-type="string">
            <text:p>./bin/knn_dist.app dat/centroids/3_0.txt dat/outputs/3_0.txt 3,0,</text:p>
          </table:table-cell>
        </table:table-row>
        <table:table-row table:style-name="ro1">
          <table:table-cell table:formula="of:=CONCATENATE(&quot;./bin/knn_dist.app dat/centroids/&quot;; TEXT([centroids.A23];&quot;0&quot;);&quot;_&quot;;[centroids.B23];&quot;.txt&quot;; &quot; dat/outputs/&quot;; TEXT([centroids.A23];&quot;0&quot;);&quot;_&quot;;[centroids.B23];&quot;.txt &quot;; [centroids.A23];&quot;,&quot;;[centroids.B23];&quot;,&quot;)" office:value-type="string" office:string-value="./bin/knn_dist.app dat/centroids/3_1.txt dat/outputs/3_1.txt 3,1," calcext:value-type="string">
            <text:p>./bin/knn_dist.app dat/centroids/3_1.txt dat/outputs/3_1.txt 3,1,</text:p>
          </table:table-cell>
        </table:table-row>
        <table:table-row table:style-name="ro1">
          <table:table-cell table:formula="of:=CONCATENATE(&quot;./bin/knn_dist.app dat/centroids/&quot;; TEXT([centroids.A24];&quot;0&quot;);&quot;_&quot;;[centroids.B24];&quot;.txt&quot;; &quot; dat/outputs/&quot;; TEXT([centroids.A24];&quot;0&quot;);&quot;_&quot;;[centroids.B24];&quot;.txt &quot;; [centroids.A24];&quot;,&quot;;[centroids.B24];&quot;,&quot;)" office:value-type="string" office:string-value="./bin/knn_dist.app dat/centroids/3_2.txt dat/outputs/3_2.txt 3,2," calcext:value-type="string">
            <text:p>./bin/knn_dist.app dat/centroids/3_2.txt dat/outputs/3_2.txt 3,2,</text:p>
          </table:table-cell>
        </table:table-row>
        <table:table-row table:style-name="ro1">
          <table:table-cell table:formula="of:=CONCATENATE(&quot;./bin/knn_dist.app dat/centroids/&quot;; TEXT([centroids.A25];&quot;0&quot;);&quot;_&quot;;[centroids.B25];&quot;.txt&quot;; &quot; dat/outputs/&quot;; TEXT([centroids.A25];&quot;0&quot;);&quot;_&quot;;[centroids.B25];&quot;.txt &quot;; [centroids.A25];&quot;,&quot;;[centroids.B25];&quot;,&quot;)" office:value-type="string" office:string-value="./bin/knn_dist.app dat/centroids/3_3.txt dat/outputs/3_3.txt 3,3," calcext:value-type="string">
            <text:p>./bin/knn_dist.app dat/centroids/3_3.txt dat/outputs/3_3.txt 3,3,</text:p>
          </table:table-cell>
        </table:table-row>
        <table:table-row table:style-name="ro1">
          <table:table-cell table:formula="of:=CONCATENATE(&quot;./bin/knn_dist.app dat/centroids/&quot;; TEXT([centroids.A26];&quot;0&quot;);&quot;_&quot;;[centroids.B26];&quot;.txt&quot;; &quot; dat/outputs/&quot;; TEXT([centroids.A26];&quot;0&quot;);&quot;_&quot;;[centroids.B26];&quot;.txt &quot;; [centroids.A26];&quot;,&quot;;[centroids.B26];&quot;,&quot;)" office:value-type="string" office:string-value="./bin/knn_dist.app dat/centroids/3_4.txt dat/outputs/3_4.txt 3,4," calcext:value-type="string">
            <text:p>./bin/knn_dist.app dat/centroids/3_4.txt dat/outputs/3_4.txt 3,4,</text:p>
          </table:table-cell>
        </table:table-row>
        <table:table-row table:style-name="ro1">
          <table:table-cell table:formula="of:=CONCATENATE(&quot;./bin/knn_dist.app dat/centroids/&quot;; TEXT([centroids.A27];&quot;0&quot;);&quot;_&quot;;[centroids.B27];&quot;.txt&quot;; &quot; dat/outputs/&quot;; TEXT([centroids.A27];&quot;0&quot;);&quot;_&quot;;[centroids.B27];&quot;.txt &quot;; [centroids.A27];&quot;,&quot;;[centroids.B27];&quot;,&quot;)" office:value-type="string" office:string-value="./bin/knn_dist.app dat/centroids/3_5.txt dat/outputs/3_5.txt 3,5," calcext:value-type="string">
            <text:p>./bin/knn_dist.app dat/centroids/3_5.txt dat/outputs/3_5.txt 3,5,</text:p>
          </table:table-cell>
        </table:table-row>
        <table:table-row table:style-name="ro1">
          <table:table-cell table:formula="of:=CONCATENATE(&quot;./bin/knn_dist.app dat/centroids/&quot;; TEXT([centroids.A28];&quot;0&quot;);&quot;_&quot;;[centroids.B28];&quot;.txt&quot;; &quot; dat/outputs/&quot;; TEXT([centroids.A28];&quot;0&quot;);&quot;_&quot;;[centroids.B28];&quot;.txt &quot;; [centroids.A28];&quot;,&quot;;[centroids.B28];&quot;,&quot;)" office:value-type="string" office:string-value="./bin/knn_dist.app dat/centroids/3_6.txt dat/outputs/3_6.txt 3,6," calcext:value-type="string">
            <text:p>./bin/knn_dist.app dat/centroids/3_6.txt dat/outputs/3_6.txt 3,6,</text:p>
          </table:table-cell>
        </table:table-row>
        <table:table-row table:style-name="ro1">
          <table:table-cell table:formula="of:=CONCATENATE(&quot;./bin/knn_dist.app dat/centroids/&quot;; TEXT([centroids.A29];&quot;0&quot;);&quot;_&quot;;[centroids.B29];&quot;.txt&quot;; &quot; dat/outputs/&quot;; TEXT([centroids.A29];&quot;0&quot;);&quot;_&quot;;[centroids.B29];&quot;.txt &quot;; [centroids.A29];&quot;,&quot;;[centroids.B29];&quot;,&quot;)" office:value-type="string" office:string-value="./bin/knn_dist.app dat/centroids/3_7.txt dat/outputs/3_7.txt 3,7," calcext:value-type="string">
            <text:p>./bin/knn_dist.app dat/centroids/3_7.txt dat/outputs/3_7.txt 3,7,</text:p>
          </table:table-cell>
        </table:table-row>
        <table:table-row table:style-name="ro1">
          <table:table-cell table:formula="of:=CONCATENATE(&quot;./bin/knn_dist.app dat/centroids/&quot;; TEXT([centroids.A30];&quot;0&quot;);&quot;_&quot;;[centroids.B30];&quot;.txt&quot;; &quot; dat/outputs/&quot;; TEXT([centroids.A30];&quot;0&quot;);&quot;_&quot;;[centroids.B30];&quot;.txt &quot;; [centroids.A30];&quot;,&quot;;[centroids.B30];&quot;,&quot;)" office:value-type="string" office:string-value="./bin/knn_dist.app dat/centroids/3_8.txt dat/outputs/3_8.txt 3,8," calcext:value-type="string">
            <text:p>./bin/knn_dist.app dat/centroids/3_8.txt dat/outputs/3_8.txt 3,8,</text:p>
          </table:table-cell>
        </table:table-row>
        <table:table-row table:style-name="ro1">
          <table:table-cell table:formula="of:=CONCATENATE(&quot;./bin/knn_dist.app dat/centroids/&quot;; TEXT([centroids.A31];&quot;0&quot;);&quot;_&quot;;[centroids.B31];&quot;.txt&quot;; &quot; dat/outputs/&quot;; TEXT([centroids.A31];&quot;0&quot;);&quot;_&quot;;[centroids.B31];&quot;.txt &quot;; [centroids.A31];&quot;,&quot;;[centroids.B31];&quot;,&quot;)" office:value-type="string" office:string-value="./bin/knn_dist.app dat/centroids/3_9.txt dat/outputs/3_9.txt 3,9," calcext:value-type="string">
            <text:p>./bin/knn_dist.app dat/centroids/3_9.txt dat/outputs/3_9.txt 3,9,</text:p>
          </table:table-cell>
        </table:table-row>
        <table:table-row table:style-name="ro1">
          <table:table-cell table:formula="of:=CONCATENATE(&quot;./bin/knn_dist.app dat/centroids/&quot;; TEXT([centroids.A32];&quot;0&quot;);&quot;_&quot;;[centroids.B32];&quot;.txt&quot;; &quot; dat/outputs/&quot;; TEXT([centroids.A32];&quot;0&quot;);&quot;_&quot;;[centroids.B32];&quot;.txt &quot;; [centroids.A32];&quot;,&quot;;[centroids.B32];&quot;,&quot;)" office:value-type="string" office:string-value="./bin/knn_dist.app dat/centroids/4_0.txt dat/outputs/4_0.txt 4,0," calcext:value-type="string">
            <text:p>./bin/knn_dist.app dat/centroids/4_0.txt dat/outputs/4_0.txt 4,0,</text:p>
          </table:table-cell>
        </table:table-row>
        <table:table-row table:style-name="ro1">
          <table:table-cell table:formula="of:=CONCATENATE(&quot;./bin/knn_dist.app dat/centroids/&quot;; TEXT([centroids.A33];&quot;0&quot;);&quot;_&quot;;[centroids.B33];&quot;.txt&quot;; &quot; dat/outputs/&quot;; TEXT([centroids.A33];&quot;0&quot;);&quot;_&quot;;[centroids.B33];&quot;.txt &quot;; [centroids.A33];&quot;,&quot;;[centroids.B33];&quot;,&quot;)" office:value-type="string" office:string-value="./bin/knn_dist.app dat/centroids/4_1.txt dat/outputs/4_1.txt 4,1," calcext:value-type="string">
            <text:p>./bin/knn_dist.app dat/centroids/4_1.txt dat/outputs/4_1.txt 4,1,</text:p>
          </table:table-cell>
        </table:table-row>
        <table:table-row table:style-name="ro1">
          <table:table-cell table:formula="of:=CONCATENATE(&quot;./bin/knn_dist.app dat/centroids/&quot;; TEXT([centroids.A34];&quot;0&quot;);&quot;_&quot;;[centroids.B34];&quot;.txt&quot;; &quot; dat/outputs/&quot;; TEXT([centroids.A34];&quot;0&quot;);&quot;_&quot;;[centroids.B34];&quot;.txt &quot;; [centroids.A34];&quot;,&quot;;[centroids.B34];&quot;,&quot;)" office:value-type="string" office:string-value="./bin/knn_dist.app dat/centroids/4_2.txt dat/outputs/4_2.txt 4,2," calcext:value-type="string">
            <text:p>./bin/knn_dist.app dat/centroids/4_2.txt dat/outputs/4_2.txt 4,2,</text:p>
          </table:table-cell>
        </table:table-row>
        <table:table-row table:style-name="ro1">
          <table:table-cell table:formula="of:=CONCATENATE(&quot;./bin/knn_dist.app dat/centroids/&quot;; TEXT([centroids.A35];&quot;0&quot;);&quot;_&quot;;[centroids.B35];&quot;.txt&quot;; &quot; dat/outputs/&quot;; TEXT([centroids.A35];&quot;0&quot;);&quot;_&quot;;[centroids.B35];&quot;.txt &quot;; [centroids.A35];&quot;,&quot;;[centroids.B35];&quot;,&quot;)" office:value-type="string" office:string-value="./bin/knn_dist.app dat/centroids/4_3.txt dat/outputs/4_3.txt 4,3," calcext:value-type="string">
            <text:p>./bin/knn_dist.app dat/centroids/4_3.txt dat/outputs/4_3.txt 4,3,</text:p>
          </table:table-cell>
        </table:table-row>
        <table:table-row table:style-name="ro1">
          <table:table-cell table:formula="of:=CONCATENATE(&quot;./bin/knn_dist.app dat/centroids/&quot;; TEXT([centroids.A36];&quot;0&quot;);&quot;_&quot;;[centroids.B36];&quot;.txt&quot;; &quot; dat/outputs/&quot;; TEXT([centroids.A36];&quot;0&quot;);&quot;_&quot;;[centroids.B36];&quot;.txt &quot;; [centroids.A36];&quot;,&quot;;[centroids.B36];&quot;,&quot;)" office:value-type="string" office:string-value="./bin/knn_dist.app dat/centroids/4_4.txt dat/outputs/4_4.txt 4,4," calcext:value-type="string">
            <text:p>./bin/knn_dist.app dat/centroids/4_4.txt dat/outputs/4_4.txt 4,4,</text:p>
          </table:table-cell>
        </table:table-row>
        <table:table-row table:style-name="ro1">
          <table:table-cell table:formula="of:=CONCATENATE(&quot;./bin/knn_dist.app dat/centroids/&quot;; TEXT([centroids.A37];&quot;0&quot;);&quot;_&quot;;[centroids.B37];&quot;.txt&quot;; &quot; dat/outputs/&quot;; TEXT([centroids.A37];&quot;0&quot;);&quot;_&quot;;[centroids.B37];&quot;.txt &quot;; [centroids.A37];&quot;,&quot;;[centroids.B37];&quot;,&quot;)" office:value-type="string" office:string-value="./bin/knn_dist.app dat/centroids/4_5.txt dat/outputs/4_5.txt 4,5," calcext:value-type="string">
            <text:p>./bin/knn_dist.app dat/centroids/4_5.txt dat/outputs/4_5.txt 4,5,</text:p>
          </table:table-cell>
        </table:table-row>
        <table:table-row table:style-name="ro1">
          <table:table-cell table:formula="of:=CONCATENATE(&quot;./bin/knn_dist.app dat/centroids/&quot;; TEXT([centroids.A38];&quot;0&quot;);&quot;_&quot;;[centroids.B38];&quot;.txt&quot;; &quot; dat/outputs/&quot;; TEXT([centroids.A38];&quot;0&quot;);&quot;_&quot;;[centroids.B38];&quot;.txt &quot;; [centroids.A38];&quot;,&quot;;[centroids.B38];&quot;,&quot;)" office:value-type="string" office:string-value="./bin/knn_dist.app dat/centroids/4_6.txt dat/outputs/4_6.txt 4,6," calcext:value-type="string">
            <text:p>./bin/knn_dist.app dat/centroids/4_6.txt dat/outputs/4_6.txt 4,6,</text:p>
          </table:table-cell>
        </table:table-row>
        <table:table-row table:style-name="ro1">
          <table:table-cell table:formula="of:=CONCATENATE(&quot;./bin/knn_dist.app dat/centroids/&quot;; TEXT([centroids.A39];&quot;0&quot;);&quot;_&quot;;[centroids.B39];&quot;.txt&quot;; &quot; dat/outputs/&quot;; TEXT([centroids.A39];&quot;0&quot;);&quot;_&quot;;[centroids.B39];&quot;.txt &quot;; [centroids.A39];&quot;,&quot;;[centroids.B39];&quot;,&quot;)" office:value-type="string" office:string-value="./bin/knn_dist.app dat/centroids/4_7.txt dat/outputs/4_7.txt 4,7," calcext:value-type="string">
            <text:p>./bin/knn_dist.app dat/centroids/4_7.txt dat/outputs/4_7.txt 4,7,</text:p>
          </table:table-cell>
        </table:table-row>
        <table:table-row table:style-name="ro1">
          <table:table-cell table:formula="of:=CONCATENATE(&quot;./bin/knn_dist.app dat/centroids/&quot;; TEXT([centroids.A40];&quot;0&quot;);&quot;_&quot;;[centroids.B40];&quot;.txt&quot;; &quot; dat/outputs/&quot;; TEXT([centroids.A40];&quot;0&quot;);&quot;_&quot;;[centroids.B40];&quot;.txt &quot;; [centroids.A40];&quot;,&quot;;[centroids.B40];&quot;,&quot;)" office:value-type="string" office:string-value="./bin/knn_dist.app dat/centroids/4_8.txt dat/outputs/4_8.txt 4,8," calcext:value-type="string">
            <text:p>./bin/knn_dist.app dat/centroids/4_8.txt dat/outputs/4_8.txt 4,8,</text:p>
          </table:table-cell>
        </table:table-row>
        <table:table-row table:style-name="ro1">
          <table:table-cell table:formula="of:=CONCATENATE(&quot;./bin/knn_dist.app dat/centroids/&quot;; TEXT([centroids.A41];&quot;0&quot;);&quot;_&quot;;[centroids.B41];&quot;.txt&quot;; &quot; dat/outputs/&quot;; TEXT([centroids.A41];&quot;0&quot;);&quot;_&quot;;[centroids.B41];&quot;.txt &quot;; [centroids.A41];&quot;,&quot;;[centroids.B41];&quot;,&quot;)" office:value-type="string" office:string-value="./bin/knn_dist.app dat/centroids/4_9.txt dat/outputs/4_9.txt 4,9," calcext:value-type="string">
            <text:p>./bin/knn_dist.app dat/centroids/4_9.txt dat/outputs/4_9.txt 4,9,</text:p>
          </table:table-cell>
        </table:table-row>
        <table:table-row table:style-name="ro1">
          <table:table-cell table:formula="of:=CONCATENATE(&quot;./bin/knn_dist.app dat/centroids/&quot;; TEXT([centroids.A42];&quot;0&quot;);&quot;_&quot;;[centroids.B42];&quot;.txt&quot;; &quot; dat/outputs/&quot;; TEXT([centroids.A42];&quot;0&quot;);&quot;_&quot;;[centroids.B42];&quot;.txt &quot;; [centroids.A42];&quot;,&quot;;[centroids.B42];&quot;,&quot;)" office:value-type="string" office:string-value="./bin/knn_dist.app dat/centroids/5_0.txt dat/outputs/5_0.txt 5,0," calcext:value-type="string">
            <text:p>./bin/knn_dist.app dat/centroids/5_0.txt dat/outputs/5_0.txt 5,0,</text:p>
          </table:table-cell>
        </table:table-row>
        <table:table-row table:style-name="ro1">
          <table:table-cell table:formula="of:=CONCATENATE(&quot;./bin/knn_dist.app dat/centroids/&quot;; TEXT([centroids.A43];&quot;0&quot;);&quot;_&quot;;[centroids.B43];&quot;.txt&quot;; &quot; dat/outputs/&quot;; TEXT([centroids.A43];&quot;0&quot;);&quot;_&quot;;[centroids.B43];&quot;.txt &quot;; [centroids.A43];&quot;,&quot;;[centroids.B43];&quot;,&quot;)" office:value-type="string" office:string-value="./bin/knn_dist.app dat/centroids/5_1.txt dat/outputs/5_1.txt 5,1," calcext:value-type="string">
            <text:p>./bin/knn_dist.app dat/centroids/5_1.txt dat/outputs/5_1.txt 5,1,</text:p>
          </table:table-cell>
        </table:table-row>
        <table:table-row table:style-name="ro1">
          <table:table-cell table:formula="of:=CONCATENATE(&quot;./bin/knn_dist.app dat/centroids/&quot;; TEXT([centroids.A44];&quot;0&quot;);&quot;_&quot;;[centroids.B44];&quot;.txt&quot;; &quot; dat/outputs/&quot;; TEXT([centroids.A44];&quot;0&quot;);&quot;_&quot;;[centroids.B44];&quot;.txt &quot;; [centroids.A44];&quot;,&quot;;[centroids.B44];&quot;,&quot;)" office:value-type="string" office:string-value="./bin/knn_dist.app dat/centroids/5_2.txt dat/outputs/5_2.txt 5,2," calcext:value-type="string">
            <text:p>./bin/knn_dist.app dat/centroids/5_2.txt dat/outputs/5_2.txt 5,2,</text:p>
          </table:table-cell>
        </table:table-row>
        <table:table-row table:style-name="ro1">
          <table:table-cell table:formula="of:=CONCATENATE(&quot;./bin/knn_dist.app dat/centroids/&quot;; TEXT([centroids.A45];&quot;0&quot;);&quot;_&quot;;[centroids.B45];&quot;.txt&quot;; &quot; dat/outputs/&quot;; TEXT([centroids.A45];&quot;0&quot;);&quot;_&quot;;[centroids.B45];&quot;.txt &quot;; [centroids.A45];&quot;,&quot;;[centroids.B45];&quot;,&quot;)" office:value-type="string" office:string-value="./bin/knn_dist.app dat/centroids/5_3.txt dat/outputs/5_3.txt 5,3," calcext:value-type="string">
            <text:p>./bin/knn_dist.app dat/centroids/5_3.txt dat/outputs/5_3.txt 5,3,</text:p>
          </table:table-cell>
        </table:table-row>
        <table:table-row table:style-name="ro1">
          <table:table-cell table:formula="of:=CONCATENATE(&quot;./bin/knn_dist.app dat/centroids/&quot;; TEXT([centroids.A46];&quot;0&quot;);&quot;_&quot;;[centroids.B46];&quot;.txt&quot;; &quot; dat/outputs/&quot;; TEXT([centroids.A46];&quot;0&quot;);&quot;_&quot;;[centroids.B46];&quot;.txt &quot;; [centroids.A46];&quot;,&quot;;[centroids.B46];&quot;,&quot;)" office:value-type="string" office:string-value="./bin/knn_dist.app dat/centroids/5_4.txt dat/outputs/5_4.txt 5,4," calcext:value-type="string">
            <text:p>./bin/knn_dist.app dat/centroids/5_4.txt dat/outputs/5_4.txt 5,4,</text:p>
          </table:table-cell>
        </table:table-row>
        <table:table-row table:style-name="ro1">
          <table:table-cell table:formula="of:=CONCATENATE(&quot;./bin/knn_dist.app dat/centroids/&quot;; TEXT([centroids.A47];&quot;0&quot;);&quot;_&quot;;[centroids.B47];&quot;.txt&quot;; &quot; dat/outputs/&quot;; TEXT([centroids.A47];&quot;0&quot;);&quot;_&quot;;[centroids.B47];&quot;.txt &quot;; [centroids.A47];&quot;,&quot;;[centroids.B47];&quot;,&quot;)" office:value-type="string" office:string-value="./bin/knn_dist.app dat/centroids/5_5.txt dat/outputs/5_5.txt 5,5," calcext:value-type="string">
            <text:p>./bin/knn_dist.app dat/centroids/5_5.txt dat/outputs/5_5.txt 5,5,</text:p>
          </table:table-cell>
        </table:table-row>
        <table:table-row table:style-name="ro1">
          <table:table-cell table:formula="of:=CONCATENATE(&quot;./bin/knn_dist.app dat/centroids/&quot;; TEXT([centroids.A48];&quot;0&quot;);&quot;_&quot;;[centroids.B48];&quot;.txt&quot;; &quot; dat/outputs/&quot;; TEXT([centroids.A48];&quot;0&quot;);&quot;_&quot;;[centroids.B48];&quot;.txt &quot;; [centroids.A48];&quot;,&quot;;[centroids.B48];&quot;,&quot;)" office:value-type="string" office:string-value="./bin/knn_dist.app dat/centroids/5_6.txt dat/outputs/5_6.txt 5,6," calcext:value-type="string">
            <text:p>./bin/knn_dist.app dat/centroids/5_6.txt dat/outputs/5_6.txt 5,6,</text:p>
          </table:table-cell>
        </table:table-row>
        <table:table-row table:style-name="ro1">
          <table:table-cell table:formula="of:=CONCATENATE(&quot;./bin/knn_dist.app dat/centroids/&quot;; TEXT([centroids.A49];&quot;0&quot;);&quot;_&quot;;[centroids.B49];&quot;.txt&quot;; &quot; dat/outputs/&quot;; TEXT([centroids.A49];&quot;0&quot;);&quot;_&quot;;[centroids.B49];&quot;.txt &quot;; [centroids.A49];&quot;,&quot;;[centroids.B49];&quot;,&quot;)" office:value-type="string" office:string-value="./bin/knn_dist.app dat/centroids/5_7.txt dat/outputs/5_7.txt 5,7," calcext:value-type="string">
            <text:p>./bin/knn_dist.app dat/centroids/5_7.txt dat/outputs/5_7.txt 5,7,</text:p>
          </table:table-cell>
        </table:table-row>
        <table:table-row table:style-name="ro1">
          <table:table-cell table:formula="of:=CONCATENATE(&quot;./bin/knn_dist.app dat/centroids/&quot;; TEXT([centroids.A50];&quot;0&quot;);&quot;_&quot;;[centroids.B50];&quot;.txt&quot;; &quot; dat/outputs/&quot;; TEXT([centroids.A50];&quot;0&quot;);&quot;_&quot;;[centroids.B50];&quot;.txt &quot;; [centroids.A50];&quot;,&quot;;[centroids.B50];&quot;,&quot;)" office:value-type="string" office:string-value="./bin/knn_dist.app dat/centroids/5_8.txt dat/outputs/5_8.txt 5,8," calcext:value-type="string">
            <text:p>./bin/knn_dist.app dat/centroids/5_8.txt dat/outputs/5_8.txt 5,8,</text:p>
          </table:table-cell>
        </table:table-row>
        <table:table-row table:style-name="ro1">
          <table:table-cell table:formula="of:=CONCATENATE(&quot;./bin/knn_dist.app dat/centroids/&quot;; TEXT([centroids.A51];&quot;0&quot;);&quot;_&quot;;[centroids.B51];&quot;.txt&quot;; &quot; dat/outputs/&quot;; TEXT([centroids.A51];&quot;0&quot;);&quot;_&quot;;[centroids.B51];&quot;.txt &quot;; [centroids.A51];&quot;,&quot;;[centroids.B51];&quot;,&quot;)" office:value-type="string" office:string-value="./bin/knn_dist.app dat/centroids/5_9.txt dat/outputs/5_9.txt 5,9," calcext:value-type="string">
            <text:p>./bin/knn_dist.app dat/centroids/5_9.txt dat/outputs/5_9.txt 5,9,</text:p>
          </table:table-cell>
        </table:table-row>
        <table:table-row table:style-name="ro1">
          <table:table-cell table:formula="of:=CONCATENATE(&quot;./bin/knn_dist.app dat/centroids/&quot;; TEXT([centroids.A52];&quot;0&quot;);&quot;_&quot;;[centroids.B52];&quot;.txt&quot;; &quot; dat/outputs/&quot;; TEXT([centroids.A52];&quot;0&quot;);&quot;_&quot;;[centroids.B52];&quot;.txt &quot;; [centroids.A52];&quot;,&quot;;[centroids.B52];&quot;,&quot;)" office:value-type="string" office:string-value="./bin/knn_dist.app dat/centroids/6_0.txt dat/outputs/6_0.txt 6,0," calcext:value-type="string">
            <text:p>./bin/knn_dist.app dat/centroids/6_0.txt dat/outputs/6_0.txt 6,0,</text:p>
          </table:table-cell>
        </table:table-row>
        <table:table-row table:style-name="ro1">
          <table:table-cell table:formula="of:=CONCATENATE(&quot;./bin/knn_dist.app dat/centroids/&quot;; TEXT([centroids.A53];&quot;0&quot;);&quot;_&quot;;[centroids.B53];&quot;.txt&quot;; &quot; dat/outputs/&quot;; TEXT([centroids.A53];&quot;0&quot;);&quot;_&quot;;[centroids.B53];&quot;.txt &quot;; [centroids.A53];&quot;,&quot;;[centroids.B53];&quot;,&quot;)" office:value-type="string" office:string-value="./bin/knn_dist.app dat/centroids/6_1.txt dat/outputs/6_1.txt 6,1," calcext:value-type="string">
            <text:p>./bin/knn_dist.app dat/centroids/6_1.txt dat/outputs/6_1.txt 6,1,</text:p>
          </table:table-cell>
        </table:table-row>
        <table:table-row table:style-name="ro1">
          <table:table-cell table:formula="of:=CONCATENATE(&quot;./bin/knn_dist.app dat/centroids/&quot;; TEXT([centroids.A54];&quot;0&quot;);&quot;_&quot;;[centroids.B54];&quot;.txt&quot;; &quot; dat/outputs/&quot;; TEXT([centroids.A54];&quot;0&quot;);&quot;_&quot;;[centroids.B54];&quot;.txt &quot;; [centroids.A54];&quot;,&quot;;[centroids.B54];&quot;,&quot;)" office:value-type="string" office:string-value="./bin/knn_dist.app dat/centroids/6_2.txt dat/outputs/6_2.txt 6,2," calcext:value-type="string">
            <text:p>./bin/knn_dist.app dat/centroids/6_2.txt dat/outputs/6_2.txt 6,2,</text:p>
          </table:table-cell>
        </table:table-row>
        <table:table-row table:style-name="ro1">
          <table:table-cell table:formula="of:=CONCATENATE(&quot;./bin/knn_dist.app dat/centroids/&quot;; TEXT([centroids.A55];&quot;0&quot;);&quot;_&quot;;[centroids.B55];&quot;.txt&quot;; &quot; dat/outputs/&quot;; TEXT([centroids.A55];&quot;0&quot;);&quot;_&quot;;[centroids.B55];&quot;.txt &quot;; [centroids.A55];&quot;,&quot;;[centroids.B55];&quot;,&quot;)" office:value-type="string" office:string-value="./bin/knn_dist.app dat/centroids/6_3.txt dat/outputs/6_3.txt 6,3," calcext:value-type="string">
            <text:p>./bin/knn_dist.app dat/centroids/6_3.txt dat/outputs/6_3.txt 6,3,</text:p>
          </table:table-cell>
        </table:table-row>
        <table:table-row table:style-name="ro1">
          <table:table-cell table:formula="of:=CONCATENATE(&quot;./bin/knn_dist.app dat/centroids/&quot;; TEXT([centroids.A56];&quot;0&quot;);&quot;_&quot;;[centroids.B56];&quot;.txt&quot;; &quot; dat/outputs/&quot;; TEXT([centroids.A56];&quot;0&quot;);&quot;_&quot;;[centroids.B56];&quot;.txt &quot;; [centroids.A56];&quot;,&quot;;[centroids.B56];&quot;,&quot;)" office:value-type="string" office:string-value="./bin/knn_dist.app dat/centroids/6_4.txt dat/outputs/6_4.txt 6,4," calcext:value-type="string">
            <text:p>./bin/knn_dist.app dat/centroids/6_4.txt dat/outputs/6_4.txt 6,4,</text:p>
          </table:table-cell>
        </table:table-row>
        <table:table-row table:style-name="ro1">
          <table:table-cell table:formula="of:=CONCATENATE(&quot;./bin/knn_dist.app dat/centroids/&quot;; TEXT([centroids.A57];&quot;0&quot;);&quot;_&quot;;[centroids.B57];&quot;.txt&quot;; &quot; dat/outputs/&quot;; TEXT([centroids.A57];&quot;0&quot;);&quot;_&quot;;[centroids.B57];&quot;.txt &quot;; [centroids.A57];&quot;,&quot;;[centroids.B57];&quot;,&quot;)" office:value-type="string" office:string-value="./bin/knn_dist.app dat/centroids/6_5.txt dat/outputs/6_5.txt 6,5," calcext:value-type="string">
            <text:p>./bin/knn_dist.app dat/centroids/6_5.txt dat/outputs/6_5.txt 6,5,</text:p>
          </table:table-cell>
        </table:table-row>
        <table:table-row table:style-name="ro1">
          <table:table-cell table:formula="of:=CONCATENATE(&quot;./bin/knn_dist.app dat/centroids/&quot;; TEXT([centroids.A58];&quot;0&quot;);&quot;_&quot;;[centroids.B58];&quot;.txt&quot;; &quot; dat/outputs/&quot;; TEXT([centroids.A58];&quot;0&quot;);&quot;_&quot;;[centroids.B58];&quot;.txt &quot;; [centroids.A58];&quot;,&quot;;[centroids.B58];&quot;,&quot;)" office:value-type="string" office:string-value="./bin/knn_dist.app dat/centroids/6_6.txt dat/outputs/6_6.txt 6,6," calcext:value-type="string">
            <text:p>./bin/knn_dist.app dat/centroids/6_6.txt dat/outputs/6_6.txt 6,6,</text:p>
          </table:table-cell>
        </table:table-row>
        <table:table-row table:style-name="ro1">
          <table:table-cell table:formula="of:=CONCATENATE(&quot;./bin/knn_dist.app dat/centroids/&quot;; TEXT([centroids.A59];&quot;0&quot;);&quot;_&quot;;[centroids.B59];&quot;.txt&quot;; &quot; dat/outputs/&quot;; TEXT([centroids.A59];&quot;0&quot;);&quot;_&quot;;[centroids.B59];&quot;.txt &quot;; [centroids.A59];&quot;,&quot;;[centroids.B59];&quot;,&quot;)" office:value-type="string" office:string-value="./bin/knn_dist.app dat/centroids/6_7.txt dat/outputs/6_7.txt 6,7," calcext:value-type="string">
            <text:p>./bin/knn_dist.app dat/centroids/6_7.txt dat/outputs/6_7.txt 6,7,</text:p>
          </table:table-cell>
        </table:table-row>
        <table:table-row table:style-name="ro1">
          <table:table-cell table:formula="of:=CONCATENATE(&quot;./bin/knn_dist.app dat/centroids/&quot;; TEXT([centroids.A60];&quot;0&quot;);&quot;_&quot;;[centroids.B60];&quot;.txt&quot;; &quot; dat/outputs/&quot;; TEXT([centroids.A60];&quot;0&quot;);&quot;_&quot;;[centroids.B60];&quot;.txt &quot;; [centroids.A60];&quot;,&quot;;[centroids.B60];&quot;,&quot;)" office:value-type="string" office:string-value="./bin/knn_dist.app dat/centroids/6_8.txt dat/outputs/6_8.txt 6,8," calcext:value-type="string">
            <text:p>./bin/knn_dist.app dat/centroids/6_8.txt dat/outputs/6_8.txt 6,8,</text:p>
          </table:table-cell>
        </table:table-row>
        <table:table-row table:style-name="ro1">
          <table:table-cell table:formula="of:=CONCATENATE(&quot;./bin/knn_dist.app dat/centroids/&quot;; TEXT([centroids.A61];&quot;0&quot;);&quot;_&quot;;[centroids.B61];&quot;.txt&quot;; &quot; dat/outputs/&quot;; TEXT([centroids.A61];&quot;0&quot;);&quot;_&quot;;[centroids.B61];&quot;.txt &quot;; [centroids.A61];&quot;,&quot;;[centroids.B61];&quot;,&quot;)" office:value-type="string" office:string-value="./bin/knn_dist.app dat/centroids/6_9.txt dat/outputs/6_9.txt 6,9," calcext:value-type="string">
            <text:p>./bin/knn_dist.app dat/centroids/6_9.txt dat/outputs/6_9.txt 6,9,</text:p>
          </table:table-cell>
        </table:table-row>
        <table:table-row table:style-name="ro1">
          <table:table-cell table:formula="of:=CONCATENATE(&quot;./bin/knn_dist.app dat/centroids/&quot;; TEXT([centroids.A62];&quot;0&quot;);&quot;_&quot;;[centroids.B62];&quot;.txt&quot;; &quot; dat/outputs/&quot;; TEXT([centroids.A62];&quot;0&quot;);&quot;_&quot;;[centroids.B62];&quot;.txt &quot;; [centroids.A62];&quot;,&quot;;[centroids.B62];&quot;,&quot;)" office:value-type="string" office:string-value="./bin/knn_dist.app dat/centroids/7_0.txt dat/outputs/7_0.txt 7,0," calcext:value-type="string">
            <text:p>./bin/knn_dist.app dat/centroids/7_0.txt dat/outputs/7_0.txt 7,0,</text:p>
          </table:table-cell>
        </table:table-row>
        <table:table-row table:style-name="ro1">
          <table:table-cell table:formula="of:=CONCATENATE(&quot;./bin/knn_dist.app dat/centroids/&quot;; TEXT([centroids.A63];&quot;0&quot;);&quot;_&quot;;[centroids.B63];&quot;.txt&quot;; &quot; dat/outputs/&quot;; TEXT([centroids.A63];&quot;0&quot;);&quot;_&quot;;[centroids.B63];&quot;.txt &quot;; [centroids.A63];&quot;,&quot;;[centroids.B63];&quot;,&quot;)" office:value-type="string" office:string-value="./bin/knn_dist.app dat/centroids/7_1.txt dat/outputs/7_1.txt 7,1," calcext:value-type="string">
            <text:p>./bin/knn_dist.app dat/centroids/7_1.txt dat/outputs/7_1.txt 7,1,</text:p>
          </table:table-cell>
        </table:table-row>
        <table:table-row table:style-name="ro1">
          <table:table-cell table:formula="of:=CONCATENATE(&quot;./bin/knn_dist.app dat/centroids/&quot;; TEXT([centroids.A64];&quot;0&quot;);&quot;_&quot;;[centroids.B64];&quot;.txt&quot;; &quot; dat/outputs/&quot;; TEXT([centroids.A64];&quot;0&quot;);&quot;_&quot;;[centroids.B64];&quot;.txt &quot;; [centroids.A64];&quot;,&quot;;[centroids.B64];&quot;,&quot;)" office:value-type="string" office:string-value="./bin/knn_dist.app dat/centroids/7_2.txt dat/outputs/7_2.txt 7,2," calcext:value-type="string">
            <text:p>./bin/knn_dist.app dat/centroids/7_2.txt dat/outputs/7_2.txt 7,2,</text:p>
          </table:table-cell>
        </table:table-row>
        <table:table-row table:style-name="ro1">
          <table:table-cell table:formula="of:=CONCATENATE(&quot;./bin/knn_dist.app dat/centroids/&quot;; TEXT([centroids.A65];&quot;0&quot;);&quot;_&quot;;[centroids.B65];&quot;.txt&quot;; &quot; dat/outputs/&quot;; TEXT([centroids.A65];&quot;0&quot;);&quot;_&quot;;[centroids.B65];&quot;.txt &quot;; [centroids.A65];&quot;,&quot;;[centroids.B65];&quot;,&quot;)" office:value-type="string" office:string-value="./bin/knn_dist.app dat/centroids/7_3.txt dat/outputs/7_3.txt 7,3," calcext:value-type="string">
            <text:p>./bin/knn_dist.app dat/centroids/7_3.txt dat/outputs/7_3.txt 7,3,</text:p>
          </table:table-cell>
        </table:table-row>
        <table:table-row table:style-name="ro1">
          <table:table-cell table:formula="of:=CONCATENATE(&quot;./bin/knn_dist.app dat/centroids/&quot;; TEXT([centroids.A66];&quot;0&quot;);&quot;_&quot;;[centroids.B66];&quot;.txt&quot;; &quot; dat/outputs/&quot;; TEXT([centroids.A66];&quot;0&quot;);&quot;_&quot;;[centroids.B66];&quot;.txt &quot;; [centroids.A66];&quot;,&quot;;[centroids.B66];&quot;,&quot;)" office:value-type="string" office:string-value="./bin/knn_dist.app dat/centroids/7_4.txt dat/outputs/7_4.txt 7,4," calcext:value-type="string">
            <text:p>./bin/knn_dist.app dat/centroids/7_4.txt dat/outputs/7_4.txt 7,4,</text:p>
          </table:table-cell>
        </table:table-row>
        <table:table-row table:style-name="ro1">
          <table:table-cell table:formula="of:=CONCATENATE(&quot;./bin/knn_dist.app dat/centroids/&quot;; TEXT([centroids.A67];&quot;0&quot;);&quot;_&quot;;[centroids.B67];&quot;.txt&quot;; &quot; dat/outputs/&quot;; TEXT([centroids.A67];&quot;0&quot;);&quot;_&quot;;[centroids.B67];&quot;.txt &quot;; [centroids.A67];&quot;,&quot;;[centroids.B67];&quot;,&quot;)" office:value-type="string" office:string-value="./bin/knn_dist.app dat/centroids/7_5.txt dat/outputs/7_5.txt 7,5," calcext:value-type="string">
            <text:p>./bin/knn_dist.app dat/centroids/7_5.txt dat/outputs/7_5.txt 7,5,</text:p>
          </table:table-cell>
        </table:table-row>
        <table:table-row table:style-name="ro1">
          <table:table-cell table:formula="of:=CONCATENATE(&quot;./bin/knn_dist.app dat/centroids/&quot;; TEXT([centroids.A68];&quot;0&quot;);&quot;_&quot;;[centroids.B68];&quot;.txt&quot;; &quot; dat/outputs/&quot;; TEXT([centroids.A68];&quot;0&quot;);&quot;_&quot;;[centroids.B68];&quot;.txt &quot;; [centroids.A68];&quot;,&quot;;[centroids.B68];&quot;,&quot;)" office:value-type="string" office:string-value="./bin/knn_dist.app dat/centroids/7_6.txt dat/outputs/7_6.txt 7,6," calcext:value-type="string">
            <text:p>./bin/knn_dist.app dat/centroids/7_6.txt dat/outputs/7_6.txt 7,6,</text:p>
          </table:table-cell>
        </table:table-row>
        <table:table-row table:style-name="ro1">
          <table:table-cell table:formula="of:=CONCATENATE(&quot;./bin/knn_dist.app dat/centroids/&quot;; TEXT([centroids.A69];&quot;0&quot;);&quot;_&quot;;[centroids.B69];&quot;.txt&quot;; &quot; dat/outputs/&quot;; TEXT([centroids.A69];&quot;0&quot;);&quot;_&quot;;[centroids.B69];&quot;.txt &quot;; [centroids.A69];&quot;,&quot;;[centroids.B69];&quot;,&quot;)" office:value-type="string" office:string-value="./bin/knn_dist.app dat/centroids/7_7.txt dat/outputs/7_7.txt 7,7," calcext:value-type="string">
            <text:p>./bin/knn_dist.app dat/centroids/7_7.txt dat/outputs/7_7.txt 7,7,</text:p>
          </table:table-cell>
        </table:table-row>
        <table:table-row table:style-name="ro1">
          <table:table-cell table:formula="of:=CONCATENATE(&quot;./bin/knn_dist.app dat/centroids/&quot;; TEXT([centroids.A70];&quot;0&quot;);&quot;_&quot;;[centroids.B70];&quot;.txt&quot;; &quot; dat/outputs/&quot;; TEXT([centroids.A70];&quot;0&quot;);&quot;_&quot;;[centroids.B70];&quot;.txt &quot;; [centroids.A70];&quot;,&quot;;[centroids.B70];&quot;,&quot;)" office:value-type="string" office:string-value="./bin/knn_dist.app dat/centroids/7_8.txt dat/outputs/7_8.txt 7,8," calcext:value-type="string">
            <text:p>./bin/knn_dist.app dat/centroids/7_8.txt dat/outputs/7_8.txt 7,8,</text:p>
          </table:table-cell>
        </table:table-row>
        <table:table-row table:style-name="ro1">
          <table:table-cell table:formula="of:=CONCATENATE(&quot;./bin/knn_dist.app dat/centroids/&quot;; TEXT([centroids.A71];&quot;0&quot;);&quot;_&quot;;[centroids.B71];&quot;.txt&quot;; &quot; dat/outputs/&quot;; TEXT([centroids.A71];&quot;0&quot;);&quot;_&quot;;[centroids.B71];&quot;.txt &quot;; [centroids.A71];&quot;,&quot;;[centroids.B71];&quot;,&quot;)" office:value-type="string" office:string-value="./bin/knn_dist.app dat/centroids/7_9.txt dat/outputs/7_9.txt 7,9," calcext:value-type="string">
            <text:p>./bin/knn_dist.app dat/centroids/7_9.txt dat/outputs/7_9.txt 7,9,</text:p>
          </table:table-cell>
        </table:table-row>
        <table:table-row table:style-name="ro1">
          <table:table-cell table:formula="of:=CONCATENATE(&quot;./bin/knn_dist.app dat/centroids/&quot;; TEXT([centroids.A72];&quot;0&quot;);&quot;_&quot;;[centroids.B72];&quot;.txt&quot;; &quot; dat/outputs/&quot;; TEXT([centroids.A72];&quot;0&quot;);&quot;_&quot;;[centroids.B72];&quot;.txt &quot;; [centroids.A72];&quot;,&quot;;[centroids.B72];&quot;,&quot;)" office:value-type="string" office:string-value="./bin/knn_dist.app dat/centroids/8_0.txt dat/outputs/8_0.txt 8,0," calcext:value-type="string">
            <text:p>./bin/knn_dist.app dat/centroids/8_0.txt dat/outputs/8_0.txt 8,0,</text:p>
          </table:table-cell>
        </table:table-row>
        <table:table-row table:style-name="ro1">
          <table:table-cell table:formula="of:=CONCATENATE(&quot;./bin/knn_dist.app dat/centroids/&quot;; TEXT([centroids.A73];&quot;0&quot;);&quot;_&quot;;[centroids.B73];&quot;.txt&quot;; &quot; dat/outputs/&quot;; TEXT([centroids.A73];&quot;0&quot;);&quot;_&quot;;[centroids.B73];&quot;.txt &quot;; [centroids.A73];&quot;,&quot;;[centroids.B73];&quot;,&quot;)" office:value-type="string" office:string-value="./bin/knn_dist.app dat/centroids/8_1.txt dat/outputs/8_1.txt 8,1," calcext:value-type="string">
            <text:p>./bin/knn_dist.app dat/centroids/8_1.txt dat/outputs/8_1.txt 8,1,</text:p>
          </table:table-cell>
        </table:table-row>
        <table:table-row table:style-name="ro1">
          <table:table-cell table:formula="of:=CONCATENATE(&quot;./bin/knn_dist.app dat/centroids/&quot;; TEXT([centroids.A74];&quot;0&quot;);&quot;_&quot;;[centroids.B74];&quot;.txt&quot;; &quot; dat/outputs/&quot;; TEXT([centroids.A74];&quot;0&quot;);&quot;_&quot;;[centroids.B74];&quot;.txt &quot;; [centroids.A74];&quot;,&quot;;[centroids.B74];&quot;,&quot;)" office:value-type="string" office:string-value="./bin/knn_dist.app dat/centroids/8_2.txt dat/outputs/8_2.txt 8,2," calcext:value-type="string">
            <text:p>./bin/knn_dist.app dat/centroids/8_2.txt dat/outputs/8_2.txt 8,2,</text:p>
          </table:table-cell>
        </table:table-row>
        <table:table-row table:style-name="ro1">
          <table:table-cell table:formula="of:=CONCATENATE(&quot;./bin/knn_dist.app dat/centroids/&quot;; TEXT([centroids.A75];&quot;0&quot;);&quot;_&quot;;[centroids.B75];&quot;.txt&quot;; &quot; dat/outputs/&quot;; TEXT([centroids.A75];&quot;0&quot;);&quot;_&quot;;[centroids.B75];&quot;.txt &quot;; [centroids.A75];&quot;,&quot;;[centroids.B75];&quot;,&quot;)" office:value-type="string" office:string-value="./bin/knn_dist.app dat/centroids/8_3.txt dat/outputs/8_3.txt 8,3," calcext:value-type="string">
            <text:p>./bin/knn_dist.app dat/centroids/8_3.txt dat/outputs/8_3.txt 8,3,</text:p>
          </table:table-cell>
        </table:table-row>
        <table:table-row table:style-name="ro1">
          <table:table-cell table:formula="of:=CONCATENATE(&quot;./bin/knn_dist.app dat/centroids/&quot;; TEXT([centroids.A76];&quot;0&quot;);&quot;_&quot;;[centroids.B76];&quot;.txt&quot;; &quot; dat/outputs/&quot;; TEXT([centroids.A76];&quot;0&quot;);&quot;_&quot;;[centroids.B76];&quot;.txt &quot;; [centroids.A76];&quot;,&quot;;[centroids.B76];&quot;,&quot;)" office:value-type="string" office:string-value="./bin/knn_dist.app dat/centroids/8_4.txt dat/outputs/8_4.txt 8,4," calcext:value-type="string">
            <text:p>./bin/knn_dist.app dat/centroids/8_4.txt dat/outputs/8_4.txt 8,4,</text:p>
          </table:table-cell>
        </table:table-row>
        <table:table-row table:style-name="ro1">
          <table:table-cell table:formula="of:=CONCATENATE(&quot;./bin/knn_dist.app dat/centroids/&quot;; TEXT([centroids.A77];&quot;0&quot;);&quot;_&quot;;[centroids.B77];&quot;.txt&quot;; &quot; dat/outputs/&quot;; TEXT([centroids.A77];&quot;0&quot;);&quot;_&quot;;[centroids.B77];&quot;.txt &quot;; [centroids.A77];&quot;,&quot;;[centroids.B77];&quot;,&quot;)" office:value-type="string" office:string-value="./bin/knn_dist.app dat/centroids/8_5.txt dat/outputs/8_5.txt 8,5," calcext:value-type="string">
            <text:p>./bin/knn_dist.app dat/centroids/8_5.txt dat/outputs/8_5.txt 8,5,</text:p>
          </table:table-cell>
        </table:table-row>
        <table:table-row table:style-name="ro1">
          <table:table-cell table:formula="of:=CONCATENATE(&quot;./bin/knn_dist.app dat/centroids/&quot;; TEXT([centroids.A78];&quot;0&quot;);&quot;_&quot;;[centroids.B78];&quot;.txt&quot;; &quot; dat/outputs/&quot;; TEXT([centroids.A78];&quot;0&quot;);&quot;_&quot;;[centroids.B78];&quot;.txt &quot;; [centroids.A78];&quot;,&quot;;[centroids.B78];&quot;,&quot;)" office:value-type="string" office:string-value="./bin/knn_dist.app dat/centroids/8_6.txt dat/outputs/8_6.txt 8,6," calcext:value-type="string">
            <text:p>./bin/knn_dist.app dat/centroids/8_6.txt dat/outputs/8_6.txt 8,6,</text:p>
          </table:table-cell>
        </table:table-row>
        <table:table-row table:style-name="ro1">
          <table:table-cell table:formula="of:=CONCATENATE(&quot;./bin/knn_dist.app dat/centroids/&quot;; TEXT([centroids.A79];&quot;0&quot;);&quot;_&quot;;[centroids.B79];&quot;.txt&quot;; &quot; dat/outputs/&quot;; TEXT([centroids.A79];&quot;0&quot;);&quot;_&quot;;[centroids.B79];&quot;.txt &quot;; [centroids.A79];&quot;,&quot;;[centroids.B79];&quot;,&quot;)" office:value-type="string" office:string-value="./bin/knn_dist.app dat/centroids/8_7.txt dat/outputs/8_7.txt 8,7," calcext:value-type="string">
            <text:p>./bin/knn_dist.app dat/centroids/8_7.txt dat/outputs/8_7.txt 8,7,</text:p>
          </table:table-cell>
        </table:table-row>
        <table:table-row table:style-name="ro1">
          <table:table-cell table:formula="of:=CONCATENATE(&quot;./bin/knn_dist.app dat/centroids/&quot;; TEXT([centroids.A80];&quot;0&quot;);&quot;_&quot;;[centroids.B80];&quot;.txt&quot;; &quot; dat/outputs/&quot;; TEXT([centroids.A80];&quot;0&quot;);&quot;_&quot;;[centroids.B80];&quot;.txt &quot;; [centroids.A80];&quot;,&quot;;[centroids.B80];&quot;,&quot;)" office:value-type="string" office:string-value="./bin/knn_dist.app dat/centroids/8_8.txt dat/outputs/8_8.txt 8,8," calcext:value-type="string">
            <text:p>./bin/knn_dist.app dat/centroids/8_8.txt dat/outputs/8_8.txt 8,8,</text:p>
          </table:table-cell>
        </table:table-row>
        <table:table-row table:style-name="ro1">
          <table:table-cell table:formula="of:=CONCATENATE(&quot;./bin/knn_dist.app dat/centroids/&quot;; TEXT([centroids.A81];&quot;0&quot;);&quot;_&quot;;[centroids.B81];&quot;.txt&quot;; &quot; dat/outputs/&quot;; TEXT([centroids.A81];&quot;0&quot;);&quot;_&quot;;[centroids.B81];&quot;.txt &quot;; [centroids.A81];&quot;,&quot;;[centroids.B81];&quot;,&quot;)" office:value-type="string" office:string-value="./bin/knn_dist.app dat/centroids/8_9.txt dat/outputs/8_9.txt 8,9," calcext:value-type="string">
            <text:p>./bin/knn_dist.app dat/centroids/8_9.txt dat/outputs/8_9.txt 8,9,</text:p>
          </table:table-cell>
        </table:table-row>
        <table:table-row table:style-name="ro1">
          <table:table-cell table:formula="of:=CONCATENATE(&quot;./bin/knn_dist.app dat/centroids/&quot;; TEXT([centroids.A82];&quot;0&quot;);&quot;_&quot;;[centroids.B82];&quot;.txt&quot;; &quot; dat/outputs/&quot;; TEXT([centroids.A82];&quot;0&quot;);&quot;_&quot;;[centroids.B82];&quot;.txt &quot;; [centroids.A82];&quot;,&quot;;[centroids.B82];&quot;,&quot;)" office:value-type="string" office:string-value="./bin/knn_dist.app dat/centroids/9_0.txt dat/outputs/9_0.txt 9,0," calcext:value-type="string">
            <text:p>./bin/knn_dist.app dat/centroids/9_0.txt dat/outputs/9_0.txt 9,0,</text:p>
          </table:table-cell>
        </table:table-row>
        <table:table-row table:style-name="ro1">
          <table:table-cell table:formula="of:=CONCATENATE(&quot;./bin/knn_dist.app dat/centroids/&quot;; TEXT([centroids.A83];&quot;0&quot;);&quot;_&quot;;[centroids.B83];&quot;.txt&quot;; &quot; dat/outputs/&quot;; TEXT([centroids.A83];&quot;0&quot;);&quot;_&quot;;[centroids.B83];&quot;.txt &quot;; [centroids.A83];&quot;,&quot;;[centroids.B83];&quot;,&quot;)" office:value-type="string" office:string-value="./bin/knn_dist.app dat/centroids/9_1.txt dat/outputs/9_1.txt 9,1," calcext:value-type="string">
            <text:p>./bin/knn_dist.app dat/centroids/9_1.txt dat/outputs/9_1.txt 9,1,</text:p>
          </table:table-cell>
        </table:table-row>
        <table:table-row table:style-name="ro1">
          <table:table-cell table:formula="of:=CONCATENATE(&quot;./bin/knn_dist.app dat/centroids/&quot;; TEXT([centroids.A84];&quot;0&quot;);&quot;_&quot;;[centroids.B84];&quot;.txt&quot;; &quot; dat/outputs/&quot;; TEXT([centroids.A84];&quot;0&quot;);&quot;_&quot;;[centroids.B84];&quot;.txt &quot;; [centroids.A84];&quot;,&quot;;[centroids.B84];&quot;,&quot;)" office:value-type="string" office:string-value="./bin/knn_dist.app dat/centroids/9_2.txt dat/outputs/9_2.txt 9,2," calcext:value-type="string">
            <text:p>./bin/knn_dist.app dat/centroids/9_2.txt dat/outputs/9_2.txt 9,2,</text:p>
          </table:table-cell>
        </table:table-row>
        <table:table-row table:style-name="ro1">
          <table:table-cell table:formula="of:=CONCATENATE(&quot;./bin/knn_dist.app dat/centroids/&quot;; TEXT([centroids.A85];&quot;0&quot;);&quot;_&quot;;[centroids.B85];&quot;.txt&quot;; &quot; dat/outputs/&quot;; TEXT([centroids.A85];&quot;0&quot;);&quot;_&quot;;[centroids.B85];&quot;.txt &quot;; [centroids.A85];&quot;,&quot;;[centroids.B85];&quot;,&quot;)" office:value-type="string" office:string-value="./bin/knn_dist.app dat/centroids/9_3.txt dat/outputs/9_3.txt 9,3," calcext:value-type="string">
            <text:p>./bin/knn_dist.app dat/centroids/9_3.txt dat/outputs/9_3.txt 9,3,</text:p>
          </table:table-cell>
        </table:table-row>
        <table:table-row table:style-name="ro1">
          <table:table-cell table:formula="of:=CONCATENATE(&quot;./bin/knn_dist.app dat/centroids/&quot;; TEXT([centroids.A86];&quot;0&quot;);&quot;_&quot;;[centroids.B86];&quot;.txt&quot;; &quot; dat/outputs/&quot;; TEXT([centroids.A86];&quot;0&quot;);&quot;_&quot;;[centroids.B86];&quot;.txt &quot;; [centroids.A86];&quot;,&quot;;[centroids.B86];&quot;,&quot;)" office:value-type="string" office:string-value="./bin/knn_dist.app dat/centroids/9_4.txt dat/outputs/9_4.txt 9,4," calcext:value-type="string">
            <text:p>./bin/knn_dist.app dat/centroids/9_4.txt dat/outputs/9_4.txt 9,4,</text:p>
          </table:table-cell>
        </table:table-row>
        <table:table-row table:style-name="ro1">
          <table:table-cell table:formula="of:=CONCATENATE(&quot;./bin/knn_dist.app dat/centroids/&quot;; TEXT([centroids.A87];&quot;0&quot;);&quot;_&quot;;[centroids.B87];&quot;.txt&quot;; &quot; dat/outputs/&quot;; TEXT([centroids.A87];&quot;0&quot;);&quot;_&quot;;[centroids.B87];&quot;.txt &quot;; [centroids.A87];&quot;,&quot;;[centroids.B87];&quot;,&quot;)" office:value-type="string" office:string-value="./bin/knn_dist.app dat/centroids/9_5.txt dat/outputs/9_5.txt 9,5," calcext:value-type="string">
            <text:p>./bin/knn_dist.app dat/centroids/9_5.txt dat/outputs/9_5.txt 9,5,</text:p>
          </table:table-cell>
        </table:table-row>
        <table:table-row table:style-name="ro1">
          <table:table-cell table:formula="of:=CONCATENATE(&quot;./bin/knn_dist.app dat/centroids/&quot;; TEXT([centroids.A88];&quot;0&quot;);&quot;_&quot;;[centroids.B88];&quot;.txt&quot;; &quot; dat/outputs/&quot;; TEXT([centroids.A88];&quot;0&quot;);&quot;_&quot;;[centroids.B88];&quot;.txt &quot;; [centroids.A88];&quot;,&quot;;[centroids.B88];&quot;,&quot;)" office:value-type="string" office:string-value="./bin/knn_dist.app dat/centroids/9_6.txt dat/outputs/9_6.txt 9,6," calcext:value-type="string">
            <text:p>./bin/knn_dist.app dat/centroids/9_6.txt dat/outputs/9_6.txt 9,6,</text:p>
          </table:table-cell>
        </table:table-row>
        <table:table-row table:style-name="ro1">
          <table:table-cell table:formula="of:=CONCATENATE(&quot;./bin/knn_dist.app dat/centroids/&quot;; TEXT([centroids.A89];&quot;0&quot;);&quot;_&quot;;[centroids.B89];&quot;.txt&quot;; &quot; dat/outputs/&quot;; TEXT([centroids.A89];&quot;0&quot;);&quot;_&quot;;[centroids.B89];&quot;.txt &quot;; [centroids.A89];&quot;,&quot;;[centroids.B89];&quot;,&quot;)" office:value-type="string" office:string-value="./bin/knn_dist.app dat/centroids/9_7.txt dat/outputs/9_7.txt 9,7," calcext:value-type="string">
            <text:p>./bin/knn_dist.app dat/centroids/9_7.txt dat/outputs/9_7.txt 9,7,</text:p>
          </table:table-cell>
        </table:table-row>
        <table:table-row table:style-name="ro1">
          <table:table-cell table:formula="of:=CONCATENATE(&quot;./bin/knn_dist.app dat/centroids/&quot;; TEXT([centroids.A90];&quot;0&quot;);&quot;_&quot;;[centroids.B90];&quot;.txt&quot;; &quot; dat/outputs/&quot;; TEXT([centroids.A90];&quot;0&quot;);&quot;_&quot;;[centroids.B90];&quot;.txt &quot;; [centroids.A90];&quot;,&quot;;[centroids.B90];&quot;,&quot;)" office:value-type="string" office:string-value="./bin/knn_dist.app dat/centroids/9_8.txt dat/outputs/9_8.txt 9,8," calcext:value-type="string">
            <text:p>./bin/knn_dist.app dat/centroids/9_8.txt dat/outputs/9_8.txt 9,8,</text:p>
          </table:table-cell>
        </table:table-row>
        <table:table-row table:style-name="ro1">
          <table:table-cell table:formula="of:=CONCATENATE(&quot;./bin/knn_dist.app dat/centroids/&quot;; TEXT([centroids.A91];&quot;0&quot;);&quot;_&quot;;[centroids.B91];&quot;.txt&quot;; &quot; dat/outputs/&quot;; TEXT([centroids.A91];&quot;0&quot;);&quot;_&quot;;[centroids.B91];&quot;.txt &quot;; [centroids.A91];&quot;,&quot;;[centroids.B91];&quot;,&quot;)" office:value-type="string" office:string-value="./bin/knn_dist.app dat/centroids/9_9.txt dat/outputs/9_9.txt 9,9," calcext:value-type="string">
            <text:p>./bin/knn_dist.app dat/centroids/9_9.txt dat/outputs/9_9.txt 9,9,</text:p>
          </table:table-cell>
        </table:table-row>
        <table:table-row table:style-name="ro1">
          <table:table-cell table:formula="of:=CONCATENATE(&quot;./bin/knn_dist.app dat/centroids/&quot;; TEXT([centroids.A92];&quot;0&quot;);&quot;_&quot;;[centroids.B92];&quot;.txt&quot;; &quot; dat/outputs/&quot;; TEXT([centroids.A92];&quot;0&quot;);&quot;_&quot;;[centroids.B92];&quot;.txt &quot;; [centroids.A92];&quot;,&quot;;[centroids.B92];&quot;,&quot;)" office:value-type="string" office:string-value="./bin/knn_dist.app dat/centroids/10_0.txt dat/outputs/10_0.txt 10,0," calcext:value-type="string">
            <text:p>./bin/knn_dist.app dat/centroids/10_0.txt dat/outputs/10_0.txt 10,0,</text:p>
          </table:table-cell>
        </table:table-row>
        <table:table-row table:style-name="ro1">
          <table:table-cell table:formula="of:=CONCATENATE(&quot;./bin/knn_dist.app dat/centroids/&quot;; TEXT([centroids.A93];&quot;0&quot;);&quot;_&quot;;[centroids.B93];&quot;.txt&quot;; &quot; dat/outputs/&quot;; TEXT([centroids.A93];&quot;0&quot;);&quot;_&quot;;[centroids.B93];&quot;.txt &quot;; [centroids.A93];&quot;,&quot;;[centroids.B93];&quot;,&quot;)" office:value-type="string" office:string-value="./bin/knn_dist.app dat/centroids/10_1.txt dat/outputs/10_1.txt 10,1," calcext:value-type="string">
            <text:p>./bin/knn_dist.app dat/centroids/10_1.txt dat/outputs/10_1.txt 10,1,</text:p>
          </table:table-cell>
        </table:table-row>
        <table:table-row table:style-name="ro1">
          <table:table-cell table:formula="of:=CONCATENATE(&quot;./bin/knn_dist.app dat/centroids/&quot;; TEXT([centroids.A94];&quot;0&quot;);&quot;_&quot;;[centroids.B94];&quot;.txt&quot;; &quot; dat/outputs/&quot;; TEXT([centroids.A94];&quot;0&quot;);&quot;_&quot;;[centroids.B94];&quot;.txt &quot;; [centroids.A94];&quot;,&quot;;[centroids.B94];&quot;,&quot;)" office:value-type="string" office:string-value="./bin/knn_dist.app dat/centroids/10_2.txt dat/outputs/10_2.txt 10,2," calcext:value-type="string">
            <text:p>./bin/knn_dist.app dat/centroids/10_2.txt dat/outputs/10_2.txt 10,2,</text:p>
          </table:table-cell>
        </table:table-row>
        <table:table-row table:style-name="ro1">
          <table:table-cell table:formula="of:=CONCATENATE(&quot;./bin/knn_dist.app dat/centroids/&quot;; TEXT([centroids.A95];&quot;0&quot;);&quot;_&quot;;[centroids.B95];&quot;.txt&quot;; &quot; dat/outputs/&quot;; TEXT([centroids.A95];&quot;0&quot;);&quot;_&quot;;[centroids.B95];&quot;.txt &quot;; [centroids.A95];&quot;,&quot;;[centroids.B95];&quot;,&quot;)" office:value-type="string" office:string-value="./bin/knn_dist.app dat/centroids/10_3.txt dat/outputs/10_3.txt 10,3," calcext:value-type="string">
            <text:p>./bin/knn_dist.app dat/centroids/10_3.txt dat/outputs/10_3.txt 10,3,</text:p>
          </table:table-cell>
        </table:table-row>
        <table:table-row table:style-name="ro1">
          <table:table-cell table:formula="of:=CONCATENATE(&quot;./bin/knn_dist.app dat/centroids/&quot;; TEXT([centroids.A96];&quot;0&quot;);&quot;_&quot;;[centroids.B96];&quot;.txt&quot;; &quot; dat/outputs/&quot;; TEXT([centroids.A96];&quot;0&quot;);&quot;_&quot;;[centroids.B96];&quot;.txt &quot;; [centroids.A96];&quot;,&quot;;[centroids.B96];&quot;,&quot;)" office:value-type="string" office:string-value="./bin/knn_dist.app dat/centroids/10_4.txt dat/outputs/10_4.txt 10,4," calcext:value-type="string">
            <text:p>./bin/knn_dist.app dat/centroids/10_4.txt dat/outputs/10_4.txt 10,4,</text:p>
          </table:table-cell>
        </table:table-row>
        <table:table-row table:style-name="ro1">
          <table:table-cell table:formula="of:=CONCATENATE(&quot;./bin/knn_dist.app dat/centroids/&quot;; TEXT([centroids.A97];&quot;0&quot;);&quot;_&quot;;[centroids.B97];&quot;.txt&quot;; &quot; dat/outputs/&quot;; TEXT([centroids.A97];&quot;0&quot;);&quot;_&quot;;[centroids.B97];&quot;.txt &quot;; [centroids.A97];&quot;,&quot;;[centroids.B97];&quot;,&quot;)" office:value-type="string" office:string-value="./bin/knn_dist.app dat/centroids/10_5.txt dat/outputs/10_5.txt 10,5," calcext:value-type="string">
            <text:p>./bin/knn_dist.app dat/centroids/10_5.txt dat/outputs/10_5.txt 10,5,</text:p>
          </table:table-cell>
        </table:table-row>
        <table:table-row table:style-name="ro1">
          <table:table-cell table:formula="of:=CONCATENATE(&quot;./bin/knn_dist.app dat/centroids/&quot;; TEXT([centroids.A98];&quot;0&quot;);&quot;_&quot;;[centroids.B98];&quot;.txt&quot;; &quot; dat/outputs/&quot;; TEXT([centroids.A98];&quot;0&quot;);&quot;_&quot;;[centroids.B98];&quot;.txt &quot;; [centroids.A98];&quot;,&quot;;[centroids.B98];&quot;,&quot;)" office:value-type="string" office:string-value="./bin/knn_dist.app dat/centroids/10_6.txt dat/outputs/10_6.txt 10,6," calcext:value-type="string">
            <text:p>./bin/knn_dist.app dat/centroids/10_6.txt dat/outputs/10_6.txt 10,6,</text:p>
          </table:table-cell>
        </table:table-row>
        <table:table-row table:style-name="ro1">
          <table:table-cell table:formula="of:=CONCATENATE(&quot;./bin/knn_dist.app dat/centroids/&quot;; TEXT([centroids.A99];&quot;0&quot;);&quot;_&quot;;[centroids.B99];&quot;.txt&quot;; &quot; dat/outputs/&quot;; TEXT([centroids.A99];&quot;0&quot;);&quot;_&quot;;[centroids.B99];&quot;.txt &quot;; [centroids.A99];&quot;,&quot;;[centroids.B99];&quot;,&quot;)" office:value-type="string" office:string-value="./bin/knn_dist.app dat/centroids/10_7.txt dat/outputs/10_7.txt 10,7," calcext:value-type="string">
            <text:p>./bin/knn_dist.app dat/centroids/10_7.txt dat/outputs/10_7.txt 10,7,</text:p>
          </table:table-cell>
        </table:table-row>
        <table:table-row table:style-name="ro1">
          <table:table-cell table:formula="of:=CONCATENATE(&quot;./bin/knn_dist.app dat/centroids/&quot;; TEXT([centroids.A100];&quot;0&quot;);&quot;_&quot;;[centroids.B100];&quot;.txt&quot;; &quot; dat/outputs/&quot;; TEXT([centroids.A100];&quot;0&quot;);&quot;_&quot;;[centroids.B100];&quot;.txt &quot;; [centroids.A100];&quot;,&quot;;[centroids.B100];&quot;,&quot;)" office:value-type="string" office:string-value="./bin/knn_dist.app dat/centroids/10_8.txt dat/outputs/10_8.txt 10,8," calcext:value-type="string">
            <text:p>./bin/knn_dist.app dat/centroids/10_8.txt dat/outputs/10_8.txt 10,8,</text:p>
          </table:table-cell>
        </table:table-row>
        <table:table-row table:style-name="ro1">
          <table:table-cell table:formula="of:=CONCATENATE(&quot;./bin/knn_dist.app dat/centroids/&quot;; TEXT([centroids.A101];&quot;0&quot;);&quot;_&quot;;[centroids.B101];&quot;.txt&quot;; &quot; dat/outputs/&quot;; TEXT([centroids.A101];&quot;0&quot;);&quot;_&quot;;[centroids.B101];&quot;.txt &quot;; [centroids.A101];&quot;,&quot;;[centroids.B101];&quot;,&quot;)" office:value-type="string" office:string-value="./bin/knn_dist.app dat/centroids/10_9.txt dat/outputs/10_9.txt 10,9," calcext:value-type="string">
            <text:p>./bin/knn_dist.app dat/centroids/10_9.txt dat/outputs/10_9.txt 10,9,</text:p>
          </table:table-cell>
        </table:table-row>
        <table:table-row table:style-name="ro1">
          <table:table-cell table:formula="of:=CONCATENATE(&quot;./bin/knn_dist.app dat/centroids/&quot;; TEXT([centroids.A102];&quot;0&quot;);&quot;_&quot;;[centroids.B102];&quot;.txt&quot;; &quot; dat/outputs/&quot;; TEXT([centroids.A102];&quot;0&quot;);&quot;_&quot;;[centroids.B102];&quot;.txt &quot;; [centroids.A102];&quot;,&quot;;[centroids.B102];&quot;,&quot;)" office:value-type="string" office:string-value="./bin/knn_dist.app dat/centroids/11_0.txt dat/outputs/11_0.txt 11,0," calcext:value-type="string">
            <text:p>./bin/knn_dist.app dat/centroids/11_0.txt dat/outputs/11_0.txt 11,0,</text:p>
          </table:table-cell>
        </table:table-row>
        <table:table-row table:style-name="ro1">
          <table:table-cell table:formula="of:=CONCATENATE(&quot;./bin/knn_dist.app dat/centroids/&quot;; TEXT([centroids.A103];&quot;0&quot;);&quot;_&quot;;[centroids.B103];&quot;.txt&quot;; &quot; dat/outputs/&quot;; TEXT([centroids.A103];&quot;0&quot;);&quot;_&quot;;[centroids.B103];&quot;.txt &quot;; [centroids.A103];&quot;,&quot;;[centroids.B103];&quot;,&quot;)" office:value-type="string" office:string-value="./bin/knn_dist.app dat/centroids/11_1.txt dat/outputs/11_1.txt 11,1," calcext:value-type="string">
            <text:p>./bin/knn_dist.app dat/centroids/11_1.txt dat/outputs/11_1.txt 11,1,</text:p>
          </table:table-cell>
        </table:table-row>
        <table:table-row table:style-name="ro1">
          <table:table-cell table:formula="of:=CONCATENATE(&quot;./bin/knn_dist.app dat/centroids/&quot;; TEXT([centroids.A104];&quot;0&quot;);&quot;_&quot;;[centroids.B104];&quot;.txt&quot;; &quot; dat/outputs/&quot;; TEXT([centroids.A104];&quot;0&quot;);&quot;_&quot;;[centroids.B104];&quot;.txt &quot;; [centroids.A104];&quot;,&quot;;[centroids.B104];&quot;,&quot;)" office:value-type="string" office:string-value="./bin/knn_dist.app dat/centroids/11_2.txt dat/outputs/11_2.txt 11,2," calcext:value-type="string">
            <text:p>./bin/knn_dist.app dat/centroids/11_2.txt dat/outputs/11_2.txt 11,2,</text:p>
          </table:table-cell>
        </table:table-row>
        <table:table-row table:style-name="ro1">
          <table:table-cell table:formula="of:=CONCATENATE(&quot;./bin/knn_dist.app dat/centroids/&quot;; TEXT([centroids.A105];&quot;0&quot;);&quot;_&quot;;[centroids.B105];&quot;.txt&quot;; &quot; dat/outputs/&quot;; TEXT([centroids.A105];&quot;0&quot;);&quot;_&quot;;[centroids.B105];&quot;.txt &quot;; [centroids.A105];&quot;,&quot;;[centroids.B105];&quot;,&quot;)" office:value-type="string" office:string-value="./bin/knn_dist.app dat/centroids/11_3.txt dat/outputs/11_3.txt 11,3," calcext:value-type="string">
            <text:p>./bin/knn_dist.app dat/centroids/11_3.txt dat/outputs/11_3.txt 11,3,</text:p>
          </table:table-cell>
        </table:table-row>
        <table:table-row table:style-name="ro1">
          <table:table-cell table:formula="of:=CONCATENATE(&quot;./bin/knn_dist.app dat/centroids/&quot;; TEXT([centroids.A106];&quot;0&quot;);&quot;_&quot;;[centroids.B106];&quot;.txt&quot;; &quot; dat/outputs/&quot;; TEXT([centroids.A106];&quot;0&quot;);&quot;_&quot;;[centroids.B106];&quot;.txt &quot;; [centroids.A106];&quot;,&quot;;[centroids.B106];&quot;,&quot;)" office:value-type="string" office:string-value="./bin/knn_dist.app dat/centroids/11_4.txt dat/outputs/11_4.txt 11,4," calcext:value-type="string">
            <text:p>./bin/knn_dist.app dat/centroids/11_4.txt dat/outputs/11_4.txt 11,4,</text:p>
          </table:table-cell>
        </table:table-row>
        <table:table-row table:style-name="ro1">
          <table:table-cell table:formula="of:=CONCATENATE(&quot;./bin/knn_dist.app dat/centroids/&quot;; TEXT([centroids.A107];&quot;0&quot;);&quot;_&quot;;[centroids.B107];&quot;.txt&quot;; &quot; dat/outputs/&quot;; TEXT([centroids.A107];&quot;0&quot;);&quot;_&quot;;[centroids.B107];&quot;.txt &quot;; [centroids.A107];&quot;,&quot;;[centroids.B107];&quot;,&quot;)" office:value-type="string" office:string-value="./bin/knn_dist.app dat/centroids/11_5.txt dat/outputs/11_5.txt 11,5," calcext:value-type="string">
            <text:p>./bin/knn_dist.app dat/centroids/11_5.txt dat/outputs/11_5.txt 11,5,</text:p>
          </table:table-cell>
        </table:table-row>
        <table:table-row table:style-name="ro1">
          <table:table-cell table:formula="of:=CONCATENATE(&quot;./bin/knn_dist.app dat/centroids/&quot;; TEXT([centroids.A108];&quot;0&quot;);&quot;_&quot;;[centroids.B108];&quot;.txt&quot;; &quot; dat/outputs/&quot;; TEXT([centroids.A108];&quot;0&quot;);&quot;_&quot;;[centroids.B108];&quot;.txt &quot;; [centroids.A108];&quot;,&quot;;[centroids.B108];&quot;,&quot;)" office:value-type="string" office:string-value="./bin/knn_dist.app dat/centroids/11_6.txt dat/outputs/11_6.txt 11,6," calcext:value-type="string">
            <text:p>./bin/knn_dist.app dat/centroids/11_6.txt dat/outputs/11_6.txt 11,6,</text:p>
          </table:table-cell>
        </table:table-row>
        <table:table-row table:style-name="ro1">
          <table:table-cell table:formula="of:=CONCATENATE(&quot;./bin/knn_dist.app dat/centroids/&quot;; TEXT([centroids.A109];&quot;0&quot;);&quot;_&quot;;[centroids.B109];&quot;.txt&quot;; &quot; dat/outputs/&quot;; TEXT([centroids.A109];&quot;0&quot;);&quot;_&quot;;[centroids.B109];&quot;.txt &quot;; [centroids.A109];&quot;,&quot;;[centroids.B109];&quot;,&quot;)" office:value-type="string" office:string-value="./bin/knn_dist.app dat/centroids/11_7.txt dat/outputs/11_7.txt 11,7," calcext:value-type="string">
            <text:p>./bin/knn_dist.app dat/centroids/11_7.txt dat/outputs/11_7.txt 11,7,</text:p>
          </table:table-cell>
        </table:table-row>
        <table:table-row table:style-name="ro1">
          <table:table-cell table:formula="of:=CONCATENATE(&quot;./bin/knn_dist.app dat/centroids/&quot;; TEXT([centroids.A110];&quot;0&quot;);&quot;_&quot;;[centroids.B110];&quot;.txt&quot;; &quot; dat/outputs/&quot;; TEXT([centroids.A110];&quot;0&quot;);&quot;_&quot;;[centroids.B110];&quot;.txt &quot;; [centroids.A110];&quot;,&quot;;[centroids.B110];&quot;,&quot;)" office:value-type="string" office:string-value="./bin/knn_dist.app dat/centroids/11_8.txt dat/outputs/11_8.txt 11,8," calcext:value-type="string">
            <text:p>./bin/knn_dist.app dat/centroids/11_8.txt dat/outputs/11_8.txt 11,8,</text:p>
          </table:table-cell>
        </table:table-row>
        <table:table-row table:style-name="ro1">
          <table:table-cell table:formula="of:=CONCATENATE(&quot;./bin/knn_dist.app dat/centroids/&quot;; TEXT([centroids.A111];&quot;0&quot;);&quot;_&quot;;[centroids.B111];&quot;.txt&quot;; &quot; dat/outputs/&quot;; TEXT([centroids.A111];&quot;0&quot;);&quot;_&quot;;[centroids.B111];&quot;.txt &quot;; [centroids.A111];&quot;,&quot;;[centroids.B111];&quot;,&quot;)" office:value-type="string" office:string-value="./bin/knn_dist.app dat/centroids/11_9.txt dat/outputs/11_9.txt 11,9," calcext:value-type="string">
            <text:p>./bin/knn_dist.app dat/centroids/11_9.txt dat/outputs/11_9.txt 11,9,</text:p>
          </table:table-cell>
        </table:table-row>
        <table:table-row table:style-name="ro1">
          <table:table-cell table:formula="of:=CONCATENATE(&quot;./bin/knn_dist.app dat/centroids/&quot;; TEXT([centroids.A112];&quot;0&quot;);&quot;_&quot;;[centroids.B112];&quot;.txt&quot;; &quot; dat/outputs/&quot;; TEXT([centroids.A112];&quot;0&quot;);&quot;_&quot;;[centroids.B112];&quot;.txt &quot;; [centroids.A112];&quot;,&quot;;[centroids.B112];&quot;,&quot;)" office:value-type="string" office:string-value="./bin/knn_dist.app dat/centroids/12_0.txt dat/outputs/12_0.txt 12,0," calcext:value-type="string">
            <text:p>./bin/knn_dist.app dat/centroids/12_0.txt dat/outputs/12_0.txt 12,0,</text:p>
          </table:table-cell>
        </table:table-row>
        <table:table-row table:style-name="ro1">
          <table:table-cell table:formula="of:=CONCATENATE(&quot;./bin/knn_dist.app dat/centroids/&quot;; TEXT([centroids.A113];&quot;0&quot;);&quot;_&quot;;[centroids.B113];&quot;.txt&quot;; &quot; dat/outputs/&quot;; TEXT([centroids.A113];&quot;0&quot;);&quot;_&quot;;[centroids.B113];&quot;.txt &quot;; [centroids.A113];&quot;,&quot;;[centroids.B113];&quot;,&quot;)" office:value-type="string" office:string-value="./bin/knn_dist.app dat/centroids/12_1.txt dat/outputs/12_1.txt 12,1," calcext:value-type="string">
            <text:p>./bin/knn_dist.app dat/centroids/12_1.txt dat/outputs/12_1.txt 12,1,</text:p>
          </table:table-cell>
        </table:table-row>
        <table:table-row table:style-name="ro1">
          <table:table-cell table:formula="of:=CONCATENATE(&quot;./bin/knn_dist.app dat/centroids/&quot;; TEXT([centroids.A114];&quot;0&quot;);&quot;_&quot;;[centroids.B114];&quot;.txt&quot;; &quot; dat/outputs/&quot;; TEXT([centroids.A114];&quot;0&quot;);&quot;_&quot;;[centroids.B114];&quot;.txt &quot;; [centroids.A114];&quot;,&quot;;[centroids.B114];&quot;,&quot;)" office:value-type="string" office:string-value="./bin/knn_dist.app dat/centroids/12_2.txt dat/outputs/12_2.txt 12,2," calcext:value-type="string">
            <text:p>./bin/knn_dist.app dat/centroids/12_2.txt dat/outputs/12_2.txt 12,2,</text:p>
          </table:table-cell>
        </table:table-row>
        <table:table-row table:style-name="ro1">
          <table:table-cell table:formula="of:=CONCATENATE(&quot;./bin/knn_dist.app dat/centroids/&quot;; TEXT([centroids.A115];&quot;0&quot;);&quot;_&quot;;[centroids.B115];&quot;.txt&quot;; &quot; dat/outputs/&quot;; TEXT([centroids.A115];&quot;0&quot;);&quot;_&quot;;[centroids.B115];&quot;.txt &quot;; [centroids.A115];&quot;,&quot;;[centroids.B115];&quot;,&quot;)" office:value-type="string" office:string-value="./bin/knn_dist.app dat/centroids/12_3.txt dat/outputs/12_3.txt 12,3," calcext:value-type="string">
            <text:p>./bin/knn_dist.app dat/centroids/12_3.txt dat/outputs/12_3.txt 12,3,</text:p>
          </table:table-cell>
        </table:table-row>
        <table:table-row table:style-name="ro1">
          <table:table-cell table:formula="of:=CONCATENATE(&quot;./bin/knn_dist.app dat/centroids/&quot;; TEXT([centroids.A116];&quot;0&quot;);&quot;_&quot;;[centroids.B116];&quot;.txt&quot;; &quot; dat/outputs/&quot;; TEXT([centroids.A116];&quot;0&quot;);&quot;_&quot;;[centroids.B116];&quot;.txt &quot;; [centroids.A116];&quot;,&quot;;[centroids.B116];&quot;,&quot;)" office:value-type="string" office:string-value="./bin/knn_dist.app dat/centroids/12_4.txt dat/outputs/12_4.txt 12,4," calcext:value-type="string">
            <text:p>./bin/knn_dist.app dat/centroids/12_4.txt dat/outputs/12_4.txt 12,4,</text:p>
          </table:table-cell>
        </table:table-row>
        <table:table-row table:style-name="ro1">
          <table:table-cell table:formula="of:=CONCATENATE(&quot;./bin/knn_dist.app dat/centroids/&quot;; TEXT([centroids.A117];&quot;0&quot;);&quot;_&quot;;[centroids.B117];&quot;.txt&quot;; &quot; dat/outputs/&quot;; TEXT([centroids.A117];&quot;0&quot;);&quot;_&quot;;[centroids.B117];&quot;.txt &quot;; [centroids.A117];&quot;,&quot;;[centroids.B117];&quot;,&quot;)" office:value-type="string" office:string-value="./bin/knn_dist.app dat/centroids/12_5.txt dat/outputs/12_5.txt 12,5," calcext:value-type="string">
            <text:p>./bin/knn_dist.app dat/centroids/12_5.txt dat/outputs/12_5.txt 12,5,</text:p>
          </table:table-cell>
        </table:table-row>
        <table:table-row table:style-name="ro1">
          <table:table-cell table:formula="of:=CONCATENATE(&quot;./bin/knn_dist.app dat/centroids/&quot;; TEXT([centroids.A118];&quot;0&quot;);&quot;_&quot;;[centroids.B118];&quot;.txt&quot;; &quot; dat/outputs/&quot;; TEXT([centroids.A118];&quot;0&quot;);&quot;_&quot;;[centroids.B118];&quot;.txt &quot;; [centroids.A118];&quot;,&quot;;[centroids.B118];&quot;,&quot;)" office:value-type="string" office:string-value="./bin/knn_dist.app dat/centroids/12_6.txt dat/outputs/12_6.txt 12,6," calcext:value-type="string">
            <text:p>./bin/knn_dist.app dat/centroids/12_6.txt dat/outputs/12_6.txt 12,6,</text:p>
          </table:table-cell>
        </table:table-row>
        <table:table-row table:style-name="ro1">
          <table:table-cell table:formula="of:=CONCATENATE(&quot;./bin/knn_dist.app dat/centroids/&quot;; TEXT([centroids.A119];&quot;0&quot;);&quot;_&quot;;[centroids.B119];&quot;.txt&quot;; &quot; dat/outputs/&quot;; TEXT([centroids.A119];&quot;0&quot;);&quot;_&quot;;[centroids.B119];&quot;.txt &quot;; [centroids.A119];&quot;,&quot;;[centroids.B119];&quot;,&quot;)" office:value-type="string" office:string-value="./bin/knn_dist.app dat/centroids/12_7.txt dat/outputs/12_7.txt 12,7," calcext:value-type="string">
            <text:p>./bin/knn_dist.app dat/centroids/12_7.txt dat/outputs/12_7.txt 12,7,</text:p>
          </table:table-cell>
        </table:table-row>
        <table:table-row table:style-name="ro1">
          <table:table-cell table:formula="of:=CONCATENATE(&quot;./bin/knn_dist.app dat/centroids/&quot;; TEXT([centroids.A120];&quot;0&quot;);&quot;_&quot;;[centroids.B120];&quot;.txt&quot;; &quot; dat/outputs/&quot;; TEXT([centroids.A120];&quot;0&quot;);&quot;_&quot;;[centroids.B120];&quot;.txt &quot;; [centroids.A120];&quot;,&quot;;[centroids.B120];&quot;,&quot;)" office:value-type="string" office:string-value="./bin/knn_dist.app dat/centroids/12_8.txt dat/outputs/12_8.txt 12,8," calcext:value-type="string">
            <text:p>./bin/knn_dist.app dat/centroids/12_8.txt dat/outputs/12_8.txt 12,8,</text:p>
          </table:table-cell>
        </table:table-row>
        <table:table-row table:style-name="ro1">
          <table:table-cell table:formula="of:=CONCATENATE(&quot;./bin/knn_dist.app dat/centroids/&quot;; TEXT([centroids.A121];&quot;0&quot;);&quot;_&quot;;[centroids.B121];&quot;.txt&quot;; &quot; dat/outputs/&quot;; TEXT([centroids.A121];&quot;0&quot;);&quot;_&quot;;[centroids.B121];&quot;.txt &quot;; [centroids.A121];&quot;,&quot;;[centroids.B121];&quot;,&quot;)" office:value-type="string" office:string-value="./bin/knn_dist.app dat/centroids/12_9.txt dat/outputs/12_9.txt 12,9," calcext:value-type="string">
            <text:p>./bin/knn_dist.app dat/centroids/12_9.txt dat/outputs/12_9.txt 12,9,</text:p>
          </table:table-cell>
        </table:table-row>
        <table:table-row table:style-name="ro1">
          <table:table-cell table:formula="of:=CONCATENATE(&quot;./bin/knn_dist.app dat/centroids/&quot;; TEXT([centroids.A122];&quot;0&quot;);&quot;_&quot;;[centroids.B122];&quot;.txt&quot;; &quot; dat/outputs/&quot;; TEXT([centroids.A122];&quot;0&quot;);&quot;_&quot;;[centroids.B122];&quot;.txt &quot;; [centroids.A122];&quot;,&quot;;[centroids.B122];&quot;,&quot;)" office:value-type="string" office:string-value="./bin/knn_dist.app dat/centroids/13_0.txt dat/outputs/13_0.txt 13,0," calcext:value-type="string">
            <text:p>./bin/knn_dist.app dat/centroids/13_0.txt dat/outputs/13_0.txt 13,0,</text:p>
          </table:table-cell>
        </table:table-row>
        <table:table-row table:style-name="ro1">
          <table:table-cell table:formula="of:=CONCATENATE(&quot;./bin/knn_dist.app dat/centroids/&quot;; TEXT([centroids.A123];&quot;0&quot;);&quot;_&quot;;[centroids.B123];&quot;.txt&quot;; &quot; dat/outputs/&quot;; TEXT([centroids.A123];&quot;0&quot;);&quot;_&quot;;[centroids.B123];&quot;.txt &quot;; [centroids.A123];&quot;,&quot;;[centroids.B123];&quot;,&quot;)" office:value-type="string" office:string-value="./bin/knn_dist.app dat/centroids/13_1.txt dat/outputs/13_1.txt 13,1," calcext:value-type="string">
            <text:p>./bin/knn_dist.app dat/centroids/13_1.txt dat/outputs/13_1.txt 13,1,</text:p>
          </table:table-cell>
        </table:table-row>
        <table:table-row table:style-name="ro1">
          <table:table-cell table:formula="of:=CONCATENATE(&quot;./bin/knn_dist.app dat/centroids/&quot;; TEXT([centroids.A124];&quot;0&quot;);&quot;_&quot;;[centroids.B124];&quot;.txt&quot;; &quot; dat/outputs/&quot;; TEXT([centroids.A124];&quot;0&quot;);&quot;_&quot;;[centroids.B124];&quot;.txt &quot;; [centroids.A124];&quot;,&quot;;[centroids.B124];&quot;,&quot;)" office:value-type="string" office:string-value="./bin/knn_dist.app dat/centroids/13_2.txt dat/outputs/13_2.txt 13,2," calcext:value-type="string">
            <text:p>./bin/knn_dist.app dat/centroids/13_2.txt dat/outputs/13_2.txt 13,2,</text:p>
          </table:table-cell>
        </table:table-row>
        <table:table-row table:style-name="ro1">
          <table:table-cell table:formula="of:=CONCATENATE(&quot;./bin/knn_dist.app dat/centroids/&quot;; TEXT([centroids.A125];&quot;0&quot;);&quot;_&quot;;[centroids.B125];&quot;.txt&quot;; &quot; dat/outputs/&quot;; TEXT([centroids.A125];&quot;0&quot;);&quot;_&quot;;[centroids.B125];&quot;.txt &quot;; [centroids.A125];&quot;,&quot;;[centroids.B125];&quot;,&quot;)" office:value-type="string" office:string-value="./bin/knn_dist.app dat/centroids/13_3.txt dat/outputs/13_3.txt 13,3," calcext:value-type="string">
            <text:p>./bin/knn_dist.app dat/centroids/13_3.txt dat/outputs/13_3.txt 13,3,</text:p>
          </table:table-cell>
        </table:table-row>
        <table:table-row table:style-name="ro1">
          <table:table-cell table:formula="of:=CONCATENATE(&quot;./bin/knn_dist.app dat/centroids/&quot;; TEXT([centroids.A126];&quot;0&quot;);&quot;_&quot;;[centroids.B126];&quot;.txt&quot;; &quot; dat/outputs/&quot;; TEXT([centroids.A126];&quot;0&quot;);&quot;_&quot;;[centroids.B126];&quot;.txt &quot;; [centroids.A126];&quot;,&quot;;[centroids.B126];&quot;,&quot;)" office:value-type="string" office:string-value="./bin/knn_dist.app dat/centroids/13_4.txt dat/outputs/13_4.txt 13,4," calcext:value-type="string">
            <text:p>./bin/knn_dist.app dat/centroids/13_4.txt dat/outputs/13_4.txt 13,4,</text:p>
          </table:table-cell>
        </table:table-row>
        <table:table-row table:style-name="ro1">
          <table:table-cell table:formula="of:=CONCATENATE(&quot;./bin/knn_dist.app dat/centroids/&quot;; TEXT([centroids.A127];&quot;0&quot;);&quot;_&quot;;[centroids.B127];&quot;.txt&quot;; &quot; dat/outputs/&quot;; TEXT([centroids.A127];&quot;0&quot;);&quot;_&quot;;[centroids.B127];&quot;.txt &quot;; [centroids.A127];&quot;,&quot;;[centroids.B127];&quot;,&quot;)" office:value-type="string" office:string-value="./bin/knn_dist.app dat/centroids/13_5.txt dat/outputs/13_5.txt 13,5," calcext:value-type="string">
            <text:p>./bin/knn_dist.app dat/centroids/13_5.txt dat/outputs/13_5.txt 13,5,</text:p>
          </table:table-cell>
        </table:table-row>
        <table:table-row table:style-name="ro1">
          <table:table-cell table:formula="of:=CONCATENATE(&quot;./bin/knn_dist.app dat/centroids/&quot;; TEXT([centroids.A128];&quot;0&quot;);&quot;_&quot;;[centroids.B128];&quot;.txt&quot;; &quot; dat/outputs/&quot;; TEXT([centroids.A128];&quot;0&quot;);&quot;_&quot;;[centroids.B128];&quot;.txt &quot;; [centroids.A128];&quot;,&quot;;[centroids.B128];&quot;,&quot;)" office:value-type="string" office:string-value="./bin/knn_dist.app dat/centroids/13_6.txt dat/outputs/13_6.txt 13,6," calcext:value-type="string">
            <text:p>./bin/knn_dist.app dat/centroids/13_6.txt dat/outputs/13_6.txt 13,6,</text:p>
          </table:table-cell>
        </table:table-row>
        <table:table-row table:style-name="ro1">
          <table:table-cell table:formula="of:=CONCATENATE(&quot;./bin/knn_dist.app dat/centroids/&quot;; TEXT([centroids.A129];&quot;0&quot;);&quot;_&quot;;[centroids.B129];&quot;.txt&quot;; &quot; dat/outputs/&quot;; TEXT([centroids.A129];&quot;0&quot;);&quot;_&quot;;[centroids.B129];&quot;.txt &quot;; [centroids.A129];&quot;,&quot;;[centroids.B129];&quot;,&quot;)" office:value-type="string" office:string-value="./bin/knn_dist.app dat/centroids/13_7.txt dat/outputs/13_7.txt 13,7," calcext:value-type="string">
            <text:p>./bin/knn_dist.app dat/centroids/13_7.txt dat/outputs/13_7.txt 13,7,</text:p>
          </table:table-cell>
        </table:table-row>
        <table:table-row table:style-name="ro1">
          <table:table-cell table:formula="of:=CONCATENATE(&quot;./bin/knn_dist.app dat/centroids/&quot;; TEXT([centroids.A130];&quot;0&quot;);&quot;_&quot;;[centroids.B130];&quot;.txt&quot;; &quot; dat/outputs/&quot;; TEXT([centroids.A130];&quot;0&quot;);&quot;_&quot;;[centroids.B130];&quot;.txt &quot;; [centroids.A130];&quot;,&quot;;[centroids.B130];&quot;,&quot;)" office:value-type="string" office:string-value="./bin/knn_dist.app dat/centroids/13_8.txt dat/outputs/13_8.txt 13,8," calcext:value-type="string">
            <text:p>./bin/knn_dist.app dat/centroids/13_8.txt dat/outputs/13_8.txt 13,8,</text:p>
          </table:table-cell>
        </table:table-row>
        <table:table-row table:style-name="ro1">
          <table:table-cell table:formula="of:=CONCATENATE(&quot;./bin/knn_dist.app dat/centroids/&quot;; TEXT([centroids.A131];&quot;0&quot;);&quot;_&quot;;[centroids.B131];&quot;.txt&quot;; &quot; dat/outputs/&quot;; TEXT([centroids.A131];&quot;0&quot;);&quot;_&quot;;[centroids.B131];&quot;.txt &quot;; [centroids.A131];&quot;,&quot;;[centroids.B131];&quot;,&quot;)" office:value-type="string" office:string-value="./bin/knn_dist.app dat/centroids/13_9.txt dat/outputs/13_9.txt 13,9," calcext:value-type="string">
            <text:p>./bin/knn_dist.app dat/centroids/13_9.txt dat/outputs/13_9.txt 13,9,</text:p>
          </table:table-cell>
        </table:table-row>
        <table:table-row table:style-name="ro1">
          <table:table-cell table:formula="of:=CONCATENATE(&quot;./bin/knn_dist.app dat/centroids/&quot;; TEXT([centroids.A132];&quot;0&quot;);&quot;_&quot;;[centroids.B132];&quot;.txt&quot;; &quot; dat/outputs/&quot;; TEXT([centroids.A132];&quot;0&quot;);&quot;_&quot;;[centroids.B132];&quot;.txt &quot;; [centroids.A132];&quot;,&quot;;[centroids.B132];&quot;,&quot;)" office:value-type="string" office:string-value="./bin/knn_dist.app dat/centroids/14_0.txt dat/outputs/14_0.txt 14,0," calcext:value-type="string">
            <text:p>./bin/knn_dist.app dat/centroids/14_0.txt dat/outputs/14_0.txt 14,0,</text:p>
          </table:table-cell>
        </table:table-row>
        <table:table-row table:style-name="ro1">
          <table:table-cell table:formula="of:=CONCATENATE(&quot;./bin/knn_dist.app dat/centroids/&quot;; TEXT([centroids.A133];&quot;0&quot;);&quot;_&quot;;[centroids.B133];&quot;.txt&quot;; &quot; dat/outputs/&quot;; TEXT([centroids.A133];&quot;0&quot;);&quot;_&quot;;[centroids.B133];&quot;.txt &quot;; [centroids.A133];&quot;,&quot;;[centroids.B133];&quot;,&quot;)" office:value-type="string" office:string-value="./bin/knn_dist.app dat/centroids/14_1.txt dat/outputs/14_1.txt 14,1," calcext:value-type="string">
            <text:p>./bin/knn_dist.app dat/centroids/14_1.txt dat/outputs/14_1.txt 14,1,</text:p>
          </table:table-cell>
        </table:table-row>
        <table:table-row table:style-name="ro1">
          <table:table-cell table:formula="of:=CONCATENATE(&quot;./bin/knn_dist.app dat/centroids/&quot;; TEXT([centroids.A134];&quot;0&quot;);&quot;_&quot;;[centroids.B134];&quot;.txt&quot;; &quot; dat/outputs/&quot;; TEXT([centroids.A134];&quot;0&quot;);&quot;_&quot;;[centroids.B134];&quot;.txt &quot;; [centroids.A134];&quot;,&quot;;[centroids.B134];&quot;,&quot;)" office:value-type="string" office:string-value="./bin/knn_dist.app dat/centroids/14_2.txt dat/outputs/14_2.txt 14,2," calcext:value-type="string">
            <text:p>./bin/knn_dist.app dat/centroids/14_2.txt dat/outputs/14_2.txt 14,2,</text:p>
          </table:table-cell>
        </table:table-row>
        <table:table-row table:style-name="ro1">
          <table:table-cell table:formula="of:=CONCATENATE(&quot;./bin/knn_dist.app dat/centroids/&quot;; TEXT([centroids.A135];&quot;0&quot;);&quot;_&quot;;[centroids.B135];&quot;.txt&quot;; &quot; dat/outputs/&quot;; TEXT([centroids.A135];&quot;0&quot;);&quot;_&quot;;[centroids.B135];&quot;.txt &quot;; [centroids.A135];&quot;,&quot;;[centroids.B135];&quot;,&quot;)" office:value-type="string" office:string-value="./bin/knn_dist.app dat/centroids/14_3.txt dat/outputs/14_3.txt 14,3," calcext:value-type="string">
            <text:p>./bin/knn_dist.app dat/centroids/14_3.txt dat/outputs/14_3.txt 14,3,</text:p>
          </table:table-cell>
        </table:table-row>
        <table:table-row table:style-name="ro1">
          <table:table-cell table:formula="of:=CONCATENATE(&quot;./bin/knn_dist.app dat/centroids/&quot;; TEXT([centroids.A136];&quot;0&quot;);&quot;_&quot;;[centroids.B136];&quot;.txt&quot;; &quot; dat/outputs/&quot;; TEXT([centroids.A136];&quot;0&quot;);&quot;_&quot;;[centroids.B136];&quot;.txt &quot;; [centroids.A136];&quot;,&quot;;[centroids.B136];&quot;,&quot;)" office:value-type="string" office:string-value="./bin/knn_dist.app dat/centroids/14_4.txt dat/outputs/14_4.txt 14,4," calcext:value-type="string">
            <text:p>./bin/knn_dist.app dat/centroids/14_4.txt dat/outputs/14_4.txt 14,4,</text:p>
          </table:table-cell>
        </table:table-row>
        <table:table-row table:style-name="ro1">
          <table:table-cell table:formula="of:=CONCATENATE(&quot;./bin/knn_dist.app dat/centroids/&quot;; TEXT([centroids.A137];&quot;0&quot;);&quot;_&quot;;[centroids.B137];&quot;.txt&quot;; &quot; dat/outputs/&quot;; TEXT([centroids.A137];&quot;0&quot;);&quot;_&quot;;[centroids.B137];&quot;.txt &quot;; [centroids.A137];&quot;,&quot;;[centroids.B137];&quot;,&quot;)" office:value-type="string" office:string-value="./bin/knn_dist.app dat/centroids/14_5.txt dat/outputs/14_5.txt 14,5," calcext:value-type="string">
            <text:p>./bin/knn_dist.app dat/centroids/14_5.txt dat/outputs/14_5.txt 14,5,</text:p>
          </table:table-cell>
        </table:table-row>
        <table:table-row table:style-name="ro1">
          <table:table-cell table:formula="of:=CONCATENATE(&quot;./bin/knn_dist.app dat/centroids/&quot;; TEXT([centroids.A138];&quot;0&quot;);&quot;_&quot;;[centroids.B138];&quot;.txt&quot;; &quot; dat/outputs/&quot;; TEXT([centroids.A138];&quot;0&quot;);&quot;_&quot;;[centroids.B138];&quot;.txt &quot;; [centroids.A138];&quot;,&quot;;[centroids.B138];&quot;,&quot;)" office:value-type="string" office:string-value="./bin/knn_dist.app dat/centroids/14_6.txt dat/outputs/14_6.txt 14,6," calcext:value-type="string">
            <text:p>./bin/knn_dist.app dat/centroids/14_6.txt dat/outputs/14_6.txt 14,6,</text:p>
          </table:table-cell>
        </table:table-row>
        <table:table-row table:style-name="ro1">
          <table:table-cell table:formula="of:=CONCATENATE(&quot;./bin/knn_dist.app dat/centroids/&quot;; TEXT([centroids.A139];&quot;0&quot;);&quot;_&quot;;[centroids.B139];&quot;.txt&quot;; &quot; dat/outputs/&quot;; TEXT([centroids.A139];&quot;0&quot;);&quot;_&quot;;[centroids.B139];&quot;.txt &quot;; [centroids.A139];&quot;,&quot;;[centroids.B139];&quot;,&quot;)" office:value-type="string" office:string-value="./bin/knn_dist.app dat/centroids/14_7.txt dat/outputs/14_7.txt 14,7," calcext:value-type="string">
            <text:p>./bin/knn_dist.app dat/centroids/14_7.txt dat/outputs/14_7.txt 14,7,</text:p>
          </table:table-cell>
        </table:table-row>
        <table:table-row table:style-name="ro1">
          <table:table-cell table:formula="of:=CONCATENATE(&quot;./bin/knn_dist.app dat/centroids/&quot;; TEXT([centroids.A140];&quot;0&quot;);&quot;_&quot;;[centroids.B140];&quot;.txt&quot;; &quot; dat/outputs/&quot;; TEXT([centroids.A140];&quot;0&quot;);&quot;_&quot;;[centroids.B140];&quot;.txt &quot;; [centroids.A140];&quot;,&quot;;[centroids.B140];&quot;,&quot;)" office:value-type="string" office:string-value="./bin/knn_dist.app dat/centroids/14_8.txt dat/outputs/14_8.txt 14,8," calcext:value-type="string">
            <text:p>./bin/knn_dist.app dat/centroids/14_8.txt dat/outputs/14_8.txt 14,8,</text:p>
          </table:table-cell>
        </table:table-row>
        <table:table-row table:style-name="ro1">
          <table:table-cell table:formula="of:=CONCATENATE(&quot;./bin/knn_dist.app dat/centroids/&quot;; TEXT([centroids.A141];&quot;0&quot;);&quot;_&quot;;[centroids.B141];&quot;.txt&quot;; &quot; dat/outputs/&quot;; TEXT([centroids.A141];&quot;0&quot;);&quot;_&quot;;[centroids.B141];&quot;.txt &quot;; [centroids.A141];&quot;,&quot;;[centroids.B141];&quot;,&quot;)" office:value-type="string" office:string-value="./bin/knn_dist.app dat/centroids/14_9.txt dat/outputs/14_9.txt 14,9," calcext:value-type="string">
            <text:p>./bin/knn_dist.app dat/centroids/14_9.txt dat/outputs/14_9.txt 14,9,</text:p>
          </table:table-cell>
        </table:table-row>
        <table:table-row table:style-name="ro1">
          <table:table-cell table:formula="of:=CONCATENATE(&quot;./bin/knn_dist.app dat/centroids/&quot;; TEXT([centroids.A142];&quot;0&quot;);&quot;_&quot;;[centroids.B142];&quot;.txt&quot;; &quot; dat/outputs/&quot;; TEXT([centroids.A142];&quot;0&quot;);&quot;_&quot;;[centroids.B142];&quot;.txt &quot;; [centroids.A142];&quot;,&quot;;[centroids.B142];&quot;,&quot;)" office:value-type="string" office:string-value="./bin/knn_dist.app dat/centroids/15_0.txt dat/outputs/15_0.txt 15,0," calcext:value-type="string">
            <text:p>./bin/knn_dist.app dat/centroids/15_0.txt dat/outputs/15_0.txt 15,0,</text:p>
          </table:table-cell>
        </table:table-row>
        <table:table-row table:style-name="ro1">
          <table:table-cell table:formula="of:=CONCATENATE(&quot;./bin/knn_dist.app dat/centroids/&quot;; TEXT([centroids.A143];&quot;0&quot;);&quot;_&quot;;[centroids.B143];&quot;.txt&quot;; &quot; dat/outputs/&quot;; TEXT([centroids.A143];&quot;0&quot;);&quot;_&quot;;[centroids.B143];&quot;.txt &quot;; [centroids.A143];&quot;,&quot;;[centroids.B143];&quot;,&quot;)" office:value-type="string" office:string-value="./bin/knn_dist.app dat/centroids/15_1.txt dat/outputs/15_1.txt 15,1," calcext:value-type="string">
            <text:p>./bin/knn_dist.app dat/centroids/15_1.txt dat/outputs/15_1.txt 15,1,</text:p>
          </table:table-cell>
        </table:table-row>
        <table:table-row table:style-name="ro1">
          <table:table-cell table:formula="of:=CONCATENATE(&quot;./bin/knn_dist.app dat/centroids/&quot;; TEXT([centroids.A144];&quot;0&quot;);&quot;_&quot;;[centroids.B144];&quot;.txt&quot;; &quot; dat/outputs/&quot;; TEXT([centroids.A144];&quot;0&quot;);&quot;_&quot;;[centroids.B144];&quot;.txt &quot;; [centroids.A144];&quot;,&quot;;[centroids.B144];&quot;,&quot;)" office:value-type="string" office:string-value="./bin/knn_dist.app dat/centroids/15_2.txt dat/outputs/15_2.txt 15,2," calcext:value-type="string">
            <text:p>./bin/knn_dist.app dat/centroids/15_2.txt dat/outputs/15_2.txt 15,2,</text:p>
          </table:table-cell>
        </table:table-row>
        <table:table-row table:style-name="ro1">
          <table:table-cell table:formula="of:=CONCATENATE(&quot;./bin/knn_dist.app dat/centroids/&quot;; TEXT([centroids.A145];&quot;0&quot;);&quot;_&quot;;[centroids.B145];&quot;.txt&quot;; &quot; dat/outputs/&quot;; TEXT([centroids.A145];&quot;0&quot;);&quot;_&quot;;[centroids.B145];&quot;.txt &quot;; [centroids.A145];&quot;,&quot;;[centroids.B145];&quot;,&quot;)" office:value-type="string" office:string-value="./bin/knn_dist.app dat/centroids/15_3.txt dat/outputs/15_3.txt 15,3," calcext:value-type="string">
            <text:p>./bin/knn_dist.app dat/centroids/15_3.txt dat/outputs/15_3.txt 15,3,</text:p>
          </table:table-cell>
        </table:table-row>
        <table:table-row table:style-name="ro1">
          <table:table-cell table:formula="of:=CONCATENATE(&quot;./bin/knn_dist.app dat/centroids/&quot;; TEXT([centroids.A146];&quot;0&quot;);&quot;_&quot;;[centroids.B146];&quot;.txt&quot;; &quot; dat/outputs/&quot;; TEXT([centroids.A146];&quot;0&quot;);&quot;_&quot;;[centroids.B146];&quot;.txt &quot;; [centroids.A146];&quot;,&quot;;[centroids.B146];&quot;,&quot;)" office:value-type="string" office:string-value="./bin/knn_dist.app dat/centroids/15_4.txt dat/outputs/15_4.txt 15,4," calcext:value-type="string">
            <text:p>./bin/knn_dist.app dat/centroids/15_4.txt dat/outputs/15_4.txt 15,4,</text:p>
          </table:table-cell>
        </table:table-row>
        <table:table-row table:style-name="ro1">
          <table:table-cell table:formula="of:=CONCATENATE(&quot;./bin/knn_dist.app dat/centroids/&quot;; TEXT([centroids.A147];&quot;0&quot;);&quot;_&quot;;[centroids.B147];&quot;.txt&quot;; &quot; dat/outputs/&quot;; TEXT([centroids.A147];&quot;0&quot;);&quot;_&quot;;[centroids.B147];&quot;.txt &quot;; [centroids.A147];&quot;,&quot;;[centroids.B147];&quot;,&quot;)" office:value-type="string" office:string-value="./bin/knn_dist.app dat/centroids/15_5.txt dat/outputs/15_5.txt 15,5," calcext:value-type="string">
            <text:p>./bin/knn_dist.app dat/centroids/15_5.txt dat/outputs/15_5.txt 15,5,</text:p>
          </table:table-cell>
        </table:table-row>
        <table:table-row table:style-name="ro1">
          <table:table-cell table:formula="of:=CONCATENATE(&quot;./bin/knn_dist.app dat/centroids/&quot;; TEXT([centroids.A148];&quot;0&quot;);&quot;_&quot;;[centroids.B148];&quot;.txt&quot;; &quot; dat/outputs/&quot;; TEXT([centroids.A148];&quot;0&quot;);&quot;_&quot;;[centroids.B148];&quot;.txt &quot;; [centroids.A148];&quot;,&quot;;[centroids.B148];&quot;,&quot;)" office:value-type="string" office:string-value="./bin/knn_dist.app dat/centroids/15_6.txt dat/outputs/15_6.txt 15,6," calcext:value-type="string">
            <text:p>./bin/knn_dist.app dat/centroids/15_6.txt dat/outputs/15_6.txt 15,6,</text:p>
          </table:table-cell>
        </table:table-row>
        <table:table-row table:style-name="ro1">
          <table:table-cell table:formula="of:=CONCATENATE(&quot;./bin/knn_dist.app dat/centroids/&quot;; TEXT([centroids.A149];&quot;0&quot;);&quot;_&quot;;[centroids.B149];&quot;.txt&quot;; &quot; dat/outputs/&quot;; TEXT([centroids.A149];&quot;0&quot;);&quot;_&quot;;[centroids.B149];&quot;.txt &quot;; [centroids.A149];&quot;,&quot;;[centroids.B149];&quot;,&quot;)" office:value-type="string" office:string-value="./bin/knn_dist.app dat/centroids/15_7.txt dat/outputs/15_7.txt 15,7," calcext:value-type="string">
            <text:p>./bin/knn_dist.app dat/centroids/15_7.txt dat/outputs/15_7.txt 15,7,</text:p>
          </table:table-cell>
        </table:table-row>
        <table:table-row table:style-name="ro1">
          <table:table-cell table:formula="of:=CONCATENATE(&quot;./bin/knn_dist.app dat/centroids/&quot;; TEXT([centroids.A150];&quot;0&quot;);&quot;_&quot;;[centroids.B150];&quot;.txt&quot;; &quot; dat/outputs/&quot;; TEXT([centroids.A150];&quot;0&quot;);&quot;_&quot;;[centroids.B150];&quot;.txt &quot;; [centroids.A150];&quot;,&quot;;[centroids.B150];&quot;,&quot;)" office:value-type="string" office:string-value="./bin/knn_dist.app dat/centroids/15_8.txt dat/outputs/15_8.txt 15,8," calcext:value-type="string">
            <text:p>./bin/knn_dist.app dat/centroids/15_8.txt dat/outputs/15_8.txt 15,8,</text:p>
          </table:table-cell>
        </table:table-row>
        <table:table-row table:style-name="ro1">
          <table:table-cell table:formula="of:=CONCATENATE(&quot;./bin/knn_dist.app dat/centroids/&quot;; TEXT([centroids.A151];&quot;0&quot;);&quot;_&quot;;[centroids.B151];&quot;.txt&quot;; &quot; dat/outputs/&quot;; TEXT([centroids.A151];&quot;0&quot;);&quot;_&quot;;[centroids.B151];&quot;.txt &quot;; [centroids.A151];&quot;,&quot;;[centroids.B151];&quot;,&quot;)" office:value-type="string" office:string-value="./bin/knn_dist.app dat/centroids/15_9.txt dat/outputs/15_9.txt 15,9," calcext:value-type="string">
            <text:p>./bin/knn_dist.app dat/centroids/15_9.txt dat/outputs/15_9.txt 15,9,</text:p>
          </table:table-cell>
        </table:table-row>
        <table:table-row table:style-name="ro1">
          <table:table-cell table:formula="of:=CONCATENATE(&quot;./bin/knn_dist.app dat/centroids/&quot;; TEXT([centroids.A152];&quot;0&quot;);&quot;_&quot;;[centroids.B152];&quot;.txt&quot;; &quot; dat/outputs/&quot;; TEXT([centroids.A152];&quot;0&quot;);&quot;_&quot;;[centroids.B152];&quot;.txt &quot;; [centroids.A152];&quot;,&quot;;[centroids.B152];&quot;,&quot;)" office:value-type="string" office:string-value="./bin/knn_dist.app dat/centroids/16_0.txt dat/outputs/16_0.txt 16,0," calcext:value-type="string">
            <text:p>./bin/knn_dist.app dat/centroids/16_0.txt dat/outputs/16_0.txt 16,0,</text:p>
          </table:table-cell>
        </table:table-row>
        <table:table-row table:style-name="ro1">
          <table:table-cell table:formula="of:=CONCATENATE(&quot;./bin/knn_dist.app dat/centroids/&quot;; TEXT([centroids.A153];&quot;0&quot;);&quot;_&quot;;[centroids.B153];&quot;.txt&quot;; &quot; dat/outputs/&quot;; TEXT([centroids.A153];&quot;0&quot;);&quot;_&quot;;[centroids.B153];&quot;.txt &quot;; [centroids.A153];&quot;,&quot;;[centroids.B153];&quot;,&quot;)" office:value-type="string" office:string-value="./bin/knn_dist.app dat/centroids/16_1.txt dat/outputs/16_1.txt 16,1," calcext:value-type="string">
            <text:p>./bin/knn_dist.app dat/centroids/16_1.txt dat/outputs/16_1.txt 16,1,</text:p>
          </table:table-cell>
        </table:table-row>
        <table:table-row table:style-name="ro1">
          <table:table-cell table:formula="of:=CONCATENATE(&quot;./bin/knn_dist.app dat/centroids/&quot;; TEXT([centroids.A154];&quot;0&quot;);&quot;_&quot;;[centroids.B154];&quot;.txt&quot;; &quot; dat/outputs/&quot;; TEXT([centroids.A154];&quot;0&quot;);&quot;_&quot;;[centroids.B154];&quot;.txt &quot;; [centroids.A154];&quot;,&quot;;[centroids.B154];&quot;,&quot;)" office:value-type="string" office:string-value="./bin/knn_dist.app dat/centroids/16_2.txt dat/outputs/16_2.txt 16,2," calcext:value-type="string">
            <text:p>./bin/knn_dist.app dat/centroids/16_2.txt dat/outputs/16_2.txt 16,2,</text:p>
          </table:table-cell>
        </table:table-row>
        <table:table-row table:style-name="ro1">
          <table:table-cell table:formula="of:=CONCATENATE(&quot;./bin/knn_dist.app dat/centroids/&quot;; TEXT([centroids.A155];&quot;0&quot;);&quot;_&quot;;[centroids.B155];&quot;.txt&quot;; &quot; dat/outputs/&quot;; TEXT([centroids.A155];&quot;0&quot;);&quot;_&quot;;[centroids.B155];&quot;.txt &quot;; [centroids.A155];&quot;,&quot;;[centroids.B155];&quot;,&quot;)" office:value-type="string" office:string-value="./bin/knn_dist.app dat/centroids/16_3.txt dat/outputs/16_3.txt 16,3," calcext:value-type="string">
            <text:p>./bin/knn_dist.app dat/centroids/16_3.txt dat/outputs/16_3.txt 16,3,</text:p>
          </table:table-cell>
        </table:table-row>
        <table:table-row table:style-name="ro1">
          <table:table-cell table:formula="of:=CONCATENATE(&quot;./bin/knn_dist.app dat/centroids/&quot;; TEXT([centroids.A156];&quot;0&quot;);&quot;_&quot;;[centroids.B156];&quot;.txt&quot;; &quot; dat/outputs/&quot;; TEXT([centroids.A156];&quot;0&quot;);&quot;_&quot;;[centroids.B156];&quot;.txt &quot;; [centroids.A156];&quot;,&quot;;[centroids.B156];&quot;,&quot;)" office:value-type="string" office:string-value="./bin/knn_dist.app dat/centroids/16_4.txt dat/outputs/16_4.txt 16,4," calcext:value-type="string">
            <text:p>./bin/knn_dist.app dat/centroids/16_4.txt dat/outputs/16_4.txt 16,4,</text:p>
          </table:table-cell>
        </table:table-row>
        <table:table-row table:style-name="ro1">
          <table:table-cell table:formula="of:=CONCATENATE(&quot;./bin/knn_dist.app dat/centroids/&quot;; TEXT([centroids.A157];&quot;0&quot;);&quot;_&quot;;[centroids.B157];&quot;.txt&quot;; &quot; dat/outputs/&quot;; TEXT([centroids.A157];&quot;0&quot;);&quot;_&quot;;[centroids.B157];&quot;.txt &quot;; [centroids.A157];&quot;,&quot;;[centroids.B157];&quot;,&quot;)" office:value-type="string" office:string-value="./bin/knn_dist.app dat/centroids/16_5.txt dat/outputs/16_5.txt 16,5," calcext:value-type="string">
            <text:p>./bin/knn_dist.app dat/centroids/16_5.txt dat/outputs/16_5.txt 16,5,</text:p>
          </table:table-cell>
        </table:table-row>
        <table:table-row table:style-name="ro1">
          <table:table-cell table:formula="of:=CONCATENATE(&quot;./bin/knn_dist.app dat/centroids/&quot;; TEXT([centroids.A158];&quot;0&quot;);&quot;_&quot;;[centroids.B158];&quot;.txt&quot;; &quot; dat/outputs/&quot;; TEXT([centroids.A158];&quot;0&quot;);&quot;_&quot;;[centroids.B158];&quot;.txt &quot;; [centroids.A158];&quot;,&quot;;[centroids.B158];&quot;,&quot;)" office:value-type="string" office:string-value="./bin/knn_dist.app dat/centroids/16_6.txt dat/outputs/16_6.txt 16,6," calcext:value-type="string">
            <text:p>./bin/knn_dist.app dat/centroids/16_6.txt dat/outputs/16_6.txt 16,6,</text:p>
          </table:table-cell>
        </table:table-row>
        <table:table-row table:style-name="ro1">
          <table:table-cell table:formula="of:=CONCATENATE(&quot;./bin/knn_dist.app dat/centroids/&quot;; TEXT([centroids.A159];&quot;0&quot;);&quot;_&quot;;[centroids.B159];&quot;.txt&quot;; &quot; dat/outputs/&quot;; TEXT([centroids.A159];&quot;0&quot;);&quot;_&quot;;[centroids.B159];&quot;.txt &quot;; [centroids.A159];&quot;,&quot;;[centroids.B159];&quot;,&quot;)" office:value-type="string" office:string-value="./bin/knn_dist.app dat/centroids/16_7.txt dat/outputs/16_7.txt 16,7," calcext:value-type="string">
            <text:p>./bin/knn_dist.app dat/centroids/16_7.txt dat/outputs/16_7.txt 16,7,</text:p>
          </table:table-cell>
        </table:table-row>
        <table:table-row table:style-name="ro1">
          <table:table-cell table:formula="of:=CONCATENATE(&quot;./bin/knn_dist.app dat/centroids/&quot;; TEXT([centroids.A160];&quot;0&quot;);&quot;_&quot;;[centroids.B160];&quot;.txt&quot;; &quot; dat/outputs/&quot;; TEXT([centroids.A160];&quot;0&quot;);&quot;_&quot;;[centroids.B160];&quot;.txt &quot;; [centroids.A160];&quot;,&quot;;[centroids.B160];&quot;,&quot;)" office:value-type="string" office:string-value="./bin/knn_dist.app dat/centroids/16_8.txt dat/outputs/16_8.txt 16,8," calcext:value-type="string">
            <text:p>./bin/knn_dist.app dat/centroids/16_8.txt dat/outputs/16_8.txt 16,8,</text:p>
          </table:table-cell>
        </table:table-row>
        <table:table-row table:style-name="ro1">
          <table:table-cell table:formula="of:=CONCATENATE(&quot;./bin/knn_dist.app dat/centroids/&quot;; TEXT([centroids.A161];&quot;0&quot;);&quot;_&quot;;[centroids.B161];&quot;.txt&quot;; &quot; dat/outputs/&quot;; TEXT([centroids.A161];&quot;0&quot;);&quot;_&quot;;[centroids.B161];&quot;.txt &quot;; [centroids.A161];&quot;,&quot;;[centroids.B161];&quot;,&quot;)" office:value-type="string" office:string-value="./bin/knn_dist.app dat/centroids/16_9.txt dat/outputs/16_9.txt 16,9," calcext:value-type="string">
            <text:p>./bin/knn_dist.app dat/centroids/16_9.txt dat/outputs/16_9.txt 16,9,</text:p>
          </table:table-cell>
        </table:table-row>
        <table:table-row table:style-name="ro1">
          <table:table-cell table:formula="of:=CONCATENATE(&quot;./bin/knn_dist.app dat/centroids/&quot;; TEXT([centroids.A162];&quot;0&quot;);&quot;_&quot;;[centroids.B162];&quot;.txt&quot;; &quot; dat/outputs/&quot;; TEXT([centroids.A162];&quot;0&quot;);&quot;_&quot;;[centroids.B162];&quot;.txt &quot;; [centroids.A162];&quot;,&quot;;[centroids.B162];&quot;,&quot;)" office:value-type="string" office:string-value="./bin/knn_dist.app dat/centroids/17_0.txt dat/outputs/17_0.txt 17,0," calcext:value-type="string">
            <text:p>./bin/knn_dist.app dat/centroids/17_0.txt dat/outputs/17_0.txt 17,0,</text:p>
          </table:table-cell>
        </table:table-row>
        <table:table-row table:style-name="ro1">
          <table:table-cell table:formula="of:=CONCATENATE(&quot;./bin/knn_dist.app dat/centroids/&quot;; TEXT([centroids.A163];&quot;0&quot;);&quot;_&quot;;[centroids.B163];&quot;.txt&quot;; &quot; dat/outputs/&quot;; TEXT([centroids.A163];&quot;0&quot;);&quot;_&quot;;[centroids.B163];&quot;.txt &quot;; [centroids.A163];&quot;,&quot;;[centroids.B163];&quot;,&quot;)" office:value-type="string" office:string-value="./bin/knn_dist.app dat/centroids/17_1.txt dat/outputs/17_1.txt 17,1," calcext:value-type="string">
            <text:p>./bin/knn_dist.app dat/centroids/17_1.txt dat/outputs/17_1.txt 17,1,</text:p>
          </table:table-cell>
        </table:table-row>
        <table:table-row table:style-name="ro1">
          <table:table-cell table:formula="of:=CONCATENATE(&quot;./bin/knn_dist.app dat/centroids/&quot;; TEXT([centroids.A164];&quot;0&quot;);&quot;_&quot;;[centroids.B164];&quot;.txt&quot;; &quot; dat/outputs/&quot;; TEXT([centroids.A164];&quot;0&quot;);&quot;_&quot;;[centroids.B164];&quot;.txt &quot;; [centroids.A164];&quot;,&quot;;[centroids.B164];&quot;,&quot;)" office:value-type="string" office:string-value="./bin/knn_dist.app dat/centroids/17_2.txt dat/outputs/17_2.txt 17,2," calcext:value-type="string">
            <text:p>./bin/knn_dist.app dat/centroids/17_2.txt dat/outputs/17_2.txt 17,2,</text:p>
          </table:table-cell>
        </table:table-row>
        <table:table-row table:style-name="ro1">
          <table:table-cell table:formula="of:=CONCATENATE(&quot;./bin/knn_dist.app dat/centroids/&quot;; TEXT([centroids.A165];&quot;0&quot;);&quot;_&quot;;[centroids.B165];&quot;.txt&quot;; &quot; dat/outputs/&quot;; TEXT([centroids.A165];&quot;0&quot;);&quot;_&quot;;[centroids.B165];&quot;.txt &quot;; [centroids.A165];&quot;,&quot;;[centroids.B165];&quot;,&quot;)" office:value-type="string" office:string-value="./bin/knn_dist.app dat/centroids/17_3.txt dat/outputs/17_3.txt 17,3," calcext:value-type="string">
            <text:p>./bin/knn_dist.app dat/centroids/17_3.txt dat/outputs/17_3.txt 17,3,</text:p>
          </table:table-cell>
        </table:table-row>
        <table:table-row table:style-name="ro1">
          <table:table-cell table:formula="of:=CONCATENATE(&quot;./bin/knn_dist.app dat/centroids/&quot;; TEXT([centroids.A166];&quot;0&quot;);&quot;_&quot;;[centroids.B166];&quot;.txt&quot;; &quot; dat/outputs/&quot;; TEXT([centroids.A166];&quot;0&quot;);&quot;_&quot;;[centroids.B166];&quot;.txt &quot;; [centroids.A166];&quot;,&quot;;[centroids.B166];&quot;,&quot;)" office:value-type="string" office:string-value="./bin/knn_dist.app dat/centroids/17_4.txt dat/outputs/17_4.txt 17,4," calcext:value-type="string">
            <text:p>./bin/knn_dist.app dat/centroids/17_4.txt dat/outputs/17_4.txt 17,4,</text:p>
          </table:table-cell>
        </table:table-row>
        <table:table-row table:style-name="ro1">
          <table:table-cell table:formula="of:=CONCATENATE(&quot;./bin/knn_dist.app dat/centroids/&quot;; TEXT([centroids.A167];&quot;0&quot;);&quot;_&quot;;[centroids.B167];&quot;.txt&quot;; &quot; dat/outputs/&quot;; TEXT([centroids.A167];&quot;0&quot;);&quot;_&quot;;[centroids.B167];&quot;.txt &quot;; [centroids.A167];&quot;,&quot;;[centroids.B167];&quot;,&quot;)" office:value-type="string" office:string-value="./bin/knn_dist.app dat/centroids/17_5.txt dat/outputs/17_5.txt 17,5," calcext:value-type="string">
            <text:p>./bin/knn_dist.app dat/centroids/17_5.txt dat/outputs/17_5.txt 17,5,</text:p>
          </table:table-cell>
        </table:table-row>
        <table:table-row table:style-name="ro1">
          <table:table-cell table:formula="of:=CONCATENATE(&quot;./bin/knn_dist.app dat/centroids/&quot;; TEXT([centroids.A168];&quot;0&quot;);&quot;_&quot;;[centroids.B168];&quot;.txt&quot;; &quot; dat/outputs/&quot;; TEXT([centroids.A168];&quot;0&quot;);&quot;_&quot;;[centroids.B168];&quot;.txt &quot;; [centroids.A168];&quot;,&quot;;[centroids.B168];&quot;,&quot;)" office:value-type="string" office:string-value="./bin/knn_dist.app dat/centroids/17_6.txt dat/outputs/17_6.txt 17,6," calcext:value-type="string">
            <text:p>./bin/knn_dist.app dat/centroids/17_6.txt dat/outputs/17_6.txt 17,6,</text:p>
          </table:table-cell>
        </table:table-row>
        <table:table-row table:style-name="ro1">
          <table:table-cell table:formula="of:=CONCATENATE(&quot;./bin/knn_dist.app dat/centroids/&quot;; TEXT([centroids.A169];&quot;0&quot;);&quot;_&quot;;[centroids.B169];&quot;.txt&quot;; &quot; dat/outputs/&quot;; TEXT([centroids.A169];&quot;0&quot;);&quot;_&quot;;[centroids.B169];&quot;.txt &quot;; [centroids.A169];&quot;,&quot;;[centroids.B169];&quot;,&quot;)" office:value-type="string" office:string-value="./bin/knn_dist.app dat/centroids/17_7.txt dat/outputs/17_7.txt 17,7," calcext:value-type="string">
            <text:p>./bin/knn_dist.app dat/centroids/17_7.txt dat/outputs/17_7.txt 17,7,</text:p>
          </table:table-cell>
        </table:table-row>
        <table:table-row table:style-name="ro1">
          <table:table-cell table:formula="of:=CONCATENATE(&quot;./bin/knn_dist.app dat/centroids/&quot;; TEXT([centroids.A170];&quot;0&quot;);&quot;_&quot;;[centroids.B170];&quot;.txt&quot;; &quot; dat/outputs/&quot;; TEXT([centroids.A170];&quot;0&quot;);&quot;_&quot;;[centroids.B170];&quot;.txt &quot;; [centroids.A170];&quot;,&quot;;[centroids.B170];&quot;,&quot;)" office:value-type="string" office:string-value="./bin/knn_dist.app dat/centroids/17_8.txt dat/outputs/17_8.txt 17,8," calcext:value-type="string">
            <text:p>./bin/knn_dist.app dat/centroids/17_8.txt dat/outputs/17_8.txt 17,8,</text:p>
          </table:table-cell>
        </table:table-row>
        <table:table-row table:style-name="ro1">
          <table:table-cell table:formula="of:=CONCATENATE(&quot;./bin/knn_dist.app dat/centroids/&quot;; TEXT([centroids.A171];&quot;0&quot;);&quot;_&quot;;[centroids.B171];&quot;.txt&quot;; &quot; dat/outputs/&quot;; TEXT([centroids.A171];&quot;0&quot;);&quot;_&quot;;[centroids.B171];&quot;.txt &quot;; [centroids.A171];&quot;,&quot;;[centroids.B171];&quot;,&quot;)" office:value-type="string" office:string-value="./bin/knn_dist.app dat/centroids/17_9.txt dat/outputs/17_9.txt 17,9," calcext:value-type="string">
            <text:p>./bin/knn_dist.app dat/centroids/17_9.txt dat/outputs/17_9.txt 17,9,</text:p>
          </table:table-cell>
        </table:table-row>
        <table:table-row table:style-name="ro1">
          <table:table-cell table:formula="of:=CONCATENATE(&quot;./bin/knn_dist.app dat/centroids/&quot;; TEXT([centroids.A172];&quot;0&quot;);&quot;_&quot;;[centroids.B172];&quot;.txt&quot;; &quot; dat/outputs/&quot;; TEXT([centroids.A172];&quot;0&quot;);&quot;_&quot;;[centroids.B172];&quot;.txt &quot;; [centroids.A172];&quot;,&quot;;[centroids.B172];&quot;,&quot;)" office:value-type="string" office:string-value="./bin/knn_dist.app dat/centroids/18_0.txt dat/outputs/18_0.txt 18,0," calcext:value-type="string">
            <text:p>./bin/knn_dist.app dat/centroids/18_0.txt dat/outputs/18_0.txt 18,0,</text:p>
          </table:table-cell>
        </table:table-row>
        <table:table-row table:style-name="ro1">
          <table:table-cell table:formula="of:=CONCATENATE(&quot;./bin/knn_dist.app dat/centroids/&quot;; TEXT([centroids.A173];&quot;0&quot;);&quot;_&quot;;[centroids.B173];&quot;.txt&quot;; &quot; dat/outputs/&quot;; TEXT([centroids.A173];&quot;0&quot;);&quot;_&quot;;[centroids.B173];&quot;.txt &quot;; [centroids.A173];&quot;,&quot;;[centroids.B173];&quot;,&quot;)" office:value-type="string" office:string-value="./bin/knn_dist.app dat/centroids/18_1.txt dat/outputs/18_1.txt 18,1," calcext:value-type="string">
            <text:p>./bin/knn_dist.app dat/centroids/18_1.txt dat/outputs/18_1.txt 18,1,</text:p>
          </table:table-cell>
        </table:table-row>
        <table:table-row table:style-name="ro1">
          <table:table-cell table:formula="of:=CONCATENATE(&quot;./bin/knn_dist.app dat/centroids/&quot;; TEXT([centroids.A174];&quot;0&quot;);&quot;_&quot;;[centroids.B174];&quot;.txt&quot;; &quot; dat/outputs/&quot;; TEXT([centroids.A174];&quot;0&quot;);&quot;_&quot;;[centroids.B174];&quot;.txt &quot;; [centroids.A174];&quot;,&quot;;[centroids.B174];&quot;,&quot;)" office:value-type="string" office:string-value="./bin/knn_dist.app dat/centroids/18_2.txt dat/outputs/18_2.txt 18,2," calcext:value-type="string">
            <text:p>./bin/knn_dist.app dat/centroids/18_2.txt dat/outputs/18_2.txt 18,2,</text:p>
          </table:table-cell>
        </table:table-row>
        <table:table-row table:style-name="ro1">
          <table:table-cell table:formula="of:=CONCATENATE(&quot;./bin/knn_dist.app dat/centroids/&quot;; TEXT([centroids.A175];&quot;0&quot;);&quot;_&quot;;[centroids.B175];&quot;.txt&quot;; &quot; dat/outputs/&quot;; TEXT([centroids.A175];&quot;0&quot;);&quot;_&quot;;[centroids.B175];&quot;.txt &quot;; [centroids.A175];&quot;,&quot;;[centroids.B175];&quot;,&quot;)" office:value-type="string" office:string-value="./bin/knn_dist.app dat/centroids/18_3.txt dat/outputs/18_3.txt 18,3," calcext:value-type="string">
            <text:p>./bin/knn_dist.app dat/centroids/18_3.txt dat/outputs/18_3.txt 18,3,</text:p>
          </table:table-cell>
        </table:table-row>
        <table:table-row table:style-name="ro1">
          <table:table-cell table:formula="of:=CONCATENATE(&quot;./bin/knn_dist.app dat/centroids/&quot;; TEXT([centroids.A176];&quot;0&quot;);&quot;_&quot;;[centroids.B176];&quot;.txt&quot;; &quot; dat/outputs/&quot;; TEXT([centroids.A176];&quot;0&quot;);&quot;_&quot;;[centroids.B176];&quot;.txt &quot;; [centroids.A176];&quot;,&quot;;[centroids.B176];&quot;,&quot;)" office:value-type="string" office:string-value="./bin/knn_dist.app dat/centroids/18_4.txt dat/outputs/18_4.txt 18,4," calcext:value-type="string">
            <text:p>./bin/knn_dist.app dat/centroids/18_4.txt dat/outputs/18_4.txt 18,4,</text:p>
          </table:table-cell>
        </table:table-row>
        <table:table-row table:style-name="ro1">
          <table:table-cell table:formula="of:=CONCATENATE(&quot;./bin/knn_dist.app dat/centroids/&quot;; TEXT([centroids.A177];&quot;0&quot;);&quot;_&quot;;[centroids.B177];&quot;.txt&quot;; &quot; dat/outputs/&quot;; TEXT([centroids.A177];&quot;0&quot;);&quot;_&quot;;[centroids.B177];&quot;.txt &quot;; [centroids.A177];&quot;,&quot;;[centroids.B177];&quot;,&quot;)" office:value-type="string" office:string-value="./bin/knn_dist.app dat/centroids/18_5.txt dat/outputs/18_5.txt 18,5," calcext:value-type="string">
            <text:p>./bin/knn_dist.app dat/centroids/18_5.txt dat/outputs/18_5.txt 18,5,</text:p>
          </table:table-cell>
        </table:table-row>
        <table:table-row table:style-name="ro1">
          <table:table-cell table:formula="of:=CONCATENATE(&quot;./bin/knn_dist.app dat/centroids/&quot;; TEXT([centroids.A178];&quot;0&quot;);&quot;_&quot;;[centroids.B178];&quot;.txt&quot;; &quot; dat/outputs/&quot;; TEXT([centroids.A178];&quot;0&quot;);&quot;_&quot;;[centroids.B178];&quot;.txt &quot;; [centroids.A178];&quot;,&quot;;[centroids.B178];&quot;,&quot;)" office:value-type="string" office:string-value="./bin/knn_dist.app dat/centroids/18_6.txt dat/outputs/18_6.txt 18,6," calcext:value-type="string">
            <text:p>./bin/knn_dist.app dat/centroids/18_6.txt dat/outputs/18_6.txt 18,6,</text:p>
          </table:table-cell>
        </table:table-row>
        <table:table-row table:style-name="ro1">
          <table:table-cell table:formula="of:=CONCATENATE(&quot;./bin/knn_dist.app dat/centroids/&quot;; TEXT([centroids.A179];&quot;0&quot;);&quot;_&quot;;[centroids.B179];&quot;.txt&quot;; &quot; dat/outputs/&quot;; TEXT([centroids.A179];&quot;0&quot;);&quot;_&quot;;[centroids.B179];&quot;.txt &quot;; [centroids.A179];&quot;,&quot;;[centroids.B179];&quot;,&quot;)" office:value-type="string" office:string-value="./bin/knn_dist.app dat/centroids/18_7.txt dat/outputs/18_7.txt 18,7," calcext:value-type="string">
            <text:p>./bin/knn_dist.app dat/centroids/18_7.txt dat/outputs/18_7.txt 18,7,</text:p>
          </table:table-cell>
        </table:table-row>
        <table:table-row table:style-name="ro1">
          <table:table-cell table:formula="of:=CONCATENATE(&quot;./bin/knn_dist.app dat/centroids/&quot;; TEXT([centroids.A180];&quot;0&quot;);&quot;_&quot;;[centroids.B180];&quot;.txt&quot;; &quot; dat/outputs/&quot;; TEXT([centroids.A180];&quot;0&quot;);&quot;_&quot;;[centroids.B180];&quot;.txt &quot;; [centroids.A180];&quot;,&quot;;[centroids.B180];&quot;,&quot;)" office:value-type="string" office:string-value="./bin/knn_dist.app dat/centroids/18_8.txt dat/outputs/18_8.txt 18,8," calcext:value-type="string">
            <text:p>./bin/knn_dist.app dat/centroids/18_8.txt dat/outputs/18_8.txt 18,8,</text:p>
          </table:table-cell>
        </table:table-row>
        <table:table-row table:style-name="ro1">
          <table:table-cell table:formula="of:=CONCATENATE(&quot;./bin/knn_dist.app dat/centroids/&quot;; TEXT([centroids.A181];&quot;0&quot;);&quot;_&quot;;[centroids.B181];&quot;.txt&quot;; &quot; dat/outputs/&quot;; TEXT([centroids.A181];&quot;0&quot;);&quot;_&quot;;[centroids.B181];&quot;.txt &quot;; [centroids.A181];&quot;,&quot;;[centroids.B181];&quot;,&quot;)" office:value-type="string" office:string-value="./bin/knn_dist.app dat/centroids/18_9.txt dat/outputs/18_9.txt 18,9," calcext:value-type="string">
            <text:p>./bin/knn_dist.app dat/centroids/18_9.txt dat/outputs/18_9.txt 18,9,</text:p>
          </table:table-cell>
        </table:table-row>
        <table:table-row table:style-name="ro1">
          <table:table-cell table:formula="of:=CONCATENATE(&quot;./bin/knn_dist.app dat/centroids/&quot;; TEXT([centroids.A182];&quot;0&quot;);&quot;_&quot;;[centroids.B182];&quot;.txt&quot;; &quot; dat/outputs/&quot;; TEXT([centroids.A182];&quot;0&quot;);&quot;_&quot;;[centroids.B182];&quot;.txt &quot;; [centroids.A182];&quot;,&quot;;[centroids.B182];&quot;,&quot;)" office:value-type="string" office:string-value="./bin/knn_dist.app dat/centroids/19_0.txt dat/outputs/19_0.txt 19,0," calcext:value-type="string">
            <text:p>./bin/knn_dist.app dat/centroids/19_0.txt dat/outputs/19_0.txt 19,0,</text:p>
          </table:table-cell>
        </table:table-row>
        <table:table-row table:style-name="ro1">
          <table:table-cell table:formula="of:=CONCATENATE(&quot;./bin/knn_dist.app dat/centroids/&quot;; TEXT([centroids.A183];&quot;0&quot;);&quot;_&quot;;[centroids.B183];&quot;.txt&quot;; &quot; dat/outputs/&quot;; TEXT([centroids.A183];&quot;0&quot;);&quot;_&quot;;[centroids.B183];&quot;.txt &quot;; [centroids.A183];&quot;,&quot;;[centroids.B183];&quot;,&quot;)" office:value-type="string" office:string-value="./bin/knn_dist.app dat/centroids/19_1.txt dat/outputs/19_1.txt 19,1," calcext:value-type="string">
            <text:p>./bin/knn_dist.app dat/centroids/19_1.txt dat/outputs/19_1.txt 19,1,</text:p>
          </table:table-cell>
        </table:table-row>
        <table:table-row table:style-name="ro1">
          <table:table-cell table:formula="of:=CONCATENATE(&quot;./bin/knn_dist.app dat/centroids/&quot;; TEXT([centroids.A184];&quot;0&quot;);&quot;_&quot;;[centroids.B184];&quot;.txt&quot;; &quot; dat/outputs/&quot;; TEXT([centroids.A184];&quot;0&quot;);&quot;_&quot;;[centroids.B184];&quot;.txt &quot;; [centroids.A184];&quot;,&quot;;[centroids.B184];&quot;,&quot;)" office:value-type="string" office:string-value="./bin/knn_dist.app dat/centroids/19_2.txt dat/outputs/19_2.txt 19,2," calcext:value-type="string">
            <text:p>./bin/knn_dist.app dat/centroids/19_2.txt dat/outputs/19_2.txt 19,2,</text:p>
          </table:table-cell>
        </table:table-row>
        <table:table-row table:style-name="ro1">
          <table:table-cell table:formula="of:=CONCATENATE(&quot;./bin/knn_dist.app dat/centroids/&quot;; TEXT([centroids.A185];&quot;0&quot;);&quot;_&quot;;[centroids.B185];&quot;.txt&quot;; &quot; dat/outputs/&quot;; TEXT([centroids.A185];&quot;0&quot;);&quot;_&quot;;[centroids.B185];&quot;.txt &quot;; [centroids.A185];&quot;,&quot;;[centroids.B185];&quot;,&quot;)" office:value-type="string" office:string-value="./bin/knn_dist.app dat/centroids/19_3.txt dat/outputs/19_3.txt 19,3," calcext:value-type="string">
            <text:p>./bin/knn_dist.app dat/centroids/19_3.txt dat/outputs/19_3.txt 19,3,</text:p>
          </table:table-cell>
        </table:table-row>
        <table:table-row table:style-name="ro1">
          <table:table-cell table:formula="of:=CONCATENATE(&quot;./bin/knn_dist.app dat/centroids/&quot;; TEXT([centroids.A186];&quot;0&quot;);&quot;_&quot;;[centroids.B186];&quot;.txt&quot;; &quot; dat/outputs/&quot;; TEXT([centroids.A186];&quot;0&quot;);&quot;_&quot;;[centroids.B186];&quot;.txt &quot;; [centroids.A186];&quot;,&quot;;[centroids.B186];&quot;,&quot;)" office:value-type="string" office:string-value="./bin/knn_dist.app dat/centroids/19_4.txt dat/outputs/19_4.txt 19,4," calcext:value-type="string">
            <text:p>./bin/knn_dist.app dat/centroids/19_4.txt dat/outputs/19_4.txt 19,4,</text:p>
          </table:table-cell>
        </table:table-row>
        <table:table-row table:style-name="ro1">
          <table:table-cell table:formula="of:=CONCATENATE(&quot;./bin/knn_dist.app dat/centroids/&quot;; TEXT([centroids.A187];&quot;0&quot;);&quot;_&quot;;[centroids.B187];&quot;.txt&quot;; &quot; dat/outputs/&quot;; TEXT([centroids.A187];&quot;0&quot;);&quot;_&quot;;[centroids.B187];&quot;.txt &quot;; [centroids.A187];&quot;,&quot;;[centroids.B187];&quot;,&quot;)" office:value-type="string" office:string-value="./bin/knn_dist.app dat/centroids/19_5.txt dat/outputs/19_5.txt 19,5," calcext:value-type="string">
            <text:p>./bin/knn_dist.app dat/centroids/19_5.txt dat/outputs/19_5.txt 19,5,</text:p>
          </table:table-cell>
        </table:table-row>
        <table:table-row table:style-name="ro1">
          <table:table-cell table:formula="of:=CONCATENATE(&quot;./bin/knn_dist.app dat/centroids/&quot;; TEXT([centroids.A188];&quot;0&quot;);&quot;_&quot;;[centroids.B188];&quot;.txt&quot;; &quot; dat/outputs/&quot;; TEXT([centroids.A188];&quot;0&quot;);&quot;_&quot;;[centroids.B188];&quot;.txt &quot;; [centroids.A188];&quot;,&quot;;[centroids.B188];&quot;,&quot;)" office:value-type="string" office:string-value="./bin/knn_dist.app dat/centroids/19_6.txt dat/outputs/19_6.txt 19,6," calcext:value-type="string">
            <text:p>./bin/knn_dist.app dat/centroids/19_6.txt dat/outputs/19_6.txt 19,6,</text:p>
          </table:table-cell>
        </table:table-row>
        <table:table-row table:style-name="ro1">
          <table:table-cell table:formula="of:=CONCATENATE(&quot;./bin/knn_dist.app dat/centroids/&quot;; TEXT([centroids.A189];&quot;0&quot;);&quot;_&quot;;[centroids.B189];&quot;.txt&quot;; &quot; dat/outputs/&quot;; TEXT([centroids.A189];&quot;0&quot;);&quot;_&quot;;[centroids.B189];&quot;.txt &quot;; [centroids.A189];&quot;,&quot;;[centroids.B189];&quot;,&quot;)" office:value-type="string" office:string-value="./bin/knn_dist.app dat/centroids/19_7.txt dat/outputs/19_7.txt 19,7," calcext:value-type="string">
            <text:p>./bin/knn_dist.app dat/centroids/19_7.txt dat/outputs/19_7.txt 19,7,</text:p>
          </table:table-cell>
        </table:table-row>
        <table:table-row table:style-name="ro1">
          <table:table-cell table:formula="of:=CONCATENATE(&quot;./bin/knn_dist.app dat/centroids/&quot;; TEXT([centroids.A190];&quot;0&quot;);&quot;_&quot;;[centroids.B190];&quot;.txt&quot;; &quot; dat/outputs/&quot;; TEXT([centroids.A190];&quot;0&quot;);&quot;_&quot;;[centroids.B190];&quot;.txt &quot;; [centroids.A190];&quot;,&quot;;[centroids.B190];&quot;,&quot;)" office:value-type="string" office:string-value="./bin/knn_dist.app dat/centroids/19_8.txt dat/outputs/19_8.txt 19,8," calcext:value-type="string">
            <text:p>./bin/knn_dist.app dat/centroids/19_8.txt dat/outputs/19_8.txt 19,8,</text:p>
          </table:table-cell>
        </table:table-row>
        <table:table-row table:style-name="ro1">
          <table:table-cell table:formula="of:=CONCATENATE(&quot;./bin/knn_dist.app dat/centroids/&quot;; TEXT([centroids.A191];&quot;0&quot;);&quot;_&quot;;[centroids.B191];&quot;.txt&quot;; &quot; dat/outputs/&quot;; TEXT([centroids.A191];&quot;0&quot;);&quot;_&quot;;[centroids.B191];&quot;.txt &quot;; [centroids.A191];&quot;,&quot;;[centroids.B191];&quot;,&quot;)" office:value-type="string" office:string-value="./bin/knn_dist.app dat/centroids/19_9.txt dat/outputs/19_9.txt 19,9," calcext:value-type="string">
            <text:p>./bin/knn_dist.app dat/centroids/19_9.txt dat/outputs/19_9.txt 19,9,</text:p>
          </table:table-cell>
        </table:table-row>
        <table:table-row table:style-name="ro1">
          <table:table-cell table:formula="of:=CONCATENATE(&quot;./bin/knn_dist.app dat/centroids/&quot;; TEXT([centroids.A192];&quot;0&quot;);&quot;_&quot;;[centroids.B192];&quot;.txt&quot;; &quot; dat/outputs/&quot;; TEXT([centroids.A192];&quot;0&quot;);&quot;_&quot;;[centroids.B192];&quot;.txt &quot;; [centroids.A192];&quot;,&quot;;[centroids.B192];&quot;,&quot;)" office:value-type="string" office:string-value="./bin/knn_dist.app dat/centroids/20_0.txt dat/outputs/20_0.txt 20,0," calcext:value-type="string">
            <text:p>./bin/knn_dist.app dat/centroids/20_0.txt dat/outputs/20_0.txt 20,0,</text:p>
          </table:table-cell>
        </table:table-row>
        <table:table-row table:style-name="ro1">
          <table:table-cell table:formula="of:=CONCATENATE(&quot;./bin/knn_dist.app dat/centroids/&quot;; TEXT([centroids.A193];&quot;0&quot;);&quot;_&quot;;[centroids.B193];&quot;.txt&quot;; &quot; dat/outputs/&quot;; TEXT([centroids.A193];&quot;0&quot;);&quot;_&quot;;[centroids.B193];&quot;.txt &quot;; [centroids.A193];&quot;,&quot;;[centroids.B193];&quot;,&quot;)" office:value-type="string" office:string-value="./bin/knn_dist.app dat/centroids/20_1.txt dat/outputs/20_1.txt 20,1," calcext:value-type="string">
            <text:p>./bin/knn_dist.app dat/centroids/20_1.txt dat/outputs/20_1.txt 20,1,</text:p>
          </table:table-cell>
        </table:table-row>
        <table:table-row table:style-name="ro1">
          <table:table-cell table:formula="of:=CONCATENATE(&quot;./bin/knn_dist.app dat/centroids/&quot;; TEXT([centroids.A194];&quot;0&quot;);&quot;_&quot;;[centroids.B194];&quot;.txt&quot;; &quot; dat/outputs/&quot;; TEXT([centroids.A194];&quot;0&quot;);&quot;_&quot;;[centroids.B194];&quot;.txt &quot;; [centroids.A194];&quot;,&quot;;[centroids.B194];&quot;,&quot;)" office:value-type="string" office:string-value="./bin/knn_dist.app dat/centroids/20_2.txt dat/outputs/20_2.txt 20,2," calcext:value-type="string">
            <text:p>./bin/knn_dist.app dat/centroids/20_2.txt dat/outputs/20_2.txt 20,2,</text:p>
          </table:table-cell>
        </table:table-row>
        <table:table-row table:style-name="ro1">
          <table:table-cell table:formula="of:=CONCATENATE(&quot;./bin/knn_dist.app dat/centroids/&quot;; TEXT([centroids.A195];&quot;0&quot;);&quot;_&quot;;[centroids.B195];&quot;.txt&quot;; &quot; dat/outputs/&quot;; TEXT([centroids.A195];&quot;0&quot;);&quot;_&quot;;[centroids.B195];&quot;.txt &quot;; [centroids.A195];&quot;,&quot;;[centroids.B195];&quot;,&quot;)" office:value-type="string" office:string-value="./bin/knn_dist.app dat/centroids/20_3.txt dat/outputs/20_3.txt 20,3," calcext:value-type="string">
            <text:p>./bin/knn_dist.app dat/centroids/20_3.txt dat/outputs/20_3.txt 20,3,</text:p>
          </table:table-cell>
        </table:table-row>
        <table:table-row table:style-name="ro1">
          <table:table-cell table:formula="of:=CONCATENATE(&quot;./bin/knn_dist.app dat/centroids/&quot;; TEXT([centroids.A196];&quot;0&quot;);&quot;_&quot;;[centroids.B196];&quot;.txt&quot;; &quot; dat/outputs/&quot;; TEXT([centroids.A196];&quot;0&quot;);&quot;_&quot;;[centroids.B196];&quot;.txt &quot;; [centroids.A196];&quot;,&quot;;[centroids.B196];&quot;,&quot;)" office:value-type="string" office:string-value="./bin/knn_dist.app dat/centroids/20_4.txt dat/outputs/20_4.txt 20,4," calcext:value-type="string">
            <text:p>./bin/knn_dist.app dat/centroids/20_4.txt dat/outputs/20_4.txt 20,4,</text:p>
          </table:table-cell>
        </table:table-row>
        <table:table-row table:style-name="ro1">
          <table:table-cell table:formula="of:=CONCATENATE(&quot;./bin/knn_dist.app dat/centroids/&quot;; TEXT([centroids.A197];&quot;0&quot;);&quot;_&quot;;[centroids.B197];&quot;.txt&quot;; &quot; dat/outputs/&quot;; TEXT([centroids.A197];&quot;0&quot;);&quot;_&quot;;[centroids.B197];&quot;.txt &quot;; [centroids.A197];&quot;,&quot;;[centroids.B197];&quot;,&quot;)" office:value-type="string" office:string-value="./bin/knn_dist.app dat/centroids/20_5.txt dat/outputs/20_5.txt 20,5," calcext:value-type="string">
            <text:p>./bin/knn_dist.app dat/centroids/20_5.txt dat/outputs/20_5.txt 20,5,</text:p>
          </table:table-cell>
        </table:table-row>
        <table:table-row table:style-name="ro1">
          <table:table-cell table:formula="of:=CONCATENATE(&quot;./bin/knn_dist.app dat/centroids/&quot;; TEXT([centroids.A198];&quot;0&quot;);&quot;_&quot;;[centroids.B198];&quot;.txt&quot;; &quot; dat/outputs/&quot;; TEXT([centroids.A198];&quot;0&quot;);&quot;_&quot;;[centroids.B198];&quot;.txt &quot;; [centroids.A198];&quot;,&quot;;[centroids.B198];&quot;,&quot;)" office:value-type="string" office:string-value="./bin/knn_dist.app dat/centroids/20_6.txt dat/outputs/20_6.txt 20,6," calcext:value-type="string">
            <text:p>./bin/knn_dist.app dat/centroids/20_6.txt dat/outputs/20_6.txt 20,6,</text:p>
          </table:table-cell>
        </table:table-row>
        <table:table-row table:style-name="ro1">
          <table:table-cell table:formula="of:=CONCATENATE(&quot;./bin/knn_dist.app dat/centroids/&quot;; TEXT([centroids.A199];&quot;0&quot;);&quot;_&quot;;[centroids.B199];&quot;.txt&quot;; &quot; dat/outputs/&quot;; TEXT([centroids.A199];&quot;0&quot;);&quot;_&quot;;[centroids.B199];&quot;.txt &quot;; [centroids.A199];&quot;,&quot;;[centroids.B199];&quot;,&quot;)" office:value-type="string" office:string-value="./bin/knn_dist.app dat/centroids/20_7.txt dat/outputs/20_7.txt 20,7," calcext:value-type="string">
            <text:p>./bin/knn_dist.app dat/centroids/20_7.txt dat/outputs/20_7.txt 20,7,</text:p>
          </table:table-cell>
        </table:table-row>
        <table:table-row table:style-name="ro1">
          <table:table-cell table:formula="of:=CONCATENATE(&quot;./bin/knn_dist.app dat/centroids/&quot;; TEXT([centroids.A200];&quot;0&quot;);&quot;_&quot;;[centroids.B200];&quot;.txt&quot;; &quot; dat/outputs/&quot;; TEXT([centroids.A200];&quot;0&quot;);&quot;_&quot;;[centroids.B200];&quot;.txt &quot;; [centroids.A200];&quot;,&quot;;[centroids.B200];&quot;,&quot;)" office:value-type="string" office:string-value="./bin/knn_dist.app dat/centroids/20_8.txt dat/outputs/20_8.txt 20,8," calcext:value-type="string">
            <text:p>./bin/knn_dist.app dat/centroids/20_8.txt dat/outputs/20_8.txt 20,8,</text:p>
          </table:table-cell>
        </table:table-row>
        <table:table-row table:style-name="ro1">
          <table:table-cell table:formula="of:=CONCATENATE(&quot;./bin/knn_dist.app dat/centroids/&quot;; TEXT([centroids.A201];&quot;0&quot;);&quot;_&quot;;[centroids.B201];&quot;.txt&quot;; &quot; dat/outputs/&quot;; TEXT([centroids.A201];&quot;0&quot;);&quot;_&quot;;[centroids.B201];&quot;.txt &quot;; [centroids.A201];&quot;,&quot;;[centroids.B201];&quot;,&quot;)" office:value-type="string" office:string-value="./bin/knn_dist.app dat/centroids/20_9.txt dat/outputs/20_9.txt 20,9," calcext:value-type="string">
            <text:p>./bin/knn_dist.app dat/centroids/20_9.txt dat/outputs/20_9.txt 20,9,</text:p>
          </table:table-cell>
        </table:table-row>
        <table:table-row table:style-name="ro1">
          <table:table-cell table:formula="of:=CONCATENATE(&quot;./bin/knn_dist.app dat/centroids/&quot;; TEXT([centroids.A202];&quot;0&quot;);&quot;_&quot;;[centroids.B202];&quot;.txt&quot;; &quot; dat/outputs/&quot;; TEXT([centroids.A202];&quot;0&quot;);&quot;_&quot;;[centroids.B202];&quot;.txt &quot;; [centroids.A202];&quot;,&quot;;[centroids.B202];&quot;,&quot;)" office:value-type="string" office:string-value="./bin/knn_dist.app dat/centroids/21_0.txt dat/outputs/21_0.txt 21,0," calcext:value-type="string">
            <text:p>./bin/knn_dist.app dat/centroids/21_0.txt dat/outputs/21_0.txt 21,0,</text:p>
          </table:table-cell>
        </table:table-row>
        <table:table-row table:style-name="ro1">
          <table:table-cell table:formula="of:=CONCATENATE(&quot;./bin/knn_dist.app dat/centroids/&quot;; TEXT([centroids.A203];&quot;0&quot;);&quot;_&quot;;[centroids.B203];&quot;.txt&quot;; &quot; dat/outputs/&quot;; TEXT([centroids.A203];&quot;0&quot;);&quot;_&quot;;[centroids.B203];&quot;.txt &quot;; [centroids.A203];&quot;,&quot;;[centroids.B203];&quot;,&quot;)" office:value-type="string" office:string-value="./bin/knn_dist.app dat/centroids/21_1.txt dat/outputs/21_1.txt 21,1," calcext:value-type="string">
            <text:p>./bin/knn_dist.app dat/centroids/21_1.txt dat/outputs/21_1.txt 21,1,</text:p>
          </table:table-cell>
        </table:table-row>
        <table:table-row table:style-name="ro1">
          <table:table-cell table:formula="of:=CONCATENATE(&quot;./bin/knn_dist.app dat/centroids/&quot;; TEXT([centroids.A204];&quot;0&quot;);&quot;_&quot;;[centroids.B204];&quot;.txt&quot;; &quot; dat/outputs/&quot;; TEXT([centroids.A204];&quot;0&quot;);&quot;_&quot;;[centroids.B204];&quot;.txt &quot;; [centroids.A204];&quot;,&quot;;[centroids.B204];&quot;,&quot;)" office:value-type="string" office:string-value="./bin/knn_dist.app dat/centroids/21_2.txt dat/outputs/21_2.txt 21,2," calcext:value-type="string">
            <text:p>./bin/knn_dist.app dat/centroids/21_2.txt dat/outputs/21_2.txt 21,2,</text:p>
          </table:table-cell>
        </table:table-row>
        <table:table-row table:style-name="ro1">
          <table:table-cell table:formula="of:=CONCATENATE(&quot;./bin/knn_dist.app dat/centroids/&quot;; TEXT([centroids.A205];&quot;0&quot;);&quot;_&quot;;[centroids.B205];&quot;.txt&quot;; &quot; dat/outputs/&quot;; TEXT([centroids.A205];&quot;0&quot;);&quot;_&quot;;[centroids.B205];&quot;.txt &quot;; [centroids.A205];&quot;,&quot;;[centroids.B205];&quot;,&quot;)" office:value-type="string" office:string-value="./bin/knn_dist.app dat/centroids/21_3.txt dat/outputs/21_3.txt 21,3," calcext:value-type="string">
            <text:p>./bin/knn_dist.app dat/centroids/21_3.txt dat/outputs/21_3.txt 21,3,</text:p>
          </table:table-cell>
        </table:table-row>
        <table:table-row table:style-name="ro1">
          <table:table-cell table:formula="of:=CONCATENATE(&quot;./bin/knn_dist.app dat/centroids/&quot;; TEXT([centroids.A206];&quot;0&quot;);&quot;_&quot;;[centroids.B206];&quot;.txt&quot;; &quot; dat/outputs/&quot;; TEXT([centroids.A206];&quot;0&quot;);&quot;_&quot;;[centroids.B206];&quot;.txt &quot;; [centroids.A206];&quot;,&quot;;[centroids.B206];&quot;,&quot;)" office:value-type="string" office:string-value="./bin/knn_dist.app dat/centroids/21_4.txt dat/outputs/21_4.txt 21,4," calcext:value-type="string">
            <text:p>./bin/knn_dist.app dat/centroids/21_4.txt dat/outputs/21_4.txt 21,4,</text:p>
          </table:table-cell>
        </table:table-row>
        <table:table-row table:style-name="ro1">
          <table:table-cell table:formula="of:=CONCATENATE(&quot;./bin/knn_dist.app dat/centroids/&quot;; TEXT([centroids.A207];&quot;0&quot;);&quot;_&quot;;[centroids.B207];&quot;.txt&quot;; &quot; dat/outputs/&quot;; TEXT([centroids.A207];&quot;0&quot;);&quot;_&quot;;[centroids.B207];&quot;.txt &quot;; [centroids.A207];&quot;,&quot;;[centroids.B207];&quot;,&quot;)" office:value-type="string" office:string-value="./bin/knn_dist.app dat/centroids/21_5.txt dat/outputs/21_5.txt 21,5," calcext:value-type="string">
            <text:p>./bin/knn_dist.app dat/centroids/21_5.txt dat/outputs/21_5.txt 21,5,</text:p>
          </table:table-cell>
        </table:table-row>
        <table:table-row table:style-name="ro1">
          <table:table-cell table:formula="of:=CONCATENATE(&quot;./bin/knn_dist.app dat/centroids/&quot;; TEXT([centroids.A208];&quot;0&quot;);&quot;_&quot;;[centroids.B208];&quot;.txt&quot;; &quot; dat/outputs/&quot;; TEXT([centroids.A208];&quot;0&quot;);&quot;_&quot;;[centroids.B208];&quot;.txt &quot;; [centroids.A208];&quot;,&quot;;[centroids.B208];&quot;,&quot;)" office:value-type="string" office:string-value="./bin/knn_dist.app dat/centroids/21_6.txt dat/outputs/21_6.txt 21,6," calcext:value-type="string">
            <text:p>./bin/knn_dist.app dat/centroids/21_6.txt dat/outputs/21_6.txt 21,6,</text:p>
          </table:table-cell>
        </table:table-row>
        <table:table-row table:style-name="ro1">
          <table:table-cell table:formula="of:=CONCATENATE(&quot;./bin/knn_dist.app dat/centroids/&quot;; TEXT([centroids.A209];&quot;0&quot;);&quot;_&quot;;[centroids.B209];&quot;.txt&quot;; &quot; dat/outputs/&quot;; TEXT([centroids.A209];&quot;0&quot;);&quot;_&quot;;[centroids.B209];&quot;.txt &quot;; [centroids.A209];&quot;,&quot;;[centroids.B209];&quot;,&quot;)" office:value-type="string" office:string-value="./bin/knn_dist.app dat/centroids/21_7.txt dat/outputs/21_7.txt 21,7," calcext:value-type="string">
            <text:p>./bin/knn_dist.app dat/centroids/21_7.txt dat/outputs/21_7.txt 21,7,</text:p>
          </table:table-cell>
        </table:table-row>
        <table:table-row table:style-name="ro1">
          <table:table-cell table:formula="of:=CONCATENATE(&quot;./bin/knn_dist.app dat/centroids/&quot;; TEXT([centroids.A210];&quot;0&quot;);&quot;_&quot;;[centroids.B210];&quot;.txt&quot;; &quot; dat/outputs/&quot;; TEXT([centroids.A210];&quot;0&quot;);&quot;_&quot;;[centroids.B210];&quot;.txt &quot;; [centroids.A210];&quot;,&quot;;[centroids.B210];&quot;,&quot;)" office:value-type="string" office:string-value="./bin/knn_dist.app dat/centroids/21_8.txt dat/outputs/21_8.txt 21,8," calcext:value-type="string">
            <text:p>./bin/knn_dist.app dat/centroids/21_8.txt dat/outputs/21_8.txt 21,8,</text:p>
          </table:table-cell>
        </table:table-row>
        <table:table-row table:style-name="ro1">
          <table:table-cell table:formula="of:=CONCATENATE(&quot;./bin/knn_dist.app dat/centroids/&quot;; TEXT([centroids.A211];&quot;0&quot;);&quot;_&quot;;[centroids.B211];&quot;.txt&quot;; &quot; dat/outputs/&quot;; TEXT([centroids.A211];&quot;0&quot;);&quot;_&quot;;[centroids.B211];&quot;.txt &quot;; [centroids.A211];&quot;,&quot;;[centroids.B211];&quot;,&quot;)" office:value-type="string" office:string-value="./bin/knn_dist.app dat/centroids/21_9.txt dat/outputs/21_9.txt 21,9," calcext:value-type="string">
            <text:p>./bin/knn_dist.app dat/centroids/21_9.txt dat/outputs/21_9.txt 21,9,</text:p>
          </table:table-cell>
        </table:table-row>
        <table:table-row table:style-name="ro1">
          <table:table-cell table:formula="of:=CONCATENATE(&quot;./bin/knn_dist.app dat/centroids/&quot;; TEXT([centroids.A212];&quot;0&quot;);&quot;_&quot;;[centroids.B212];&quot;.txt&quot;; &quot; dat/outputs/&quot;; TEXT([centroids.A212];&quot;0&quot;);&quot;_&quot;;[centroids.B212];&quot;.txt &quot;; [centroids.A212];&quot;,&quot;;[centroids.B212];&quot;,&quot;)" office:value-type="string" office:string-value="./bin/knn_dist.app dat/centroids/22_0.txt dat/outputs/22_0.txt 22,0," calcext:value-type="string">
            <text:p>./bin/knn_dist.app dat/centroids/22_0.txt dat/outputs/22_0.txt 22,0,</text:p>
          </table:table-cell>
        </table:table-row>
        <table:table-row table:style-name="ro1">
          <table:table-cell table:formula="of:=CONCATENATE(&quot;./bin/knn_dist.app dat/centroids/&quot;; TEXT([centroids.A213];&quot;0&quot;);&quot;_&quot;;[centroids.B213];&quot;.txt&quot;; &quot; dat/outputs/&quot;; TEXT([centroids.A213];&quot;0&quot;);&quot;_&quot;;[centroids.B213];&quot;.txt &quot;; [centroids.A213];&quot;,&quot;;[centroids.B213];&quot;,&quot;)" office:value-type="string" office:string-value="./bin/knn_dist.app dat/centroids/22_1.txt dat/outputs/22_1.txt 22,1," calcext:value-type="string">
            <text:p>./bin/knn_dist.app dat/centroids/22_1.txt dat/outputs/22_1.txt 22,1,</text:p>
          </table:table-cell>
        </table:table-row>
        <table:table-row table:style-name="ro1">
          <table:table-cell table:formula="of:=CONCATENATE(&quot;./bin/knn_dist.app dat/centroids/&quot;; TEXT([centroids.A214];&quot;0&quot;);&quot;_&quot;;[centroids.B214];&quot;.txt&quot;; &quot; dat/outputs/&quot;; TEXT([centroids.A214];&quot;0&quot;);&quot;_&quot;;[centroids.B214];&quot;.txt &quot;; [centroids.A214];&quot;,&quot;;[centroids.B214];&quot;,&quot;)" office:value-type="string" office:string-value="./bin/knn_dist.app dat/centroids/22_2.txt dat/outputs/22_2.txt 22,2," calcext:value-type="string">
            <text:p>./bin/knn_dist.app dat/centroids/22_2.txt dat/outputs/22_2.txt 22,2,</text:p>
          </table:table-cell>
        </table:table-row>
        <table:table-row table:style-name="ro1">
          <table:table-cell table:formula="of:=CONCATENATE(&quot;./bin/knn_dist.app dat/centroids/&quot;; TEXT([centroids.A215];&quot;0&quot;);&quot;_&quot;;[centroids.B215];&quot;.txt&quot;; &quot; dat/outputs/&quot;; TEXT([centroids.A215];&quot;0&quot;);&quot;_&quot;;[centroids.B215];&quot;.txt &quot;; [centroids.A215];&quot;,&quot;;[centroids.B215];&quot;,&quot;)" office:value-type="string" office:string-value="./bin/knn_dist.app dat/centroids/22_3.txt dat/outputs/22_3.txt 22,3," calcext:value-type="string">
            <text:p>./bin/knn_dist.app dat/centroids/22_3.txt dat/outputs/22_3.txt 22,3,</text:p>
          </table:table-cell>
        </table:table-row>
        <table:table-row table:style-name="ro1">
          <table:table-cell table:formula="of:=CONCATENATE(&quot;./bin/knn_dist.app dat/centroids/&quot;; TEXT([centroids.A216];&quot;0&quot;);&quot;_&quot;;[centroids.B216];&quot;.txt&quot;; &quot; dat/outputs/&quot;; TEXT([centroids.A216];&quot;0&quot;);&quot;_&quot;;[centroids.B216];&quot;.txt &quot;; [centroids.A216];&quot;,&quot;;[centroids.B216];&quot;,&quot;)" office:value-type="string" office:string-value="./bin/knn_dist.app dat/centroids/22_4.txt dat/outputs/22_4.txt 22,4," calcext:value-type="string">
            <text:p>./bin/knn_dist.app dat/centroids/22_4.txt dat/outputs/22_4.txt 22,4,</text:p>
          </table:table-cell>
        </table:table-row>
        <table:table-row table:style-name="ro1">
          <table:table-cell table:formula="of:=CONCATENATE(&quot;./bin/knn_dist.app dat/centroids/&quot;; TEXT([centroids.A217];&quot;0&quot;);&quot;_&quot;;[centroids.B217];&quot;.txt&quot;; &quot; dat/outputs/&quot;; TEXT([centroids.A217];&quot;0&quot;);&quot;_&quot;;[centroids.B217];&quot;.txt &quot;; [centroids.A217];&quot;,&quot;;[centroids.B217];&quot;,&quot;)" office:value-type="string" office:string-value="./bin/knn_dist.app dat/centroids/22_5.txt dat/outputs/22_5.txt 22,5," calcext:value-type="string">
            <text:p>./bin/knn_dist.app dat/centroids/22_5.txt dat/outputs/22_5.txt 22,5,</text:p>
          </table:table-cell>
        </table:table-row>
        <table:table-row table:style-name="ro1">
          <table:table-cell table:formula="of:=CONCATENATE(&quot;./bin/knn_dist.app dat/centroids/&quot;; TEXT([centroids.A218];&quot;0&quot;);&quot;_&quot;;[centroids.B218];&quot;.txt&quot;; &quot; dat/outputs/&quot;; TEXT([centroids.A218];&quot;0&quot;);&quot;_&quot;;[centroids.B218];&quot;.txt &quot;; [centroids.A218];&quot;,&quot;;[centroids.B218];&quot;,&quot;)" office:value-type="string" office:string-value="./bin/knn_dist.app dat/centroids/22_6.txt dat/outputs/22_6.txt 22,6," calcext:value-type="string">
            <text:p>./bin/knn_dist.app dat/centroids/22_6.txt dat/outputs/22_6.txt 22,6,</text:p>
          </table:table-cell>
        </table:table-row>
        <table:table-row table:style-name="ro1">
          <table:table-cell table:formula="of:=CONCATENATE(&quot;./bin/knn_dist.app dat/centroids/&quot;; TEXT([centroids.A219];&quot;0&quot;);&quot;_&quot;;[centroids.B219];&quot;.txt&quot;; &quot; dat/outputs/&quot;; TEXT([centroids.A219];&quot;0&quot;);&quot;_&quot;;[centroids.B219];&quot;.txt &quot;; [centroids.A219];&quot;,&quot;;[centroids.B219];&quot;,&quot;)" office:value-type="string" office:string-value="./bin/knn_dist.app dat/centroids/22_7.txt dat/outputs/22_7.txt 22,7," calcext:value-type="string">
            <text:p>./bin/knn_dist.app dat/centroids/22_7.txt dat/outputs/22_7.txt 22,7,</text:p>
          </table:table-cell>
        </table:table-row>
        <table:table-row table:style-name="ro1">
          <table:table-cell table:formula="of:=CONCATENATE(&quot;./bin/knn_dist.app dat/centroids/&quot;; TEXT([centroids.A220];&quot;0&quot;);&quot;_&quot;;[centroids.B220];&quot;.txt&quot;; &quot; dat/outputs/&quot;; TEXT([centroids.A220];&quot;0&quot;);&quot;_&quot;;[centroids.B220];&quot;.txt &quot;; [centroids.A220];&quot;,&quot;;[centroids.B220];&quot;,&quot;)" office:value-type="string" office:string-value="./bin/knn_dist.app dat/centroids/22_8.txt dat/outputs/22_8.txt 22,8," calcext:value-type="string">
            <text:p>./bin/knn_dist.app dat/centroids/22_8.txt dat/outputs/22_8.txt 22,8,</text:p>
          </table:table-cell>
        </table:table-row>
        <table:table-row table:style-name="ro1">
          <table:table-cell table:formula="of:=CONCATENATE(&quot;./bin/knn_dist.app dat/centroids/&quot;; TEXT([centroids.A221];&quot;0&quot;);&quot;_&quot;;[centroids.B221];&quot;.txt&quot;; &quot; dat/outputs/&quot;; TEXT([centroids.A221];&quot;0&quot;);&quot;_&quot;;[centroids.B221];&quot;.txt &quot;; [centroids.A221];&quot;,&quot;;[centroids.B221];&quot;,&quot;)" office:value-type="string" office:string-value="./bin/knn_dist.app dat/centroids/22_9.txt dat/outputs/22_9.txt 22,9," calcext:value-type="string">
            <text:p>./bin/knn_dist.app dat/centroids/22_9.txt dat/outputs/22_9.txt 22,9,</text:p>
          </table:table-cell>
        </table:table-row>
        <table:table-row table:style-name="ro1">
          <table:table-cell table:formula="of:=CONCATENATE(&quot;./bin/knn_dist.app dat/centroids/&quot;; TEXT([centroids.A222];&quot;0&quot;);&quot;_&quot;;[centroids.B222];&quot;.txt&quot;; &quot; dat/outputs/&quot;; TEXT([centroids.A222];&quot;0&quot;);&quot;_&quot;;[centroids.B222];&quot;.txt &quot;; [centroids.A222];&quot;,&quot;;[centroids.B222];&quot;,&quot;)" office:value-type="string" office:string-value="./bin/knn_dist.app dat/centroids/23_0.txt dat/outputs/23_0.txt 23,0," calcext:value-type="string">
            <text:p>./bin/knn_dist.app dat/centroids/23_0.txt dat/outputs/23_0.txt 23,0,</text:p>
          </table:table-cell>
        </table:table-row>
        <table:table-row table:style-name="ro1">
          <table:table-cell table:formula="of:=CONCATENATE(&quot;./bin/knn_dist.app dat/centroids/&quot;; TEXT([centroids.A223];&quot;0&quot;);&quot;_&quot;;[centroids.B223];&quot;.txt&quot;; &quot; dat/outputs/&quot;; TEXT([centroids.A223];&quot;0&quot;);&quot;_&quot;;[centroids.B223];&quot;.txt &quot;; [centroids.A223];&quot;,&quot;;[centroids.B223];&quot;,&quot;)" office:value-type="string" office:string-value="./bin/knn_dist.app dat/centroids/23_1.txt dat/outputs/23_1.txt 23,1," calcext:value-type="string">
            <text:p>./bin/knn_dist.app dat/centroids/23_1.txt dat/outputs/23_1.txt 23,1,</text:p>
          </table:table-cell>
        </table:table-row>
        <table:table-row table:style-name="ro1">
          <table:table-cell table:formula="of:=CONCATENATE(&quot;./bin/knn_dist.app dat/centroids/&quot;; TEXT([centroids.A224];&quot;0&quot;);&quot;_&quot;;[centroids.B224];&quot;.txt&quot;; &quot; dat/outputs/&quot;; TEXT([centroids.A224];&quot;0&quot;);&quot;_&quot;;[centroids.B224];&quot;.txt &quot;; [centroids.A224];&quot;,&quot;;[centroids.B224];&quot;,&quot;)" office:value-type="string" office:string-value="./bin/knn_dist.app dat/centroids/23_2.txt dat/outputs/23_2.txt 23,2," calcext:value-type="string">
            <text:p>./bin/knn_dist.app dat/centroids/23_2.txt dat/outputs/23_2.txt 23,2,</text:p>
          </table:table-cell>
        </table:table-row>
        <table:table-row table:style-name="ro1">
          <table:table-cell table:formula="of:=CONCATENATE(&quot;./bin/knn_dist.app dat/centroids/&quot;; TEXT([centroids.A225];&quot;0&quot;);&quot;_&quot;;[centroids.B225];&quot;.txt&quot;; &quot; dat/outputs/&quot;; TEXT([centroids.A225];&quot;0&quot;);&quot;_&quot;;[centroids.B225];&quot;.txt &quot;; [centroids.A225];&quot;,&quot;;[centroids.B225];&quot;,&quot;)" office:value-type="string" office:string-value="./bin/knn_dist.app dat/centroids/23_3.txt dat/outputs/23_3.txt 23,3," calcext:value-type="string">
            <text:p>./bin/knn_dist.app dat/centroids/23_3.txt dat/outputs/23_3.txt 23,3,</text:p>
          </table:table-cell>
        </table:table-row>
        <table:table-row table:style-name="ro1">
          <table:table-cell table:formula="of:=CONCATENATE(&quot;./bin/knn_dist.app dat/centroids/&quot;; TEXT([centroids.A226];&quot;0&quot;);&quot;_&quot;;[centroids.B226];&quot;.txt&quot;; &quot; dat/outputs/&quot;; TEXT([centroids.A226];&quot;0&quot;);&quot;_&quot;;[centroids.B226];&quot;.txt &quot;; [centroids.A226];&quot;,&quot;;[centroids.B226];&quot;,&quot;)" office:value-type="string" office:string-value="./bin/knn_dist.app dat/centroids/23_4.txt dat/outputs/23_4.txt 23,4," calcext:value-type="string">
            <text:p>./bin/knn_dist.app dat/centroids/23_4.txt dat/outputs/23_4.txt 23,4,</text:p>
          </table:table-cell>
        </table:table-row>
        <table:table-row table:style-name="ro1">
          <table:table-cell table:formula="of:=CONCATENATE(&quot;./bin/knn_dist.app dat/centroids/&quot;; TEXT([centroids.A227];&quot;0&quot;);&quot;_&quot;;[centroids.B227];&quot;.txt&quot;; &quot; dat/outputs/&quot;; TEXT([centroids.A227];&quot;0&quot;);&quot;_&quot;;[centroids.B227];&quot;.txt &quot;; [centroids.A227];&quot;,&quot;;[centroids.B227];&quot;,&quot;)" office:value-type="string" office:string-value="./bin/knn_dist.app dat/centroids/23_5.txt dat/outputs/23_5.txt 23,5," calcext:value-type="string">
            <text:p>./bin/knn_dist.app dat/centroids/23_5.txt dat/outputs/23_5.txt 23,5,</text:p>
          </table:table-cell>
        </table:table-row>
        <table:table-row table:style-name="ro1">
          <table:table-cell table:formula="of:=CONCATENATE(&quot;./bin/knn_dist.app dat/centroids/&quot;; TEXT([centroids.A228];&quot;0&quot;);&quot;_&quot;;[centroids.B228];&quot;.txt&quot;; &quot; dat/outputs/&quot;; TEXT([centroids.A228];&quot;0&quot;);&quot;_&quot;;[centroids.B228];&quot;.txt &quot;; [centroids.A228];&quot;,&quot;;[centroids.B228];&quot;,&quot;)" office:value-type="string" office:string-value="./bin/knn_dist.app dat/centroids/23_6.txt dat/outputs/23_6.txt 23,6," calcext:value-type="string">
            <text:p>./bin/knn_dist.app dat/centroids/23_6.txt dat/outputs/23_6.txt 23,6,</text:p>
          </table:table-cell>
        </table:table-row>
        <table:table-row table:style-name="ro1">
          <table:table-cell table:formula="of:=CONCATENATE(&quot;./bin/knn_dist.app dat/centroids/&quot;; TEXT([centroids.A229];&quot;0&quot;);&quot;_&quot;;[centroids.B229];&quot;.txt&quot;; &quot; dat/outputs/&quot;; TEXT([centroids.A229];&quot;0&quot;);&quot;_&quot;;[centroids.B229];&quot;.txt &quot;; [centroids.A229];&quot;,&quot;;[centroids.B229];&quot;,&quot;)" office:value-type="string" office:string-value="./bin/knn_dist.app dat/centroids/23_7.txt dat/outputs/23_7.txt 23,7," calcext:value-type="string">
            <text:p>./bin/knn_dist.app dat/centroids/23_7.txt dat/outputs/23_7.txt 23,7,</text:p>
          </table:table-cell>
        </table:table-row>
        <table:table-row table:style-name="ro1">
          <table:table-cell table:formula="of:=CONCATENATE(&quot;./bin/knn_dist.app dat/centroids/&quot;; TEXT([centroids.A230];&quot;0&quot;);&quot;_&quot;;[centroids.B230];&quot;.txt&quot;; &quot; dat/outputs/&quot;; TEXT([centroids.A230];&quot;0&quot;);&quot;_&quot;;[centroids.B230];&quot;.txt &quot;; [centroids.A230];&quot;,&quot;;[centroids.B230];&quot;,&quot;)" office:value-type="string" office:string-value="./bin/knn_dist.app dat/centroids/23_8.txt dat/outputs/23_8.txt 23,8," calcext:value-type="string">
            <text:p>./bin/knn_dist.app dat/centroids/23_8.txt dat/outputs/23_8.txt 23,8,</text:p>
          </table:table-cell>
        </table:table-row>
        <table:table-row table:style-name="ro1">
          <table:table-cell table:formula="of:=CONCATENATE(&quot;./bin/knn_dist.app dat/centroids/&quot;; TEXT([centroids.A231];&quot;0&quot;);&quot;_&quot;;[centroids.B231];&quot;.txt&quot;; &quot; dat/outputs/&quot;; TEXT([centroids.A231];&quot;0&quot;);&quot;_&quot;;[centroids.B231];&quot;.txt &quot;; [centroids.A231];&quot;,&quot;;[centroids.B231];&quot;,&quot;)" office:value-type="string" office:string-value="./bin/knn_dist.app dat/centroids/23_9.txt dat/outputs/23_9.txt 23,9," calcext:value-type="string">
            <text:p>./bin/knn_dist.app dat/centroids/23_9.txt dat/outputs/23_9.txt 23,9,</text:p>
          </table:table-cell>
        </table:table-row>
        <table:table-row table:style-name="ro1">
          <table:table-cell table:formula="of:=CONCATENATE(&quot;./bin/knn_dist.app dat/centroids/&quot;; TEXT([centroids.A232];&quot;0&quot;);&quot;_&quot;;[centroids.B232];&quot;.txt&quot;; &quot; dat/outputs/&quot;; TEXT([centroids.A232];&quot;0&quot;);&quot;_&quot;;[centroids.B232];&quot;.txt &quot;; [centroids.A232];&quot;,&quot;;[centroids.B232];&quot;,&quot;)" office:value-type="string" office:string-value="./bin/knn_dist.app dat/centroids/24_0.txt dat/outputs/24_0.txt 24,0," calcext:value-type="string">
            <text:p>./bin/knn_dist.app dat/centroids/24_0.txt dat/outputs/24_0.txt 24,0,</text:p>
          </table:table-cell>
        </table:table-row>
        <table:table-row table:style-name="ro1">
          <table:table-cell table:formula="of:=CONCATENATE(&quot;./bin/knn_dist.app dat/centroids/&quot;; TEXT([centroids.A233];&quot;0&quot;);&quot;_&quot;;[centroids.B233];&quot;.txt&quot;; &quot; dat/outputs/&quot;; TEXT([centroids.A233];&quot;0&quot;);&quot;_&quot;;[centroids.B233];&quot;.txt &quot;; [centroids.A233];&quot;,&quot;;[centroids.B233];&quot;,&quot;)" office:value-type="string" office:string-value="./bin/knn_dist.app dat/centroids/24_1.txt dat/outputs/24_1.txt 24,1," calcext:value-type="string">
            <text:p>./bin/knn_dist.app dat/centroids/24_1.txt dat/outputs/24_1.txt 24,1,</text:p>
          </table:table-cell>
        </table:table-row>
        <table:table-row table:style-name="ro1">
          <table:table-cell table:formula="of:=CONCATENATE(&quot;./bin/knn_dist.app dat/centroids/&quot;; TEXT([centroids.A234];&quot;0&quot;);&quot;_&quot;;[centroids.B234];&quot;.txt&quot;; &quot; dat/outputs/&quot;; TEXT([centroids.A234];&quot;0&quot;);&quot;_&quot;;[centroids.B234];&quot;.txt &quot;; [centroids.A234];&quot;,&quot;;[centroids.B234];&quot;,&quot;)" office:value-type="string" office:string-value="./bin/knn_dist.app dat/centroids/24_2.txt dat/outputs/24_2.txt 24,2," calcext:value-type="string">
            <text:p>./bin/knn_dist.app dat/centroids/24_2.txt dat/outputs/24_2.txt 24,2,</text:p>
          </table:table-cell>
        </table:table-row>
        <table:table-row table:style-name="ro1">
          <table:table-cell table:formula="of:=CONCATENATE(&quot;./bin/knn_dist.app dat/centroids/&quot;; TEXT([centroids.A235];&quot;0&quot;);&quot;_&quot;;[centroids.B235];&quot;.txt&quot;; &quot; dat/outputs/&quot;; TEXT([centroids.A235];&quot;0&quot;);&quot;_&quot;;[centroids.B235];&quot;.txt &quot;; [centroids.A235];&quot;,&quot;;[centroids.B235];&quot;,&quot;)" office:value-type="string" office:string-value="./bin/knn_dist.app dat/centroids/24_3.txt dat/outputs/24_3.txt 24,3," calcext:value-type="string">
            <text:p>./bin/knn_dist.app dat/centroids/24_3.txt dat/outputs/24_3.txt 24,3,</text:p>
          </table:table-cell>
        </table:table-row>
        <table:table-row table:style-name="ro1">
          <table:table-cell table:formula="of:=CONCATENATE(&quot;./bin/knn_dist.app dat/centroids/&quot;; TEXT([centroids.A236];&quot;0&quot;);&quot;_&quot;;[centroids.B236];&quot;.txt&quot;; &quot; dat/outputs/&quot;; TEXT([centroids.A236];&quot;0&quot;);&quot;_&quot;;[centroids.B236];&quot;.txt &quot;; [centroids.A236];&quot;,&quot;;[centroids.B236];&quot;,&quot;)" office:value-type="string" office:string-value="./bin/knn_dist.app dat/centroids/24_4.txt dat/outputs/24_4.txt 24,4," calcext:value-type="string">
            <text:p>./bin/knn_dist.app dat/centroids/24_4.txt dat/outputs/24_4.txt 24,4,</text:p>
          </table:table-cell>
        </table:table-row>
        <table:table-row table:style-name="ro1">
          <table:table-cell table:formula="of:=CONCATENATE(&quot;./bin/knn_dist.app dat/centroids/&quot;; TEXT([centroids.A237];&quot;0&quot;);&quot;_&quot;;[centroids.B237];&quot;.txt&quot;; &quot; dat/outputs/&quot;; TEXT([centroids.A237];&quot;0&quot;);&quot;_&quot;;[centroids.B237];&quot;.txt &quot;; [centroids.A237];&quot;,&quot;;[centroids.B237];&quot;,&quot;)" office:value-type="string" office:string-value="./bin/knn_dist.app dat/centroids/24_5.txt dat/outputs/24_5.txt 24,5," calcext:value-type="string">
            <text:p>./bin/knn_dist.app dat/centroids/24_5.txt dat/outputs/24_5.txt 24,5,</text:p>
          </table:table-cell>
        </table:table-row>
        <table:table-row table:style-name="ro1">
          <table:table-cell table:formula="of:=CONCATENATE(&quot;./bin/knn_dist.app dat/centroids/&quot;; TEXT([centroids.A238];&quot;0&quot;);&quot;_&quot;;[centroids.B238];&quot;.txt&quot;; &quot; dat/outputs/&quot;; TEXT([centroids.A238];&quot;0&quot;);&quot;_&quot;;[centroids.B238];&quot;.txt &quot;; [centroids.A238];&quot;,&quot;;[centroids.B238];&quot;,&quot;)" office:value-type="string" office:string-value="./bin/knn_dist.app dat/centroids/24_6.txt dat/outputs/24_6.txt 24,6," calcext:value-type="string">
            <text:p>./bin/knn_dist.app dat/centroids/24_6.txt dat/outputs/24_6.txt 24,6,</text:p>
          </table:table-cell>
        </table:table-row>
        <table:table-row table:style-name="ro1">
          <table:table-cell table:formula="of:=CONCATENATE(&quot;./bin/knn_dist.app dat/centroids/&quot;; TEXT([centroids.A239];&quot;0&quot;);&quot;_&quot;;[centroids.B239];&quot;.txt&quot;; &quot; dat/outputs/&quot;; TEXT([centroids.A239];&quot;0&quot;);&quot;_&quot;;[centroids.B239];&quot;.txt &quot;; [centroids.A239];&quot;,&quot;;[centroids.B239];&quot;,&quot;)" office:value-type="string" office:string-value="./bin/knn_dist.app dat/centroids/24_7.txt dat/outputs/24_7.txt 24,7," calcext:value-type="string">
            <text:p>./bin/knn_dist.app dat/centroids/24_7.txt dat/outputs/24_7.txt 24,7,</text:p>
          </table:table-cell>
        </table:table-row>
        <table:table-row table:style-name="ro1">
          <table:table-cell table:formula="of:=CONCATENATE(&quot;./bin/knn_dist.app dat/centroids/&quot;; TEXT([centroids.A240];&quot;0&quot;);&quot;_&quot;;[centroids.B240];&quot;.txt&quot;; &quot; dat/outputs/&quot;; TEXT([centroids.A240];&quot;0&quot;);&quot;_&quot;;[centroids.B240];&quot;.txt &quot;; [centroids.A240];&quot;,&quot;;[centroids.B240];&quot;,&quot;)" office:value-type="string" office:string-value="./bin/knn_dist.app dat/centroids/24_8.txt dat/outputs/24_8.txt 24,8," calcext:value-type="string">
            <text:p>./bin/knn_dist.app dat/centroids/24_8.txt dat/outputs/24_8.txt 24,8,</text:p>
          </table:table-cell>
        </table:table-row>
        <table:table-row table:style-name="ro1">
          <table:table-cell table:formula="of:=CONCATENATE(&quot;./bin/knn_dist.app dat/centroids/&quot;; TEXT([centroids.A241];&quot;0&quot;);&quot;_&quot;;[centroids.B241];&quot;.txt&quot;; &quot; dat/outputs/&quot;; TEXT([centroids.A241];&quot;0&quot;);&quot;_&quot;;[centroids.B241];&quot;.txt &quot;; [centroids.A241];&quot;,&quot;;[centroids.B241];&quot;,&quot;)" office:value-type="string" office:string-value="./bin/knn_dist.app dat/centroids/24_9.txt dat/outputs/24_9.txt 24,9," calcext:value-type="string">
            <text:p>./bin/knn_dist.app dat/centroids/24_9.txt dat/outputs/24_9.txt 24,9,</text:p>
          </table:table-cell>
        </table:table-row>
        <table:table-row table:style-name="ro1">
          <table:table-cell table:formula="of:=CONCATENATE(&quot;./bin/knn_dist.app dat/centroids/&quot;; TEXT([centroids.A242];&quot;0&quot;);&quot;_&quot;;[centroids.B242];&quot;.txt&quot;; &quot; dat/outputs/&quot;; TEXT([centroids.A242];&quot;0&quot;);&quot;_&quot;;[centroids.B242];&quot;.txt &quot;; [centroids.A242];&quot;,&quot;;[centroids.B242];&quot;,&quot;)" office:value-type="string" office:string-value="./bin/knn_dist.app dat/centroids/25_0.txt dat/outputs/25_0.txt 25,0," calcext:value-type="string">
            <text:p>./bin/knn_dist.app dat/centroids/25_0.txt dat/outputs/25_0.txt 25,0,</text:p>
          </table:table-cell>
        </table:table-row>
        <table:table-row table:style-name="ro1">
          <table:table-cell table:formula="of:=CONCATENATE(&quot;./bin/knn_dist.app dat/centroids/&quot;; TEXT([centroids.A243];&quot;0&quot;);&quot;_&quot;;[centroids.B243];&quot;.txt&quot;; &quot; dat/outputs/&quot;; TEXT([centroids.A243];&quot;0&quot;);&quot;_&quot;;[centroids.B243];&quot;.txt &quot;; [centroids.A243];&quot;,&quot;;[centroids.B243];&quot;,&quot;)" office:value-type="string" office:string-value="./bin/knn_dist.app dat/centroids/25_1.txt dat/outputs/25_1.txt 25,1," calcext:value-type="string">
            <text:p>./bin/knn_dist.app dat/centroids/25_1.txt dat/outputs/25_1.txt 25,1,</text:p>
          </table:table-cell>
        </table:table-row>
        <table:table-row table:style-name="ro1">
          <table:table-cell table:formula="of:=CONCATENATE(&quot;./bin/knn_dist.app dat/centroids/&quot;; TEXT([centroids.A244];&quot;0&quot;);&quot;_&quot;;[centroids.B244];&quot;.txt&quot;; &quot; dat/outputs/&quot;; TEXT([centroids.A244];&quot;0&quot;);&quot;_&quot;;[centroids.B244];&quot;.txt &quot;; [centroids.A244];&quot;,&quot;;[centroids.B244];&quot;,&quot;)" office:value-type="string" office:string-value="./bin/knn_dist.app dat/centroids/25_2.txt dat/outputs/25_2.txt 25,2," calcext:value-type="string">
            <text:p>./bin/knn_dist.app dat/centroids/25_2.txt dat/outputs/25_2.txt 25,2,</text:p>
          </table:table-cell>
        </table:table-row>
        <table:table-row table:style-name="ro1">
          <table:table-cell table:formula="of:=CONCATENATE(&quot;./bin/knn_dist.app dat/centroids/&quot;; TEXT([centroids.A245];&quot;0&quot;);&quot;_&quot;;[centroids.B245];&quot;.txt&quot;; &quot; dat/outputs/&quot;; TEXT([centroids.A245];&quot;0&quot;);&quot;_&quot;;[centroids.B245];&quot;.txt &quot;; [centroids.A245];&quot;,&quot;;[centroids.B245];&quot;,&quot;)" office:value-type="string" office:string-value="./bin/knn_dist.app dat/centroids/25_3.txt dat/outputs/25_3.txt 25,3," calcext:value-type="string">
            <text:p>./bin/knn_dist.app dat/centroids/25_3.txt dat/outputs/25_3.txt 25,3,</text:p>
          </table:table-cell>
        </table:table-row>
        <table:table-row table:style-name="ro1">
          <table:table-cell table:formula="of:=CONCATENATE(&quot;./bin/knn_dist.app dat/centroids/&quot;; TEXT([centroids.A246];&quot;0&quot;);&quot;_&quot;;[centroids.B246];&quot;.txt&quot;; &quot; dat/outputs/&quot;; TEXT([centroids.A246];&quot;0&quot;);&quot;_&quot;;[centroids.B246];&quot;.txt &quot;; [centroids.A246];&quot;,&quot;;[centroids.B246];&quot;,&quot;)" office:value-type="string" office:string-value="./bin/knn_dist.app dat/centroids/25_4.txt dat/outputs/25_4.txt 25,4," calcext:value-type="string">
            <text:p>./bin/knn_dist.app dat/centroids/25_4.txt dat/outputs/25_4.txt 25,4,</text:p>
          </table:table-cell>
        </table:table-row>
        <table:table-row table:style-name="ro1">
          <table:table-cell table:formula="of:=CONCATENATE(&quot;./bin/knn_dist.app dat/centroids/&quot;; TEXT([centroids.A247];&quot;0&quot;);&quot;_&quot;;[centroids.B247];&quot;.txt&quot;; &quot; dat/outputs/&quot;; TEXT([centroids.A247];&quot;0&quot;);&quot;_&quot;;[centroids.B247];&quot;.txt &quot;; [centroids.A247];&quot;,&quot;;[centroids.B247];&quot;,&quot;)" office:value-type="string" office:string-value="./bin/knn_dist.app dat/centroids/25_5.txt dat/outputs/25_5.txt 25,5," calcext:value-type="string">
            <text:p>./bin/knn_dist.app dat/centroids/25_5.txt dat/outputs/25_5.txt 25,5,</text:p>
          </table:table-cell>
        </table:table-row>
        <table:table-row table:style-name="ro1">
          <table:table-cell table:formula="of:=CONCATENATE(&quot;./bin/knn_dist.app dat/centroids/&quot;; TEXT([centroids.A248];&quot;0&quot;);&quot;_&quot;;[centroids.B248];&quot;.txt&quot;; &quot; dat/outputs/&quot;; TEXT([centroids.A248];&quot;0&quot;);&quot;_&quot;;[centroids.B248];&quot;.txt &quot;; [centroids.A248];&quot;,&quot;;[centroids.B248];&quot;,&quot;)" office:value-type="string" office:string-value="./bin/knn_dist.app dat/centroids/25_6.txt dat/outputs/25_6.txt 25,6," calcext:value-type="string">
            <text:p>./bin/knn_dist.app dat/centroids/25_6.txt dat/outputs/25_6.txt 25,6,</text:p>
          </table:table-cell>
        </table:table-row>
        <table:table-row table:style-name="ro1">
          <table:table-cell table:formula="of:=CONCATENATE(&quot;./bin/knn_dist.app dat/centroids/&quot;; TEXT([centroids.A249];&quot;0&quot;);&quot;_&quot;;[centroids.B249];&quot;.txt&quot;; &quot; dat/outputs/&quot;; TEXT([centroids.A249];&quot;0&quot;);&quot;_&quot;;[centroids.B249];&quot;.txt &quot;; [centroids.A249];&quot;,&quot;;[centroids.B249];&quot;,&quot;)" office:value-type="string" office:string-value="./bin/knn_dist.app dat/centroids/25_7.txt dat/outputs/25_7.txt 25,7," calcext:value-type="string">
            <text:p>./bin/knn_dist.app dat/centroids/25_7.txt dat/outputs/25_7.txt 25,7,</text:p>
          </table:table-cell>
        </table:table-row>
        <table:table-row table:style-name="ro1">
          <table:table-cell table:formula="of:=CONCATENATE(&quot;./bin/knn_dist.app dat/centroids/&quot;; TEXT([centroids.A250];&quot;0&quot;);&quot;_&quot;;[centroids.B250];&quot;.txt&quot;; &quot; dat/outputs/&quot;; TEXT([centroids.A250];&quot;0&quot;);&quot;_&quot;;[centroids.B250];&quot;.txt &quot;; [centroids.A250];&quot;,&quot;;[centroids.B250];&quot;,&quot;)" office:value-type="string" office:string-value="./bin/knn_dist.app dat/centroids/25_8.txt dat/outputs/25_8.txt 25,8," calcext:value-type="string">
            <text:p>./bin/knn_dist.app dat/centroids/25_8.txt dat/outputs/25_8.txt 25,8,</text:p>
          </table:table-cell>
        </table:table-row>
        <table:table-row table:style-name="ro1">
          <table:table-cell table:formula="of:=CONCATENATE(&quot;./bin/knn_dist.app dat/centroids/&quot;; TEXT([centroids.A251];&quot;0&quot;);&quot;_&quot;;[centroids.B251];&quot;.txt&quot;; &quot; dat/outputs/&quot;; TEXT([centroids.A251];&quot;0&quot;);&quot;_&quot;;[centroids.B251];&quot;.txt &quot;; [centroids.A251];&quot;,&quot;;[centroids.B251];&quot;,&quot;)" office:value-type="string" office:string-value="./bin/knn_dist.app dat/centroids/25_9.txt dat/outputs/25_9.txt 25,9," calcext:value-type="string">
            <text:p>./bin/knn_dist.app dat/centroids/25_9.txt dat/outputs/25_9.txt 25,9,</text:p>
          </table:table-cell>
        </table:table-row>
        <table:table-row table:style-name="ro1">
          <table:table-cell table:formula="of:=CONCATENATE(&quot;./bin/knn_dist.app dat/centroids/&quot;; TEXT([centroids.A252];&quot;0&quot;);&quot;_&quot;;[centroids.B252];&quot;.txt&quot;; &quot; dat/outputs/&quot;; TEXT([centroids.A252];&quot;0&quot;);&quot;_&quot;;[centroids.B252];&quot;.txt &quot;; [centroids.A252];&quot;,&quot;;[centroids.B252];&quot;,&quot;)" office:value-type="string" office:string-value="./bin/knn_dist.app dat/centroids/26_0.txt dat/outputs/26_0.txt 26,0," calcext:value-type="string">
            <text:p>./bin/knn_dist.app dat/centroids/26_0.txt dat/outputs/26_0.txt 26,0,</text:p>
          </table:table-cell>
        </table:table-row>
        <table:table-row table:style-name="ro1">
          <table:table-cell table:formula="of:=CONCATENATE(&quot;./bin/knn_dist.app dat/centroids/&quot;; TEXT([centroids.A253];&quot;0&quot;);&quot;_&quot;;[centroids.B253];&quot;.txt&quot;; &quot; dat/outputs/&quot;; TEXT([centroids.A253];&quot;0&quot;);&quot;_&quot;;[centroids.B253];&quot;.txt &quot;; [centroids.A253];&quot;,&quot;;[centroids.B253];&quot;,&quot;)" office:value-type="string" office:string-value="./bin/knn_dist.app dat/centroids/26_1.txt dat/outputs/26_1.txt 26,1," calcext:value-type="string">
            <text:p>./bin/knn_dist.app dat/centroids/26_1.txt dat/outputs/26_1.txt 26,1,</text:p>
          </table:table-cell>
        </table:table-row>
        <table:table-row table:style-name="ro1">
          <table:table-cell table:formula="of:=CONCATENATE(&quot;./bin/knn_dist.app dat/centroids/&quot;; TEXT([centroids.A254];&quot;0&quot;);&quot;_&quot;;[centroids.B254];&quot;.txt&quot;; &quot; dat/outputs/&quot;; TEXT([centroids.A254];&quot;0&quot;);&quot;_&quot;;[centroids.B254];&quot;.txt &quot;; [centroids.A254];&quot;,&quot;;[centroids.B254];&quot;,&quot;)" office:value-type="string" office:string-value="./bin/knn_dist.app dat/centroids/26_2.txt dat/outputs/26_2.txt 26,2," calcext:value-type="string">
            <text:p>./bin/knn_dist.app dat/centroids/26_2.txt dat/outputs/26_2.txt 26,2,</text:p>
          </table:table-cell>
        </table:table-row>
        <table:table-row table:style-name="ro1">
          <table:table-cell table:formula="of:=CONCATENATE(&quot;./bin/knn_dist.app dat/centroids/&quot;; TEXT([centroids.A255];&quot;0&quot;);&quot;_&quot;;[centroids.B255];&quot;.txt&quot;; &quot; dat/outputs/&quot;; TEXT([centroids.A255];&quot;0&quot;);&quot;_&quot;;[centroids.B255];&quot;.txt &quot;; [centroids.A255];&quot;,&quot;;[centroids.B255];&quot;,&quot;)" office:value-type="string" office:string-value="./bin/knn_dist.app dat/centroids/26_3.txt dat/outputs/26_3.txt 26,3," calcext:value-type="string">
            <text:p>./bin/knn_dist.app dat/centroids/26_3.txt dat/outputs/26_3.txt 26,3,</text:p>
          </table:table-cell>
        </table:table-row>
        <table:table-row table:style-name="ro1">
          <table:table-cell table:formula="of:=CONCATENATE(&quot;./bin/knn_dist.app dat/centroids/&quot;; TEXT([centroids.A256];&quot;0&quot;);&quot;_&quot;;[centroids.B256];&quot;.txt&quot;; &quot; dat/outputs/&quot;; TEXT([centroids.A256];&quot;0&quot;);&quot;_&quot;;[centroids.B256];&quot;.txt &quot;; [centroids.A256];&quot;,&quot;;[centroids.B256];&quot;,&quot;)" office:value-type="string" office:string-value="./bin/knn_dist.app dat/centroids/26_4.txt dat/outputs/26_4.txt 26,4," calcext:value-type="string">
            <text:p>./bin/knn_dist.app dat/centroids/26_4.txt dat/outputs/26_4.txt 26,4,</text:p>
          </table:table-cell>
        </table:table-row>
        <table:table-row table:style-name="ro1">
          <table:table-cell table:formula="of:=CONCATENATE(&quot;./bin/knn_dist.app dat/centroids/&quot;; TEXT([centroids.A257];&quot;0&quot;);&quot;_&quot;;[centroids.B257];&quot;.txt&quot;; &quot; dat/outputs/&quot;; TEXT([centroids.A257];&quot;0&quot;);&quot;_&quot;;[centroids.B257];&quot;.txt &quot;; [centroids.A257];&quot;,&quot;;[centroids.B257];&quot;,&quot;)" office:value-type="string" office:string-value="./bin/knn_dist.app dat/centroids/26_5.txt dat/outputs/26_5.txt 26,5," calcext:value-type="string">
            <text:p>./bin/knn_dist.app dat/centroids/26_5.txt dat/outputs/26_5.txt 26,5,</text:p>
          </table:table-cell>
        </table:table-row>
        <table:table-row table:style-name="ro1">
          <table:table-cell table:formula="of:=CONCATENATE(&quot;./bin/knn_dist.app dat/centroids/&quot;; TEXT([centroids.A258];&quot;0&quot;);&quot;_&quot;;[centroids.B258];&quot;.txt&quot;; &quot; dat/outputs/&quot;; TEXT([centroids.A258];&quot;0&quot;);&quot;_&quot;;[centroids.B258];&quot;.txt &quot;; [centroids.A258];&quot;,&quot;;[centroids.B258];&quot;,&quot;)" office:value-type="string" office:string-value="./bin/knn_dist.app dat/centroids/26_6.txt dat/outputs/26_6.txt 26,6," calcext:value-type="string">
            <text:p>./bin/knn_dist.app dat/centroids/26_6.txt dat/outputs/26_6.txt 26,6,</text:p>
          </table:table-cell>
        </table:table-row>
        <table:table-row table:style-name="ro1">
          <table:table-cell table:formula="of:=CONCATENATE(&quot;./bin/knn_dist.app dat/centroids/&quot;; TEXT([centroids.A259];&quot;0&quot;);&quot;_&quot;;[centroids.B259];&quot;.txt&quot;; &quot; dat/outputs/&quot;; TEXT([centroids.A259];&quot;0&quot;);&quot;_&quot;;[centroids.B259];&quot;.txt &quot;; [centroids.A259];&quot;,&quot;;[centroids.B259];&quot;,&quot;)" office:value-type="string" office:string-value="./bin/knn_dist.app dat/centroids/26_7.txt dat/outputs/26_7.txt 26,7," calcext:value-type="string">
            <text:p>./bin/knn_dist.app dat/centroids/26_7.txt dat/outputs/26_7.txt 26,7,</text:p>
          </table:table-cell>
        </table:table-row>
        <table:table-row table:style-name="ro1">
          <table:table-cell table:formula="of:=CONCATENATE(&quot;./bin/knn_dist.app dat/centroids/&quot;; TEXT([centroids.A260];&quot;0&quot;);&quot;_&quot;;[centroids.B260];&quot;.txt&quot;; &quot; dat/outputs/&quot;; TEXT([centroids.A260];&quot;0&quot;);&quot;_&quot;;[centroids.B260];&quot;.txt &quot;; [centroids.A260];&quot;,&quot;;[centroids.B260];&quot;,&quot;)" office:value-type="string" office:string-value="./bin/knn_dist.app dat/centroids/26_8.txt dat/outputs/26_8.txt 26,8," calcext:value-type="string">
            <text:p>./bin/knn_dist.app dat/centroids/26_8.txt dat/outputs/26_8.txt 26,8,</text:p>
          </table:table-cell>
        </table:table-row>
        <table:table-row table:style-name="ro1">
          <table:table-cell table:formula="of:=CONCATENATE(&quot;./bin/knn_dist.app dat/centroids/&quot;; TEXT([centroids.A261];&quot;0&quot;);&quot;_&quot;;[centroids.B261];&quot;.txt&quot;; &quot; dat/outputs/&quot;; TEXT([centroids.A261];&quot;0&quot;);&quot;_&quot;;[centroids.B261];&quot;.txt &quot;; [centroids.A261];&quot;,&quot;;[centroids.B261];&quot;,&quot;)" office:value-type="string" office:string-value="./bin/knn_dist.app dat/centroids/26_9.txt dat/outputs/26_9.txt 26,9," calcext:value-type="string">
            <text:p>./bin/knn_dist.app dat/centroids/26_9.txt dat/outputs/26_9.txt 26,9,</text:p>
          </table:table-cell>
        </table:table-row>
        <table:table-row table:style-name="ro1">
          <table:table-cell table:formula="of:=CONCATENATE(&quot;./bin/knn_dist.app dat/centroids/&quot;; TEXT([centroids.A262];&quot;0&quot;);&quot;_&quot;;[centroids.B262];&quot;.txt&quot;; &quot; dat/outputs/&quot;; TEXT([centroids.A262];&quot;0&quot;);&quot;_&quot;;[centroids.B262];&quot;.txt &quot;; [centroids.A262];&quot;,&quot;;[centroids.B262];&quot;,&quot;)" office:value-type="string" office:string-value="./bin/knn_dist.app dat/centroids/27_0.txt dat/outputs/27_0.txt 27,0," calcext:value-type="string">
            <text:p>./bin/knn_dist.app dat/centroids/27_0.txt dat/outputs/27_0.txt 27,0,</text:p>
          </table:table-cell>
        </table:table-row>
        <table:table-row table:style-name="ro1">
          <table:table-cell table:formula="of:=CONCATENATE(&quot;./bin/knn_dist.app dat/centroids/&quot;; TEXT([centroids.A263];&quot;0&quot;);&quot;_&quot;;[centroids.B263];&quot;.txt&quot;; &quot; dat/outputs/&quot;; TEXT([centroids.A263];&quot;0&quot;);&quot;_&quot;;[centroids.B263];&quot;.txt &quot;; [centroids.A263];&quot;,&quot;;[centroids.B263];&quot;,&quot;)" office:value-type="string" office:string-value="./bin/knn_dist.app dat/centroids/27_1.txt dat/outputs/27_1.txt 27,1," calcext:value-type="string">
            <text:p>./bin/knn_dist.app dat/centroids/27_1.txt dat/outputs/27_1.txt 27,1,</text:p>
          </table:table-cell>
        </table:table-row>
        <table:table-row table:style-name="ro1">
          <table:table-cell table:formula="of:=CONCATENATE(&quot;./bin/knn_dist.app dat/centroids/&quot;; TEXT([centroids.A264];&quot;0&quot;);&quot;_&quot;;[centroids.B264];&quot;.txt&quot;; &quot; dat/outputs/&quot;; TEXT([centroids.A264];&quot;0&quot;);&quot;_&quot;;[centroids.B264];&quot;.txt &quot;; [centroids.A264];&quot;,&quot;;[centroids.B264];&quot;,&quot;)" office:value-type="string" office:string-value="./bin/knn_dist.app dat/centroids/27_2.txt dat/outputs/27_2.txt 27,2," calcext:value-type="string">
            <text:p>./bin/knn_dist.app dat/centroids/27_2.txt dat/outputs/27_2.txt 27,2,</text:p>
          </table:table-cell>
        </table:table-row>
        <table:table-row table:style-name="ro1">
          <table:table-cell table:formula="of:=CONCATENATE(&quot;./bin/knn_dist.app dat/centroids/&quot;; TEXT([centroids.A265];&quot;0&quot;);&quot;_&quot;;[centroids.B265];&quot;.txt&quot;; &quot; dat/outputs/&quot;; TEXT([centroids.A265];&quot;0&quot;);&quot;_&quot;;[centroids.B265];&quot;.txt &quot;; [centroids.A265];&quot;,&quot;;[centroids.B265];&quot;,&quot;)" office:value-type="string" office:string-value="./bin/knn_dist.app dat/centroids/27_3.txt dat/outputs/27_3.txt 27,3," calcext:value-type="string">
            <text:p>./bin/knn_dist.app dat/centroids/27_3.txt dat/outputs/27_3.txt 27,3,</text:p>
          </table:table-cell>
        </table:table-row>
        <table:table-row table:style-name="ro1">
          <table:table-cell table:formula="of:=CONCATENATE(&quot;./bin/knn_dist.app dat/centroids/&quot;; TEXT([centroids.A266];&quot;0&quot;);&quot;_&quot;;[centroids.B266];&quot;.txt&quot;; &quot; dat/outputs/&quot;; TEXT([centroids.A266];&quot;0&quot;);&quot;_&quot;;[centroids.B266];&quot;.txt &quot;; [centroids.A266];&quot;,&quot;;[centroids.B266];&quot;,&quot;)" office:value-type="string" office:string-value="./bin/knn_dist.app dat/centroids/27_4.txt dat/outputs/27_4.txt 27,4," calcext:value-type="string">
            <text:p>./bin/knn_dist.app dat/centroids/27_4.txt dat/outputs/27_4.txt 27,4,</text:p>
          </table:table-cell>
        </table:table-row>
        <table:table-row table:style-name="ro1">
          <table:table-cell table:formula="of:=CONCATENATE(&quot;./bin/knn_dist.app dat/centroids/&quot;; TEXT([centroids.A267];&quot;0&quot;);&quot;_&quot;;[centroids.B267];&quot;.txt&quot;; &quot; dat/outputs/&quot;; TEXT([centroids.A267];&quot;0&quot;);&quot;_&quot;;[centroids.B267];&quot;.txt &quot;; [centroids.A267];&quot;,&quot;;[centroids.B267];&quot;,&quot;)" office:value-type="string" office:string-value="./bin/knn_dist.app dat/centroids/27_5.txt dat/outputs/27_5.txt 27,5," calcext:value-type="string">
            <text:p>./bin/knn_dist.app dat/centroids/27_5.txt dat/outputs/27_5.txt 27,5,</text:p>
          </table:table-cell>
        </table:table-row>
        <table:table-row table:style-name="ro1">
          <table:table-cell table:formula="of:=CONCATENATE(&quot;./bin/knn_dist.app dat/centroids/&quot;; TEXT([centroids.A268];&quot;0&quot;);&quot;_&quot;;[centroids.B268];&quot;.txt&quot;; &quot; dat/outputs/&quot;; TEXT([centroids.A268];&quot;0&quot;);&quot;_&quot;;[centroids.B268];&quot;.txt &quot;; [centroids.A268];&quot;,&quot;;[centroids.B268];&quot;,&quot;)" office:value-type="string" office:string-value="./bin/knn_dist.app dat/centroids/27_6.txt dat/outputs/27_6.txt 27,6," calcext:value-type="string">
            <text:p>./bin/knn_dist.app dat/centroids/27_6.txt dat/outputs/27_6.txt 27,6,</text:p>
          </table:table-cell>
        </table:table-row>
        <table:table-row table:style-name="ro1">
          <table:table-cell table:formula="of:=CONCATENATE(&quot;./bin/knn_dist.app dat/centroids/&quot;; TEXT([centroids.A269];&quot;0&quot;);&quot;_&quot;;[centroids.B269];&quot;.txt&quot;; &quot; dat/outputs/&quot;; TEXT([centroids.A269];&quot;0&quot;);&quot;_&quot;;[centroids.B269];&quot;.txt &quot;; [centroids.A269];&quot;,&quot;;[centroids.B269];&quot;,&quot;)" office:value-type="string" office:string-value="./bin/knn_dist.app dat/centroids/27_7.txt dat/outputs/27_7.txt 27,7," calcext:value-type="string">
            <text:p>./bin/knn_dist.app dat/centroids/27_7.txt dat/outputs/27_7.txt 27,7,</text:p>
          </table:table-cell>
        </table:table-row>
        <table:table-row table:style-name="ro1">
          <table:table-cell table:formula="of:=CONCATENATE(&quot;./bin/knn_dist.app dat/centroids/&quot;; TEXT([centroids.A270];&quot;0&quot;);&quot;_&quot;;[centroids.B270];&quot;.txt&quot;; &quot; dat/outputs/&quot;; TEXT([centroids.A270];&quot;0&quot;);&quot;_&quot;;[centroids.B270];&quot;.txt &quot;; [centroids.A270];&quot;,&quot;;[centroids.B270];&quot;,&quot;)" office:value-type="string" office:string-value="./bin/knn_dist.app dat/centroids/27_8.txt dat/outputs/27_8.txt 27,8," calcext:value-type="string">
            <text:p>./bin/knn_dist.app dat/centroids/27_8.txt dat/outputs/27_8.txt 27,8,</text:p>
          </table:table-cell>
        </table:table-row>
        <table:table-row table:style-name="ro1">
          <table:table-cell table:formula="of:=CONCATENATE(&quot;./bin/knn_dist.app dat/centroids/&quot;; TEXT([centroids.A271];&quot;0&quot;);&quot;_&quot;;[centroids.B271];&quot;.txt&quot;; &quot; dat/outputs/&quot;; TEXT([centroids.A271];&quot;0&quot;);&quot;_&quot;;[centroids.B271];&quot;.txt &quot;; [centroids.A271];&quot;,&quot;;[centroids.B271];&quot;,&quot;)" office:value-type="string" office:string-value="./bin/knn_dist.app dat/centroids/27_9.txt dat/outputs/27_9.txt 27,9," calcext:value-type="string">
            <text:p>./bin/knn_dist.app dat/centroids/27_9.txt dat/outputs/27_9.txt 27,9,</text:p>
          </table:table-cell>
        </table:table-row>
        <table:table-row table:style-name="ro1">
          <table:table-cell table:formula="of:=CONCATENATE(&quot;./bin/knn_dist.app dat/centroids/&quot;; TEXT([centroids.A272];&quot;0&quot;);&quot;_&quot;;[centroids.B272];&quot;.txt&quot;; &quot; dat/outputs/&quot;; TEXT([centroids.A272];&quot;0&quot;);&quot;_&quot;;[centroids.B272];&quot;.txt &quot;; [centroids.A272];&quot;,&quot;;[centroids.B272];&quot;,&quot;)" office:value-type="string" office:string-value="./bin/knn_dist.app dat/centroids/28_0.txt dat/outputs/28_0.txt 28,0," calcext:value-type="string">
            <text:p>./bin/knn_dist.app dat/centroids/28_0.txt dat/outputs/28_0.txt 28,0,</text:p>
          </table:table-cell>
        </table:table-row>
        <table:table-row table:style-name="ro1">
          <table:table-cell table:formula="of:=CONCATENATE(&quot;./bin/knn_dist.app dat/centroids/&quot;; TEXT([centroids.A273];&quot;0&quot;);&quot;_&quot;;[centroids.B273];&quot;.txt&quot;; &quot; dat/outputs/&quot;; TEXT([centroids.A273];&quot;0&quot;);&quot;_&quot;;[centroids.B273];&quot;.txt &quot;; [centroids.A273];&quot;,&quot;;[centroids.B273];&quot;,&quot;)" office:value-type="string" office:string-value="./bin/knn_dist.app dat/centroids/28_1.txt dat/outputs/28_1.txt 28,1," calcext:value-type="string">
            <text:p>./bin/knn_dist.app dat/centroids/28_1.txt dat/outputs/28_1.txt 28,1,</text:p>
          </table:table-cell>
        </table:table-row>
        <table:table-row table:style-name="ro1">
          <table:table-cell table:formula="of:=CONCATENATE(&quot;./bin/knn_dist.app dat/centroids/&quot;; TEXT([centroids.A274];&quot;0&quot;);&quot;_&quot;;[centroids.B274];&quot;.txt&quot;; &quot; dat/outputs/&quot;; TEXT([centroids.A274];&quot;0&quot;);&quot;_&quot;;[centroids.B274];&quot;.txt &quot;; [centroids.A274];&quot;,&quot;;[centroids.B274];&quot;,&quot;)" office:value-type="string" office:string-value="./bin/knn_dist.app dat/centroids/28_2.txt dat/outputs/28_2.txt 28,2," calcext:value-type="string">
            <text:p>./bin/knn_dist.app dat/centroids/28_2.txt dat/outputs/28_2.txt 28,2,</text:p>
          </table:table-cell>
        </table:table-row>
        <table:table-row table:style-name="ro1">
          <table:table-cell table:formula="of:=CONCATENATE(&quot;./bin/knn_dist.app dat/centroids/&quot;; TEXT([centroids.A275];&quot;0&quot;);&quot;_&quot;;[centroids.B275];&quot;.txt&quot;; &quot; dat/outputs/&quot;; TEXT([centroids.A275];&quot;0&quot;);&quot;_&quot;;[centroids.B275];&quot;.txt &quot;; [centroids.A275];&quot;,&quot;;[centroids.B275];&quot;,&quot;)" office:value-type="string" office:string-value="./bin/knn_dist.app dat/centroids/28_3.txt dat/outputs/28_3.txt 28,3," calcext:value-type="string">
            <text:p>./bin/knn_dist.app dat/centroids/28_3.txt dat/outputs/28_3.txt 28,3,</text:p>
          </table:table-cell>
        </table:table-row>
        <table:table-row table:style-name="ro1">
          <table:table-cell table:formula="of:=CONCATENATE(&quot;./bin/knn_dist.app dat/centroids/&quot;; TEXT([centroids.A276];&quot;0&quot;);&quot;_&quot;;[centroids.B276];&quot;.txt&quot;; &quot; dat/outputs/&quot;; TEXT([centroids.A276];&quot;0&quot;);&quot;_&quot;;[centroids.B276];&quot;.txt &quot;; [centroids.A276];&quot;,&quot;;[centroids.B276];&quot;,&quot;)" office:value-type="string" office:string-value="./bin/knn_dist.app dat/centroids/28_4.txt dat/outputs/28_4.txt 28,4," calcext:value-type="string">
            <text:p>./bin/knn_dist.app dat/centroids/28_4.txt dat/outputs/28_4.txt 28,4,</text:p>
          </table:table-cell>
        </table:table-row>
        <table:table-row table:style-name="ro1">
          <table:table-cell table:formula="of:=CONCATENATE(&quot;./bin/knn_dist.app dat/centroids/&quot;; TEXT([centroids.A277];&quot;0&quot;);&quot;_&quot;;[centroids.B277];&quot;.txt&quot;; &quot; dat/outputs/&quot;; TEXT([centroids.A277];&quot;0&quot;);&quot;_&quot;;[centroids.B277];&quot;.txt &quot;; [centroids.A277];&quot;,&quot;;[centroids.B277];&quot;,&quot;)" office:value-type="string" office:string-value="./bin/knn_dist.app dat/centroids/28_5.txt dat/outputs/28_5.txt 28,5," calcext:value-type="string">
            <text:p>./bin/knn_dist.app dat/centroids/28_5.txt dat/outputs/28_5.txt 28,5,</text:p>
          </table:table-cell>
        </table:table-row>
        <table:table-row table:style-name="ro1">
          <table:table-cell table:formula="of:=CONCATENATE(&quot;./bin/knn_dist.app dat/centroids/&quot;; TEXT([centroids.A278];&quot;0&quot;);&quot;_&quot;;[centroids.B278];&quot;.txt&quot;; &quot; dat/outputs/&quot;; TEXT([centroids.A278];&quot;0&quot;);&quot;_&quot;;[centroids.B278];&quot;.txt &quot;; [centroids.A278];&quot;,&quot;;[centroids.B278];&quot;,&quot;)" office:value-type="string" office:string-value="./bin/knn_dist.app dat/centroids/28_6.txt dat/outputs/28_6.txt 28,6," calcext:value-type="string">
            <text:p>./bin/knn_dist.app dat/centroids/28_6.txt dat/outputs/28_6.txt 28,6,</text:p>
          </table:table-cell>
        </table:table-row>
        <table:table-row table:style-name="ro1">
          <table:table-cell table:formula="of:=CONCATENATE(&quot;./bin/knn_dist.app dat/centroids/&quot;; TEXT([centroids.A279];&quot;0&quot;);&quot;_&quot;;[centroids.B279];&quot;.txt&quot;; &quot; dat/outputs/&quot;; TEXT([centroids.A279];&quot;0&quot;);&quot;_&quot;;[centroids.B279];&quot;.txt &quot;; [centroids.A279];&quot;,&quot;;[centroids.B279];&quot;,&quot;)" office:value-type="string" office:string-value="./bin/knn_dist.app dat/centroids/28_7.txt dat/outputs/28_7.txt 28,7," calcext:value-type="string">
            <text:p>./bin/knn_dist.app dat/centroids/28_7.txt dat/outputs/28_7.txt 28,7,</text:p>
          </table:table-cell>
        </table:table-row>
        <table:table-row table:style-name="ro1">
          <table:table-cell table:formula="of:=CONCATENATE(&quot;./bin/knn_dist.app dat/centroids/&quot;; TEXT([centroids.A280];&quot;0&quot;);&quot;_&quot;;[centroids.B280];&quot;.txt&quot;; &quot; dat/outputs/&quot;; TEXT([centroids.A280];&quot;0&quot;);&quot;_&quot;;[centroids.B280];&quot;.txt &quot;; [centroids.A280];&quot;,&quot;;[centroids.B280];&quot;,&quot;)" office:value-type="string" office:string-value="./bin/knn_dist.app dat/centroids/28_8.txt dat/outputs/28_8.txt 28,8," calcext:value-type="string">
            <text:p>./bin/knn_dist.app dat/centroids/28_8.txt dat/outputs/28_8.txt 28,8,</text:p>
          </table:table-cell>
        </table:table-row>
        <table:table-row table:style-name="ro1">
          <table:table-cell table:formula="of:=CONCATENATE(&quot;./bin/knn_dist.app dat/centroids/&quot;; TEXT([centroids.A281];&quot;0&quot;);&quot;_&quot;;[centroids.B281];&quot;.txt&quot;; &quot; dat/outputs/&quot;; TEXT([centroids.A281];&quot;0&quot;);&quot;_&quot;;[centroids.B281];&quot;.txt &quot;; [centroids.A281];&quot;,&quot;;[centroids.B281];&quot;,&quot;)" office:value-type="string" office:string-value="./bin/knn_dist.app dat/centroids/28_9.txt dat/outputs/28_9.txt 28,9," calcext:value-type="string">
            <text:p>./bin/knn_dist.app dat/centroids/28_9.txt dat/outputs/28_9.txt 28,9,</text:p>
          </table:table-cell>
        </table:table-row>
        <table:table-row table:style-name="ro1">
          <table:table-cell table:formula="of:=CONCATENATE(&quot;./bin/knn_dist.app dat/centroids/&quot;; TEXT([centroids.A282];&quot;0&quot;);&quot;_&quot;;[centroids.B282];&quot;.txt&quot;; &quot; dat/outputs/&quot;; TEXT([centroids.A282];&quot;0&quot;);&quot;_&quot;;[centroids.B282];&quot;.txt &quot;; [centroids.A282];&quot;,&quot;;[centroids.B282];&quot;,&quot;)" office:value-type="string" office:string-value="./bin/knn_dist.app dat/centroids/29_0.txt dat/outputs/29_0.txt 29,0," calcext:value-type="string">
            <text:p>./bin/knn_dist.app dat/centroids/29_0.txt dat/outputs/29_0.txt 29,0,</text:p>
          </table:table-cell>
        </table:table-row>
        <table:table-row table:style-name="ro1">
          <table:table-cell table:formula="of:=CONCATENATE(&quot;./bin/knn_dist.app dat/centroids/&quot;; TEXT([centroids.A283];&quot;0&quot;);&quot;_&quot;;[centroids.B283];&quot;.txt&quot;; &quot; dat/outputs/&quot;; TEXT([centroids.A283];&quot;0&quot;);&quot;_&quot;;[centroids.B283];&quot;.txt &quot;; [centroids.A283];&quot;,&quot;;[centroids.B283];&quot;,&quot;)" office:value-type="string" office:string-value="./bin/knn_dist.app dat/centroids/29_1.txt dat/outputs/29_1.txt 29,1," calcext:value-type="string">
            <text:p>./bin/knn_dist.app dat/centroids/29_1.txt dat/outputs/29_1.txt 29,1,</text:p>
          </table:table-cell>
        </table:table-row>
        <table:table-row table:style-name="ro1">
          <table:table-cell table:formula="of:=CONCATENATE(&quot;./bin/knn_dist.app dat/centroids/&quot;; TEXT([centroids.A284];&quot;0&quot;);&quot;_&quot;;[centroids.B284];&quot;.txt&quot;; &quot; dat/outputs/&quot;; TEXT([centroids.A284];&quot;0&quot;);&quot;_&quot;;[centroids.B284];&quot;.txt &quot;; [centroids.A284];&quot;,&quot;;[centroids.B284];&quot;,&quot;)" office:value-type="string" office:string-value="./bin/knn_dist.app dat/centroids/29_2.txt dat/outputs/29_2.txt 29,2," calcext:value-type="string">
            <text:p>./bin/knn_dist.app dat/centroids/29_2.txt dat/outputs/29_2.txt 29,2,</text:p>
          </table:table-cell>
        </table:table-row>
        <table:table-row table:style-name="ro1">
          <table:table-cell table:formula="of:=CONCATENATE(&quot;./bin/knn_dist.app dat/centroids/&quot;; TEXT([centroids.A285];&quot;0&quot;);&quot;_&quot;;[centroids.B285];&quot;.txt&quot;; &quot; dat/outputs/&quot;; TEXT([centroids.A285];&quot;0&quot;);&quot;_&quot;;[centroids.B285];&quot;.txt &quot;; [centroids.A285];&quot;,&quot;;[centroids.B285];&quot;,&quot;)" office:value-type="string" office:string-value="./bin/knn_dist.app dat/centroids/29_3.txt dat/outputs/29_3.txt 29,3," calcext:value-type="string">
            <text:p>./bin/knn_dist.app dat/centroids/29_3.txt dat/outputs/29_3.txt 29,3,</text:p>
          </table:table-cell>
        </table:table-row>
        <table:table-row table:style-name="ro1">
          <table:table-cell table:formula="of:=CONCATENATE(&quot;./bin/knn_dist.app dat/centroids/&quot;; TEXT([centroids.A286];&quot;0&quot;);&quot;_&quot;;[centroids.B286];&quot;.txt&quot;; &quot; dat/outputs/&quot;; TEXT([centroids.A286];&quot;0&quot;);&quot;_&quot;;[centroids.B286];&quot;.txt &quot;; [centroids.A286];&quot;,&quot;;[centroids.B286];&quot;,&quot;)" office:value-type="string" office:string-value="./bin/knn_dist.app dat/centroids/29_4.txt dat/outputs/29_4.txt 29,4," calcext:value-type="string">
            <text:p>./bin/knn_dist.app dat/centroids/29_4.txt dat/outputs/29_4.txt 29,4,</text:p>
          </table:table-cell>
        </table:table-row>
        <table:table-row table:style-name="ro1">
          <table:table-cell table:formula="of:=CONCATENATE(&quot;./bin/knn_dist.app dat/centroids/&quot;; TEXT([centroids.A287];&quot;0&quot;);&quot;_&quot;;[centroids.B287];&quot;.txt&quot;; &quot; dat/outputs/&quot;; TEXT([centroids.A287];&quot;0&quot;);&quot;_&quot;;[centroids.B287];&quot;.txt &quot;; [centroids.A287];&quot;,&quot;;[centroids.B287];&quot;,&quot;)" office:value-type="string" office:string-value="./bin/knn_dist.app dat/centroids/29_5.txt dat/outputs/29_5.txt 29,5," calcext:value-type="string">
            <text:p>./bin/knn_dist.app dat/centroids/29_5.txt dat/outputs/29_5.txt 29,5,</text:p>
          </table:table-cell>
        </table:table-row>
        <table:table-row table:style-name="ro1">
          <table:table-cell table:formula="of:=CONCATENATE(&quot;./bin/knn_dist.app dat/centroids/&quot;; TEXT([centroids.A288];&quot;0&quot;);&quot;_&quot;;[centroids.B288];&quot;.txt&quot;; &quot; dat/outputs/&quot;; TEXT([centroids.A288];&quot;0&quot;);&quot;_&quot;;[centroids.B288];&quot;.txt &quot;; [centroids.A288];&quot;,&quot;;[centroids.B288];&quot;,&quot;)" office:value-type="string" office:string-value="./bin/knn_dist.app dat/centroids/29_6.txt dat/outputs/29_6.txt 29,6," calcext:value-type="string">
            <text:p>./bin/knn_dist.app dat/centroids/29_6.txt dat/outputs/29_6.txt 29,6,</text:p>
          </table:table-cell>
        </table:table-row>
        <table:table-row table:style-name="ro1">
          <table:table-cell table:formula="of:=CONCATENATE(&quot;./bin/knn_dist.app dat/centroids/&quot;; TEXT([centroids.A289];&quot;0&quot;);&quot;_&quot;;[centroids.B289];&quot;.txt&quot;; &quot; dat/outputs/&quot;; TEXT([centroids.A289];&quot;0&quot;);&quot;_&quot;;[centroids.B289];&quot;.txt &quot;; [centroids.A289];&quot;,&quot;;[centroids.B289];&quot;,&quot;)" office:value-type="string" office:string-value="./bin/knn_dist.app dat/centroids/29_7.txt dat/outputs/29_7.txt 29,7," calcext:value-type="string">
            <text:p>./bin/knn_dist.app dat/centroids/29_7.txt dat/outputs/29_7.txt 29,7,</text:p>
          </table:table-cell>
        </table:table-row>
        <table:table-row table:style-name="ro1">
          <table:table-cell table:formula="of:=CONCATENATE(&quot;./bin/knn_dist.app dat/centroids/&quot;; TEXT([centroids.A290];&quot;0&quot;);&quot;_&quot;;[centroids.B290];&quot;.txt&quot;; &quot; dat/outputs/&quot;; TEXT([centroids.A290];&quot;0&quot;);&quot;_&quot;;[centroids.B290];&quot;.txt &quot;; [centroids.A290];&quot;,&quot;;[centroids.B290];&quot;,&quot;)" office:value-type="string" office:string-value="./bin/knn_dist.app dat/centroids/29_8.txt dat/outputs/29_8.txt 29,8," calcext:value-type="string">
            <text:p>./bin/knn_dist.app dat/centroids/29_8.txt dat/outputs/29_8.txt 29,8,</text:p>
          </table:table-cell>
        </table:table-row>
        <table:table-row table:style-name="ro1">
          <table:table-cell table:formula="of:=CONCATENATE(&quot;./bin/knn_dist.app dat/centroids/&quot;; TEXT([centroids.A291];&quot;0&quot;);&quot;_&quot;;[centroids.B291];&quot;.txt&quot;; &quot; dat/outputs/&quot;; TEXT([centroids.A291];&quot;0&quot;);&quot;_&quot;;[centroids.B291];&quot;.txt &quot;; [centroids.A291];&quot;,&quot;;[centroids.B291];&quot;,&quot;)" office:value-type="string" office:string-value="./bin/knn_dist.app dat/centroids/29_9.txt dat/outputs/29_9.txt 29,9," calcext:value-type="string">
            <text:p>./bin/knn_dist.app dat/centroids/29_9.txt dat/outputs/29_9.txt 29,9,</text:p>
          </table:table-cell>
        </table:table-row>
        <table:table-row table:style-name="ro1">
          <table:table-cell table:formula="of:=CONCATENATE(&quot;./bin/knn_dist.app dat/centroids/&quot;; TEXT([centroids.A292];&quot;0&quot;);&quot;_&quot;;[centroids.B292];&quot;.txt&quot;; &quot; dat/outputs/&quot;; TEXT([centroids.A292];&quot;0&quot;);&quot;_&quot;;[centroids.B292];&quot;.txt &quot;; [centroids.A292];&quot;,&quot;;[centroids.B292];&quot;,&quot;)" office:value-type="string" office:string-value="./bin/knn_dist.app dat/centroids/30_0.txt dat/outputs/30_0.txt 30,0," calcext:value-type="string">
            <text:p>./bin/knn_dist.app dat/centroids/30_0.txt dat/outputs/30_0.txt 30,0,</text:p>
          </table:table-cell>
        </table:table-row>
        <table:table-row table:style-name="ro1">
          <table:table-cell table:formula="of:=CONCATENATE(&quot;./bin/knn_dist.app dat/centroids/&quot;; TEXT([centroids.A293];&quot;0&quot;);&quot;_&quot;;[centroids.B293];&quot;.txt&quot;; &quot; dat/outputs/&quot;; TEXT([centroids.A293];&quot;0&quot;);&quot;_&quot;;[centroids.B293];&quot;.txt &quot;; [centroids.A293];&quot;,&quot;;[centroids.B293];&quot;,&quot;)" office:value-type="string" office:string-value="./bin/knn_dist.app dat/centroids/30_1.txt dat/outputs/30_1.txt 30,1," calcext:value-type="string">
            <text:p>./bin/knn_dist.app dat/centroids/30_1.txt dat/outputs/30_1.txt 30,1,</text:p>
          </table:table-cell>
        </table:table-row>
        <table:table-row table:style-name="ro1">
          <table:table-cell table:formula="of:=CONCATENATE(&quot;./bin/knn_dist.app dat/centroids/&quot;; TEXT([centroids.A294];&quot;0&quot;);&quot;_&quot;;[centroids.B294];&quot;.txt&quot;; &quot; dat/outputs/&quot;; TEXT([centroids.A294];&quot;0&quot;);&quot;_&quot;;[centroids.B294];&quot;.txt &quot;; [centroids.A294];&quot;,&quot;;[centroids.B294];&quot;,&quot;)" office:value-type="string" office:string-value="./bin/knn_dist.app dat/centroids/30_2.txt dat/outputs/30_2.txt 30,2," calcext:value-type="string">
            <text:p>./bin/knn_dist.app dat/centroids/30_2.txt dat/outputs/30_2.txt 30,2,</text:p>
          </table:table-cell>
        </table:table-row>
        <table:table-row table:style-name="ro1">
          <table:table-cell table:formula="of:=CONCATENATE(&quot;./bin/knn_dist.app dat/centroids/&quot;; TEXT([centroids.A295];&quot;0&quot;);&quot;_&quot;;[centroids.B295];&quot;.txt&quot;; &quot; dat/outputs/&quot;; TEXT([centroids.A295];&quot;0&quot;);&quot;_&quot;;[centroids.B295];&quot;.txt &quot;; [centroids.A295];&quot;,&quot;;[centroids.B295];&quot;,&quot;)" office:value-type="string" office:string-value="./bin/knn_dist.app dat/centroids/30_3.txt dat/outputs/30_3.txt 30,3," calcext:value-type="string">
            <text:p>./bin/knn_dist.app dat/centroids/30_3.txt dat/outputs/30_3.txt 30,3,</text:p>
          </table:table-cell>
        </table:table-row>
        <table:table-row table:style-name="ro1">
          <table:table-cell table:formula="of:=CONCATENATE(&quot;./bin/knn_dist.app dat/centroids/&quot;; TEXT([centroids.A296];&quot;0&quot;);&quot;_&quot;;[centroids.B296];&quot;.txt&quot;; &quot; dat/outputs/&quot;; TEXT([centroids.A296];&quot;0&quot;);&quot;_&quot;;[centroids.B296];&quot;.txt &quot;; [centroids.A296];&quot;,&quot;;[centroids.B296];&quot;,&quot;)" office:value-type="string" office:string-value="./bin/knn_dist.app dat/centroids/30_4.txt dat/outputs/30_4.txt 30,4," calcext:value-type="string">
            <text:p>./bin/knn_dist.app dat/centroids/30_4.txt dat/outputs/30_4.txt 30,4,</text:p>
          </table:table-cell>
        </table:table-row>
        <table:table-row table:style-name="ro1">
          <table:table-cell table:formula="of:=CONCATENATE(&quot;./bin/knn_dist.app dat/centroids/&quot;; TEXT([centroids.A297];&quot;0&quot;);&quot;_&quot;;[centroids.B297];&quot;.txt&quot;; &quot; dat/outputs/&quot;; TEXT([centroids.A297];&quot;0&quot;);&quot;_&quot;;[centroids.B297];&quot;.txt &quot;; [centroids.A297];&quot;,&quot;;[centroids.B297];&quot;,&quot;)" office:value-type="string" office:string-value="./bin/knn_dist.app dat/centroids/30_5.txt dat/outputs/30_5.txt 30,5," calcext:value-type="string">
            <text:p>./bin/knn_dist.app dat/centroids/30_5.txt dat/outputs/30_5.txt 30,5,</text:p>
          </table:table-cell>
        </table:table-row>
        <table:table-row table:style-name="ro1">
          <table:table-cell table:formula="of:=CONCATENATE(&quot;./bin/knn_dist.app dat/centroids/&quot;; TEXT([centroids.A298];&quot;0&quot;);&quot;_&quot;;[centroids.B298];&quot;.txt&quot;; &quot; dat/outputs/&quot;; TEXT([centroids.A298];&quot;0&quot;);&quot;_&quot;;[centroids.B298];&quot;.txt &quot;; [centroids.A298];&quot;,&quot;;[centroids.B298];&quot;,&quot;)" office:value-type="string" office:string-value="./bin/knn_dist.app dat/centroids/30_6.txt dat/outputs/30_6.txt 30,6," calcext:value-type="string">
            <text:p>./bin/knn_dist.app dat/centroids/30_6.txt dat/outputs/30_6.txt 30,6,</text:p>
          </table:table-cell>
        </table:table-row>
        <table:table-row table:style-name="ro1">
          <table:table-cell table:formula="of:=CONCATENATE(&quot;./bin/knn_dist.app dat/centroids/&quot;; TEXT([centroids.A299];&quot;0&quot;);&quot;_&quot;;[centroids.B299];&quot;.txt&quot;; &quot; dat/outputs/&quot;; TEXT([centroids.A299];&quot;0&quot;);&quot;_&quot;;[centroids.B299];&quot;.txt &quot;; [centroids.A299];&quot;,&quot;;[centroids.B299];&quot;,&quot;)" office:value-type="string" office:string-value="./bin/knn_dist.app dat/centroids/30_7.txt dat/outputs/30_7.txt 30,7," calcext:value-type="string">
            <text:p>./bin/knn_dist.app dat/centroids/30_7.txt dat/outputs/30_7.txt 30,7,</text:p>
          </table:table-cell>
        </table:table-row>
        <table:table-row table:style-name="ro1">
          <table:table-cell table:formula="of:=CONCATENATE(&quot;./bin/knn_dist.app dat/centroids/&quot;; TEXT([centroids.A300];&quot;0&quot;);&quot;_&quot;;[centroids.B300];&quot;.txt&quot;; &quot; dat/outputs/&quot;; TEXT([centroids.A300];&quot;0&quot;);&quot;_&quot;;[centroids.B300];&quot;.txt &quot;; [centroids.A300];&quot;,&quot;;[centroids.B300];&quot;,&quot;)" office:value-type="string" office:string-value="./bin/knn_dist.app dat/centroids/30_8.txt dat/outputs/30_8.txt 30,8," calcext:value-type="string">
            <text:p>./bin/knn_dist.app dat/centroids/30_8.txt dat/outputs/30_8.txt 30,8,</text:p>
          </table:table-cell>
        </table:table-row>
        <table:table-row table:style-name="ro1">
          <table:table-cell table:formula="of:=CONCATENATE(&quot;./bin/knn_dist.app dat/centroids/&quot;; TEXT([centroids.A301];&quot;0&quot;);&quot;_&quot;;[centroids.B301];&quot;.txt&quot;; &quot; dat/outputs/&quot;; TEXT([centroids.A301];&quot;0&quot;);&quot;_&quot;;[centroids.B301];&quot;.txt &quot;; [centroids.A301];&quot;,&quot;;[centroids.B301];&quot;,&quot;)" office:value-type="string" office:string-value="./bin/knn_dist.app dat/centroids/30_9.txt dat/outputs/30_9.txt 30,9," calcext:value-type="string">
            <text:p>./bin/knn_dist.app dat/centroids/30_9.txt dat/outputs/30_9.txt 30,9,</text:p>
          </table:table-cell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0:42:26.933844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Miranda</meta:initial-creator>
    <meta:creation-date>2016-06-11T10:03:20.237431047</meta:creation-date>
    <dc:date>2016-06-11T15:22:32.063853352</dc:date>
    <dc:creator>Enrico Miranda</dc:creator>
    <meta:editing-duration>PT4H6M51S</meta:editing-duration>
    <meta:editing-cycles>4</meta:editing-cycles>
    <meta:generator>LibreOffice/4.2.8.2$Linux_X86_64 LibreOffice_project/420m0$Build-2</meta:generator>
    <meta:document-statistic meta:table-count="3" meta:cell-count="1402" meta:object-count="0"/>
  </office:meta>
</office:document-meta>
</file>